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B5000000D41AECFC19.jpg"/>
  <manifest:file-entry manifest:media-type="image/png" manifest:full-path="Pictures/10000000000000D2000000F03BC2E12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1cm" draw:marker-start-width="0.215cm" draw:marker-end-width="0.215cm" draw:fill="none" draw:textarea-vertical-align="middle" fo:padding-top="0.005cm" fo:padding-bottom="0.005cm" fo:padding-left="0.005cm" fo:padding-right="0.005cm"/>
    </style:style>
    <style:style style:name="gr2" style:family="graphic" style:parent-style-name="standard">
      <style:graphic-properties draw:stroke="none" draw:stroke-dash="Ultrafine_20_Dashed" svg:stroke-width="0cm" svg:stroke-color="#000000" draw:marker-start-width="0.2cm" draw:marker-end-width="0.2cm" draw:fill="none" draw:fill-color="#ffffff" draw:textarea-horizontal-align="center" draw:textarea-vertical-align="middle" draw:auto-grow-height="true" draw:auto-grow-width="true" fo:min-height="0.395cm" fo:min-width="2.624cm" fo:padding-top="0.05cm" fo:padding-bottom="0.05cm" fo:padding-left="0.05cm" fo:padding-right="0.05cm" style:protect="position size"/>
    </style:style>
    <style:style style:name="gr3" style:family="graphic" style:parent-style-name="standard">
      <style:graphic-properties draw:stroke="none" svg:stroke-width="0.015cm" svg:stroke-color="#000000" draw:marker-start-width="0.223cm" draw:marker-end-width="0.223cm" draw:fill="solid" draw:fill-color="#ffffff" draw:textarea-horizontal-align="center" draw:textarea-vertical-align="middle" fo:padding-top="0.1cm" fo:padding-bottom="0.1cm" fo:padding-left="0.2cm" fo:padding-right="0.2cm" style:protect="position size"/>
    </style:style>
    <style:style style:name="gr4" style:family="graphic" style:parent-style-name="standard">
      <style:graphic-properties svg:stroke-color="#000000" draw:fill="solid" draw:fill-color="#ffffff" draw:textarea-horizontal-align="center" draw:textarea-vertical-align="middle" style:protect="position size"/>
    </style:style>
    <style:style style:name="gr5" style:family="graphic" style:parent-style-name="standard">
      <style:graphic-properties svg:stroke-color="#000000" draw:fill="solid" draw:fill-color="#ffffff" draw:textarea-horizontal-align="center" draw:textarea-vertical-align="middle" style:protect="position size"/>
    </style:style>
    <style:style style:name="gr6" style:family="graphic" style:parent-style-name="standard">
      <style:graphic-properties draw:stroke="solid" svg:stroke-width="0.015cm" svg:stroke-color="#000000" draw:marker-start-width="0.223cm" draw:marker-end-width="0.223cm" draw:fill="solid" draw:fill-color="#ffffff" draw:textarea-vertical-align="middle" fo:padding-top="0.1cm" fo:padding-bottom="0.1cm" fo:padding-left="0.2cm" fo:padding-right="0.2cm" style:protect="position size"/>
    </style:style>
    <style:style style:name="gr7" style:family="graphic" style:parent-style-name="standard">
      <style:graphic-properties draw:stroke="solid" svg:stroke-width="0.015cm" svg:stroke-color="#000000" draw:marker-start-width="0.223cm" draw:marker-end-width="0.223cm" draw:fill="solid" draw:fill-color="#ffffff" draw:textarea-horizontal-align="center" draw:textarea-vertical-align="middle" fo:padding-top="0.1cm" fo:padding-bottom="0.1cm" fo:padding-left="0.2cm" fo:padding-right="0.2cm" style:protect="position size"/>
    </style:style>
    <style:style style:name="gr8" style:family="graphic" style:parent-style-name="standard">
      <style:graphic-properties draw:stroke="none" svg:stroke-width="0.015cm" svg:stroke-color="#000000" draw:marker-start-width="0.223cm" draw:marker-end-width="0.223cm" draw:fill="solid" draw:fill-color="#ffffff" draw:textarea-vertical-align="middle" fo:padding-top="0.1cm" fo:padding-bottom="0.1cm" fo:padding-left="0.2cm" fo:padding-right="0.2cm" style:protect="position siz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75cm" svg:stroke-color="#333333" draw:marker-start-width="0.312cm" draw:marker-end-width="0.312cm" draw:fill="none" draw:textarea-vertical-align="middle" fo:padding-top="0.137cm" fo:padding-bottom="0.137cm" fo:padding-left="0.137cm" fo:padding-right="0.137cm"/>
    </style:style>
    <style:style style:name="gr11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25cm" fo:padding-bottom="0.125cm" fo:padding-left="0.125cm" fo:padding-right="0.125cm"/>
    </style:style>
    <style:style style:name="gr12" style:family="graphic" style:parent-style-name="objectwithoutfill">
      <style:graphic-properties svg:stroke-width="0.1cm" svg:stroke-color="#801900" draw:marker-start-width="0.35cm" draw:marker-end-width="0.35cm" draw:fill="none" draw:textarea-vertical-align="middle" fo:padding-top="0.15cm" fo:padding-bottom="0.15cm" fo:padding-left="0.15cm" fo:padding-right="0.15cm"/>
    </style:style>
    <style:style style:name="gr13" style:family="graphic" style:parent-style-name="objectwithoutfill">
      <style:graphic-properties svg:stroke-width="0.075cm" svg:stroke-color="#000000" draw:marker-start-width="0.312cm" draw:marker-end-width="0.312cm" draw:fill="none" draw:textarea-vertical-align="middle" fo:padding-top="0.137cm" fo:padding-bottom="0.137cm" fo:padding-left="0.137cm" fo:padding-right="0.137cm"/>
    </style:style>
    <style:style style:name="gr14" style:family="graphic" style:parent-style-name="objectwithoutfill">
      <style:graphic-properties svg:stroke-width="0.05cm" svg:stroke-color="#cc3300" draw:marker-start-width="0.275cm" draw:marker-end-width="0.275cm" draw:fill="none" draw:textarea-vertical-align="middle" fo:padding-top="0.125cm" fo:padding-bottom="0.125cm" fo:padding-left="0.125cm" fo:padding-right="0.125cm"/>
    </style:style>
    <style:style style:name="gr15" style:family="graphic" style:parent-style-name="standard">
      <style:graphic-properties svg:stroke-color="#000000" draw:fill="solid" draw:fill-color="#333333" draw:textarea-vertical-align="middle"/>
    </style:style>
    <style:style style:name="gr16" style:family="graphic" style:parent-style-name="objectwithoutfill">
      <style:graphic-properties svg:stroke-width="0.1cm" svg:stroke-color="#ff3333" draw:marker-start-width="0.351cm" draw:marker-end-width="0.351cm" draw:fill="none" draw:textarea-vertical-align="middle" fo:padding-top="0.151cm" fo:padding-bottom="0.151cm" fo:padding-left="0.151cm" fo:padding-right="0.151cm"/>
    </style:style>
    <style:style style:name="gr17" style:family="graphic" style:parent-style-name="standard">
      <style:graphic-properties svg:stroke-width="0.1cm" svg:stroke-color="#6666ff" draw:marker-start-width="0.35cm" draw:marker-end-width="0.35cm" draw:fill="none" draw:fill-color="#ffffff" draw:textarea-vertical-align="middle" fo:padding-top="0.15cm" fo:padding-bottom="0.15cm" fo:padding-left="0.15cm" fo:padding-right="0.1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7pt"/>
    </style:style>
    <style:style style:name="P3" style:family="paragraph">
      <style:paragraph-properties fo:margin-left="0cm" fo:margin-right="0cm" fo:text-align="center" fo:text-indent="0cm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margin-left="0cm" fo:margin-right="0cm" fo:text-indent="0cm"/>
      <style:text-properties fo:font-size="10pt" style:font-size-asian="24pt" style:font-size-complex="24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</style:style>
    <style:style style:name="T1" style:family="text">
      <style:text-properties fo:font-size="7pt"/>
    </style:style>
    <style:style style:name="T2" style:family="text">
      <style:text-properties fo:font-size="10pt" style:font-size-asian="24pt" style:font-size-complex="2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d_25_20PQ_25_20Drawing">
        <office:forms form:automatic-focus="false" form:apply-design-mode="false"/>
        <draw:polyline draw:style-name="gr1" draw:layer="layout" svg:width="0.384cm" svg:height="0.491cm" svg:x="31.285cm" svg:y="2.04cm" svg:viewBox="0 0 385 492" draw:points="0,0 385,0 385,492">
          <text:p/>
        </draw:polyline>
        <draw:frame draw:style-name="gr2" draw:text-style-name="P2" draw:layer="layout" svg:width="2.724cm" svg:height="0.495cm" svg:x="37.752cm" svg:y="26.208cm">
          <draw:text-box>
            <text:p text:style-name="P1"><text:span text:style-name="T1">NOT TO SCALE</text:span></text:p>
          </draw:text-box>
        </draw:frame>
        <draw:rect draw:style-name="gr3" draw:text-style-name="P3" draw:layer="layout" svg:width="8.5cm" svg:height="1.217cm" svg:x="31.972cm" svg:y="24.462cm">
          <text:p/>
        </draw:rect>
        <draw:rect draw:style-name="gr4" draw:text-style-name="P4" draw:layer="layout" svg:width="2.25cm" svg:height="0.5cm" svg:x="31.475cm" svg:y="27.182cm">
          <text:p text:style-name="P1"><text:span text:style-name="T2">LBT</text:span></text:p>
        </draw:rect>
        <draw:rect draw:style-name="gr5" draw:text-style-name="P4" draw:layer="layout" svg:width="2.25cm" svg:height="0.5cm" svg:x="33.737cm" svg:y="27.182cm">
          <text:p/>
        </draw:rect>
        <draw:rect draw:style-name="gr5" draw:text-style-name="P4" draw:layer="layout" svg:width="2.25cm" svg:height="0.5cm" svg:x="35.987cm" svg:y="27.182cm">
          <text:p/>
        </draw:rect>
        <draw:rect draw:style-name="gr5" draw:text-style-name="P4" draw:layer="layout" svg:width="2.25cm" svg:height="0.5cm" svg:x="38.222cm" svg:y="27.182cm">
          <text:p/>
        </draw:rect>
        <draw:rect draw:style-name="gr5" draw:text-style-name="P4" draw:layer="layout" svg:width="2.25cm" svg:height="0.5cm" svg:x="31.475cm" svg:y="27.69cm">
          <text:p/>
        </draw:rect>
        <draw:rect draw:style-name="gr5" draw:text-style-name="P4" draw:layer="layout" svg:width="2.25cm" svg:height="0.5cm" svg:x="33.737cm" svg:y="27.69cm">
          <text:p/>
        </draw:rect>
        <draw:rect draw:style-name="gr5" draw:text-style-name="P4" draw:layer="layout" svg:width="2.25cm" svg:height="0.5cm" svg:x="35.987cm" svg:y="27.69cm">
          <text:p/>
        </draw:rect>
        <draw:rect draw:style-name="gr5" draw:text-style-name="P4" draw:layer="layout" svg:width="2.25cm" svg:height="0.5cm" svg:x="38.222cm" svg:y="27.69cm">
          <text:p/>
        </draw:rect>
        <draw:rect draw:style-name="gr6" draw:text-style-name="P5" draw:layer="layout" svg:width="5.417cm" svg:height="0.5cm" svg:x="31.722cm" svg:y="25.705cm">
          <text:p/>
        </draw:rect>
        <draw:rect draw:style-name="gr7" draw:text-style-name="P5" draw:layer="layout" svg:width="2.25cm" svg:height="0.5cm" svg:x="38.222cm" svg:y="25.705cm">
          <text:p><text:span text:style-name="T3">1 OF 1</text:span></text:p>
        </draw:rect>
        <draw:rect draw:style-name="gr7" draw:text-style-name="P5" draw:layer="layout" svg:width="2.25cm" svg:height="0.5cm" svg:x="38.222cm" svg:y="26.205cm">
          <text:p><text:span text:style-name="T3">Not to scale</text:span></text:p>
        </draw:rect>
        <draw:rect draw:style-name="gr6" draw:text-style-name="P5" draw:layer="layout" svg:width="5.417cm" svg:height="0.5cm" svg:x="31.722cm" svg:y="26.205cm">
          <text:p/>
        </draw:rect>
        <draw:rect draw:style-name="gr8" draw:text-style-name="P6" draw:layer="layout" svg:width="8.485cm" svg:height="0.8cm" svg:x="31.972cm" svg:y="23.629cm">
          <text:p/>
        </draw:rect>
        <draw:frame draw:style-name="gr9" draw:text-style-name="P7" draw:layer="layout" svg:width="5.555cm" svg:height="6.349cm" svg:x="2.645cm" svg:y="3.451cm">
          <draw:image xlink:href="Pictures/10000000000000D2000000F03BC2E12D.png" xlink:type="simple" xlink:show="embed" xlink:actuate="onLoad">
            <text:p/>
          </draw:image>
        </draw:frame>
        <draw:g>
          <draw:g>
            <draw:line draw:style-name="gr10" draw:text-style-name="P7" draw:layer="layout" svg:x1="12cm" svg:y1="4.426cm" svg:x2="12cm" svg:y2="11.2cm">
              <text:p/>
            </draw:line>
            <draw:line draw:style-name="gr10" draw:text-style-name="P7" draw:layer="layout" svg:x1="12.175cm" svg:y1="4.426cm" svg:x2="12.175cm" svg:y2="11.2cm">
              <text:p/>
            </draw:line>
            <draw:line draw:style-name="gr10" draw:text-style-name="P7" draw:layer="layout" svg:x1="12.09cm" svg:y1="4.426cm" svg:x2="12.09cm" svg:y2="11.2cm">
              <text:p/>
            </draw:line>
            <draw:line draw:style-name="gr10" draw:text-style-name="P7" draw:layer="layout" svg:x1="12.267cm" svg:y1="4.426cm" svg:x2="12.267cm" svg:y2="11.2cm">
              <text:p/>
            </draw:line>
          </draw:g>
          <draw:g>
            <draw:line draw:style-name="gr10" draw:text-style-name="P7" draw:layer="layout" svg:x1="13.201cm" svg:y1="4.426cm" svg:x2="13.201cm" svg:y2="11.2cm">
              <text:p/>
            </draw:line>
            <draw:line draw:style-name="gr10" draw:text-style-name="P7" draw:layer="layout" svg:x1="13.376cm" svg:y1="4.426cm" svg:x2="13.376cm" svg:y2="11.2cm">
              <text:p/>
            </draw:line>
            <draw:line draw:style-name="gr10" draw:text-style-name="P7" draw:layer="layout" svg:x1="13.291cm" svg:y1="4.426cm" svg:x2="13.291cm" svg:y2="11.2cm">
              <text:p/>
            </draw:line>
            <draw:line draw:style-name="gr10" draw:text-style-name="P7" draw:layer="layout" svg:x1="13.468cm" svg:y1="4.426cm" svg:x2="13.468cm" svg:y2="11.2cm">
              <text:p/>
            </draw:line>
          </draw:g>
          <draw:g>
            <draw:line draw:style-name="gr10" draw:text-style-name="P7" draw:layer="layout" svg:x1="12.842cm" svg:y1="4.426cm" svg:x2="12.842cm" svg:y2="11.2cm">
              <text:p/>
            </draw:line>
            <draw:line draw:style-name="gr10" draw:text-style-name="P7" draw:layer="layout" svg:x1="13.017cm" svg:y1="4.426cm" svg:x2="13.017cm" svg:y2="11.2cm">
              <text:p/>
            </draw:line>
            <draw:line draw:style-name="gr10" draw:text-style-name="P7" draw:layer="layout" svg:x1="12.932cm" svg:y1="4.426cm" svg:x2="12.932cm" svg:y2="11.2cm">
              <text:p/>
            </draw:line>
            <draw:line draw:style-name="gr10" draw:text-style-name="P7" draw:layer="layout" svg:x1="13.109cm" svg:y1="4.426cm" svg:x2="13.109cm" svg:y2="11.2cm">
              <text:p/>
            </draw:line>
          </draw:g>
          <draw:g>
            <draw:line draw:style-name="gr10" draw:text-style-name="P7" draw:layer="layout" svg:x1="12.362cm" svg:y1="4.426cm" svg:x2="12.362cm" svg:y2="11.2cm">
              <text:p/>
            </draw:line>
            <draw:line draw:style-name="gr10" draw:text-style-name="P7" draw:layer="layout" svg:x1="12.537cm" svg:y1="4.426cm" svg:x2="12.537cm" svg:y2="11.2cm">
              <text:p/>
            </draw:line>
            <draw:line draw:style-name="gr10" draw:text-style-name="P7" draw:layer="layout" svg:x1="12.452cm" svg:y1="4.426cm" svg:x2="12.452cm" svg:y2="11.2cm">
              <text:p/>
            </draw:line>
            <draw:line draw:style-name="gr10" draw:text-style-name="P7" draw:layer="layout" svg:x1="12.629cm" svg:y1="4.426cm" svg:x2="12.629cm" svg:y2="11.2cm">
              <text:p/>
            </draw:line>
          </draw:g>
          <draw:g>
            <draw:line draw:style-name="gr11" draw:text-style-name="P7" draw:layer="layout" svg:x1="12.139cm" svg:y1="4.451cm" svg:x2="12.139cm" svg:y2="11.225cm">
              <text:p/>
            </draw:line>
            <draw:line draw:style-name="gr11" draw:text-style-name="P7" draw:layer="layout" svg:x1="12.214cm" svg:y1="4.451cm" svg:x2="12.214cm" svg:y2="11.225cm">
              <text:p/>
            </draw:line>
            <draw:line draw:style-name="gr11" draw:text-style-name="P7" draw:layer="layout" svg:x1="12.301cm" svg:y1="4.451cm" svg:x2="12.301cm" svg:y2="11.225cm">
              <text:p/>
            </draw:line>
            <draw:line draw:style-name="gr11" draw:text-style-name="P7" draw:layer="layout" svg:x1="12.376cm" svg:y1="4.451cm" svg:x2="12.376cm" svg:y2="11.225cm">
              <text:p/>
            </draw:line>
          </draw:g>
          <draw:g>
            <draw:line draw:style-name="gr11" draw:text-style-name="P7" draw:layer="layout" svg:x1="12.02cm" svg:y1="4.512cm" svg:x2="12.02cm" svg:y2="11.286cm">
              <text:p/>
            </draw:line>
            <draw:line draw:style-name="gr11" draw:text-style-name="P7" draw:layer="layout" svg:x1="12.095cm" svg:y1="4.512cm" svg:x2="12.095cm" svg:y2="11.286cm">
              <text:p/>
            </draw:line>
            <draw:line draw:style-name="gr11" draw:text-style-name="P7" draw:layer="layout" svg:x1="12.182cm" svg:y1="4.512cm" svg:x2="12.182cm" svg:y2="11.286cm">
              <text:p/>
            </draw:line>
            <draw:line draw:style-name="gr11" draw:text-style-name="P7" draw:layer="layout" svg:x1="12.257cm" svg:y1="4.512cm" svg:x2="12.257cm" svg:y2="11.286cm">
              <text:p/>
            </draw:line>
          </draw:g>
          <draw:g>
            <draw:line draw:style-name="gr11" draw:text-style-name="P7" draw:layer="layout" svg:x1="13.16cm" svg:y1="4.481cm" svg:x2="13.16cm" svg:y2="11.255cm">
              <text:p/>
            </draw:line>
            <draw:line draw:style-name="gr11" draw:text-style-name="P7" draw:layer="layout" svg:x1="13.235cm" svg:y1="4.481cm" svg:x2="13.235cm" svg:y2="11.255cm">
              <text:p/>
            </draw:line>
            <draw:line draw:style-name="gr11" draw:text-style-name="P7" draw:layer="layout" svg:x1="13.322cm" svg:y1="4.481cm" svg:x2="13.322cm" svg:y2="11.255cm">
              <text:p/>
            </draw:line>
            <draw:line draw:style-name="gr11" draw:text-style-name="P7" draw:layer="layout" svg:x1="13.397cm" svg:y1="4.481cm" svg:x2="13.397cm" svg:y2="11.255cm">
              <text:p/>
            </draw:line>
          </draw:g>
          <draw:g>
            <draw:line draw:style-name="gr11" draw:text-style-name="P7" draw:layer="layout" svg:x1="12.34cm" svg:y1="4.452cm" svg:x2="12.34cm" svg:y2="11.226cm">
              <text:p/>
            </draw:line>
            <draw:line draw:style-name="gr11" draw:text-style-name="P7" draw:layer="layout" svg:x1="12.415cm" svg:y1="4.452cm" svg:x2="12.415cm" svg:y2="11.226cm">
              <text:p/>
            </draw:line>
            <draw:line draw:style-name="gr11" draw:text-style-name="P7" draw:layer="layout" svg:x1="12.502cm" svg:y1="4.452cm" svg:x2="12.502cm" svg:y2="11.226cm">
              <text:p/>
            </draw:line>
            <draw:line draw:style-name="gr11" draw:text-style-name="P7" draw:layer="layout" svg:x1="12.577cm" svg:y1="4.452cm" svg:x2="12.577cm" svg:y2="11.226cm">
              <text:p/>
            </draw:line>
          </draw:g>
          <draw:g>
            <draw:line draw:style-name="gr11" draw:text-style-name="P7" draw:layer="layout" svg:x1="12.901cm" svg:y1="4.482cm" svg:x2="12.901cm" svg:y2="11.256cm">
              <text:p/>
            </draw:line>
            <draw:line draw:style-name="gr11" draw:text-style-name="P7" draw:layer="layout" svg:x1="12.976cm" svg:y1="4.482cm" svg:x2="12.976cm" svg:y2="11.256cm">
              <text:p/>
            </draw:line>
            <draw:line draw:style-name="gr11" draw:text-style-name="P7" draw:layer="layout" svg:x1="13.063cm" svg:y1="4.482cm" svg:x2="13.063cm" svg:y2="11.256cm">
              <text:p/>
            </draw:line>
            <draw:line draw:style-name="gr11" draw:text-style-name="P7" draw:layer="layout" svg:x1="13.138cm" svg:y1="4.482cm" svg:x2="13.138cm" svg:y2="11.256cm">
              <text:p/>
            </draw:line>
          </draw:g>
        </draw:g>
        <draw:line draw:style-name="gr12" draw:text-style-name="P7" draw:layer="layout" svg:x1="18.8cm" svg:y1="4.6cm" svg:x2="25.574cm" svg:y2="4.6cm">
          <text:p/>
        </draw:line>
        <draw:g>
          <draw:g>
            <draw:line draw:style-name="gr11" draw:text-style-name="P7" draw:layer="layout" svg:x1="10.834cm" svg:y1="4.4cm" svg:x2="10.834cm" svg:y2="11.174cm">
              <text:p/>
            </draw:line>
            <draw:line draw:style-name="gr11" draw:text-style-name="P7" draw:layer="layout" svg:x1="10.909cm" svg:y1="4.4cm" svg:x2="10.909cm" svg:y2="11.174cm">
              <text:p/>
            </draw:line>
            <draw:line draw:style-name="gr11" draw:text-style-name="P7" draw:layer="layout" svg:x1="10.996cm" svg:y1="4.4cm" svg:x2="10.996cm" svg:y2="11.174cm">
              <text:p/>
            </draw:line>
            <draw:line draw:style-name="gr11" draw:text-style-name="P7" draw:layer="layout" svg:x1="11.071cm" svg:y1="4.4cm" svg:x2="11.071cm" svg:y2="11.174cm">
              <text:p/>
            </draw:line>
          </draw:g>
          <draw:g>
            <draw:line draw:style-name="gr11" draw:text-style-name="P7" draw:layer="layout" svg:x1="11.159cm" svg:y1="4.4cm" svg:x2="11.159cm" svg:y2="11.174cm">
              <text:p/>
            </draw:line>
            <draw:line draw:style-name="gr11" draw:text-style-name="P7" draw:layer="layout" svg:x1="11.234cm" svg:y1="4.4cm" svg:x2="11.234cm" svg:y2="11.174cm">
              <text:p/>
            </draw:line>
            <draw:line draw:style-name="gr11" draw:text-style-name="P7" draw:layer="layout" svg:x1="11.321cm" svg:y1="4.4cm" svg:x2="11.321cm" svg:y2="11.174cm">
              <text:p/>
            </draw:line>
            <draw:line draw:style-name="gr11" draw:text-style-name="P7" draw:layer="layout" svg:x1="11.396cm" svg:y1="4.4cm" svg:x2="11.396cm" svg:y2="11.174cm">
              <text:p/>
            </draw:line>
          </draw:g>
          <draw:g>
            <draw:line draw:style-name="gr11" draw:text-style-name="P7" draw:layer="layout" svg:x1="10.512cm" svg:y1="4.4cm" svg:x2="10.512cm" svg:y2="11.174cm">
              <text:p/>
            </draw:line>
            <draw:line draw:style-name="gr11" draw:text-style-name="P7" draw:layer="layout" svg:x1="10.587cm" svg:y1="4.4cm" svg:x2="10.587cm" svg:y2="11.174cm">
              <text:p/>
            </draw:line>
            <draw:line draw:style-name="gr11" draw:text-style-name="P7" draw:layer="layout" svg:x1="10.674cm" svg:y1="4.4cm" svg:x2="10.674cm" svg:y2="11.174cm">
              <text:p/>
            </draw:line>
            <draw:line draw:style-name="gr11" draw:text-style-name="P7" draw:layer="layout" svg:x1="10.749cm" svg:y1="4.4cm" svg:x2="10.749cm" svg:y2="11.174cm">
              <text:p/>
            </draw:line>
          </draw:g>
          <draw:g>
            <draw:line draw:style-name="gr11" draw:text-style-name="P7" draw:layer="layout" svg:x1="11.463cm" svg:y1="4.5cm" svg:x2="11.463cm" svg:y2="11.274cm">
              <text:p/>
            </draw:line>
            <draw:line draw:style-name="gr11" draw:text-style-name="P7" draw:layer="layout" svg:x1="11.538cm" svg:y1="4.5cm" svg:x2="11.538cm" svg:y2="11.274cm">
              <text:p/>
            </draw:line>
            <draw:line draw:style-name="gr11" draw:text-style-name="P7" draw:layer="layout" svg:x1="11.625cm" svg:y1="4.5cm" svg:x2="11.625cm" svg:y2="11.274cm">
              <text:p/>
            </draw:line>
          </draw:g>
          <draw:g>
            <draw:line draw:style-name="gr11" draw:text-style-name="P7" draw:layer="layout" svg:x1="10.2cm" svg:y1="4.501cm" svg:x2="10.2cm" svg:y2="11.275cm">
              <text:p/>
            </draw:line>
            <draw:line draw:style-name="gr11" draw:text-style-name="P7" draw:layer="layout" svg:x1="10.275cm" svg:y1="4.501cm" svg:x2="10.275cm" svg:y2="11.275cm">
              <text:p/>
            </draw:line>
            <draw:line draw:style-name="gr11" draw:text-style-name="P7" draw:layer="layout" svg:x1="10.362cm" svg:y1="4.501cm" svg:x2="10.362cm" svg:y2="11.275cm">
              <text:p/>
            </draw:line>
            <draw:line draw:style-name="gr11" draw:text-style-name="P7" draw:layer="layout" svg:x1="10.437cm" svg:y1="4.501cm" svg:x2="10.437cm" svg:y2="11.275cm">
              <text:p/>
            </draw:line>
          </draw:g>
        </draw:g>
        <draw:g>
          <draw:g>
            <draw:line draw:style-name="gr11" draw:text-style-name="P7" draw:layer="layout" svg:x1="17.712cm" svg:y1="4.523cm" svg:x2="17.712cm" svg:y2="11.297cm">
              <text:p/>
            </draw:line>
            <draw:line draw:style-name="gr11" draw:text-style-name="P7" draw:layer="layout" svg:x1="17.787cm" svg:y1="4.523cm" svg:x2="17.787cm" svg:y2="11.297cm">
              <text:p/>
            </draw:line>
            <draw:line draw:style-name="gr11" draw:text-style-name="P7" draw:layer="layout" svg:x1="17.874cm" svg:y1="4.523cm" svg:x2="17.874cm" svg:y2="11.297cm">
              <text:p/>
            </draw:line>
            <draw:line draw:style-name="gr11" draw:text-style-name="P7" draw:layer="layout" svg:x1="17.949cm" svg:y1="4.523cm" svg:x2="17.949cm" svg:y2="11.297cm">
              <text:p/>
            </draw:line>
          </draw:g>
          <draw:g>
            <draw:line draw:style-name="gr11" draw:text-style-name="P7" draw:layer="layout" svg:x1="18.037cm" svg:y1="4.523cm" svg:x2="18.037cm" svg:y2="11.297cm">
              <text:p/>
            </draw:line>
            <draw:line draw:style-name="gr11" draw:text-style-name="P7" draw:layer="layout" svg:x1="18.112cm" svg:y1="4.523cm" svg:x2="18.112cm" svg:y2="11.297cm">
              <text:p/>
            </draw:line>
            <draw:line draw:style-name="gr11" draw:text-style-name="P7" draw:layer="layout" svg:x1="18.199cm" svg:y1="4.523cm" svg:x2="18.199cm" svg:y2="11.297cm">
              <text:p/>
            </draw:line>
            <draw:line draw:style-name="gr11" draw:text-style-name="P7" draw:layer="layout" svg:x1="18.274cm" svg:y1="4.523cm" svg:x2="18.274cm" svg:y2="11.297cm">
              <text:p/>
            </draw:line>
          </draw:g>
          <draw:g>
            <draw:line draw:style-name="gr11" draw:text-style-name="P7" draw:layer="layout" svg:x1="17.4cm" svg:y1="4.523cm" svg:x2="17.4cm" svg:y2="11.297cm">
              <text:p/>
            </draw:line>
            <draw:line draw:style-name="gr11" draw:text-style-name="P7" draw:layer="layout" svg:x1="17.475cm" svg:y1="4.523cm" svg:x2="17.475cm" svg:y2="11.297cm">
              <text:p/>
            </draw:line>
            <draw:line draw:style-name="gr11" draw:text-style-name="P7" draw:layer="layout" svg:x1="17.562cm" svg:y1="4.523cm" svg:x2="17.562cm" svg:y2="11.297cm">
              <text:p/>
            </draw:line>
            <draw:line draw:style-name="gr11" draw:text-style-name="P7" draw:layer="layout" svg:x1="17.637cm" svg:y1="4.523cm" svg:x2="17.637cm" svg:y2="11.297cm">
              <text:p/>
            </draw:line>
          </draw:g>
          <draw:g>
            <draw:line draw:style-name="gr11" draw:text-style-name="P7" draw:layer="layout" svg:x1="17.547cm" svg:y1="4.412cm" svg:x2="17.547cm" svg:y2="11.186cm">
              <text:p/>
            </draw:line>
            <draw:line draw:style-name="gr11" draw:text-style-name="P7" draw:layer="layout" svg:x1="17.622cm" svg:y1="4.412cm" svg:x2="17.622cm" svg:y2="11.186cm">
              <text:p/>
            </draw:line>
            <draw:line draw:style-name="gr11" draw:text-style-name="P7" draw:layer="layout" svg:x1="17.709cm" svg:y1="4.412cm" svg:x2="17.709cm" svg:y2="11.186cm">
              <text:p/>
            </draw:line>
            <draw:line draw:style-name="gr11" draw:text-style-name="P7" draw:layer="layout" svg:x1="17.784cm" svg:y1="4.412cm" svg:x2="17.784cm" svg:y2="11.186cm">
              <text:p/>
            </draw:line>
          </draw:g>
          <draw:g>
            <draw:line draw:style-name="gr11" draw:text-style-name="P7" draw:layer="layout" svg:x1="17.7cm" svg:y1="4.613cm" svg:x2="17.7cm" svg:y2="11.387cm">
              <text:p/>
            </draw:line>
            <draw:line draw:style-name="gr11" draw:text-style-name="P7" draw:layer="layout" svg:x1="17.775cm" svg:y1="4.613cm" svg:x2="17.775cm" svg:y2="11.387cm">
              <text:p/>
            </draw:line>
            <draw:line draw:style-name="gr11" draw:text-style-name="P7" draw:layer="layout" svg:x1="17.862cm" svg:y1="4.613cm" svg:x2="17.862cm" svg:y2="11.387cm">
              <text:p/>
            </draw:line>
            <draw:line draw:style-name="gr11" draw:text-style-name="P7" draw:layer="layout" svg:x1="17.937cm" svg:y1="4.613cm" svg:x2="17.937cm" svg:y2="11.387cm">
              <text:p/>
            </draw:line>
          </draw:g>
          <draw:g>
            <draw:line draw:style-name="gr11" draw:text-style-name="P7" draw:layer="layout" svg:x1="18.121cm" svg:y1="4.623cm" svg:x2="18.121cm" svg:y2="11.397cm">
              <text:p/>
            </draw:line>
            <draw:line draw:style-name="gr11" draw:text-style-name="P7" draw:layer="layout" svg:x1="18.196cm" svg:y1="4.623cm" svg:x2="18.196cm" svg:y2="11.397cm">
              <text:p/>
            </draw:line>
            <draw:line draw:style-name="gr11" draw:text-style-name="P7" draw:layer="layout" svg:x1="18.283cm" svg:y1="4.623cm" svg:x2="18.283cm" svg:y2="11.397cm">
              <text:p/>
            </draw:line>
            <draw:line draw:style-name="gr11" draw:text-style-name="P7" draw:layer="layout" svg:x1="18.358cm" svg:y1="4.623cm" svg:x2="18.358cm" svg:y2="11.397cm">
              <text:p/>
            </draw:line>
          </draw:g>
          <draw:g>
            <draw:line draw:style-name="gr11" draw:text-style-name="P7" draw:layer="layout" svg:x1="18.347cm" svg:y1="4.523cm" svg:x2="18.347cm" svg:y2="11.297cm">
              <text:p/>
            </draw:line>
            <draw:line draw:style-name="gr11" draw:text-style-name="P7" draw:layer="layout" svg:x1="18.422cm" svg:y1="4.523cm" svg:x2="18.422cm" svg:y2="11.297cm">
              <text:p/>
            </draw:line>
            <draw:line draw:style-name="gr11" draw:text-style-name="P7" draw:layer="layout" svg:x1="18.509cm" svg:y1="4.523cm" svg:x2="18.509cm" svg:y2="11.297cm">
              <text:p/>
            </draw:line>
            <draw:line draw:style-name="gr11" draw:text-style-name="P7" draw:layer="layout" svg:x1="18.584cm" svg:y1="4.523cm" svg:x2="18.584cm" svg:y2="11.297cm">
              <text:p/>
            </draw:line>
          </draw:g>
          <draw:g>
            <draw:line draw:style-name="gr11" draw:text-style-name="P7" draw:layer="layout" svg:x1="17.838cm" svg:y1="4.624cm" svg:x2="17.838cm" svg:y2="11.398cm">
              <text:p/>
            </draw:line>
            <draw:line draw:style-name="gr11" draw:text-style-name="P7" draw:layer="layout" svg:x1="17.913cm" svg:y1="4.624cm" svg:x2="17.913cm" svg:y2="11.398cm">
              <text:p/>
            </draw:line>
            <draw:line draw:style-name="gr11" draw:text-style-name="P7" draw:layer="layout" svg:x1="18cm" svg:y1="4.624cm" svg:x2="18cm" svg:y2="11.398cm">
              <text:p/>
            </draw:line>
            <draw:line draw:style-name="gr11" draw:text-style-name="P7" draw:layer="layout" svg:x1="18.075cm" svg:y1="4.624cm" svg:x2="18.075cm" svg:y2="11.398cm">
              <text:p/>
            </draw:line>
          </draw:g>
          <draw:g>
            <draw:line draw:style-name="gr11" draw:text-style-name="P7" draw:layer="layout" svg:x1="17.538cm" svg:y1="4.624cm" svg:x2="17.538cm" svg:y2="11.398cm">
              <text:p/>
            </draw:line>
            <draw:line draw:style-name="gr11" draw:text-style-name="P7" draw:layer="layout" svg:x1="17.613cm" svg:y1="4.624cm" svg:x2="17.613cm" svg:y2="11.398cm">
              <text:p/>
            </draw:line>
            <draw:line draw:style-name="gr11" draw:text-style-name="P7" draw:layer="layout" svg:x1="17.7cm" svg:y1="4.624cm" svg:x2="17.7cm" svg:y2="11.398cm">
              <text:p/>
            </draw:line>
            <draw:line draw:style-name="gr11" draw:text-style-name="P7" draw:layer="layout" svg:x1="17.775cm" svg:y1="4.624cm" svg:x2="17.775cm" svg:y2="11.398cm">
              <text:p/>
            </draw:line>
          </draw:g>
          <draw:g>
            <draw:line draw:style-name="gr11" draw:text-style-name="P7" draw:layer="layout" svg:x1="18.022cm" svg:y1="4.476cm" svg:x2="18.022cm" svg:y2="11.25cm">
              <text:p/>
            </draw:line>
            <draw:line draw:style-name="gr11" draw:text-style-name="P7" draw:layer="layout" svg:x1="18.097cm" svg:y1="4.476cm" svg:x2="18.097cm" svg:y2="11.25cm">
              <text:p/>
            </draw:line>
            <draw:line draw:style-name="gr11" draw:text-style-name="P7" draw:layer="layout" svg:x1="18.184cm" svg:y1="4.476cm" svg:x2="18.184cm" svg:y2="11.25cm">
              <text:p/>
            </draw:line>
            <draw:line draw:style-name="gr11" draw:text-style-name="P7" draw:layer="layout" svg:x1="18.259cm" svg:y1="4.476cm" svg:x2="18.259cm" svg:y2="11.25cm">
              <text:p/>
            </draw:line>
          </draw:g>
          <draw:g>
            <draw:line draw:style-name="gr11" draw:text-style-name="P7" draw:layer="layout" svg:x1="18.213cm" svg:y1="4.477cm" svg:x2="18.213cm" svg:y2="11.251cm">
              <text:p/>
            </draw:line>
            <draw:line draw:style-name="gr11" draw:text-style-name="P7" draw:layer="layout" svg:x1="18.288cm" svg:y1="4.477cm" svg:x2="18.288cm" svg:y2="11.251cm">
              <text:p/>
            </draw:line>
            <draw:line draw:style-name="gr11" draw:text-style-name="P7" draw:layer="layout" svg:x1="18.375cm" svg:y1="4.477cm" svg:x2="18.375cm" svg:y2="11.251cm">
              <text:p/>
            </draw:line>
            <draw:line draw:style-name="gr11" draw:text-style-name="P7" draw:layer="layout" svg:x1="18.45cm" svg:y1="4.477cm" svg:x2="18.45cm" svg:y2="11.251cm">
              <text:p/>
            </draw:line>
          </draw:g>
          <draw:g>
            <draw:line draw:style-name="gr11" draw:text-style-name="P7" draw:layer="layout" svg:x1="17.896cm" svg:y1="4.625cm" svg:x2="17.896cm" svg:y2="11.399cm">
              <text:p/>
            </draw:line>
            <draw:line draw:style-name="gr11" draw:text-style-name="P7" draw:layer="layout" svg:x1="17.971cm" svg:y1="4.625cm" svg:x2="17.971cm" svg:y2="11.399cm">
              <text:p/>
            </draw:line>
            <draw:line draw:style-name="gr11" draw:text-style-name="P7" draw:layer="layout" svg:x1="18.058cm" svg:y1="4.625cm" svg:x2="18.058cm" svg:y2="11.399cm">
              <text:p/>
            </draw:line>
            <draw:line draw:style-name="gr11" draw:text-style-name="P7" draw:layer="layout" svg:x1="18.133cm" svg:y1="4.625cm" svg:x2="18.133cm" svg:y2="11.399cm">
              <text:p/>
            </draw:line>
          </draw:g>
          <draw:g>
            <draw:line draw:style-name="gr11" draw:text-style-name="P7" draw:layer="layout" svg:x1="17.697cm" svg:y1="4.626cm" svg:x2="17.697cm" svg:y2="11.4cm">
              <text:p/>
            </draw:line>
            <draw:line draw:style-name="gr11" draw:text-style-name="P7" draw:layer="layout" svg:x1="17.772cm" svg:y1="4.626cm" svg:x2="17.772cm" svg:y2="11.4cm">
              <text:p/>
            </draw:line>
            <draw:line draw:style-name="gr11" draw:text-style-name="P7" draw:layer="layout" svg:x1="17.859cm" svg:y1="4.626cm" svg:x2="17.859cm" svg:y2="11.4cm">
              <text:p/>
            </draw:line>
            <draw:line draw:style-name="gr11" draw:text-style-name="P7" draw:layer="layout" svg:x1="17.934cm" svg:y1="4.626cm" svg:x2="17.934cm" svg:y2="11.4cm">
              <text:p/>
            </draw:line>
          </draw:g>
          <draw:g>
            <draw:line draw:style-name="gr11" draw:text-style-name="P7" draw:layer="layout" svg:x1="17.578cm" svg:y1="4.493cm" svg:x2="17.578cm" svg:y2="11.267cm">
              <text:p/>
            </draw:line>
            <draw:line draw:style-name="gr11" draw:text-style-name="P7" draw:layer="layout" svg:x1="17.653cm" svg:y1="4.493cm" svg:x2="17.653cm" svg:y2="11.267cm">
              <text:p/>
            </draw:line>
            <draw:line draw:style-name="gr11" draw:text-style-name="P7" draw:layer="layout" svg:x1="17.74cm" svg:y1="4.493cm" svg:x2="17.74cm" svg:y2="11.267cm">
              <text:p/>
            </draw:line>
            <draw:line draw:style-name="gr11" draw:text-style-name="P7" draw:layer="layout" svg:x1="17.815cm" svg:y1="4.493cm" svg:x2="17.815cm" svg:y2="11.267cm">
              <text:p/>
            </draw:line>
          </draw:g>
          <draw:g>
            <draw:line draw:style-name="gr11" draw:text-style-name="P7" draw:layer="layout" svg:x1="17.528cm" svg:y1="4.413cm" svg:x2="17.528cm" svg:y2="11.187cm">
              <text:p/>
            </draw:line>
            <draw:line draw:style-name="gr11" draw:text-style-name="P7" draw:layer="layout" svg:x1="17.603cm" svg:y1="4.413cm" svg:x2="17.603cm" svg:y2="11.187cm">
              <text:p/>
            </draw:line>
            <draw:line draw:style-name="gr11" draw:text-style-name="P7" draw:layer="layout" svg:x1="17.69cm" svg:y1="4.413cm" svg:x2="17.69cm" svg:y2="11.187cm">
              <text:p/>
            </draw:line>
            <draw:line draw:style-name="gr11" draw:text-style-name="P7" draw:layer="layout" svg:x1="17.765cm" svg:y1="4.413cm" svg:x2="17.765cm" svg:y2="11.187cm">
              <text:p/>
            </draw:line>
          </draw:g>
          <draw:g>
            <draw:line draw:style-name="gr11" draw:text-style-name="P7" draw:layer="layout" svg:x1="18.148cm" svg:y1="4.413cm" svg:x2="18.148cm" svg:y2="11.187cm">
              <text:p/>
            </draw:line>
            <draw:line draw:style-name="gr11" draw:text-style-name="P7" draw:layer="layout" svg:x1="18.223cm" svg:y1="4.413cm" svg:x2="18.223cm" svg:y2="11.187cm">
              <text:p/>
            </draw:line>
            <draw:line draw:style-name="gr11" draw:text-style-name="P7" draw:layer="layout" svg:x1="18.31cm" svg:y1="4.413cm" svg:x2="18.31cm" svg:y2="11.187cm">
              <text:p/>
            </draw:line>
            <draw:line draw:style-name="gr11" draw:text-style-name="P7" draw:layer="layout" svg:x1="18.385cm" svg:y1="4.413cm" svg:x2="18.385cm" svg:y2="11.187cm">
              <text:p/>
            </draw:line>
          </draw:g>
          <draw:g>
            <draw:line draw:style-name="gr11" draw:text-style-name="P7" draw:layer="layout" svg:x1="17.838cm" svg:y1="4.453cm" svg:x2="17.838cm" svg:y2="11.227cm">
              <text:p/>
            </draw:line>
            <draw:line draw:style-name="gr11" draw:text-style-name="P7" draw:layer="layout" svg:x1="17.913cm" svg:y1="4.453cm" svg:x2="17.913cm" svg:y2="11.227cm">
              <text:p/>
            </draw:line>
            <draw:line draw:style-name="gr11" draw:text-style-name="P7" draw:layer="layout" svg:x1="18cm" svg:y1="4.453cm" svg:x2="18cm" svg:y2="11.227cm">
              <text:p/>
            </draw:line>
            <draw:line draw:style-name="gr11" draw:text-style-name="P7" draw:layer="layout" svg:x1="18.075cm" svg:y1="4.453cm" svg:x2="18.075cm" svg:y2="11.227cm">
              <text:p/>
            </draw:line>
          </draw:g>
        </draw:g>
        <draw:g>
          <draw:line draw:style-name="gr12" draw:text-style-name="P7" draw:layer="layout" svg:x1="31.624cm" svg:y1="13.893cm" svg:x2="31.624cm" svg:y2="7.119cm">
            <text:p/>
          </draw:line>
          <draw:g>
            <draw:g>
              <draw:line draw:style-name="gr11" draw:text-style-name="P7" draw:layer="layout" svg:x1="31.345cm" svg:y1="7.123cm" svg:x2="31.345cm" svg:y2="13.897cm">
                <text:p/>
              </draw:line>
              <draw:line draw:style-name="gr11" draw:text-style-name="P7" draw:layer="layout" svg:x1="31.42cm" svg:y1="7.123cm" svg:x2="31.42cm" svg:y2="13.897cm">
                <text:p/>
              </draw:line>
              <draw:line draw:style-name="gr11" draw:text-style-name="P7" draw:layer="layout" svg:x1="31.507cm" svg:y1="7.123cm" svg:x2="31.507cm" svg:y2="13.897cm">
                <text:p/>
              </draw:line>
              <draw:line draw:style-name="gr11" draw:text-style-name="P7" draw:layer="layout" svg:x1="31.582cm" svg:y1="7.123cm" svg:x2="31.582cm" svg:y2="13.897cm">
                <text:p/>
              </draw:line>
            </draw:g>
            <draw:g>
              <draw:line draw:style-name="gr11" draw:text-style-name="P7" draw:layer="layout" svg:x1="31.67cm" svg:y1="7.123cm" svg:x2="31.67cm" svg:y2="13.897cm">
                <text:p/>
              </draw:line>
              <draw:line draw:style-name="gr11" draw:text-style-name="P7" draw:layer="layout" svg:x1="31.745cm" svg:y1="7.123cm" svg:x2="31.745cm" svg:y2="13.897cm">
                <text:p/>
              </draw:line>
              <draw:line draw:style-name="gr11" draw:text-style-name="P7" draw:layer="layout" svg:x1="31.832cm" svg:y1="7.123cm" svg:x2="31.832cm" svg:y2="13.897cm">
                <text:p/>
              </draw:line>
              <draw:line draw:style-name="gr11" draw:text-style-name="P7" draw:layer="layout" svg:x1="31.907cm" svg:y1="7.123cm" svg:x2="31.907cm" svg:y2="13.897cm">
                <text:p/>
              </draw:line>
            </draw:g>
            <draw:g>
              <draw:line draw:style-name="gr11" draw:text-style-name="P7" draw:layer="layout" svg:x1="31.033cm" svg:y1="7.123cm" svg:x2="31.033cm" svg:y2="13.897cm">
                <text:p/>
              </draw:line>
              <draw:line draw:style-name="gr11" draw:text-style-name="P7" draw:layer="layout" svg:x1="31.108cm" svg:y1="7.123cm" svg:x2="31.108cm" svg:y2="13.897cm">
                <text:p/>
              </draw:line>
              <draw:line draw:style-name="gr11" draw:text-style-name="P7" draw:layer="layout" svg:x1="31.195cm" svg:y1="7.123cm" svg:x2="31.195cm" svg:y2="13.897cm">
                <text:p/>
              </draw:line>
              <draw:line draw:style-name="gr11" draw:text-style-name="P7" draw:layer="layout" svg:x1="31.27cm" svg:y1="7.123cm" svg:x2="31.27cm" svg:y2="13.897cm">
                <text:p/>
              </draw:line>
            </draw:g>
            <draw:g>
              <draw:line draw:style-name="gr11" draw:text-style-name="P7" draw:layer="layout" svg:x1="31.18cm" svg:y1="7.012cm" svg:x2="31.18cm" svg:y2="13.786cm">
                <text:p/>
              </draw:line>
              <draw:line draw:style-name="gr11" draw:text-style-name="P7" draw:layer="layout" svg:x1="31.255cm" svg:y1="7.012cm" svg:x2="31.255cm" svg:y2="13.786cm">
                <text:p/>
              </draw:line>
              <draw:line draw:style-name="gr11" draw:text-style-name="P7" draw:layer="layout" svg:x1="31.342cm" svg:y1="7.012cm" svg:x2="31.342cm" svg:y2="13.786cm">
                <text:p/>
              </draw:line>
              <draw:line draw:style-name="gr11" draw:text-style-name="P7" draw:layer="layout" svg:x1="31.417cm" svg:y1="7.012cm" svg:x2="31.417cm" svg:y2="13.786cm">
                <text:p/>
              </draw:line>
            </draw:g>
            <draw:g>
              <draw:line draw:style-name="gr11" draw:text-style-name="P7" draw:layer="layout" svg:x1="31.333cm" svg:y1="7.213cm" svg:x2="31.333cm" svg:y2="13.987cm">
                <text:p/>
              </draw:line>
              <draw:line draw:style-name="gr11" draw:text-style-name="P7" draw:layer="layout" svg:x1="31.408cm" svg:y1="7.213cm" svg:x2="31.408cm" svg:y2="13.987cm">
                <text:p/>
              </draw:line>
              <draw:line draw:style-name="gr11" draw:text-style-name="P7" draw:layer="layout" svg:x1="31.495cm" svg:y1="7.213cm" svg:x2="31.495cm" svg:y2="13.987cm">
                <text:p/>
              </draw:line>
              <draw:line draw:style-name="gr11" draw:text-style-name="P7" draw:layer="layout" svg:x1="31.57cm" svg:y1="7.213cm" svg:x2="31.57cm" svg:y2="13.987cm">
                <text:p/>
              </draw:line>
            </draw:g>
            <draw:g>
              <draw:line draw:style-name="gr11" draw:text-style-name="P7" draw:layer="layout" svg:x1="31.754cm" svg:y1="7.223cm" svg:x2="31.754cm" svg:y2="13.997cm">
                <text:p/>
              </draw:line>
              <draw:line draw:style-name="gr11" draw:text-style-name="P7" draw:layer="layout" svg:x1="31.829cm" svg:y1="7.223cm" svg:x2="31.829cm" svg:y2="13.997cm">
                <text:p/>
              </draw:line>
              <draw:line draw:style-name="gr11" draw:text-style-name="P7" draw:layer="layout" svg:x1="31.916cm" svg:y1="7.223cm" svg:x2="31.916cm" svg:y2="13.997cm">
                <text:p/>
              </draw:line>
              <draw:line draw:style-name="gr11" draw:text-style-name="P7" draw:layer="layout" svg:x1="31.991cm" svg:y1="7.223cm" svg:x2="31.991cm" svg:y2="13.997cm">
                <text:p/>
              </draw:line>
            </draw:g>
            <draw:g>
              <draw:line draw:style-name="gr11" draw:text-style-name="P7" draw:layer="layout" svg:x1="31.98cm" svg:y1="7.123cm" svg:x2="31.98cm" svg:y2="13.897cm">
                <text:p/>
              </draw:line>
              <draw:line draw:style-name="gr11" draw:text-style-name="P7" draw:layer="layout" svg:x1="32.055cm" svg:y1="7.123cm" svg:x2="32.055cm" svg:y2="13.897cm">
                <text:p/>
              </draw:line>
              <draw:line draw:style-name="gr11" draw:text-style-name="P7" draw:layer="layout" svg:x1="32.142cm" svg:y1="7.123cm" svg:x2="32.142cm" svg:y2="13.897cm">
                <text:p/>
              </draw:line>
              <draw:line draw:style-name="gr11" draw:text-style-name="P7" draw:layer="layout" svg:x1="32.217cm" svg:y1="7.123cm" svg:x2="32.217cm" svg:y2="13.897cm">
                <text:p/>
              </draw:line>
            </draw:g>
            <draw:g>
              <draw:line draw:style-name="gr11" draw:text-style-name="P7" draw:layer="layout" svg:x1="31.471cm" svg:y1="7.224cm" svg:x2="31.471cm" svg:y2="13.998cm">
                <text:p/>
              </draw:line>
              <draw:line draw:style-name="gr11" draw:text-style-name="P7" draw:layer="layout" svg:x1="31.546cm" svg:y1="7.224cm" svg:x2="31.546cm" svg:y2="13.998cm">
                <text:p/>
              </draw:line>
              <draw:line draw:style-name="gr11" draw:text-style-name="P7" draw:layer="layout" svg:x1="31.633cm" svg:y1="7.224cm" svg:x2="31.633cm" svg:y2="13.998cm">
                <text:p/>
              </draw:line>
              <draw:line draw:style-name="gr11" draw:text-style-name="P7" draw:layer="layout" svg:x1="31.708cm" svg:y1="7.224cm" svg:x2="31.708cm" svg:y2="13.998cm">
                <text:p/>
              </draw:line>
            </draw:g>
            <draw:g>
              <draw:line draw:style-name="gr11" draw:text-style-name="P7" draw:layer="layout" svg:x1="31.171cm" svg:y1="7.224cm" svg:x2="31.171cm" svg:y2="13.998cm">
                <text:p/>
              </draw:line>
              <draw:line draw:style-name="gr11" draw:text-style-name="P7" draw:layer="layout" svg:x1="31.246cm" svg:y1="7.224cm" svg:x2="31.246cm" svg:y2="13.998cm">
                <text:p/>
              </draw:line>
              <draw:line draw:style-name="gr11" draw:text-style-name="P7" draw:layer="layout" svg:x1="31.333cm" svg:y1="7.224cm" svg:x2="31.333cm" svg:y2="13.998cm">
                <text:p/>
              </draw:line>
              <draw:line draw:style-name="gr11" draw:text-style-name="P7" draw:layer="layout" svg:x1="31.408cm" svg:y1="7.224cm" svg:x2="31.408cm" svg:y2="13.998cm">
                <text:p/>
              </draw:line>
            </draw:g>
            <draw:g>
              <draw:line draw:style-name="gr11" draw:text-style-name="P7" draw:layer="layout" svg:x1="31.655cm" svg:y1="7.076cm" svg:x2="31.655cm" svg:y2="13.85cm">
                <text:p/>
              </draw:line>
              <draw:line draw:style-name="gr11" draw:text-style-name="P7" draw:layer="layout" svg:x1="31.73cm" svg:y1="7.076cm" svg:x2="31.73cm" svg:y2="13.85cm">
                <text:p/>
              </draw:line>
              <draw:line draw:style-name="gr11" draw:text-style-name="P7" draw:layer="layout" svg:x1="31.817cm" svg:y1="7.076cm" svg:x2="31.817cm" svg:y2="13.85cm">
                <text:p/>
              </draw:line>
              <draw:line draw:style-name="gr11" draw:text-style-name="P7" draw:layer="layout" svg:x1="31.892cm" svg:y1="7.076cm" svg:x2="31.892cm" svg:y2="13.85cm">
                <text:p/>
              </draw:line>
            </draw:g>
            <draw:g>
              <draw:line draw:style-name="gr11" draw:text-style-name="P7" draw:layer="layout" svg:x1="31.846cm" svg:y1="7.077cm" svg:x2="31.846cm" svg:y2="13.851cm">
                <text:p/>
              </draw:line>
              <draw:line draw:style-name="gr11" draw:text-style-name="P7" draw:layer="layout" svg:x1="31.921cm" svg:y1="7.077cm" svg:x2="31.921cm" svg:y2="13.851cm">
                <text:p/>
              </draw:line>
              <draw:line draw:style-name="gr11" draw:text-style-name="P7" draw:layer="layout" svg:x1="32.008cm" svg:y1="7.077cm" svg:x2="32.008cm" svg:y2="13.851cm">
                <text:p/>
              </draw:line>
              <draw:line draw:style-name="gr11" draw:text-style-name="P7" draw:layer="layout" svg:x1="32.083cm" svg:y1="7.077cm" svg:x2="32.083cm" svg:y2="13.851cm">
                <text:p/>
              </draw:line>
            </draw:g>
            <draw:g>
              <draw:line draw:style-name="gr11" draw:text-style-name="P7" draw:layer="layout" svg:x1="31.529cm" svg:y1="7.225cm" svg:x2="31.529cm" svg:y2="13.999cm">
                <text:p/>
              </draw:line>
              <draw:line draw:style-name="gr11" draw:text-style-name="P7" draw:layer="layout" svg:x1="31.604cm" svg:y1="7.225cm" svg:x2="31.604cm" svg:y2="13.999cm">
                <text:p/>
              </draw:line>
              <draw:line draw:style-name="gr11" draw:text-style-name="P7" draw:layer="layout" svg:x1="31.691cm" svg:y1="7.225cm" svg:x2="31.691cm" svg:y2="13.999cm">
                <text:p/>
              </draw:line>
              <draw:line draw:style-name="gr11" draw:text-style-name="P7" draw:layer="layout" svg:x1="31.766cm" svg:y1="7.225cm" svg:x2="31.766cm" svg:y2="13.999cm">
                <text:p/>
              </draw:line>
            </draw:g>
            <draw:g>
              <draw:line draw:style-name="gr11" draw:text-style-name="P7" draw:layer="layout" svg:x1="31.33cm" svg:y1="7.226cm" svg:x2="31.33cm" svg:y2="14cm">
                <text:p/>
              </draw:line>
              <draw:line draw:style-name="gr11" draw:text-style-name="P7" draw:layer="layout" svg:x1="31.405cm" svg:y1="7.226cm" svg:x2="31.405cm" svg:y2="14cm">
                <text:p/>
              </draw:line>
              <draw:line draw:style-name="gr11" draw:text-style-name="P7" draw:layer="layout" svg:x1="31.492cm" svg:y1="7.226cm" svg:x2="31.492cm" svg:y2="14cm">
                <text:p/>
              </draw:line>
              <draw:line draw:style-name="gr11" draw:text-style-name="P7" draw:layer="layout" svg:x1="31.567cm" svg:y1="7.226cm" svg:x2="31.567cm" svg:y2="14cm">
                <text:p/>
              </draw:line>
            </draw:g>
            <draw:g>
              <draw:line draw:style-name="gr11" draw:text-style-name="P7" draw:layer="layout" svg:x1="31.211cm" svg:y1="7.093cm" svg:x2="31.211cm" svg:y2="13.867cm">
                <text:p/>
              </draw:line>
              <draw:line draw:style-name="gr11" draw:text-style-name="P7" draw:layer="layout" svg:x1="31.286cm" svg:y1="7.093cm" svg:x2="31.286cm" svg:y2="13.867cm">
                <text:p/>
              </draw:line>
              <draw:line draw:style-name="gr11" draw:text-style-name="P7" draw:layer="layout" svg:x1="31.373cm" svg:y1="7.093cm" svg:x2="31.373cm" svg:y2="13.867cm">
                <text:p/>
              </draw:line>
              <draw:line draw:style-name="gr11" draw:text-style-name="P7" draw:layer="layout" svg:x1="31.448cm" svg:y1="7.093cm" svg:x2="31.448cm" svg:y2="13.867cm">
                <text:p/>
              </draw:line>
            </draw:g>
            <draw:g>
              <draw:line draw:style-name="gr11" draw:text-style-name="P7" draw:layer="layout" svg:x1="31.161cm" svg:y1="7.013cm" svg:x2="31.161cm" svg:y2="13.787cm">
                <text:p/>
              </draw:line>
              <draw:line draw:style-name="gr11" draw:text-style-name="P7" draw:layer="layout" svg:x1="31.236cm" svg:y1="7.013cm" svg:x2="31.236cm" svg:y2="13.787cm">
                <text:p/>
              </draw:line>
              <draw:line draw:style-name="gr11" draw:text-style-name="P7" draw:layer="layout" svg:x1="31.323cm" svg:y1="7.013cm" svg:x2="31.323cm" svg:y2="13.787cm">
                <text:p/>
              </draw:line>
              <draw:line draw:style-name="gr11" draw:text-style-name="P7" draw:layer="layout" svg:x1="31.398cm" svg:y1="7.013cm" svg:x2="31.398cm" svg:y2="13.787cm">
                <text:p/>
              </draw:line>
            </draw:g>
            <draw:g>
              <draw:line draw:style-name="gr11" draw:text-style-name="P7" draw:layer="layout" svg:x1="31.781cm" svg:y1="7.013cm" svg:x2="31.781cm" svg:y2="13.787cm">
                <text:p/>
              </draw:line>
              <draw:line draw:style-name="gr11" draw:text-style-name="P7" draw:layer="layout" svg:x1="31.856cm" svg:y1="7.013cm" svg:x2="31.856cm" svg:y2="13.787cm">
                <text:p/>
              </draw:line>
              <draw:line draw:style-name="gr11" draw:text-style-name="P7" draw:layer="layout" svg:x1="31.943cm" svg:y1="7.013cm" svg:x2="31.943cm" svg:y2="13.787cm">
                <text:p/>
              </draw:line>
              <draw:line draw:style-name="gr11" draw:text-style-name="P7" draw:layer="layout" svg:x1="32.018cm" svg:y1="7.013cm" svg:x2="32.018cm" svg:y2="13.787cm">
                <text:p/>
              </draw:line>
            </draw:g>
            <draw:g>
              <draw:line draw:style-name="gr11" draw:text-style-name="P7" draw:layer="layout" svg:x1="31.471cm" svg:y1="7.053cm" svg:x2="31.471cm" svg:y2="13.827cm">
                <text:p/>
              </draw:line>
              <draw:line draw:style-name="gr11" draw:text-style-name="P7" draw:layer="layout" svg:x1="31.546cm" svg:y1="7.053cm" svg:x2="31.546cm" svg:y2="13.827cm">
                <text:p/>
              </draw:line>
              <draw:line draw:style-name="gr11" draw:text-style-name="P7" draw:layer="layout" svg:x1="31.633cm" svg:y1="7.053cm" svg:x2="31.633cm" svg:y2="13.827cm">
                <text:p/>
              </draw:line>
              <draw:line draw:style-name="gr11" draw:text-style-name="P7" draw:layer="layout" svg:x1="31.708cm" svg:y1="7.053cm" svg:x2="31.708cm" svg:y2="13.827cm">
                <text:p/>
              </draw:line>
            </draw:g>
          </draw:g>
          <draw:g>
            <draw:g>
              <draw:line draw:style-name="gr13" draw:text-style-name="P7" draw:layer="layout" svg:x1="30.891cm" svg:y1="7.119cm" svg:x2="30.891cm" svg:y2="13.893cm">
                <text:p/>
              </draw:line>
              <draw:line draw:style-name="gr13" draw:text-style-name="P7" draw:layer="layout" svg:x1="31.066cm" svg:y1="7.119cm" svg:x2="31.066cm" svg:y2="13.893cm">
                <text:p/>
              </draw:line>
              <draw:line draw:style-name="gr13" draw:text-style-name="P7" draw:layer="layout" svg:x1="30.981cm" svg:y1="7.119cm" svg:x2="30.981cm" svg:y2="13.893cm">
                <text:p/>
              </draw:line>
              <draw:line draw:style-name="gr13" draw:text-style-name="P7" draw:layer="layout" svg:x1="31.158cm" svg:y1="7.119cm" svg:x2="31.158cm" svg:y2="13.893cm">
                <text:p/>
              </draw:line>
            </draw:g>
            <draw:g>
              <draw:line draw:style-name="gr13" draw:text-style-name="P7" draw:layer="layout" svg:x1="32.092cm" svg:y1="7.119cm" svg:x2="32.092cm" svg:y2="13.893cm">
                <text:p/>
              </draw:line>
              <draw:line draw:style-name="gr13" draw:text-style-name="P7" draw:layer="layout" svg:x1="32.267cm" svg:y1="7.119cm" svg:x2="32.267cm" svg:y2="13.893cm">
                <text:p/>
              </draw:line>
              <draw:line draw:style-name="gr13" draw:text-style-name="P7" draw:layer="layout" svg:x1="32.182cm" svg:y1="7.119cm" svg:x2="32.182cm" svg:y2="13.893cm">
                <text:p/>
              </draw:line>
              <draw:line draw:style-name="gr13" draw:text-style-name="P7" draw:layer="layout" svg:x1="32.359cm" svg:y1="7.119cm" svg:x2="32.359cm" svg:y2="13.893cm">
                <text:p/>
              </draw:line>
            </draw:g>
          </draw:g>
          <draw:line draw:style-name="gr12" draw:text-style-name="P7" draw:layer="layout" svg:x1="31.757cm" svg:y1="13.893cm" svg:x2="31.757cm" svg:y2="7.119cm">
            <text:p/>
          </draw:line>
          <draw:line draw:style-name="gr12" draw:text-style-name="P7" draw:layer="layout" svg:x1="32.157cm" svg:y1="13.893cm" svg:x2="32.157cm" svg:y2="7.119cm">
            <text:p/>
          </draw:line>
          <draw:line draw:style-name="gr12" draw:text-style-name="P7" draw:layer="layout" svg:x1="32.457cm" svg:y1="13.893cm" svg:x2="32.457cm" svg:y2="7.119cm">
            <text:p/>
          </draw:line>
          <draw:line draw:style-name="gr12" draw:text-style-name="P7" draw:layer="layout" svg:x1="32.832cm" svg:y1="13.691cm" svg:x2="32.603cm" svg:y2="6.921cm">
            <text:p/>
          </draw:line>
          <draw:line draw:style-name="gr12" draw:text-style-name="P7" draw:layer="layout" svg:x1="32.736cm" svg:y1="6.335cm" svg:x2="33.322cm" svg:y2="13.084cm">
            <text:p/>
          </draw:line>
          <draw:line draw:style-name="gr12" draw:text-style-name="P7" draw:layer="layout" svg:x1="32.719cm" svg:y1="5.441cm" svg:x2="33.894cm" svg:y2="12.112cm">
            <text:p/>
          </draw:line>
          <draw:line draw:style-name="gr12" draw:text-style-name="P7" draw:layer="layout" svg:x1="32.622cm" svg:y1="4.49cm" svg:x2="34.714cm" svg:y2="10.933cm">
            <text:p/>
          </draw:line>
          <draw:line draw:style-name="gr12" draw:text-style-name="P7" draw:layer="layout" svg:x1="28.237cm" svg:y1="5.086cm" svg:x2="35.011cm" svg:y2="5.086cm">
            <text:p/>
          </draw:line>
          <draw:line draw:style-name="gr12" draw:text-style-name="P7" draw:layer="layout" svg:x1="28.34cm" svg:y1="4.691cm" svg:x2="35.088cm" svg:y2="5.281cm">
            <text:p/>
          </draw:line>
          <draw:line draw:style-name="gr12" draw:text-style-name="P7" draw:layer="layout" svg:x1="28.89cm" svg:y1="4.398cm" svg:x2="35.561cm" svg:y2="5.574cm">
            <text:p/>
          </draw:line>
          <draw:line draw:style-name="gr12" draw:text-style-name="P7" draw:layer="layout" svg:x1="29.343cm" svg:y1="3.928cm" svg:x2="35.709cm" svg:y2="6.245cm">
            <text:p/>
          </draw:line>
          <draw:line draw:style-name="gr12" draw:text-style-name="P7" draw:layer="layout" svg:x1="30.851cm" svg:y1="3.943cm" svg:x2="36.4cm" svg:y2="7.829cm">
            <text:p/>
          </draw:line>
          <draw:line draw:style-name="gr12" draw:text-style-name="P7" draw:layer="layout" svg:x1="32.083cm" svg:y1="4.212cm" svg:x2="35.969cm" svg:y2="9.761cm">
            <text:p/>
          </draw:line>
        </draw:g>
        <draw:g>
          <draw:line draw:style-name="gr14" draw:text-style-name="P7" draw:layer="layout" svg:x1="19.063cm" svg:y1="4.413cm" svg:x2="19.063cm" svg:y2="11.187cm">
            <text:p/>
          </draw:line>
          <draw:line draw:style-name="gr14" draw:text-style-name="P7" draw:layer="layout" svg:x1="19.138cm" svg:y1="4.413cm" svg:x2="19.138cm" svg:y2="11.187cm">
            <text:p/>
          </draw:line>
          <draw:line draw:style-name="gr14" draw:text-style-name="P7" draw:layer="layout" svg:x1="19.225cm" svg:y1="4.413cm" svg:x2="19.225cm" svg:y2="11.187cm">
            <text:p/>
          </draw:line>
          <draw:line draw:style-name="gr14" draw:text-style-name="P7" draw:layer="layout" svg:x1="19.3cm" svg:y1="4.413cm" svg:x2="19.3cm" svg:y2="11.187cm">
            <text:p/>
          </draw:line>
        </draw:g>
        <draw:g>
          <draw:line draw:style-name="gr14" draw:text-style-name="P7" draw:layer="layout" svg:x1="22.663cm" svg:y1="4.524cm" svg:x2="22.663cm" svg:y2="11.298cm">
            <text:p/>
          </draw:line>
          <draw:line draw:style-name="gr14" draw:text-style-name="P7" draw:layer="layout" svg:x1="22.738cm" svg:y1="4.524cm" svg:x2="22.738cm" svg:y2="11.298cm">
            <text:p/>
          </draw:line>
          <draw:line draw:style-name="gr14" draw:text-style-name="P7" draw:layer="layout" svg:x1="22.825cm" svg:y1="4.524cm" svg:x2="22.825cm" svg:y2="11.298cm">
            <text:p/>
          </draw:line>
          <draw:line draw:style-name="gr14" draw:text-style-name="P7" draw:layer="layout" svg:x1="22.9cm" svg:y1="4.524cm" svg:x2="22.9cm" svg:y2="11.298cm">
            <text:p/>
          </draw:line>
        </draw:g>
        <draw:g>
          <draw:line draw:style-name="gr14" draw:text-style-name="P7" draw:layer="layout" svg:x1="23.454cm" svg:y1="4.625cm" svg:x2="23.454cm" svg:y2="11.399cm">
            <text:p/>
          </draw:line>
          <draw:line draw:style-name="gr14" draw:text-style-name="P7" draw:layer="layout" svg:x1="23.529cm" svg:y1="4.625cm" svg:x2="23.529cm" svg:y2="11.399cm">
            <text:p/>
          </draw:line>
          <draw:line draw:style-name="gr14" draw:text-style-name="P7" draw:layer="layout" svg:x1="23.616cm" svg:y1="4.625cm" svg:x2="23.616cm" svg:y2="11.399cm">
            <text:p/>
          </draw:line>
          <draw:line draw:style-name="gr14" draw:text-style-name="P7" draw:layer="layout" svg:x1="23.691cm" svg:y1="4.625cm" svg:x2="23.691cm" svg:y2="11.399cm">
            <text:p/>
          </draw:line>
        </draw:g>
        <draw:g>
          <draw:line draw:style-name="gr14" draw:text-style-name="P7" draw:layer="layout" svg:x1="22.138cm" svg:y1="4.477cm" svg:x2="22.138cm" svg:y2="11.251cm">
            <text:p/>
          </draw:line>
          <draw:line draw:style-name="gr14" draw:text-style-name="P7" draw:layer="layout" svg:x1="22.213cm" svg:y1="4.477cm" svg:x2="22.213cm" svg:y2="11.251cm">
            <text:p/>
          </draw:line>
          <draw:line draw:style-name="gr14" draw:text-style-name="P7" draw:layer="layout" svg:x1="22.3cm" svg:y1="4.477cm" svg:x2="22.3cm" svg:y2="11.251cm">
            <text:p/>
          </draw:line>
          <draw:line draw:style-name="gr14" draw:text-style-name="P7" draw:layer="layout" svg:x1="22.375cm" svg:y1="4.477cm" svg:x2="22.375cm" svg:y2="11.251cm">
            <text:p/>
          </draw:line>
        </draw:g>
        <draw:g>
          <draw:line draw:style-name="gr14" draw:text-style-name="P7" draw:layer="layout" svg:x1="21.629cm" svg:y1="4.478cm" svg:x2="21.629cm" svg:y2="11.252cm">
            <text:p/>
          </draw:line>
          <draw:line draw:style-name="gr14" draw:text-style-name="P7" draw:layer="layout" svg:x1="21.704cm" svg:y1="4.478cm" svg:x2="21.704cm" svg:y2="11.252cm">
            <text:p/>
          </draw:line>
          <draw:line draw:style-name="gr14" draw:text-style-name="P7" draw:layer="layout" svg:x1="21.791cm" svg:y1="4.478cm" svg:x2="21.791cm" svg:y2="11.252cm">
            <text:p/>
          </draw:line>
          <draw:line draw:style-name="gr14" draw:text-style-name="P7" draw:layer="layout" svg:x1="21.866cm" svg:y1="4.478cm" svg:x2="21.866cm" svg:y2="11.252cm">
            <text:p/>
          </draw:line>
        </draw:g>
        <draw:g>
          <draw:line draw:style-name="gr14" draw:text-style-name="P7" draw:layer="layout" svg:x1="20.812cm" svg:y1="4.626cm" svg:x2="20.812cm" svg:y2="11.4cm">
            <text:p/>
          </draw:line>
          <draw:line draw:style-name="gr14" draw:text-style-name="P7" draw:layer="layout" svg:x1="20.887cm" svg:y1="4.626cm" svg:x2="20.887cm" svg:y2="11.4cm">
            <text:p/>
          </draw:line>
          <draw:line draw:style-name="gr14" draw:text-style-name="P7" draw:layer="layout" svg:x1="20.974cm" svg:y1="4.626cm" svg:x2="20.974cm" svg:y2="11.4cm">
            <text:p/>
          </draw:line>
          <draw:line draw:style-name="gr14" draw:text-style-name="P7" draw:layer="layout" svg:x1="21.049cm" svg:y1="4.626cm" svg:x2="21.049cm" svg:y2="11.4cm">
            <text:p/>
          </draw:line>
        </draw:g>
        <draw:g>
          <draw:line draw:style-name="gr14" draw:text-style-name="P7" draw:layer="layout" svg:x1="19.913cm" svg:y1="4.627cm" svg:x2="19.913cm" svg:y2="11.401cm">
            <text:p/>
          </draw:line>
          <draw:line draw:style-name="gr14" draw:text-style-name="P7" draw:layer="layout" svg:x1="19.988cm" svg:y1="4.627cm" svg:x2="19.988cm" svg:y2="11.401cm">
            <text:p/>
          </draw:line>
          <draw:line draw:style-name="gr14" draw:text-style-name="P7" draw:layer="layout" svg:x1="20.075cm" svg:y1="4.627cm" svg:x2="20.075cm" svg:y2="11.401cm">
            <text:p/>
          </draw:line>
          <draw:line draw:style-name="gr14" draw:text-style-name="P7" draw:layer="layout" svg:x1="20.15cm" svg:y1="4.627cm" svg:x2="20.15cm" svg:y2="11.401cm">
            <text:p/>
          </draw:line>
        </draw:g>
        <draw:g>
          <draw:line draw:style-name="gr14" draw:text-style-name="P7" draw:layer="layout" svg:x1="19.394cm" svg:y1="4.494cm" svg:x2="19.394cm" svg:y2="11.268cm">
            <text:p/>
          </draw:line>
          <draw:line draw:style-name="gr14" draw:text-style-name="P7" draw:layer="layout" svg:x1="19.469cm" svg:y1="4.494cm" svg:x2="19.469cm" svg:y2="11.268cm">
            <text:p/>
          </draw:line>
          <draw:line draw:style-name="gr14" draw:text-style-name="P7" draw:layer="layout" svg:x1="19.556cm" svg:y1="4.494cm" svg:x2="19.556cm" svg:y2="11.268cm">
            <text:p/>
          </draw:line>
          <draw:line draw:style-name="gr14" draw:text-style-name="P7" draw:layer="layout" svg:x1="19.631cm" svg:y1="4.494cm" svg:x2="19.631cm" svg:y2="11.268cm">
            <text:p/>
          </draw:line>
        </draw:g>
        <draw:g>
          <draw:line draw:style-name="gr14" draw:text-style-name="P7" draw:layer="layout" svg:x1="20.264cm" svg:y1="4.414cm" svg:x2="20.264cm" svg:y2="11.188cm">
            <text:p/>
          </draw:line>
          <draw:line draw:style-name="gr14" draw:text-style-name="P7" draw:layer="layout" svg:x1="20.339cm" svg:y1="4.414cm" svg:x2="20.339cm" svg:y2="11.188cm">
            <text:p/>
          </draw:line>
          <draw:line draw:style-name="gr14" draw:text-style-name="P7" draw:layer="layout" svg:x1="20.426cm" svg:y1="4.414cm" svg:x2="20.426cm" svg:y2="11.188cm">
            <text:p/>
          </draw:line>
          <draw:line draw:style-name="gr14" draw:text-style-name="P7" draw:layer="layout" svg:x1="20.501cm" svg:y1="4.414cm" svg:x2="20.501cm" svg:y2="11.188cm">
            <text:p/>
          </draw:line>
        </draw:g>
        <draw:g>
          <draw:g>
            <draw:line draw:style-name="gr14" draw:text-style-name="P7" draw:layer="layout" svg:x1="15.899cm" svg:y1="4.387cm" svg:x2="15.899cm" svg:y2="11.161cm">
              <text:p/>
            </draw:line>
            <draw:line draw:style-name="gr14" draw:text-style-name="P7" draw:layer="layout" svg:x1="15.974cm" svg:y1="4.387cm" svg:x2="15.974cm" svg:y2="11.161cm">
              <text:p/>
            </draw:line>
            <draw:line draw:style-name="gr14" draw:text-style-name="P7" draw:layer="layout" svg:x1="16.061cm" svg:y1="4.387cm" svg:x2="16.061cm" svg:y2="11.161cm">
              <text:p/>
            </draw:line>
            <draw:line draw:style-name="gr14" draw:text-style-name="P7" draw:layer="layout" svg:x1="16.136cm" svg:y1="4.387cm" svg:x2="16.136cm" svg:y2="11.161cm">
              <text:p/>
            </draw:line>
          </draw:g>
          <draw:g>
            <draw:line draw:style-name="gr14" draw:text-style-name="P7" draw:layer="layout" svg:x1="16.224cm" svg:y1="4.387cm" svg:x2="16.224cm" svg:y2="11.161cm">
              <text:p/>
            </draw:line>
            <draw:line draw:style-name="gr14" draw:text-style-name="P7" draw:layer="layout" svg:x1="16.299cm" svg:y1="4.387cm" svg:x2="16.299cm" svg:y2="11.161cm">
              <text:p/>
            </draw:line>
            <draw:line draw:style-name="gr14" draw:text-style-name="P7" draw:layer="layout" svg:x1="16.386cm" svg:y1="4.387cm" svg:x2="16.386cm" svg:y2="11.161cm">
              <text:p/>
            </draw:line>
            <draw:line draw:style-name="gr14" draw:text-style-name="P7" draw:layer="layout" svg:x1="16.461cm" svg:y1="4.387cm" svg:x2="16.461cm" svg:y2="11.161cm">
              <text:p/>
            </draw:line>
          </draw:g>
          <draw:g>
            <draw:line draw:style-name="gr14" draw:text-style-name="P7" draw:layer="layout" svg:x1="16.287cm" svg:y1="4.427cm" svg:x2="16.287cm" svg:y2="11.201cm">
              <text:p/>
            </draw:line>
            <draw:line draw:style-name="gr14" draw:text-style-name="P7" draw:layer="layout" svg:x1="16.362cm" svg:y1="4.427cm" svg:x2="16.362cm" svg:y2="11.201cm">
              <text:p/>
            </draw:line>
            <draw:line draw:style-name="gr14" draw:text-style-name="P7" draw:layer="layout" svg:x1="16.449cm" svg:y1="4.427cm" svg:x2="16.449cm" svg:y2="11.201cm">
              <text:p/>
            </draw:line>
            <draw:line draw:style-name="gr14" draw:text-style-name="P7" draw:layer="layout" svg:x1="16.524cm" svg:y1="4.427cm" svg:x2="16.524cm" svg:y2="11.201cm">
              <text:p/>
            </draw:line>
          </draw:g>
          <draw:g>
            <draw:line draw:style-name="gr14" draw:text-style-name="P7" draw:layer="layout" svg:x1="15.94cm" svg:y1="4.4cm" svg:x2="15.94cm" svg:y2="11.174cm">
              <text:p/>
            </draw:line>
            <draw:line draw:style-name="gr14" draw:text-style-name="P7" draw:layer="layout" svg:x1="16.015cm" svg:y1="4.4cm" svg:x2="16.015cm" svg:y2="11.174cm">
              <text:p/>
            </draw:line>
            <draw:line draw:style-name="gr14" draw:text-style-name="P7" draw:layer="layout" svg:x1="16.102cm" svg:y1="4.4cm" svg:x2="16.102cm" svg:y2="11.174cm">
              <text:p/>
            </draw:line>
            <draw:line draw:style-name="gr14" draw:text-style-name="P7" draw:layer="layout" svg:x1="16.177cm" svg:y1="4.4cm" svg:x2="16.177cm" svg:y2="11.174cm">
              <text:p/>
            </draw:line>
          </draw:g>
          <draw:g>
            <draw:line draw:style-name="gr14" draw:text-style-name="P7" draw:layer="layout" svg:x1="16.267cm" svg:y1="4.489cm" svg:x2="16.267cm" svg:y2="11.263cm">
              <text:p/>
            </draw:line>
            <draw:line draw:style-name="gr14" draw:text-style-name="P7" draw:layer="layout" svg:x1="16.342cm" svg:y1="4.489cm" svg:x2="16.342cm" svg:y2="11.263cm">
              <text:p/>
            </draw:line>
            <draw:line draw:style-name="gr14" draw:text-style-name="P7" draw:layer="layout" svg:x1="16.429cm" svg:y1="4.489cm" svg:x2="16.429cm" svg:y2="11.263cm">
              <text:p/>
            </draw:line>
            <draw:line draw:style-name="gr14" draw:text-style-name="P7" draw:layer="layout" svg:x1="16.504cm" svg:y1="4.489cm" svg:x2="16.504cm" svg:y2="11.263cm">
              <text:p/>
            </draw:line>
          </draw:g>
        </draw:g>
        <draw:g>
          <draw:g>
            <draw:line draw:style-name="gr11" draw:text-style-name="P7" draw:layer="layout" svg:x1="14.6cm" svg:y1="4.4cm" svg:x2="14.6cm" svg:y2="11.174cm">
              <text:p/>
            </draw:line>
            <draw:line draw:style-name="gr11" draw:text-style-name="P7" draw:layer="layout" svg:x1="14.675cm" svg:y1="4.4cm" svg:x2="14.675cm" svg:y2="11.174cm">
              <text:p/>
            </draw:line>
            <draw:line draw:style-name="gr11" draw:text-style-name="P7" draw:layer="layout" svg:x1="14.762cm" svg:y1="4.4cm" svg:x2="14.762cm" svg:y2="11.174cm">
              <text:p/>
            </draw:line>
            <draw:line draw:style-name="gr11" draw:text-style-name="P7" draw:layer="layout" svg:x1="14.837cm" svg:y1="4.4cm" svg:x2="14.837cm" svg:y2="11.174cm">
              <text:p/>
            </draw:line>
          </draw:g>
          <draw:g>
            <draw:line draw:style-name="gr11" draw:text-style-name="P7" draw:layer="layout" svg:x1="14.925cm" svg:y1="4.4cm" svg:x2="14.925cm" svg:y2="11.174cm">
              <text:p/>
            </draw:line>
            <draw:line draw:style-name="gr11" draw:text-style-name="P7" draw:layer="layout" svg:x1="15cm" svg:y1="4.4cm" svg:x2="15cm" svg:y2="11.174cm">
              <text:p/>
            </draw:line>
            <draw:line draw:style-name="gr11" draw:text-style-name="P7" draw:layer="layout" svg:x1="15.087cm" svg:y1="4.4cm" svg:x2="15.087cm" svg:y2="11.174cm">
              <text:p/>
            </draw:line>
            <draw:line draw:style-name="gr11" draw:text-style-name="P7" draw:layer="layout" svg:x1="15.162cm" svg:y1="4.4cm" svg:x2="15.162cm" svg:y2="11.174cm">
              <text:p/>
            </draw:line>
          </draw:g>
          <draw:g>
            <draw:line draw:style-name="gr11" draw:text-style-name="P7" draw:layer="layout" svg:x1="14.988cm" svg:y1="4.44cm" svg:x2="14.988cm" svg:y2="11.214cm">
              <text:p/>
            </draw:line>
            <draw:line draw:style-name="gr11" draw:text-style-name="P7" draw:layer="layout" svg:x1="15.063cm" svg:y1="4.44cm" svg:x2="15.063cm" svg:y2="11.214cm">
              <text:p/>
            </draw:line>
            <draw:line draw:style-name="gr11" draw:text-style-name="P7" draw:layer="layout" svg:x1="15.15cm" svg:y1="4.44cm" svg:x2="15.15cm" svg:y2="11.214cm">
              <text:p/>
            </draw:line>
            <draw:line draw:style-name="gr11" draw:text-style-name="P7" draw:layer="layout" svg:x1="15.225cm" svg:y1="4.44cm" svg:x2="15.225cm" svg:y2="11.214cm">
              <text:p/>
            </draw:line>
          </draw:g>
          <draw:g>
            <draw:line draw:style-name="gr11" draw:text-style-name="P7" draw:layer="layout" svg:x1="14.641cm" svg:y1="4.413cm" svg:x2="14.641cm" svg:y2="11.187cm">
              <text:p/>
            </draw:line>
            <draw:line draw:style-name="gr11" draw:text-style-name="P7" draw:layer="layout" svg:x1="14.716cm" svg:y1="4.413cm" svg:x2="14.716cm" svg:y2="11.187cm">
              <text:p/>
            </draw:line>
            <draw:line draw:style-name="gr11" draw:text-style-name="P7" draw:layer="layout" svg:x1="14.803cm" svg:y1="4.413cm" svg:x2="14.803cm" svg:y2="11.187cm">
              <text:p/>
            </draw:line>
            <draw:line draw:style-name="gr11" draw:text-style-name="P7" draw:layer="layout" svg:x1="14.878cm" svg:y1="4.413cm" svg:x2="14.878cm" svg:y2="11.187cm">
              <text:p/>
            </draw:line>
          </draw:g>
          <draw:g>
            <draw:line draw:style-name="gr11" draw:text-style-name="P7" draw:layer="layout" svg:x1="14.968cm" svg:y1="4.502cm" svg:x2="14.968cm" svg:y2="11.276cm">
              <text:p/>
            </draw:line>
            <draw:line draw:style-name="gr11" draw:text-style-name="P7" draw:layer="layout" svg:x1="15.043cm" svg:y1="4.502cm" svg:x2="15.043cm" svg:y2="11.276cm">
              <text:p/>
            </draw:line>
            <draw:line draw:style-name="gr11" draw:text-style-name="P7" draw:layer="layout" svg:x1="15.13cm" svg:y1="4.502cm" svg:x2="15.13cm" svg:y2="11.276cm">
              <text:p/>
            </draw:line>
            <draw:line draw:style-name="gr11" draw:text-style-name="P7" draw:layer="layout" svg:x1="15.205cm" svg:y1="4.502cm" svg:x2="15.205cm" svg:y2="11.276cm">
              <text:p/>
            </draw:line>
          </draw:g>
        </draw:g>
        <draw:rect draw:style-name="gr15" draw:text-style-name="P7" draw:layer="layout" svg:width="3.5cm" svg:height="0.5cm" svg:x="6cm" svg:y="10.2cm">
          <text:p/>
        </draw:rect>
        <draw:g>
          <draw:rect draw:style-name="gr15" draw:text-style-name="P7" draw:layer="layout" svg:width="1.4cm" svg:height="0.5cm" svg:x="6cm" svg:y="12.6cm">
            <text:p/>
          </draw:rect>
          <draw:rect draw:style-name="gr15" draw:text-style-name="P7" draw:layer="layout" svg:width="1.4cm" svg:height="0.5cm" svg:x="8.1cm" svg:y="12.6cm">
            <text:p/>
          </draw:rect>
        </draw:g>
        <draw:g>
          <draw:g>
            <draw:rect draw:style-name="gr15" draw:text-style-name="P7" draw:layer="layout" svg:width="1.4cm" svg:height="0.5cm" svg:x="6cm" svg:y="11.7cm">
              <text:p/>
            </draw:rect>
            <draw:rect draw:style-name="gr15" draw:text-style-name="P7" draw:layer="layout" svg:width="1.4cm" svg:height="0.5cm" svg:x="8.1cm" svg:y="11.7cm">
              <text:p/>
            </draw:rect>
          </draw:g>
          <draw:g>
            <draw:line draw:style-name="gr16" draw:text-style-name="P7" draw:layer="layout" svg:x1="7.45cm" svg:y1="12.25cm" svg:x2="8.05cm" svg:y2="11.65cm">
              <text:p/>
            </draw:line>
            <draw:line draw:style-name="gr16" draw:text-style-name="P7" draw:layer="layout" svg:x1="7.45cm" svg:y1="11.65cm" svg:x2="8.05cm" svg:y2="12.25cm">
              <text:p/>
            </draw:line>
          </draw:g>
        </draw:g>
        <draw:g>
          <draw:rect draw:style-name="gr15" draw:text-style-name="P7" draw:layer="layout" svg:width="3.5cm" svg:height="0.5cm" svg:x="6cm" svg:y="10.95cm">
            <text:p/>
          </draw:rect>
          <draw:circle draw:style-name="gr17" draw:text-style-name="P7" draw:layer="layout" svg:width="0.6cm" svg:height="0.6cm" svg:x="7.45cm" svg:y="10.9cm">
            <text:p/>
          </draw:circle>
        </draw:g>
      </draw:page>
      <draw:page draw:name="page2" draw:style-name="dp1" draw:master-page-name="Std_25_20PQ_25_20Drawing">
        <office:forms form:automatic-focus="false" form:apply-design-mode="false"/>
        <draw:g>
          <draw:line draw:style-name="gr12" draw:text-style-name="P7" draw:layer="layout" svg:x1="3.133cm" svg:y1="13.293cm" svg:x2="3.133cm" svg:y2="6.519cm">
            <text:p/>
          </draw:line>
          <draw:g>
            <draw:g>
              <draw:line draw:style-name="gr11" draw:text-style-name="P7" draw:layer="layout" svg:x1="2.854cm" svg:y1="6.523cm" svg:x2="2.854cm" svg:y2="13.297cm">
                <text:p/>
              </draw:line>
              <draw:line draw:style-name="gr11" draw:text-style-name="P7" draw:layer="layout" svg:x1="2.929cm" svg:y1="6.523cm" svg:x2="2.929cm" svg:y2="13.297cm">
                <text:p/>
              </draw:line>
              <draw:line draw:style-name="gr11" draw:text-style-name="P7" draw:layer="layout" svg:x1="3.016cm" svg:y1="6.523cm" svg:x2="3.016cm" svg:y2="13.297cm">
                <text:p/>
              </draw:line>
              <draw:line draw:style-name="gr11" draw:text-style-name="P7" draw:layer="layout" svg:x1="3.091cm" svg:y1="6.523cm" svg:x2="3.091cm" svg:y2="13.297cm">
                <text:p/>
              </draw:line>
            </draw:g>
            <draw:g>
              <draw:line draw:style-name="gr11" draw:text-style-name="P7" draw:layer="layout" svg:x1="3.179cm" svg:y1="6.523cm" svg:x2="3.179cm" svg:y2="13.297cm">
                <text:p/>
              </draw:line>
              <draw:line draw:style-name="gr11" draw:text-style-name="P7" draw:layer="layout" svg:x1="3.254cm" svg:y1="6.523cm" svg:x2="3.254cm" svg:y2="13.297cm">
                <text:p/>
              </draw:line>
              <draw:line draw:style-name="gr11" draw:text-style-name="P7" draw:layer="layout" svg:x1="3.341cm" svg:y1="6.523cm" svg:x2="3.341cm" svg:y2="13.297cm">
                <text:p/>
              </draw:line>
              <draw:line draw:style-name="gr11" draw:text-style-name="P7" draw:layer="layout" svg:x1="3.416cm" svg:y1="6.523cm" svg:x2="3.416cm" svg:y2="13.297cm">
                <text:p/>
              </draw:line>
            </draw:g>
            <draw:g>
              <draw:line draw:style-name="gr11" draw:text-style-name="P7" draw:layer="layout" svg:x1="2.542cm" svg:y1="6.523cm" svg:x2="2.542cm" svg:y2="13.297cm">
                <text:p/>
              </draw:line>
              <draw:line draw:style-name="gr11" draw:text-style-name="P7" draw:layer="layout" svg:x1="2.617cm" svg:y1="6.523cm" svg:x2="2.617cm" svg:y2="13.297cm">
                <text:p/>
              </draw:line>
              <draw:line draw:style-name="gr11" draw:text-style-name="P7" draw:layer="layout" svg:x1="2.704cm" svg:y1="6.523cm" svg:x2="2.704cm" svg:y2="13.297cm">
                <text:p/>
              </draw:line>
              <draw:line draw:style-name="gr11" draw:text-style-name="P7" draw:layer="layout" svg:x1="2.779cm" svg:y1="6.523cm" svg:x2="2.779cm" svg:y2="13.297cm">
                <text:p/>
              </draw:line>
            </draw:g>
            <draw:g>
              <draw:line draw:style-name="gr11" draw:text-style-name="P7" draw:layer="layout" svg:x1="2.689cm" svg:y1="6.412cm" svg:x2="2.689cm" svg:y2="13.186cm">
                <text:p/>
              </draw:line>
              <draw:line draw:style-name="gr11" draw:text-style-name="P7" draw:layer="layout" svg:x1="2.764cm" svg:y1="6.412cm" svg:x2="2.764cm" svg:y2="13.186cm">
                <text:p/>
              </draw:line>
              <draw:line draw:style-name="gr11" draw:text-style-name="P7" draw:layer="layout" svg:x1="2.851cm" svg:y1="6.412cm" svg:x2="2.851cm" svg:y2="13.186cm">
                <text:p/>
              </draw:line>
              <draw:line draw:style-name="gr11" draw:text-style-name="P7" draw:layer="layout" svg:x1="2.926cm" svg:y1="6.412cm" svg:x2="2.926cm" svg:y2="13.186cm">
                <text:p/>
              </draw:line>
            </draw:g>
            <draw:g>
              <draw:line draw:style-name="gr11" draw:text-style-name="P7" draw:layer="layout" svg:x1="2.842cm" svg:y1="6.613cm" svg:x2="2.842cm" svg:y2="13.387cm">
                <text:p/>
              </draw:line>
              <draw:line draw:style-name="gr11" draw:text-style-name="P7" draw:layer="layout" svg:x1="2.917cm" svg:y1="6.613cm" svg:x2="2.917cm" svg:y2="13.387cm">
                <text:p/>
              </draw:line>
              <draw:line draw:style-name="gr11" draw:text-style-name="P7" draw:layer="layout" svg:x1="3.004cm" svg:y1="6.613cm" svg:x2="3.004cm" svg:y2="13.387cm">
                <text:p/>
              </draw:line>
              <draw:line draw:style-name="gr11" draw:text-style-name="P7" draw:layer="layout" svg:x1="3.079cm" svg:y1="6.613cm" svg:x2="3.079cm" svg:y2="13.387cm">
                <text:p/>
              </draw:line>
            </draw:g>
            <draw:g>
              <draw:line draw:style-name="gr11" draw:text-style-name="P7" draw:layer="layout" svg:x1="3.263cm" svg:y1="6.623cm" svg:x2="3.263cm" svg:y2="13.397cm">
                <text:p/>
              </draw:line>
              <draw:line draw:style-name="gr11" draw:text-style-name="P7" draw:layer="layout" svg:x1="3.338cm" svg:y1="6.623cm" svg:x2="3.338cm" svg:y2="13.397cm">
                <text:p/>
              </draw:line>
              <draw:line draw:style-name="gr11" draw:text-style-name="P7" draw:layer="layout" svg:x1="3.425cm" svg:y1="6.623cm" svg:x2="3.425cm" svg:y2="13.397cm">
                <text:p/>
              </draw:line>
              <draw:line draw:style-name="gr11" draw:text-style-name="P7" draw:layer="layout" svg:x1="3.5cm" svg:y1="6.623cm" svg:x2="3.5cm" svg:y2="13.397cm">
                <text:p/>
              </draw:line>
            </draw:g>
            <draw:g>
              <draw:line draw:style-name="gr11" draw:text-style-name="P7" draw:layer="layout" svg:x1="3.489cm" svg:y1="6.523cm" svg:x2="3.489cm" svg:y2="13.297cm">
                <text:p/>
              </draw:line>
              <draw:line draw:style-name="gr11" draw:text-style-name="P7" draw:layer="layout" svg:x1="3.564cm" svg:y1="6.523cm" svg:x2="3.564cm" svg:y2="13.297cm">
                <text:p/>
              </draw:line>
              <draw:line draw:style-name="gr11" draw:text-style-name="P7" draw:layer="layout" svg:x1="3.651cm" svg:y1="6.523cm" svg:x2="3.651cm" svg:y2="13.297cm">
                <text:p/>
              </draw:line>
              <draw:line draw:style-name="gr11" draw:text-style-name="P7" draw:layer="layout" svg:x1="3.726cm" svg:y1="6.523cm" svg:x2="3.726cm" svg:y2="13.297cm">
                <text:p/>
              </draw:line>
            </draw:g>
            <draw:g>
              <draw:line draw:style-name="gr11" draw:text-style-name="P7" draw:layer="layout" svg:x1="2.98cm" svg:y1="6.624cm" svg:x2="2.98cm" svg:y2="13.398cm">
                <text:p/>
              </draw:line>
              <draw:line draw:style-name="gr11" draw:text-style-name="P7" draw:layer="layout" svg:x1="3.055cm" svg:y1="6.624cm" svg:x2="3.055cm" svg:y2="13.398cm">
                <text:p/>
              </draw:line>
              <draw:line draw:style-name="gr11" draw:text-style-name="P7" draw:layer="layout" svg:x1="3.142cm" svg:y1="6.624cm" svg:x2="3.142cm" svg:y2="13.398cm">
                <text:p/>
              </draw:line>
              <draw:line draw:style-name="gr11" draw:text-style-name="P7" draw:layer="layout" svg:x1="3.217cm" svg:y1="6.624cm" svg:x2="3.217cm" svg:y2="13.398cm">
                <text:p/>
              </draw:line>
            </draw:g>
            <draw:g>
              <draw:line draw:style-name="gr11" draw:text-style-name="P7" draw:layer="layout" svg:x1="2.68cm" svg:y1="6.624cm" svg:x2="2.68cm" svg:y2="13.398cm">
                <text:p/>
              </draw:line>
              <draw:line draw:style-name="gr11" draw:text-style-name="P7" draw:layer="layout" svg:x1="2.755cm" svg:y1="6.624cm" svg:x2="2.755cm" svg:y2="13.398cm">
                <text:p/>
              </draw:line>
              <draw:line draw:style-name="gr11" draw:text-style-name="P7" draw:layer="layout" svg:x1="2.842cm" svg:y1="6.624cm" svg:x2="2.842cm" svg:y2="13.398cm">
                <text:p/>
              </draw:line>
              <draw:line draw:style-name="gr11" draw:text-style-name="P7" draw:layer="layout" svg:x1="2.917cm" svg:y1="6.624cm" svg:x2="2.917cm" svg:y2="13.398cm">
                <text:p/>
              </draw:line>
            </draw:g>
            <draw:g>
              <draw:line draw:style-name="gr11" draw:text-style-name="P7" draw:layer="layout" svg:x1="3.164cm" svg:y1="6.476cm" svg:x2="3.164cm" svg:y2="13.25cm">
                <text:p/>
              </draw:line>
              <draw:line draw:style-name="gr11" draw:text-style-name="P7" draw:layer="layout" svg:x1="3.239cm" svg:y1="6.476cm" svg:x2="3.239cm" svg:y2="13.25cm">
                <text:p/>
              </draw:line>
              <draw:line draw:style-name="gr11" draw:text-style-name="P7" draw:layer="layout" svg:x1="3.326cm" svg:y1="6.476cm" svg:x2="3.326cm" svg:y2="13.25cm">
                <text:p/>
              </draw:line>
              <draw:line draw:style-name="gr11" draw:text-style-name="P7" draw:layer="layout" svg:x1="3.401cm" svg:y1="6.476cm" svg:x2="3.401cm" svg:y2="13.25cm">
                <text:p/>
              </draw:line>
            </draw:g>
            <draw:g>
              <draw:line draw:style-name="gr11" draw:text-style-name="P7" draw:layer="layout" svg:x1="3.355cm" svg:y1="6.477cm" svg:x2="3.355cm" svg:y2="13.251cm">
                <text:p/>
              </draw:line>
              <draw:line draw:style-name="gr11" draw:text-style-name="P7" draw:layer="layout" svg:x1="3.43cm" svg:y1="6.477cm" svg:x2="3.43cm" svg:y2="13.251cm">
                <text:p/>
              </draw:line>
              <draw:line draw:style-name="gr11" draw:text-style-name="P7" draw:layer="layout" svg:x1="3.517cm" svg:y1="6.477cm" svg:x2="3.517cm" svg:y2="13.251cm">
                <text:p/>
              </draw:line>
              <draw:line draw:style-name="gr11" draw:text-style-name="P7" draw:layer="layout" svg:x1="3.592cm" svg:y1="6.477cm" svg:x2="3.592cm" svg:y2="13.251cm">
                <text:p/>
              </draw:line>
            </draw:g>
            <draw:g>
              <draw:line draw:style-name="gr11" draw:text-style-name="P7" draw:layer="layout" svg:x1="3.038cm" svg:y1="6.625cm" svg:x2="3.038cm" svg:y2="13.399cm">
                <text:p/>
              </draw:line>
              <draw:line draw:style-name="gr11" draw:text-style-name="P7" draw:layer="layout" svg:x1="3.113cm" svg:y1="6.625cm" svg:x2="3.113cm" svg:y2="13.399cm">
                <text:p/>
              </draw:line>
              <draw:line draw:style-name="gr11" draw:text-style-name="P7" draw:layer="layout" svg:x1="3.2cm" svg:y1="6.625cm" svg:x2="3.2cm" svg:y2="13.399cm">
                <text:p/>
              </draw:line>
              <draw:line draw:style-name="gr11" draw:text-style-name="P7" draw:layer="layout" svg:x1="3.275cm" svg:y1="6.625cm" svg:x2="3.275cm" svg:y2="13.399cm">
                <text:p/>
              </draw:line>
            </draw:g>
            <draw:g>
              <draw:line draw:style-name="gr11" draw:text-style-name="P7" draw:layer="layout" svg:x1="2.839cm" svg:y1="6.626cm" svg:x2="2.839cm" svg:y2="13.4cm">
                <text:p/>
              </draw:line>
              <draw:line draw:style-name="gr11" draw:text-style-name="P7" draw:layer="layout" svg:x1="2.914cm" svg:y1="6.626cm" svg:x2="2.914cm" svg:y2="13.4cm">
                <text:p/>
              </draw:line>
              <draw:line draw:style-name="gr11" draw:text-style-name="P7" draw:layer="layout" svg:x1="3.001cm" svg:y1="6.626cm" svg:x2="3.001cm" svg:y2="13.4cm">
                <text:p/>
              </draw:line>
              <draw:line draw:style-name="gr11" draw:text-style-name="P7" draw:layer="layout" svg:x1="3.076cm" svg:y1="6.626cm" svg:x2="3.076cm" svg:y2="13.4cm">
                <text:p/>
              </draw:line>
            </draw:g>
            <draw:g>
              <draw:line draw:style-name="gr11" draw:text-style-name="P7" draw:layer="layout" svg:x1="2.72cm" svg:y1="6.493cm" svg:x2="2.72cm" svg:y2="13.267cm">
                <text:p/>
              </draw:line>
              <draw:line draw:style-name="gr11" draw:text-style-name="P7" draw:layer="layout" svg:x1="2.795cm" svg:y1="6.493cm" svg:x2="2.795cm" svg:y2="13.267cm">
                <text:p/>
              </draw:line>
              <draw:line draw:style-name="gr11" draw:text-style-name="P7" draw:layer="layout" svg:x1="2.882cm" svg:y1="6.493cm" svg:x2="2.882cm" svg:y2="13.267cm">
                <text:p/>
              </draw:line>
              <draw:line draw:style-name="gr11" draw:text-style-name="P7" draw:layer="layout" svg:x1="2.957cm" svg:y1="6.493cm" svg:x2="2.957cm" svg:y2="13.267cm">
                <text:p/>
              </draw:line>
            </draw:g>
            <draw:g>
              <draw:line draw:style-name="gr11" draw:text-style-name="P7" draw:layer="layout" svg:x1="2.67cm" svg:y1="6.413cm" svg:x2="2.67cm" svg:y2="13.187cm">
                <text:p/>
              </draw:line>
              <draw:line draw:style-name="gr11" draw:text-style-name="P7" draw:layer="layout" svg:x1="2.745cm" svg:y1="6.413cm" svg:x2="2.745cm" svg:y2="13.187cm">
                <text:p/>
              </draw:line>
              <draw:line draw:style-name="gr11" draw:text-style-name="P7" draw:layer="layout" svg:x1="2.832cm" svg:y1="6.413cm" svg:x2="2.832cm" svg:y2="13.187cm">
                <text:p/>
              </draw:line>
              <draw:line draw:style-name="gr11" draw:text-style-name="P7" draw:layer="layout" svg:x1="2.907cm" svg:y1="6.413cm" svg:x2="2.907cm" svg:y2="13.187cm">
                <text:p/>
              </draw:line>
            </draw:g>
            <draw:g>
              <draw:line draw:style-name="gr11" draw:text-style-name="P7" draw:layer="layout" svg:x1="3.29cm" svg:y1="6.413cm" svg:x2="3.29cm" svg:y2="13.187cm">
                <text:p/>
              </draw:line>
              <draw:line draw:style-name="gr11" draw:text-style-name="P7" draw:layer="layout" svg:x1="3.365cm" svg:y1="6.413cm" svg:x2="3.365cm" svg:y2="13.187cm">
                <text:p/>
              </draw:line>
              <draw:line draw:style-name="gr11" draw:text-style-name="P7" draw:layer="layout" svg:x1="3.452cm" svg:y1="6.413cm" svg:x2="3.452cm" svg:y2="13.187cm">
                <text:p/>
              </draw:line>
              <draw:line draw:style-name="gr11" draw:text-style-name="P7" draw:layer="layout" svg:x1="3.527cm" svg:y1="6.413cm" svg:x2="3.527cm" svg:y2="13.187cm">
                <text:p/>
              </draw:line>
            </draw:g>
            <draw:g>
              <draw:line draw:style-name="gr11" draw:text-style-name="P7" draw:layer="layout" svg:x1="2.98cm" svg:y1="6.453cm" svg:x2="2.98cm" svg:y2="13.227cm">
                <text:p/>
              </draw:line>
              <draw:line draw:style-name="gr11" draw:text-style-name="P7" draw:layer="layout" svg:x1="3.055cm" svg:y1="6.453cm" svg:x2="3.055cm" svg:y2="13.227cm">
                <text:p/>
              </draw:line>
              <draw:line draw:style-name="gr11" draw:text-style-name="P7" draw:layer="layout" svg:x1="3.142cm" svg:y1="6.453cm" svg:x2="3.142cm" svg:y2="13.227cm">
                <text:p/>
              </draw:line>
              <draw:line draw:style-name="gr11" draw:text-style-name="P7" draw:layer="layout" svg:x1="3.217cm" svg:y1="6.453cm" svg:x2="3.217cm" svg:y2="13.227cm">
                <text:p/>
              </draw:line>
            </draw:g>
          </draw:g>
          <draw:g>
            <draw:g>
              <draw:line draw:style-name="gr13" draw:text-style-name="P7" draw:layer="layout" svg:x1="2.4cm" svg:y1="6.519cm" svg:x2="2.4cm" svg:y2="13.293cm">
                <text:p/>
              </draw:line>
              <draw:line draw:style-name="gr13" draw:text-style-name="P7" draw:layer="layout" svg:x1="2.575cm" svg:y1="6.519cm" svg:x2="2.575cm" svg:y2="13.293cm">
                <text:p/>
              </draw:line>
              <draw:line draw:style-name="gr13" draw:text-style-name="P7" draw:layer="layout" svg:x1="2.49cm" svg:y1="6.519cm" svg:x2="2.49cm" svg:y2="13.293cm">
                <text:p/>
              </draw:line>
              <draw:line draw:style-name="gr13" draw:text-style-name="P7" draw:layer="layout" svg:x1="2.667cm" svg:y1="6.519cm" svg:x2="2.667cm" svg:y2="13.293cm">
                <text:p/>
              </draw:line>
            </draw:g>
            <draw:g>
              <draw:line draw:style-name="gr13" draw:text-style-name="P7" draw:layer="layout" svg:x1="3.601cm" svg:y1="6.519cm" svg:x2="3.601cm" svg:y2="13.293cm">
                <text:p/>
              </draw:line>
              <draw:line draw:style-name="gr13" draw:text-style-name="P7" draw:layer="layout" svg:x1="3.776cm" svg:y1="6.519cm" svg:x2="3.776cm" svg:y2="13.293cm">
                <text:p/>
              </draw:line>
              <draw:line draw:style-name="gr13" draw:text-style-name="P7" draw:layer="layout" svg:x1="3.691cm" svg:y1="6.519cm" svg:x2="3.691cm" svg:y2="13.293cm">
                <text:p/>
              </draw:line>
              <draw:line draw:style-name="gr13" draw:text-style-name="P7" draw:layer="layout" svg:x1="3.868cm" svg:y1="6.519cm" svg:x2="3.868cm" svg:y2="13.293cm">
                <text:p/>
              </draw:line>
            </draw:g>
          </draw:g>
          <draw:line draw:style-name="gr12" draw:text-style-name="P7" draw:layer="layout" svg:x1="3.166cm" svg:y1="13.293cm" svg:x2="3.166cm" svg:y2="6.519cm">
            <text:p/>
          </draw:line>
        </draw:g>
        <draw:g>
          <draw:line draw:style-name="gr12" draw:text-style-name="P7" draw:layer="layout" svg:x1="5.936cm" svg:y1="13.293cm" svg:x2="5.936cm" svg:y2="6.519cm">
            <text:p/>
          </draw:line>
          <draw:g>
            <draw:g>
              <draw:line draw:style-name="gr11" draw:text-style-name="P7" draw:layer="layout" svg:x1="5.657cm" svg:y1="6.523cm" svg:x2="5.657cm" svg:y2="13.297cm">
                <text:p/>
              </draw:line>
              <draw:line draw:style-name="gr11" draw:text-style-name="P7" draw:layer="layout" svg:x1="5.732cm" svg:y1="6.523cm" svg:x2="5.732cm" svg:y2="13.297cm">
                <text:p/>
              </draw:line>
              <draw:line draw:style-name="gr11" draw:text-style-name="P7" draw:layer="layout" svg:x1="5.819cm" svg:y1="6.523cm" svg:x2="5.819cm" svg:y2="13.297cm">
                <text:p/>
              </draw:line>
              <draw:line draw:style-name="gr11" draw:text-style-name="P7" draw:layer="layout" svg:x1="5.894cm" svg:y1="6.523cm" svg:x2="5.894cm" svg:y2="13.297cm">
                <text:p/>
              </draw:line>
            </draw:g>
            <draw:g>
              <draw:line draw:style-name="gr11" draw:text-style-name="P7" draw:layer="layout" svg:x1="5.982cm" svg:y1="6.523cm" svg:x2="5.982cm" svg:y2="13.297cm">
                <text:p/>
              </draw:line>
              <draw:line draw:style-name="gr11" draw:text-style-name="P7" draw:layer="layout" svg:x1="6.057cm" svg:y1="6.523cm" svg:x2="6.057cm" svg:y2="13.297cm">
                <text:p/>
              </draw:line>
              <draw:line draw:style-name="gr11" draw:text-style-name="P7" draw:layer="layout" svg:x1="6.144cm" svg:y1="6.523cm" svg:x2="6.144cm" svg:y2="13.297cm">
                <text:p/>
              </draw:line>
              <draw:line draw:style-name="gr11" draw:text-style-name="P7" draw:layer="layout" svg:x1="6.219cm" svg:y1="6.523cm" svg:x2="6.219cm" svg:y2="13.297cm">
                <text:p/>
              </draw:line>
            </draw:g>
            <draw:g>
              <draw:line draw:style-name="gr11" draw:text-style-name="P7" draw:layer="layout" svg:x1="5.345cm" svg:y1="6.523cm" svg:x2="5.345cm" svg:y2="13.297cm">
                <text:p/>
              </draw:line>
              <draw:line draw:style-name="gr11" draw:text-style-name="P7" draw:layer="layout" svg:x1="5.42cm" svg:y1="6.523cm" svg:x2="5.42cm" svg:y2="13.297cm">
                <text:p/>
              </draw:line>
              <draw:line draw:style-name="gr11" draw:text-style-name="P7" draw:layer="layout" svg:x1="5.507cm" svg:y1="6.523cm" svg:x2="5.507cm" svg:y2="13.297cm">
                <text:p/>
              </draw:line>
              <draw:line draw:style-name="gr11" draw:text-style-name="P7" draw:layer="layout" svg:x1="5.582cm" svg:y1="6.523cm" svg:x2="5.582cm" svg:y2="13.297cm">
                <text:p/>
              </draw:line>
            </draw:g>
            <draw:g>
              <draw:line draw:style-name="gr11" draw:text-style-name="P7" draw:layer="layout" svg:x1="5.492cm" svg:y1="6.412cm" svg:x2="5.492cm" svg:y2="13.186cm">
                <text:p/>
              </draw:line>
              <draw:line draw:style-name="gr11" draw:text-style-name="P7" draw:layer="layout" svg:x1="5.567cm" svg:y1="6.412cm" svg:x2="5.567cm" svg:y2="13.186cm">
                <text:p/>
              </draw:line>
              <draw:line draw:style-name="gr11" draw:text-style-name="P7" draw:layer="layout" svg:x1="5.654cm" svg:y1="6.412cm" svg:x2="5.654cm" svg:y2="13.186cm">
                <text:p/>
              </draw:line>
              <draw:line draw:style-name="gr11" draw:text-style-name="P7" draw:layer="layout" svg:x1="5.729cm" svg:y1="6.412cm" svg:x2="5.729cm" svg:y2="13.186cm">
                <text:p/>
              </draw:line>
            </draw:g>
            <draw:g>
              <draw:line draw:style-name="gr11" draw:text-style-name="P7" draw:layer="layout" svg:x1="5.645cm" svg:y1="6.613cm" svg:x2="5.645cm" svg:y2="13.387cm">
                <text:p/>
              </draw:line>
              <draw:line draw:style-name="gr11" draw:text-style-name="P7" draw:layer="layout" svg:x1="5.72cm" svg:y1="6.613cm" svg:x2="5.72cm" svg:y2="13.387cm">
                <text:p/>
              </draw:line>
              <draw:line draw:style-name="gr11" draw:text-style-name="P7" draw:layer="layout" svg:x1="5.807cm" svg:y1="6.613cm" svg:x2="5.807cm" svg:y2="13.387cm">
                <text:p/>
              </draw:line>
              <draw:line draw:style-name="gr11" draw:text-style-name="P7" draw:layer="layout" svg:x1="5.882cm" svg:y1="6.613cm" svg:x2="5.882cm" svg:y2="13.387cm">
                <text:p/>
              </draw:line>
            </draw:g>
            <draw:g>
              <draw:line draw:style-name="gr11" draw:text-style-name="P7" draw:layer="layout" svg:x1="6.066cm" svg:y1="6.623cm" svg:x2="6.066cm" svg:y2="13.397cm">
                <text:p/>
              </draw:line>
              <draw:line draw:style-name="gr11" draw:text-style-name="P7" draw:layer="layout" svg:x1="6.141cm" svg:y1="6.623cm" svg:x2="6.141cm" svg:y2="13.397cm">
                <text:p/>
              </draw:line>
              <draw:line draw:style-name="gr11" draw:text-style-name="P7" draw:layer="layout" svg:x1="6.228cm" svg:y1="6.623cm" svg:x2="6.228cm" svg:y2="13.397cm">
                <text:p/>
              </draw:line>
              <draw:line draw:style-name="gr11" draw:text-style-name="P7" draw:layer="layout" svg:x1="6.303cm" svg:y1="6.623cm" svg:x2="6.303cm" svg:y2="13.397cm">
                <text:p/>
              </draw:line>
            </draw:g>
            <draw:g>
              <draw:line draw:style-name="gr11" draw:text-style-name="P7" draw:layer="layout" svg:x1="6.292cm" svg:y1="6.523cm" svg:x2="6.292cm" svg:y2="13.297cm">
                <text:p/>
              </draw:line>
              <draw:line draw:style-name="gr11" draw:text-style-name="P7" draw:layer="layout" svg:x1="6.367cm" svg:y1="6.523cm" svg:x2="6.367cm" svg:y2="13.297cm">
                <text:p/>
              </draw:line>
              <draw:line draw:style-name="gr11" draw:text-style-name="P7" draw:layer="layout" svg:x1="6.454cm" svg:y1="6.523cm" svg:x2="6.454cm" svg:y2="13.297cm">
                <text:p/>
              </draw:line>
              <draw:line draw:style-name="gr11" draw:text-style-name="P7" draw:layer="layout" svg:x1="6.529cm" svg:y1="6.523cm" svg:x2="6.529cm" svg:y2="13.297cm">
                <text:p/>
              </draw:line>
            </draw:g>
            <draw:g>
              <draw:line draw:style-name="gr11" draw:text-style-name="P7" draw:layer="layout" svg:x1="5.783cm" svg:y1="6.624cm" svg:x2="5.783cm" svg:y2="13.398cm">
                <text:p/>
              </draw:line>
              <draw:line draw:style-name="gr11" draw:text-style-name="P7" draw:layer="layout" svg:x1="5.858cm" svg:y1="6.624cm" svg:x2="5.858cm" svg:y2="13.398cm">
                <text:p/>
              </draw:line>
              <draw:line draw:style-name="gr11" draw:text-style-name="P7" draw:layer="layout" svg:x1="5.945cm" svg:y1="6.624cm" svg:x2="5.945cm" svg:y2="13.398cm">
                <text:p/>
              </draw:line>
              <draw:line draw:style-name="gr11" draw:text-style-name="P7" draw:layer="layout" svg:x1="6.02cm" svg:y1="6.624cm" svg:x2="6.02cm" svg:y2="13.398cm">
                <text:p/>
              </draw:line>
            </draw:g>
            <draw:g>
              <draw:line draw:style-name="gr11" draw:text-style-name="P7" draw:layer="layout" svg:x1="5.483cm" svg:y1="6.624cm" svg:x2="5.483cm" svg:y2="13.398cm">
                <text:p/>
              </draw:line>
              <draw:line draw:style-name="gr11" draw:text-style-name="P7" draw:layer="layout" svg:x1="5.558cm" svg:y1="6.624cm" svg:x2="5.558cm" svg:y2="13.398cm">
                <text:p/>
              </draw:line>
              <draw:line draw:style-name="gr11" draw:text-style-name="P7" draw:layer="layout" svg:x1="5.645cm" svg:y1="6.624cm" svg:x2="5.645cm" svg:y2="13.398cm">
                <text:p/>
              </draw:line>
              <draw:line draw:style-name="gr11" draw:text-style-name="P7" draw:layer="layout" svg:x1="5.72cm" svg:y1="6.624cm" svg:x2="5.72cm" svg:y2="13.398cm">
                <text:p/>
              </draw:line>
            </draw:g>
            <draw:g>
              <draw:line draw:style-name="gr11" draw:text-style-name="P7" draw:layer="layout" svg:x1="5.967cm" svg:y1="6.476cm" svg:x2="5.967cm" svg:y2="13.25cm">
                <text:p/>
              </draw:line>
              <draw:line draw:style-name="gr11" draw:text-style-name="P7" draw:layer="layout" svg:x1="6.042cm" svg:y1="6.476cm" svg:x2="6.042cm" svg:y2="13.25cm">
                <text:p/>
              </draw:line>
              <draw:line draw:style-name="gr11" draw:text-style-name="P7" draw:layer="layout" svg:x1="6.129cm" svg:y1="6.476cm" svg:x2="6.129cm" svg:y2="13.25cm">
                <text:p/>
              </draw:line>
              <draw:line draw:style-name="gr11" draw:text-style-name="P7" draw:layer="layout" svg:x1="6.204cm" svg:y1="6.476cm" svg:x2="6.204cm" svg:y2="13.25cm">
                <text:p/>
              </draw:line>
            </draw:g>
            <draw:g>
              <draw:line draw:style-name="gr11" draw:text-style-name="P7" draw:layer="layout" svg:x1="6.158cm" svg:y1="6.477cm" svg:x2="6.158cm" svg:y2="13.251cm">
                <text:p/>
              </draw:line>
              <draw:line draw:style-name="gr11" draw:text-style-name="P7" draw:layer="layout" svg:x1="6.233cm" svg:y1="6.477cm" svg:x2="6.233cm" svg:y2="13.251cm">
                <text:p/>
              </draw:line>
              <draw:line draw:style-name="gr11" draw:text-style-name="P7" draw:layer="layout" svg:x1="6.32cm" svg:y1="6.477cm" svg:x2="6.32cm" svg:y2="13.251cm">
                <text:p/>
              </draw:line>
              <draw:line draw:style-name="gr11" draw:text-style-name="P7" draw:layer="layout" svg:x1="6.395cm" svg:y1="6.477cm" svg:x2="6.395cm" svg:y2="13.251cm">
                <text:p/>
              </draw:line>
            </draw:g>
            <draw:g>
              <draw:line draw:style-name="gr11" draw:text-style-name="P7" draw:layer="layout" svg:x1="5.841cm" svg:y1="6.625cm" svg:x2="5.841cm" svg:y2="13.399cm">
                <text:p/>
              </draw:line>
              <draw:line draw:style-name="gr11" draw:text-style-name="P7" draw:layer="layout" svg:x1="5.916cm" svg:y1="6.625cm" svg:x2="5.916cm" svg:y2="13.399cm">
                <text:p/>
              </draw:line>
              <draw:line draw:style-name="gr11" draw:text-style-name="P7" draw:layer="layout" svg:x1="6.003cm" svg:y1="6.625cm" svg:x2="6.003cm" svg:y2="13.399cm">
                <text:p/>
              </draw:line>
              <draw:line draw:style-name="gr11" draw:text-style-name="P7" draw:layer="layout" svg:x1="6.078cm" svg:y1="6.625cm" svg:x2="6.078cm" svg:y2="13.399cm">
                <text:p/>
              </draw:line>
            </draw:g>
            <draw:g>
              <draw:line draw:style-name="gr11" draw:text-style-name="P7" draw:layer="layout" svg:x1="5.642cm" svg:y1="6.626cm" svg:x2="5.642cm" svg:y2="13.4cm">
                <text:p/>
              </draw:line>
              <draw:line draw:style-name="gr11" draw:text-style-name="P7" draw:layer="layout" svg:x1="5.717cm" svg:y1="6.626cm" svg:x2="5.717cm" svg:y2="13.4cm">
                <text:p/>
              </draw:line>
              <draw:line draw:style-name="gr11" draw:text-style-name="P7" draw:layer="layout" svg:x1="5.804cm" svg:y1="6.626cm" svg:x2="5.804cm" svg:y2="13.4cm">
                <text:p/>
              </draw:line>
              <draw:line draw:style-name="gr11" draw:text-style-name="P7" draw:layer="layout" svg:x1="5.879cm" svg:y1="6.626cm" svg:x2="5.879cm" svg:y2="13.4cm">
                <text:p/>
              </draw:line>
            </draw:g>
            <draw:g>
              <draw:line draw:style-name="gr11" draw:text-style-name="P7" draw:layer="layout" svg:x1="5.523cm" svg:y1="6.493cm" svg:x2="5.523cm" svg:y2="13.267cm">
                <text:p/>
              </draw:line>
              <draw:line draw:style-name="gr11" draw:text-style-name="P7" draw:layer="layout" svg:x1="5.598cm" svg:y1="6.493cm" svg:x2="5.598cm" svg:y2="13.267cm">
                <text:p/>
              </draw:line>
              <draw:line draw:style-name="gr11" draw:text-style-name="P7" draw:layer="layout" svg:x1="5.685cm" svg:y1="6.493cm" svg:x2="5.685cm" svg:y2="13.267cm">
                <text:p/>
              </draw:line>
              <draw:line draw:style-name="gr11" draw:text-style-name="P7" draw:layer="layout" svg:x1="5.76cm" svg:y1="6.493cm" svg:x2="5.76cm" svg:y2="13.267cm">
                <text:p/>
              </draw:line>
            </draw:g>
            <draw:g>
              <draw:line draw:style-name="gr11" draw:text-style-name="P7" draw:layer="layout" svg:x1="5.473cm" svg:y1="6.413cm" svg:x2="5.473cm" svg:y2="13.187cm">
                <text:p/>
              </draw:line>
              <draw:line draw:style-name="gr11" draw:text-style-name="P7" draw:layer="layout" svg:x1="5.548cm" svg:y1="6.413cm" svg:x2="5.548cm" svg:y2="13.187cm">
                <text:p/>
              </draw:line>
              <draw:line draw:style-name="gr11" draw:text-style-name="P7" draw:layer="layout" svg:x1="5.635cm" svg:y1="6.413cm" svg:x2="5.635cm" svg:y2="13.187cm">
                <text:p/>
              </draw:line>
              <draw:line draw:style-name="gr11" draw:text-style-name="P7" draw:layer="layout" svg:x1="5.71cm" svg:y1="6.413cm" svg:x2="5.71cm" svg:y2="13.187cm">
                <text:p/>
              </draw:line>
            </draw:g>
            <draw:g>
              <draw:line draw:style-name="gr11" draw:text-style-name="P7" draw:layer="layout" svg:x1="6.093cm" svg:y1="6.413cm" svg:x2="6.093cm" svg:y2="13.187cm">
                <text:p/>
              </draw:line>
              <draw:line draw:style-name="gr11" draw:text-style-name="P7" draw:layer="layout" svg:x1="6.168cm" svg:y1="6.413cm" svg:x2="6.168cm" svg:y2="13.187cm">
                <text:p/>
              </draw:line>
              <draw:line draw:style-name="gr11" draw:text-style-name="P7" draw:layer="layout" svg:x1="6.255cm" svg:y1="6.413cm" svg:x2="6.255cm" svg:y2="13.187cm">
                <text:p/>
              </draw:line>
              <draw:line draw:style-name="gr11" draw:text-style-name="P7" draw:layer="layout" svg:x1="6.33cm" svg:y1="6.413cm" svg:x2="6.33cm" svg:y2="13.187cm">
                <text:p/>
              </draw:line>
            </draw:g>
            <draw:g>
              <draw:line draw:style-name="gr11" draw:text-style-name="P7" draw:layer="layout" svg:x1="5.783cm" svg:y1="6.453cm" svg:x2="5.783cm" svg:y2="13.227cm">
                <text:p/>
              </draw:line>
              <draw:line draw:style-name="gr11" draw:text-style-name="P7" draw:layer="layout" svg:x1="5.858cm" svg:y1="6.453cm" svg:x2="5.858cm" svg:y2="13.227cm">
                <text:p/>
              </draw:line>
              <draw:line draw:style-name="gr11" draw:text-style-name="P7" draw:layer="layout" svg:x1="5.945cm" svg:y1="6.453cm" svg:x2="5.945cm" svg:y2="13.227cm">
                <text:p/>
              </draw:line>
              <draw:line draw:style-name="gr11" draw:text-style-name="P7" draw:layer="layout" svg:x1="6.02cm" svg:y1="6.453cm" svg:x2="6.02cm" svg:y2="13.227cm">
                <text:p/>
              </draw:line>
            </draw:g>
          </draw:g>
          <draw:g>
            <draw:g>
              <draw:line draw:style-name="gr13" draw:text-style-name="P7" draw:layer="layout" svg:x1="5.203cm" svg:y1="6.519cm" svg:x2="5.203cm" svg:y2="13.293cm">
                <text:p/>
              </draw:line>
              <draw:line draw:style-name="gr13" draw:text-style-name="P7" draw:layer="layout" svg:x1="5.378cm" svg:y1="6.519cm" svg:x2="5.378cm" svg:y2="13.293cm">
                <text:p/>
              </draw:line>
              <draw:line draw:style-name="gr13" draw:text-style-name="P7" draw:layer="layout" svg:x1="5.293cm" svg:y1="6.519cm" svg:x2="5.293cm" svg:y2="13.293cm">
                <text:p/>
              </draw:line>
              <draw:line draw:style-name="gr13" draw:text-style-name="P7" draw:layer="layout" svg:x1="5.47cm" svg:y1="6.519cm" svg:x2="5.47cm" svg:y2="13.293cm">
                <text:p/>
              </draw:line>
            </draw:g>
            <draw:g>
              <draw:line draw:style-name="gr13" draw:text-style-name="P7" draw:layer="layout" svg:x1="6.404cm" svg:y1="6.519cm" svg:x2="6.404cm" svg:y2="13.293cm">
                <text:p/>
              </draw:line>
              <draw:line draw:style-name="gr13" draw:text-style-name="P7" draw:layer="layout" svg:x1="6.579cm" svg:y1="6.519cm" svg:x2="6.579cm" svg:y2="13.293cm">
                <text:p/>
              </draw:line>
              <draw:line draw:style-name="gr13" draw:text-style-name="P7" draw:layer="layout" svg:x1="6.494cm" svg:y1="6.519cm" svg:x2="6.494cm" svg:y2="13.293cm">
                <text:p/>
              </draw:line>
              <draw:line draw:style-name="gr13" draw:text-style-name="P7" draw:layer="layout" svg:x1="6.671cm" svg:y1="6.519cm" svg:x2="6.671cm" svg:y2="13.293cm">
                <text:p/>
              </draw:line>
            </draw:g>
          </draw:g>
          <draw:line draw:style-name="gr12" draw:text-style-name="P7" draw:layer="layout" svg:x1="6.369cm" svg:y1="13.293cm" svg:x2="6.369cm" svg:y2="6.519cm">
            <text:p/>
          </draw:line>
        </draw:g>
        <draw:g>
          <draw:line draw:style-name="gr12" draw:text-style-name="P7" draw:layer="layout" svg:x1="8.532cm" svg:y1="13.293cm" svg:x2="8.532cm" svg:y2="6.519cm">
            <text:p/>
          </draw:line>
          <draw:g>
            <draw:g>
              <draw:line draw:style-name="gr11" draw:text-style-name="P7" draw:layer="layout" svg:x1="8.253cm" svg:y1="6.523cm" svg:x2="8.253cm" svg:y2="13.297cm">
                <text:p/>
              </draw:line>
              <draw:line draw:style-name="gr11" draw:text-style-name="P7" draw:layer="layout" svg:x1="8.328cm" svg:y1="6.523cm" svg:x2="8.328cm" svg:y2="13.297cm">
                <text:p/>
              </draw:line>
              <draw:line draw:style-name="gr11" draw:text-style-name="P7" draw:layer="layout" svg:x1="8.415cm" svg:y1="6.523cm" svg:x2="8.415cm" svg:y2="13.297cm">
                <text:p/>
              </draw:line>
              <draw:line draw:style-name="gr11" draw:text-style-name="P7" draw:layer="layout" svg:x1="8.49cm" svg:y1="6.523cm" svg:x2="8.49cm" svg:y2="13.297cm">
                <text:p/>
              </draw:line>
            </draw:g>
            <draw:g>
              <draw:line draw:style-name="gr11" draw:text-style-name="P7" draw:layer="layout" svg:x1="8.578cm" svg:y1="6.523cm" svg:x2="8.578cm" svg:y2="13.297cm">
                <text:p/>
              </draw:line>
              <draw:line draw:style-name="gr11" draw:text-style-name="P7" draw:layer="layout" svg:x1="8.653cm" svg:y1="6.523cm" svg:x2="8.653cm" svg:y2="13.297cm">
                <text:p/>
              </draw:line>
              <draw:line draw:style-name="gr11" draw:text-style-name="P7" draw:layer="layout" svg:x1="8.74cm" svg:y1="6.523cm" svg:x2="8.74cm" svg:y2="13.297cm">
                <text:p/>
              </draw:line>
              <draw:line draw:style-name="gr11" draw:text-style-name="P7" draw:layer="layout" svg:x1="8.815cm" svg:y1="6.523cm" svg:x2="8.815cm" svg:y2="13.297cm">
                <text:p/>
              </draw:line>
            </draw:g>
            <draw:g>
              <draw:line draw:style-name="gr11" draw:text-style-name="P7" draw:layer="layout" svg:x1="7.941cm" svg:y1="6.523cm" svg:x2="7.941cm" svg:y2="13.297cm">
                <text:p/>
              </draw:line>
              <draw:line draw:style-name="gr11" draw:text-style-name="P7" draw:layer="layout" svg:x1="8.016cm" svg:y1="6.523cm" svg:x2="8.016cm" svg:y2="13.297cm">
                <text:p/>
              </draw:line>
              <draw:line draw:style-name="gr11" draw:text-style-name="P7" draw:layer="layout" svg:x1="8.103cm" svg:y1="6.523cm" svg:x2="8.103cm" svg:y2="13.297cm">
                <text:p/>
              </draw:line>
              <draw:line draw:style-name="gr11" draw:text-style-name="P7" draw:layer="layout" svg:x1="8.178cm" svg:y1="6.523cm" svg:x2="8.178cm" svg:y2="13.297cm">
                <text:p/>
              </draw:line>
            </draw:g>
            <draw:g>
              <draw:line draw:style-name="gr11" draw:text-style-name="P7" draw:layer="layout" svg:x1="8.088cm" svg:y1="6.412cm" svg:x2="8.088cm" svg:y2="13.186cm">
                <text:p/>
              </draw:line>
              <draw:line draw:style-name="gr11" draw:text-style-name="P7" draw:layer="layout" svg:x1="8.163cm" svg:y1="6.412cm" svg:x2="8.163cm" svg:y2="13.186cm">
                <text:p/>
              </draw:line>
              <draw:line draw:style-name="gr11" draw:text-style-name="P7" draw:layer="layout" svg:x1="8.25cm" svg:y1="6.412cm" svg:x2="8.25cm" svg:y2="13.186cm">
                <text:p/>
              </draw:line>
              <draw:line draw:style-name="gr11" draw:text-style-name="P7" draw:layer="layout" svg:x1="8.325cm" svg:y1="6.412cm" svg:x2="8.325cm" svg:y2="13.186cm">
                <text:p/>
              </draw:line>
            </draw:g>
            <draw:g>
              <draw:line draw:style-name="gr11" draw:text-style-name="P7" draw:layer="layout" svg:x1="8.241cm" svg:y1="6.613cm" svg:x2="8.241cm" svg:y2="13.387cm">
                <text:p/>
              </draw:line>
              <draw:line draw:style-name="gr11" draw:text-style-name="P7" draw:layer="layout" svg:x1="8.316cm" svg:y1="6.613cm" svg:x2="8.316cm" svg:y2="13.387cm">
                <text:p/>
              </draw:line>
              <draw:line draw:style-name="gr11" draw:text-style-name="P7" draw:layer="layout" svg:x1="8.403cm" svg:y1="6.613cm" svg:x2="8.403cm" svg:y2="13.387cm">
                <text:p/>
              </draw:line>
              <draw:line draw:style-name="gr11" draw:text-style-name="P7" draw:layer="layout" svg:x1="8.478cm" svg:y1="6.613cm" svg:x2="8.478cm" svg:y2="13.387cm">
                <text:p/>
              </draw:line>
            </draw:g>
            <draw:g>
              <draw:line draw:style-name="gr11" draw:text-style-name="P7" draw:layer="layout" svg:x1="8.662cm" svg:y1="6.623cm" svg:x2="8.662cm" svg:y2="13.397cm">
                <text:p/>
              </draw:line>
              <draw:line draw:style-name="gr11" draw:text-style-name="P7" draw:layer="layout" svg:x1="8.737cm" svg:y1="6.623cm" svg:x2="8.737cm" svg:y2="13.397cm">
                <text:p/>
              </draw:line>
              <draw:line draw:style-name="gr11" draw:text-style-name="P7" draw:layer="layout" svg:x1="8.824cm" svg:y1="6.623cm" svg:x2="8.824cm" svg:y2="13.397cm">
                <text:p/>
              </draw:line>
              <draw:line draw:style-name="gr11" draw:text-style-name="P7" draw:layer="layout" svg:x1="8.899cm" svg:y1="6.623cm" svg:x2="8.899cm" svg:y2="13.397cm">
                <text:p/>
              </draw:line>
            </draw:g>
            <draw:g>
              <draw:line draw:style-name="gr11" draw:text-style-name="P7" draw:layer="layout" svg:x1="8.888cm" svg:y1="6.523cm" svg:x2="8.888cm" svg:y2="13.297cm">
                <text:p/>
              </draw:line>
              <draw:line draw:style-name="gr11" draw:text-style-name="P7" draw:layer="layout" svg:x1="8.963cm" svg:y1="6.523cm" svg:x2="8.963cm" svg:y2="13.297cm">
                <text:p/>
              </draw:line>
              <draw:line draw:style-name="gr11" draw:text-style-name="P7" draw:layer="layout" svg:x1="9.05cm" svg:y1="6.523cm" svg:x2="9.05cm" svg:y2="13.297cm">
                <text:p/>
              </draw:line>
              <draw:line draw:style-name="gr11" draw:text-style-name="P7" draw:layer="layout" svg:x1="9.125cm" svg:y1="6.523cm" svg:x2="9.125cm" svg:y2="13.297cm">
                <text:p/>
              </draw:line>
            </draw:g>
            <draw:g>
              <draw:line draw:style-name="gr11" draw:text-style-name="P7" draw:layer="layout" svg:x1="8.379cm" svg:y1="6.624cm" svg:x2="8.379cm" svg:y2="13.398cm">
                <text:p/>
              </draw:line>
              <draw:line draw:style-name="gr11" draw:text-style-name="P7" draw:layer="layout" svg:x1="8.454cm" svg:y1="6.624cm" svg:x2="8.454cm" svg:y2="13.398cm">
                <text:p/>
              </draw:line>
              <draw:line draw:style-name="gr11" draw:text-style-name="P7" draw:layer="layout" svg:x1="8.541cm" svg:y1="6.624cm" svg:x2="8.541cm" svg:y2="13.398cm">
                <text:p/>
              </draw:line>
              <draw:line draw:style-name="gr11" draw:text-style-name="P7" draw:layer="layout" svg:x1="8.616cm" svg:y1="6.624cm" svg:x2="8.616cm" svg:y2="13.398cm">
                <text:p/>
              </draw:line>
            </draw:g>
            <draw:g>
              <draw:line draw:style-name="gr11" draw:text-style-name="P7" draw:layer="layout" svg:x1="8.079cm" svg:y1="6.624cm" svg:x2="8.079cm" svg:y2="13.398cm">
                <text:p/>
              </draw:line>
              <draw:line draw:style-name="gr11" draw:text-style-name="P7" draw:layer="layout" svg:x1="8.154cm" svg:y1="6.624cm" svg:x2="8.154cm" svg:y2="13.398cm">
                <text:p/>
              </draw:line>
              <draw:line draw:style-name="gr11" draw:text-style-name="P7" draw:layer="layout" svg:x1="8.241cm" svg:y1="6.624cm" svg:x2="8.241cm" svg:y2="13.398cm">
                <text:p/>
              </draw:line>
              <draw:line draw:style-name="gr11" draw:text-style-name="P7" draw:layer="layout" svg:x1="8.316cm" svg:y1="6.624cm" svg:x2="8.316cm" svg:y2="13.398cm">
                <text:p/>
              </draw:line>
            </draw:g>
            <draw:g>
              <draw:line draw:style-name="gr11" draw:text-style-name="P7" draw:layer="layout" svg:x1="8.563cm" svg:y1="6.476cm" svg:x2="8.563cm" svg:y2="13.25cm">
                <text:p/>
              </draw:line>
              <draw:line draw:style-name="gr11" draw:text-style-name="P7" draw:layer="layout" svg:x1="8.638cm" svg:y1="6.476cm" svg:x2="8.638cm" svg:y2="13.25cm">
                <text:p/>
              </draw:line>
              <draw:line draw:style-name="gr11" draw:text-style-name="P7" draw:layer="layout" svg:x1="8.725cm" svg:y1="6.476cm" svg:x2="8.725cm" svg:y2="13.25cm">
                <text:p/>
              </draw:line>
              <draw:line draw:style-name="gr11" draw:text-style-name="P7" draw:layer="layout" svg:x1="8.8cm" svg:y1="6.476cm" svg:x2="8.8cm" svg:y2="13.25cm">
                <text:p/>
              </draw:line>
            </draw:g>
            <draw:g>
              <draw:line draw:style-name="gr11" draw:text-style-name="P7" draw:layer="layout" svg:x1="8.754cm" svg:y1="6.477cm" svg:x2="8.754cm" svg:y2="13.251cm">
                <text:p/>
              </draw:line>
              <draw:line draw:style-name="gr11" draw:text-style-name="P7" draw:layer="layout" svg:x1="8.829cm" svg:y1="6.477cm" svg:x2="8.829cm" svg:y2="13.251cm">
                <text:p/>
              </draw:line>
              <draw:line draw:style-name="gr11" draw:text-style-name="P7" draw:layer="layout" svg:x1="8.916cm" svg:y1="6.477cm" svg:x2="8.916cm" svg:y2="13.251cm">
                <text:p/>
              </draw:line>
              <draw:line draw:style-name="gr11" draw:text-style-name="P7" draw:layer="layout" svg:x1="8.991cm" svg:y1="6.477cm" svg:x2="8.991cm" svg:y2="13.251cm">
                <text:p/>
              </draw:line>
            </draw:g>
            <draw:g>
              <draw:line draw:style-name="gr11" draw:text-style-name="P7" draw:layer="layout" svg:x1="8.437cm" svg:y1="6.625cm" svg:x2="8.437cm" svg:y2="13.399cm">
                <text:p/>
              </draw:line>
              <draw:line draw:style-name="gr11" draw:text-style-name="P7" draw:layer="layout" svg:x1="8.512cm" svg:y1="6.625cm" svg:x2="8.512cm" svg:y2="13.399cm">
                <text:p/>
              </draw:line>
              <draw:line draw:style-name="gr11" draw:text-style-name="P7" draw:layer="layout" svg:x1="8.599cm" svg:y1="6.625cm" svg:x2="8.599cm" svg:y2="13.399cm">
                <text:p/>
              </draw:line>
              <draw:line draw:style-name="gr11" draw:text-style-name="P7" draw:layer="layout" svg:x1="8.674cm" svg:y1="6.625cm" svg:x2="8.674cm" svg:y2="13.399cm">
                <text:p/>
              </draw:line>
            </draw:g>
            <draw:g>
              <draw:line draw:style-name="gr11" draw:text-style-name="P7" draw:layer="layout" svg:x1="8.238cm" svg:y1="6.626cm" svg:x2="8.238cm" svg:y2="13.4cm">
                <text:p/>
              </draw:line>
              <draw:line draw:style-name="gr11" draw:text-style-name="P7" draw:layer="layout" svg:x1="8.313cm" svg:y1="6.626cm" svg:x2="8.313cm" svg:y2="13.4cm">
                <text:p/>
              </draw:line>
              <draw:line draw:style-name="gr11" draw:text-style-name="P7" draw:layer="layout" svg:x1="8.4cm" svg:y1="6.626cm" svg:x2="8.4cm" svg:y2="13.4cm">
                <text:p/>
              </draw:line>
              <draw:line draw:style-name="gr11" draw:text-style-name="P7" draw:layer="layout" svg:x1="8.475cm" svg:y1="6.626cm" svg:x2="8.475cm" svg:y2="13.4cm">
                <text:p/>
              </draw:line>
            </draw:g>
            <draw:g>
              <draw:line draw:style-name="gr11" draw:text-style-name="P7" draw:layer="layout" svg:x1="8.119cm" svg:y1="6.493cm" svg:x2="8.119cm" svg:y2="13.267cm">
                <text:p/>
              </draw:line>
              <draw:line draw:style-name="gr11" draw:text-style-name="P7" draw:layer="layout" svg:x1="8.194cm" svg:y1="6.493cm" svg:x2="8.194cm" svg:y2="13.267cm">
                <text:p/>
              </draw:line>
              <draw:line draw:style-name="gr11" draw:text-style-name="P7" draw:layer="layout" svg:x1="8.281cm" svg:y1="6.493cm" svg:x2="8.281cm" svg:y2="13.267cm">
                <text:p/>
              </draw:line>
              <draw:line draw:style-name="gr11" draw:text-style-name="P7" draw:layer="layout" svg:x1="8.356cm" svg:y1="6.493cm" svg:x2="8.356cm" svg:y2="13.267cm">
                <text:p/>
              </draw:line>
            </draw:g>
            <draw:g>
              <draw:line draw:style-name="gr11" draw:text-style-name="P7" draw:layer="layout" svg:x1="8.069cm" svg:y1="6.413cm" svg:x2="8.069cm" svg:y2="13.187cm">
                <text:p/>
              </draw:line>
              <draw:line draw:style-name="gr11" draw:text-style-name="P7" draw:layer="layout" svg:x1="8.144cm" svg:y1="6.413cm" svg:x2="8.144cm" svg:y2="13.187cm">
                <text:p/>
              </draw:line>
              <draw:line draw:style-name="gr11" draw:text-style-name="P7" draw:layer="layout" svg:x1="8.231cm" svg:y1="6.413cm" svg:x2="8.231cm" svg:y2="13.187cm">
                <text:p/>
              </draw:line>
              <draw:line draw:style-name="gr11" draw:text-style-name="P7" draw:layer="layout" svg:x1="8.306cm" svg:y1="6.413cm" svg:x2="8.306cm" svg:y2="13.187cm">
                <text:p/>
              </draw:line>
            </draw:g>
            <draw:g>
              <draw:line draw:style-name="gr11" draw:text-style-name="P7" draw:layer="layout" svg:x1="8.689cm" svg:y1="6.413cm" svg:x2="8.689cm" svg:y2="13.187cm">
                <text:p/>
              </draw:line>
              <draw:line draw:style-name="gr11" draw:text-style-name="P7" draw:layer="layout" svg:x1="8.764cm" svg:y1="6.413cm" svg:x2="8.764cm" svg:y2="13.187cm">
                <text:p/>
              </draw:line>
              <draw:line draw:style-name="gr11" draw:text-style-name="P7" draw:layer="layout" svg:x1="8.851cm" svg:y1="6.413cm" svg:x2="8.851cm" svg:y2="13.187cm">
                <text:p/>
              </draw:line>
              <draw:line draw:style-name="gr11" draw:text-style-name="P7" draw:layer="layout" svg:x1="8.926cm" svg:y1="6.413cm" svg:x2="8.926cm" svg:y2="13.187cm">
                <text:p/>
              </draw:line>
            </draw:g>
            <draw:g>
              <draw:line draw:style-name="gr11" draw:text-style-name="P7" draw:layer="layout" svg:x1="8.379cm" svg:y1="6.453cm" svg:x2="8.379cm" svg:y2="13.227cm">
                <text:p/>
              </draw:line>
              <draw:line draw:style-name="gr11" draw:text-style-name="P7" draw:layer="layout" svg:x1="8.454cm" svg:y1="6.453cm" svg:x2="8.454cm" svg:y2="13.227cm">
                <text:p/>
              </draw:line>
              <draw:line draw:style-name="gr11" draw:text-style-name="P7" draw:layer="layout" svg:x1="8.541cm" svg:y1="6.453cm" svg:x2="8.541cm" svg:y2="13.227cm">
                <text:p/>
              </draw:line>
              <draw:line draw:style-name="gr11" draw:text-style-name="P7" draw:layer="layout" svg:x1="8.616cm" svg:y1="6.453cm" svg:x2="8.616cm" svg:y2="13.227cm">
                <text:p/>
              </draw:line>
            </draw:g>
          </draw:g>
          <draw:g>
            <draw:g>
              <draw:line draw:style-name="gr13" draw:text-style-name="P7" draw:layer="layout" svg:x1="7.799cm" svg:y1="6.519cm" svg:x2="7.799cm" svg:y2="13.293cm">
                <text:p/>
              </draw:line>
              <draw:line draw:style-name="gr13" draw:text-style-name="P7" draw:layer="layout" svg:x1="7.974cm" svg:y1="6.519cm" svg:x2="7.974cm" svg:y2="13.293cm">
                <text:p/>
              </draw:line>
              <draw:line draw:style-name="gr13" draw:text-style-name="P7" draw:layer="layout" svg:x1="7.889cm" svg:y1="6.519cm" svg:x2="7.889cm" svg:y2="13.293cm">
                <text:p/>
              </draw:line>
              <draw:line draw:style-name="gr13" draw:text-style-name="P7" draw:layer="layout" svg:x1="8.066cm" svg:y1="6.519cm" svg:x2="8.066cm" svg:y2="13.293cm">
                <text:p/>
              </draw:line>
            </draw:g>
            <draw:g>
              <draw:line draw:style-name="gr13" draw:text-style-name="P7" draw:layer="layout" svg:x1="9cm" svg:y1="6.519cm" svg:x2="9cm" svg:y2="13.293cm">
                <text:p/>
              </draw:line>
              <draw:line draw:style-name="gr13" draw:text-style-name="P7" draw:layer="layout" svg:x1="9.175cm" svg:y1="6.519cm" svg:x2="9.175cm" svg:y2="13.293cm">
                <text:p/>
              </draw:line>
              <draw:line draw:style-name="gr13" draw:text-style-name="P7" draw:layer="layout" svg:x1="9.09cm" svg:y1="6.519cm" svg:x2="9.09cm" svg:y2="13.293cm">
                <text:p/>
              </draw:line>
              <draw:line draw:style-name="gr13" draw:text-style-name="P7" draw:layer="layout" svg:x1="9.267cm" svg:y1="6.519cm" svg:x2="9.267cm" svg:y2="13.293cm">
                <text:p/>
              </draw:line>
            </draw:g>
          </draw:g>
          <draw:line draw:style-name="gr12" draw:text-style-name="P7" draw:layer="layout" svg:x1="9.365cm" svg:y1="13.293cm" svg:x2="9.365cm" svg:y2="6.519cm">
            <text:p/>
          </draw:line>
        </draw:g>
        <draw:g>
          <draw:line draw:style-name="gr12" draw:text-style-name="P7" draw:layer="layout" svg:x1="10.965cm" svg:y1="13.293cm" svg:x2="10.965cm" svg:y2="6.519cm">
            <text:p/>
          </draw:line>
          <draw:g>
            <draw:g>
              <draw:line draw:style-name="gr11" draw:text-style-name="P7" draw:layer="layout" svg:x1="10.686cm" svg:y1="6.523cm" svg:x2="10.686cm" svg:y2="13.297cm">
                <text:p/>
              </draw:line>
              <draw:line draw:style-name="gr11" draw:text-style-name="P7" draw:layer="layout" svg:x1="10.761cm" svg:y1="6.523cm" svg:x2="10.761cm" svg:y2="13.297cm">
                <text:p/>
              </draw:line>
              <draw:line draw:style-name="gr11" draw:text-style-name="P7" draw:layer="layout" svg:x1="10.848cm" svg:y1="6.523cm" svg:x2="10.848cm" svg:y2="13.297cm">
                <text:p/>
              </draw:line>
              <draw:line draw:style-name="gr11" draw:text-style-name="P7" draw:layer="layout" svg:x1="10.923cm" svg:y1="6.523cm" svg:x2="10.923cm" svg:y2="13.297cm">
                <text:p/>
              </draw:line>
            </draw:g>
            <draw:g>
              <draw:line draw:style-name="gr11" draw:text-style-name="P7" draw:layer="layout" svg:x1="11.011cm" svg:y1="6.523cm" svg:x2="11.011cm" svg:y2="13.297cm">
                <text:p/>
              </draw:line>
              <draw:line draw:style-name="gr11" draw:text-style-name="P7" draw:layer="layout" svg:x1="11.086cm" svg:y1="6.523cm" svg:x2="11.086cm" svg:y2="13.297cm">
                <text:p/>
              </draw:line>
              <draw:line draw:style-name="gr11" draw:text-style-name="P7" draw:layer="layout" svg:x1="11.173cm" svg:y1="6.523cm" svg:x2="11.173cm" svg:y2="13.297cm">
                <text:p/>
              </draw:line>
              <draw:line draw:style-name="gr11" draw:text-style-name="P7" draw:layer="layout" svg:x1="11.248cm" svg:y1="6.523cm" svg:x2="11.248cm" svg:y2="13.297cm">
                <text:p/>
              </draw:line>
            </draw:g>
            <draw:g>
              <draw:line draw:style-name="gr11" draw:text-style-name="P7" draw:layer="layout" svg:x1="10.374cm" svg:y1="6.523cm" svg:x2="10.374cm" svg:y2="13.297cm">
                <text:p/>
              </draw:line>
              <draw:line draw:style-name="gr11" draw:text-style-name="P7" draw:layer="layout" svg:x1="10.449cm" svg:y1="6.523cm" svg:x2="10.449cm" svg:y2="13.297cm">
                <text:p/>
              </draw:line>
              <draw:line draw:style-name="gr11" draw:text-style-name="P7" draw:layer="layout" svg:x1="10.536cm" svg:y1="6.523cm" svg:x2="10.536cm" svg:y2="13.297cm">
                <text:p/>
              </draw:line>
              <draw:line draw:style-name="gr11" draw:text-style-name="P7" draw:layer="layout" svg:x1="10.611cm" svg:y1="6.523cm" svg:x2="10.611cm" svg:y2="13.297cm">
                <text:p/>
              </draw:line>
            </draw:g>
            <draw:g>
              <draw:line draw:style-name="gr11" draw:text-style-name="P7" draw:layer="layout" svg:x1="10.521cm" svg:y1="6.412cm" svg:x2="10.521cm" svg:y2="13.186cm">
                <text:p/>
              </draw:line>
              <draw:line draw:style-name="gr11" draw:text-style-name="P7" draw:layer="layout" svg:x1="10.596cm" svg:y1="6.412cm" svg:x2="10.596cm" svg:y2="13.186cm">
                <text:p/>
              </draw:line>
              <draw:line draw:style-name="gr11" draw:text-style-name="P7" draw:layer="layout" svg:x1="10.683cm" svg:y1="6.412cm" svg:x2="10.683cm" svg:y2="13.186cm">
                <text:p/>
              </draw:line>
              <draw:line draw:style-name="gr11" draw:text-style-name="P7" draw:layer="layout" svg:x1="10.758cm" svg:y1="6.412cm" svg:x2="10.758cm" svg:y2="13.186cm">
                <text:p/>
              </draw:line>
            </draw:g>
            <draw:g>
              <draw:line draw:style-name="gr11" draw:text-style-name="P7" draw:layer="layout" svg:x1="10.674cm" svg:y1="6.613cm" svg:x2="10.674cm" svg:y2="13.387cm">
                <text:p/>
              </draw:line>
              <draw:line draw:style-name="gr11" draw:text-style-name="P7" draw:layer="layout" svg:x1="10.749cm" svg:y1="6.613cm" svg:x2="10.749cm" svg:y2="13.387cm">
                <text:p/>
              </draw:line>
              <draw:line draw:style-name="gr11" draw:text-style-name="P7" draw:layer="layout" svg:x1="10.836cm" svg:y1="6.613cm" svg:x2="10.836cm" svg:y2="13.387cm">
                <text:p/>
              </draw:line>
              <draw:line draw:style-name="gr11" draw:text-style-name="P7" draw:layer="layout" svg:x1="10.911cm" svg:y1="6.613cm" svg:x2="10.911cm" svg:y2="13.387cm">
                <text:p/>
              </draw:line>
            </draw:g>
            <draw:g>
              <draw:line draw:style-name="gr11" draw:text-style-name="P7" draw:layer="layout" svg:x1="11.095cm" svg:y1="6.623cm" svg:x2="11.095cm" svg:y2="13.397cm">
                <text:p/>
              </draw:line>
              <draw:line draw:style-name="gr11" draw:text-style-name="P7" draw:layer="layout" svg:x1="11.17cm" svg:y1="6.623cm" svg:x2="11.17cm" svg:y2="13.397cm">
                <text:p/>
              </draw:line>
              <draw:line draw:style-name="gr11" draw:text-style-name="P7" draw:layer="layout" svg:x1="11.257cm" svg:y1="6.623cm" svg:x2="11.257cm" svg:y2="13.397cm">
                <text:p/>
              </draw:line>
              <draw:line draw:style-name="gr11" draw:text-style-name="P7" draw:layer="layout" svg:x1="11.332cm" svg:y1="6.623cm" svg:x2="11.332cm" svg:y2="13.397cm">
                <text:p/>
              </draw:line>
            </draw:g>
            <draw:g>
              <draw:line draw:style-name="gr11" draw:text-style-name="P7" draw:layer="layout" svg:x1="11.321cm" svg:y1="6.523cm" svg:x2="11.321cm" svg:y2="13.297cm">
                <text:p/>
              </draw:line>
              <draw:line draw:style-name="gr11" draw:text-style-name="P7" draw:layer="layout" svg:x1="11.396cm" svg:y1="6.523cm" svg:x2="11.396cm" svg:y2="13.297cm">
                <text:p/>
              </draw:line>
              <draw:line draw:style-name="gr11" draw:text-style-name="P7" draw:layer="layout" svg:x1="11.483cm" svg:y1="6.523cm" svg:x2="11.483cm" svg:y2="13.297cm">
                <text:p/>
              </draw:line>
              <draw:line draw:style-name="gr11" draw:text-style-name="P7" draw:layer="layout" svg:x1="11.558cm" svg:y1="6.523cm" svg:x2="11.558cm" svg:y2="13.297cm">
                <text:p/>
              </draw:line>
            </draw:g>
            <draw:g>
              <draw:line draw:style-name="gr11" draw:text-style-name="P7" draw:layer="layout" svg:x1="10.812cm" svg:y1="6.624cm" svg:x2="10.812cm" svg:y2="13.398cm">
                <text:p/>
              </draw:line>
              <draw:line draw:style-name="gr11" draw:text-style-name="P7" draw:layer="layout" svg:x1="10.887cm" svg:y1="6.624cm" svg:x2="10.887cm" svg:y2="13.398cm">
                <text:p/>
              </draw:line>
              <draw:line draw:style-name="gr11" draw:text-style-name="P7" draw:layer="layout" svg:x1="10.974cm" svg:y1="6.624cm" svg:x2="10.974cm" svg:y2="13.398cm">
                <text:p/>
              </draw:line>
              <draw:line draw:style-name="gr11" draw:text-style-name="P7" draw:layer="layout" svg:x1="11.049cm" svg:y1="6.624cm" svg:x2="11.049cm" svg:y2="13.398cm">
                <text:p/>
              </draw:line>
            </draw:g>
            <draw:g>
              <draw:line draw:style-name="gr11" draw:text-style-name="P7" draw:layer="layout" svg:x1="10.512cm" svg:y1="6.624cm" svg:x2="10.512cm" svg:y2="13.398cm">
                <text:p/>
              </draw:line>
              <draw:line draw:style-name="gr11" draw:text-style-name="P7" draw:layer="layout" svg:x1="10.587cm" svg:y1="6.624cm" svg:x2="10.587cm" svg:y2="13.398cm">
                <text:p/>
              </draw:line>
              <draw:line draw:style-name="gr11" draw:text-style-name="P7" draw:layer="layout" svg:x1="10.674cm" svg:y1="6.624cm" svg:x2="10.674cm" svg:y2="13.398cm">
                <text:p/>
              </draw:line>
              <draw:line draw:style-name="gr11" draw:text-style-name="P7" draw:layer="layout" svg:x1="10.749cm" svg:y1="6.624cm" svg:x2="10.749cm" svg:y2="13.398cm">
                <text:p/>
              </draw:line>
            </draw:g>
            <draw:g>
              <draw:line draw:style-name="gr11" draw:text-style-name="P7" draw:layer="layout" svg:x1="10.996cm" svg:y1="6.476cm" svg:x2="10.996cm" svg:y2="13.25cm">
                <text:p/>
              </draw:line>
              <draw:line draw:style-name="gr11" draw:text-style-name="P7" draw:layer="layout" svg:x1="11.071cm" svg:y1="6.476cm" svg:x2="11.071cm" svg:y2="13.25cm">
                <text:p/>
              </draw:line>
              <draw:line draw:style-name="gr11" draw:text-style-name="P7" draw:layer="layout" svg:x1="11.158cm" svg:y1="6.476cm" svg:x2="11.158cm" svg:y2="13.25cm">
                <text:p/>
              </draw:line>
              <draw:line draw:style-name="gr11" draw:text-style-name="P7" draw:layer="layout" svg:x1="11.233cm" svg:y1="6.476cm" svg:x2="11.233cm" svg:y2="13.25cm">
                <text:p/>
              </draw:line>
            </draw:g>
            <draw:g>
              <draw:line draw:style-name="gr11" draw:text-style-name="P7" draw:layer="layout" svg:x1="11.187cm" svg:y1="6.477cm" svg:x2="11.187cm" svg:y2="13.251cm">
                <text:p/>
              </draw:line>
              <draw:line draw:style-name="gr11" draw:text-style-name="P7" draw:layer="layout" svg:x1="11.262cm" svg:y1="6.477cm" svg:x2="11.262cm" svg:y2="13.251cm">
                <text:p/>
              </draw:line>
              <draw:line draw:style-name="gr11" draw:text-style-name="P7" draw:layer="layout" svg:x1="11.349cm" svg:y1="6.477cm" svg:x2="11.349cm" svg:y2="13.251cm">
                <text:p/>
              </draw:line>
              <draw:line draw:style-name="gr11" draw:text-style-name="P7" draw:layer="layout" svg:x1="11.424cm" svg:y1="6.477cm" svg:x2="11.424cm" svg:y2="13.251cm">
                <text:p/>
              </draw:line>
            </draw:g>
            <draw:g>
              <draw:line draw:style-name="gr11" draw:text-style-name="P7" draw:layer="layout" svg:x1="10.87cm" svg:y1="6.625cm" svg:x2="10.87cm" svg:y2="13.399cm">
                <text:p/>
              </draw:line>
              <draw:line draw:style-name="gr11" draw:text-style-name="P7" draw:layer="layout" svg:x1="10.945cm" svg:y1="6.625cm" svg:x2="10.945cm" svg:y2="13.399cm">
                <text:p/>
              </draw:line>
              <draw:line draw:style-name="gr11" draw:text-style-name="P7" draw:layer="layout" svg:x1="11.032cm" svg:y1="6.625cm" svg:x2="11.032cm" svg:y2="13.399cm">
                <text:p/>
              </draw:line>
              <draw:line draw:style-name="gr11" draw:text-style-name="P7" draw:layer="layout" svg:x1="11.107cm" svg:y1="6.625cm" svg:x2="11.107cm" svg:y2="13.399cm">
                <text:p/>
              </draw:line>
            </draw:g>
            <draw:g>
              <draw:line draw:style-name="gr11" draw:text-style-name="P7" draw:layer="layout" svg:x1="10.671cm" svg:y1="6.626cm" svg:x2="10.671cm" svg:y2="13.4cm">
                <text:p/>
              </draw:line>
              <draw:line draw:style-name="gr11" draw:text-style-name="P7" draw:layer="layout" svg:x1="10.746cm" svg:y1="6.626cm" svg:x2="10.746cm" svg:y2="13.4cm">
                <text:p/>
              </draw:line>
              <draw:line draw:style-name="gr11" draw:text-style-name="P7" draw:layer="layout" svg:x1="10.833cm" svg:y1="6.626cm" svg:x2="10.833cm" svg:y2="13.4cm">
                <text:p/>
              </draw:line>
              <draw:line draw:style-name="gr11" draw:text-style-name="P7" draw:layer="layout" svg:x1="10.908cm" svg:y1="6.626cm" svg:x2="10.908cm" svg:y2="13.4cm">
                <text:p/>
              </draw:line>
            </draw:g>
            <draw:g>
              <draw:line draw:style-name="gr11" draw:text-style-name="P7" draw:layer="layout" svg:x1="10.552cm" svg:y1="6.493cm" svg:x2="10.552cm" svg:y2="13.267cm">
                <text:p/>
              </draw:line>
              <draw:line draw:style-name="gr11" draw:text-style-name="P7" draw:layer="layout" svg:x1="10.627cm" svg:y1="6.493cm" svg:x2="10.627cm" svg:y2="13.267cm">
                <text:p/>
              </draw:line>
              <draw:line draw:style-name="gr11" draw:text-style-name="P7" draw:layer="layout" svg:x1="10.714cm" svg:y1="6.493cm" svg:x2="10.714cm" svg:y2="13.267cm">
                <text:p/>
              </draw:line>
              <draw:line draw:style-name="gr11" draw:text-style-name="P7" draw:layer="layout" svg:x1="10.789cm" svg:y1="6.493cm" svg:x2="10.789cm" svg:y2="13.267cm">
                <text:p/>
              </draw:line>
            </draw:g>
            <draw:g>
              <draw:line draw:style-name="gr11" draw:text-style-name="P7" draw:layer="layout" svg:x1="10.502cm" svg:y1="6.413cm" svg:x2="10.502cm" svg:y2="13.187cm">
                <text:p/>
              </draw:line>
              <draw:line draw:style-name="gr11" draw:text-style-name="P7" draw:layer="layout" svg:x1="10.577cm" svg:y1="6.413cm" svg:x2="10.577cm" svg:y2="13.187cm">
                <text:p/>
              </draw:line>
              <draw:line draw:style-name="gr11" draw:text-style-name="P7" draw:layer="layout" svg:x1="10.664cm" svg:y1="6.413cm" svg:x2="10.664cm" svg:y2="13.187cm">
                <text:p/>
              </draw:line>
              <draw:line draw:style-name="gr11" draw:text-style-name="P7" draw:layer="layout" svg:x1="10.739cm" svg:y1="6.413cm" svg:x2="10.739cm" svg:y2="13.187cm">
                <text:p/>
              </draw:line>
            </draw:g>
            <draw:g>
              <draw:line draw:style-name="gr11" draw:text-style-name="P7" draw:layer="layout" svg:x1="11.122cm" svg:y1="6.413cm" svg:x2="11.122cm" svg:y2="13.187cm">
                <text:p/>
              </draw:line>
              <draw:line draw:style-name="gr11" draw:text-style-name="P7" draw:layer="layout" svg:x1="11.197cm" svg:y1="6.413cm" svg:x2="11.197cm" svg:y2="13.187cm">
                <text:p/>
              </draw:line>
              <draw:line draw:style-name="gr11" draw:text-style-name="P7" draw:layer="layout" svg:x1="11.284cm" svg:y1="6.413cm" svg:x2="11.284cm" svg:y2="13.187cm">
                <text:p/>
              </draw:line>
              <draw:line draw:style-name="gr11" draw:text-style-name="P7" draw:layer="layout" svg:x1="11.359cm" svg:y1="6.413cm" svg:x2="11.359cm" svg:y2="13.187cm">
                <text:p/>
              </draw:line>
            </draw:g>
            <draw:g>
              <draw:line draw:style-name="gr11" draw:text-style-name="P7" draw:layer="layout" svg:x1="10.812cm" svg:y1="6.453cm" svg:x2="10.812cm" svg:y2="13.227cm">
                <text:p/>
              </draw:line>
              <draw:line draw:style-name="gr11" draw:text-style-name="P7" draw:layer="layout" svg:x1="10.887cm" svg:y1="6.453cm" svg:x2="10.887cm" svg:y2="13.227cm">
                <text:p/>
              </draw:line>
              <draw:line draw:style-name="gr11" draw:text-style-name="P7" draw:layer="layout" svg:x1="10.974cm" svg:y1="6.453cm" svg:x2="10.974cm" svg:y2="13.227cm">
                <text:p/>
              </draw:line>
              <draw:line draw:style-name="gr11" draw:text-style-name="P7" draw:layer="layout" svg:x1="11.049cm" svg:y1="6.453cm" svg:x2="11.049cm" svg:y2="13.227cm">
                <text:p/>
              </draw:line>
            </draw:g>
          </draw:g>
          <draw:g>
            <draw:g>
              <draw:line draw:style-name="gr13" draw:text-style-name="P7" draw:layer="layout" svg:x1="10.232cm" svg:y1="6.519cm" svg:x2="10.232cm" svg:y2="13.293cm">
                <text:p/>
              </draw:line>
              <draw:line draw:style-name="gr13" draw:text-style-name="P7" draw:layer="layout" svg:x1="10.407cm" svg:y1="6.519cm" svg:x2="10.407cm" svg:y2="13.293cm">
                <text:p/>
              </draw:line>
              <draw:line draw:style-name="gr13" draw:text-style-name="P7" draw:layer="layout" svg:x1="10.322cm" svg:y1="6.519cm" svg:x2="10.322cm" svg:y2="13.293cm">
                <text:p/>
              </draw:line>
              <draw:line draw:style-name="gr13" draw:text-style-name="P7" draw:layer="layout" svg:x1="10.499cm" svg:y1="6.519cm" svg:x2="10.499cm" svg:y2="13.293cm">
                <text:p/>
              </draw:line>
            </draw:g>
            <draw:g>
              <draw:line draw:style-name="gr13" draw:text-style-name="P7" draw:layer="layout" svg:x1="11.433cm" svg:y1="6.519cm" svg:x2="11.433cm" svg:y2="13.293cm">
                <text:p/>
              </draw:line>
              <draw:line draw:style-name="gr13" draw:text-style-name="P7" draw:layer="layout" svg:x1="11.608cm" svg:y1="6.519cm" svg:x2="11.608cm" svg:y2="13.293cm">
                <text:p/>
              </draw:line>
              <draw:line draw:style-name="gr13" draw:text-style-name="P7" draw:layer="layout" svg:x1="11.523cm" svg:y1="6.519cm" svg:x2="11.523cm" svg:y2="13.293cm">
                <text:p/>
              </draw:line>
              <draw:line draw:style-name="gr13" draw:text-style-name="P7" draw:layer="layout" svg:x1="11.7cm" svg:y1="6.519cm" svg:x2="11.7cm" svg:y2="13.293cm">
                <text:p/>
              </draw:line>
            </draw:g>
          </draw:g>
          <draw:line draw:style-name="gr12" draw:text-style-name="P7" draw:layer="layout" svg:x1="12.173cm" svg:y1="13.091cm" svg:x2="11.944cm" svg:y2="6.321cm">
            <text:p/>
          </draw:line>
        </draw:g>
        <draw:g>
          <draw:line draw:style-name="gr12" draw:text-style-name="P7" draw:layer="layout" svg:x1="13.991cm" svg:y1="13.293cm" svg:x2="13.991cm" svg:y2="6.519cm">
            <text:p/>
          </draw:line>
          <draw:g>
            <draw:g>
              <draw:line draw:style-name="gr11" draw:text-style-name="P7" draw:layer="layout" svg:x1="13.712cm" svg:y1="6.523cm" svg:x2="13.712cm" svg:y2="13.297cm">
                <text:p/>
              </draw:line>
              <draw:line draw:style-name="gr11" draw:text-style-name="P7" draw:layer="layout" svg:x1="13.787cm" svg:y1="6.523cm" svg:x2="13.787cm" svg:y2="13.297cm">
                <text:p/>
              </draw:line>
              <draw:line draw:style-name="gr11" draw:text-style-name="P7" draw:layer="layout" svg:x1="13.874cm" svg:y1="6.523cm" svg:x2="13.874cm" svg:y2="13.297cm">
                <text:p/>
              </draw:line>
              <draw:line draw:style-name="gr11" draw:text-style-name="P7" draw:layer="layout" svg:x1="13.949cm" svg:y1="6.523cm" svg:x2="13.949cm" svg:y2="13.297cm">
                <text:p/>
              </draw:line>
            </draw:g>
            <draw:g>
              <draw:line draw:style-name="gr11" draw:text-style-name="P7" draw:layer="layout" svg:x1="14.037cm" svg:y1="6.523cm" svg:x2="14.037cm" svg:y2="13.297cm">
                <text:p/>
              </draw:line>
              <draw:line draw:style-name="gr11" draw:text-style-name="P7" draw:layer="layout" svg:x1="14.112cm" svg:y1="6.523cm" svg:x2="14.112cm" svg:y2="13.297cm">
                <text:p/>
              </draw:line>
              <draw:line draw:style-name="gr11" draw:text-style-name="P7" draw:layer="layout" svg:x1="14.199cm" svg:y1="6.523cm" svg:x2="14.199cm" svg:y2="13.297cm">
                <text:p/>
              </draw:line>
              <draw:line draw:style-name="gr11" draw:text-style-name="P7" draw:layer="layout" svg:x1="14.274cm" svg:y1="6.523cm" svg:x2="14.274cm" svg:y2="13.297cm">
                <text:p/>
              </draw:line>
            </draw:g>
            <draw:g>
              <draw:line draw:style-name="gr11" draw:text-style-name="P7" draw:layer="layout" svg:x1="13.4cm" svg:y1="6.523cm" svg:x2="13.4cm" svg:y2="13.297cm">
                <text:p/>
              </draw:line>
              <draw:line draw:style-name="gr11" draw:text-style-name="P7" draw:layer="layout" svg:x1="13.475cm" svg:y1="6.523cm" svg:x2="13.475cm" svg:y2="13.297cm">
                <text:p/>
              </draw:line>
              <draw:line draw:style-name="gr11" draw:text-style-name="P7" draw:layer="layout" svg:x1="13.562cm" svg:y1="6.523cm" svg:x2="13.562cm" svg:y2="13.297cm">
                <text:p/>
              </draw:line>
              <draw:line draw:style-name="gr11" draw:text-style-name="P7" draw:layer="layout" svg:x1="13.637cm" svg:y1="6.523cm" svg:x2="13.637cm" svg:y2="13.297cm">
                <text:p/>
              </draw:line>
            </draw:g>
            <draw:g>
              <draw:line draw:style-name="gr11" draw:text-style-name="P7" draw:layer="layout" svg:x1="13.547cm" svg:y1="6.412cm" svg:x2="13.547cm" svg:y2="13.186cm">
                <text:p/>
              </draw:line>
              <draw:line draw:style-name="gr11" draw:text-style-name="P7" draw:layer="layout" svg:x1="13.622cm" svg:y1="6.412cm" svg:x2="13.622cm" svg:y2="13.186cm">
                <text:p/>
              </draw:line>
              <draw:line draw:style-name="gr11" draw:text-style-name="P7" draw:layer="layout" svg:x1="13.709cm" svg:y1="6.412cm" svg:x2="13.709cm" svg:y2="13.186cm">
                <text:p/>
              </draw:line>
              <draw:line draw:style-name="gr11" draw:text-style-name="P7" draw:layer="layout" svg:x1="13.784cm" svg:y1="6.412cm" svg:x2="13.784cm" svg:y2="13.186cm">
                <text:p/>
              </draw:line>
            </draw:g>
            <draw:g>
              <draw:line draw:style-name="gr11" draw:text-style-name="P7" draw:layer="layout" svg:x1="13.7cm" svg:y1="6.613cm" svg:x2="13.7cm" svg:y2="13.387cm">
                <text:p/>
              </draw:line>
              <draw:line draw:style-name="gr11" draw:text-style-name="P7" draw:layer="layout" svg:x1="13.775cm" svg:y1="6.613cm" svg:x2="13.775cm" svg:y2="13.387cm">
                <text:p/>
              </draw:line>
              <draw:line draw:style-name="gr11" draw:text-style-name="P7" draw:layer="layout" svg:x1="13.862cm" svg:y1="6.613cm" svg:x2="13.862cm" svg:y2="13.387cm">
                <text:p/>
              </draw:line>
              <draw:line draw:style-name="gr11" draw:text-style-name="P7" draw:layer="layout" svg:x1="13.937cm" svg:y1="6.613cm" svg:x2="13.937cm" svg:y2="13.387cm">
                <text:p/>
              </draw:line>
            </draw:g>
            <draw:g>
              <draw:line draw:style-name="gr11" draw:text-style-name="P7" draw:layer="layout" svg:x1="14.121cm" svg:y1="6.623cm" svg:x2="14.121cm" svg:y2="13.397cm">
                <text:p/>
              </draw:line>
              <draw:line draw:style-name="gr11" draw:text-style-name="P7" draw:layer="layout" svg:x1="14.196cm" svg:y1="6.623cm" svg:x2="14.196cm" svg:y2="13.397cm">
                <text:p/>
              </draw:line>
              <draw:line draw:style-name="gr11" draw:text-style-name="P7" draw:layer="layout" svg:x1="14.283cm" svg:y1="6.623cm" svg:x2="14.283cm" svg:y2="13.397cm">
                <text:p/>
              </draw:line>
              <draw:line draw:style-name="gr11" draw:text-style-name="P7" draw:layer="layout" svg:x1="14.358cm" svg:y1="6.623cm" svg:x2="14.358cm" svg:y2="13.397cm">
                <text:p/>
              </draw:line>
            </draw:g>
            <draw:g>
              <draw:line draw:style-name="gr11" draw:text-style-name="P7" draw:layer="layout" svg:x1="14.347cm" svg:y1="6.523cm" svg:x2="14.347cm" svg:y2="13.297cm">
                <text:p/>
              </draw:line>
              <draw:line draw:style-name="gr11" draw:text-style-name="P7" draw:layer="layout" svg:x1="14.422cm" svg:y1="6.523cm" svg:x2="14.422cm" svg:y2="13.297cm">
                <text:p/>
              </draw:line>
              <draw:line draw:style-name="gr11" draw:text-style-name="P7" draw:layer="layout" svg:x1="14.509cm" svg:y1="6.523cm" svg:x2="14.509cm" svg:y2="13.297cm">
                <text:p/>
              </draw:line>
              <draw:line draw:style-name="gr11" draw:text-style-name="P7" draw:layer="layout" svg:x1="14.584cm" svg:y1="6.523cm" svg:x2="14.584cm" svg:y2="13.297cm">
                <text:p/>
              </draw:line>
            </draw:g>
            <draw:g>
              <draw:line draw:style-name="gr11" draw:text-style-name="P7" draw:layer="layout" svg:x1="13.838cm" svg:y1="6.624cm" svg:x2="13.838cm" svg:y2="13.398cm">
                <text:p/>
              </draw:line>
              <draw:line draw:style-name="gr11" draw:text-style-name="P7" draw:layer="layout" svg:x1="13.913cm" svg:y1="6.624cm" svg:x2="13.913cm" svg:y2="13.398cm">
                <text:p/>
              </draw:line>
              <draw:line draw:style-name="gr11" draw:text-style-name="P7" draw:layer="layout" svg:x1="14cm" svg:y1="6.624cm" svg:x2="14cm" svg:y2="13.398cm">
                <text:p/>
              </draw:line>
              <draw:line draw:style-name="gr11" draw:text-style-name="P7" draw:layer="layout" svg:x1="14.075cm" svg:y1="6.624cm" svg:x2="14.075cm" svg:y2="13.398cm">
                <text:p/>
              </draw:line>
            </draw:g>
            <draw:g>
              <draw:line draw:style-name="gr11" draw:text-style-name="P7" draw:layer="layout" svg:x1="13.538cm" svg:y1="6.624cm" svg:x2="13.538cm" svg:y2="13.398cm">
                <text:p/>
              </draw:line>
              <draw:line draw:style-name="gr11" draw:text-style-name="P7" draw:layer="layout" svg:x1="13.613cm" svg:y1="6.624cm" svg:x2="13.613cm" svg:y2="13.398cm">
                <text:p/>
              </draw:line>
              <draw:line draw:style-name="gr11" draw:text-style-name="P7" draw:layer="layout" svg:x1="13.7cm" svg:y1="6.624cm" svg:x2="13.7cm" svg:y2="13.398cm">
                <text:p/>
              </draw:line>
              <draw:line draw:style-name="gr11" draw:text-style-name="P7" draw:layer="layout" svg:x1="13.775cm" svg:y1="6.624cm" svg:x2="13.775cm" svg:y2="13.398cm">
                <text:p/>
              </draw:line>
            </draw:g>
            <draw:g>
              <draw:line draw:style-name="gr11" draw:text-style-name="P7" draw:layer="layout" svg:x1="14.022cm" svg:y1="6.476cm" svg:x2="14.022cm" svg:y2="13.25cm">
                <text:p/>
              </draw:line>
              <draw:line draw:style-name="gr11" draw:text-style-name="P7" draw:layer="layout" svg:x1="14.097cm" svg:y1="6.476cm" svg:x2="14.097cm" svg:y2="13.25cm">
                <text:p/>
              </draw:line>
              <draw:line draw:style-name="gr11" draw:text-style-name="P7" draw:layer="layout" svg:x1="14.184cm" svg:y1="6.476cm" svg:x2="14.184cm" svg:y2="13.25cm">
                <text:p/>
              </draw:line>
              <draw:line draw:style-name="gr11" draw:text-style-name="P7" draw:layer="layout" svg:x1="14.259cm" svg:y1="6.476cm" svg:x2="14.259cm" svg:y2="13.25cm">
                <text:p/>
              </draw:line>
            </draw:g>
            <draw:g>
              <draw:line draw:style-name="gr11" draw:text-style-name="P7" draw:layer="layout" svg:x1="14.213cm" svg:y1="6.477cm" svg:x2="14.213cm" svg:y2="13.251cm">
                <text:p/>
              </draw:line>
              <draw:line draw:style-name="gr11" draw:text-style-name="P7" draw:layer="layout" svg:x1="14.288cm" svg:y1="6.477cm" svg:x2="14.288cm" svg:y2="13.251cm">
                <text:p/>
              </draw:line>
              <draw:line draw:style-name="gr11" draw:text-style-name="P7" draw:layer="layout" svg:x1="14.375cm" svg:y1="6.477cm" svg:x2="14.375cm" svg:y2="13.251cm">
                <text:p/>
              </draw:line>
              <draw:line draw:style-name="gr11" draw:text-style-name="P7" draw:layer="layout" svg:x1="14.45cm" svg:y1="6.477cm" svg:x2="14.45cm" svg:y2="13.251cm">
                <text:p/>
              </draw:line>
            </draw:g>
            <draw:g>
              <draw:line draw:style-name="gr11" draw:text-style-name="P7" draw:layer="layout" svg:x1="13.896cm" svg:y1="6.625cm" svg:x2="13.896cm" svg:y2="13.399cm">
                <text:p/>
              </draw:line>
              <draw:line draw:style-name="gr11" draw:text-style-name="P7" draw:layer="layout" svg:x1="13.971cm" svg:y1="6.625cm" svg:x2="13.971cm" svg:y2="13.399cm">
                <text:p/>
              </draw:line>
              <draw:line draw:style-name="gr11" draw:text-style-name="P7" draw:layer="layout" svg:x1="14.058cm" svg:y1="6.625cm" svg:x2="14.058cm" svg:y2="13.399cm">
                <text:p/>
              </draw:line>
              <draw:line draw:style-name="gr11" draw:text-style-name="P7" draw:layer="layout" svg:x1="14.133cm" svg:y1="6.625cm" svg:x2="14.133cm" svg:y2="13.399cm">
                <text:p/>
              </draw:line>
            </draw:g>
            <draw:g>
              <draw:line draw:style-name="gr11" draw:text-style-name="P7" draw:layer="layout" svg:x1="13.697cm" svg:y1="6.626cm" svg:x2="13.697cm" svg:y2="13.4cm">
                <text:p/>
              </draw:line>
              <draw:line draw:style-name="gr11" draw:text-style-name="P7" draw:layer="layout" svg:x1="13.772cm" svg:y1="6.626cm" svg:x2="13.772cm" svg:y2="13.4cm">
                <text:p/>
              </draw:line>
              <draw:line draw:style-name="gr11" draw:text-style-name="P7" draw:layer="layout" svg:x1="13.859cm" svg:y1="6.626cm" svg:x2="13.859cm" svg:y2="13.4cm">
                <text:p/>
              </draw:line>
              <draw:line draw:style-name="gr11" draw:text-style-name="P7" draw:layer="layout" svg:x1="13.934cm" svg:y1="6.626cm" svg:x2="13.934cm" svg:y2="13.4cm">
                <text:p/>
              </draw:line>
            </draw:g>
            <draw:g>
              <draw:line draw:style-name="gr11" draw:text-style-name="P7" draw:layer="layout" svg:x1="13.578cm" svg:y1="6.493cm" svg:x2="13.578cm" svg:y2="13.267cm">
                <text:p/>
              </draw:line>
              <draw:line draw:style-name="gr11" draw:text-style-name="P7" draw:layer="layout" svg:x1="13.653cm" svg:y1="6.493cm" svg:x2="13.653cm" svg:y2="13.267cm">
                <text:p/>
              </draw:line>
              <draw:line draw:style-name="gr11" draw:text-style-name="P7" draw:layer="layout" svg:x1="13.74cm" svg:y1="6.493cm" svg:x2="13.74cm" svg:y2="13.267cm">
                <text:p/>
              </draw:line>
              <draw:line draw:style-name="gr11" draw:text-style-name="P7" draw:layer="layout" svg:x1="13.815cm" svg:y1="6.493cm" svg:x2="13.815cm" svg:y2="13.267cm">
                <text:p/>
              </draw:line>
            </draw:g>
            <draw:g>
              <draw:line draw:style-name="gr11" draw:text-style-name="P7" draw:layer="layout" svg:x1="13.528cm" svg:y1="6.413cm" svg:x2="13.528cm" svg:y2="13.187cm">
                <text:p/>
              </draw:line>
              <draw:line draw:style-name="gr11" draw:text-style-name="P7" draw:layer="layout" svg:x1="13.603cm" svg:y1="6.413cm" svg:x2="13.603cm" svg:y2="13.187cm">
                <text:p/>
              </draw:line>
              <draw:line draw:style-name="gr11" draw:text-style-name="P7" draw:layer="layout" svg:x1="13.69cm" svg:y1="6.413cm" svg:x2="13.69cm" svg:y2="13.187cm">
                <text:p/>
              </draw:line>
              <draw:line draw:style-name="gr11" draw:text-style-name="P7" draw:layer="layout" svg:x1="13.765cm" svg:y1="6.413cm" svg:x2="13.765cm" svg:y2="13.187cm">
                <text:p/>
              </draw:line>
            </draw:g>
            <draw:g>
              <draw:line draw:style-name="gr11" draw:text-style-name="P7" draw:layer="layout" svg:x1="14.148cm" svg:y1="6.413cm" svg:x2="14.148cm" svg:y2="13.187cm">
                <text:p/>
              </draw:line>
              <draw:line draw:style-name="gr11" draw:text-style-name="P7" draw:layer="layout" svg:x1="14.223cm" svg:y1="6.413cm" svg:x2="14.223cm" svg:y2="13.187cm">
                <text:p/>
              </draw:line>
              <draw:line draw:style-name="gr11" draw:text-style-name="P7" draw:layer="layout" svg:x1="14.31cm" svg:y1="6.413cm" svg:x2="14.31cm" svg:y2="13.187cm">
                <text:p/>
              </draw:line>
              <draw:line draw:style-name="gr11" draw:text-style-name="P7" draw:layer="layout" svg:x1="14.385cm" svg:y1="6.413cm" svg:x2="14.385cm" svg:y2="13.187cm">
                <text:p/>
              </draw:line>
            </draw:g>
            <draw:g>
              <draw:line draw:style-name="gr11" draw:text-style-name="P7" draw:layer="layout" svg:x1="13.838cm" svg:y1="6.453cm" svg:x2="13.838cm" svg:y2="13.227cm">
                <text:p/>
              </draw:line>
              <draw:line draw:style-name="gr11" draw:text-style-name="P7" draw:layer="layout" svg:x1="13.913cm" svg:y1="6.453cm" svg:x2="13.913cm" svg:y2="13.227cm">
                <text:p/>
              </draw:line>
              <draw:line draw:style-name="gr11" draw:text-style-name="P7" draw:layer="layout" svg:x1="14cm" svg:y1="6.453cm" svg:x2="14cm" svg:y2="13.227cm">
                <text:p/>
              </draw:line>
              <draw:line draw:style-name="gr11" draw:text-style-name="P7" draw:layer="layout" svg:x1="14.075cm" svg:y1="6.453cm" svg:x2="14.075cm" svg:y2="13.227cm">
                <text:p/>
              </draw:line>
            </draw:g>
          </draw:g>
          <draw:g>
            <draw:g>
              <draw:line draw:style-name="gr13" draw:text-style-name="P7" draw:layer="layout" svg:x1="13.258cm" svg:y1="6.519cm" svg:x2="13.258cm" svg:y2="13.293cm">
                <text:p/>
              </draw:line>
              <draw:line draw:style-name="gr13" draw:text-style-name="P7" draw:layer="layout" svg:x1="13.433cm" svg:y1="6.519cm" svg:x2="13.433cm" svg:y2="13.293cm">
                <text:p/>
              </draw:line>
              <draw:line draw:style-name="gr13" draw:text-style-name="P7" draw:layer="layout" svg:x1="13.348cm" svg:y1="6.519cm" svg:x2="13.348cm" svg:y2="13.293cm">
                <text:p/>
              </draw:line>
              <draw:line draw:style-name="gr13" draw:text-style-name="P7" draw:layer="layout" svg:x1="13.525cm" svg:y1="6.519cm" svg:x2="13.525cm" svg:y2="13.293cm">
                <text:p/>
              </draw:line>
            </draw:g>
            <draw:g>
              <draw:line draw:style-name="gr13" draw:text-style-name="P7" draw:layer="layout" svg:x1="14.459cm" svg:y1="6.519cm" svg:x2="14.459cm" svg:y2="13.293cm">
                <text:p/>
              </draw:line>
              <draw:line draw:style-name="gr13" draw:text-style-name="P7" draw:layer="layout" svg:x1="14.634cm" svg:y1="6.519cm" svg:x2="14.634cm" svg:y2="13.293cm">
                <text:p/>
              </draw:line>
              <draw:line draw:style-name="gr13" draw:text-style-name="P7" draw:layer="layout" svg:x1="14.549cm" svg:y1="6.519cm" svg:x2="14.549cm" svg:y2="13.293cm">
                <text:p/>
              </draw:line>
              <draw:line draw:style-name="gr13" draw:text-style-name="P7" draw:layer="layout" svg:x1="14.726cm" svg:y1="6.519cm" svg:x2="14.726cm" svg:y2="13.293cm">
                <text:p/>
              </draw:line>
            </draw:g>
          </draw:g>
          <draw:line draw:style-name="gr12" draw:text-style-name="P7" draw:layer="layout" svg:x1="15.103cm" svg:y1="5.735cm" svg:x2="15.689cm" svg:y2="12.484cm">
            <text:p/>
          </draw:line>
        </draw:g>
        <draw:g>
          <draw:line draw:style-name="gr12" draw:text-style-name="P7" draw:layer="layout" svg:x1="17.724cm" svg:y1="13.293cm" svg:x2="17.724cm" svg:y2="6.519cm">
            <text:p/>
          </draw:line>
          <draw:g>
            <draw:g>
              <draw:line draw:style-name="gr11" draw:text-style-name="P7" draw:layer="layout" svg:x1="17.445cm" svg:y1="6.523cm" svg:x2="17.445cm" svg:y2="13.297cm">
                <text:p/>
              </draw:line>
              <draw:line draw:style-name="gr11" draw:text-style-name="P7" draw:layer="layout" svg:x1="17.52cm" svg:y1="6.523cm" svg:x2="17.52cm" svg:y2="13.297cm">
                <text:p/>
              </draw:line>
              <draw:line draw:style-name="gr11" draw:text-style-name="P7" draw:layer="layout" svg:x1="17.607cm" svg:y1="6.523cm" svg:x2="17.607cm" svg:y2="13.297cm">
                <text:p/>
              </draw:line>
              <draw:line draw:style-name="gr11" draw:text-style-name="P7" draw:layer="layout" svg:x1="17.682cm" svg:y1="6.523cm" svg:x2="17.682cm" svg:y2="13.297cm">
                <text:p/>
              </draw:line>
            </draw:g>
            <draw:g>
              <draw:line draw:style-name="gr11" draw:text-style-name="P7" draw:layer="layout" svg:x1="17.77cm" svg:y1="6.523cm" svg:x2="17.77cm" svg:y2="13.297cm">
                <text:p/>
              </draw:line>
              <draw:line draw:style-name="gr11" draw:text-style-name="P7" draw:layer="layout" svg:x1="17.845cm" svg:y1="6.523cm" svg:x2="17.845cm" svg:y2="13.297cm">
                <text:p/>
              </draw:line>
              <draw:line draw:style-name="gr11" draw:text-style-name="P7" draw:layer="layout" svg:x1="17.932cm" svg:y1="6.523cm" svg:x2="17.932cm" svg:y2="13.297cm">
                <text:p/>
              </draw:line>
              <draw:line draw:style-name="gr11" draw:text-style-name="P7" draw:layer="layout" svg:x1="18.007cm" svg:y1="6.523cm" svg:x2="18.007cm" svg:y2="13.297cm">
                <text:p/>
              </draw:line>
            </draw:g>
            <draw:g>
              <draw:line draw:style-name="gr11" draw:text-style-name="P7" draw:layer="layout" svg:x1="17.133cm" svg:y1="6.523cm" svg:x2="17.133cm" svg:y2="13.297cm">
                <text:p/>
              </draw:line>
              <draw:line draw:style-name="gr11" draw:text-style-name="P7" draw:layer="layout" svg:x1="17.208cm" svg:y1="6.523cm" svg:x2="17.208cm" svg:y2="13.297cm">
                <text:p/>
              </draw:line>
              <draw:line draw:style-name="gr11" draw:text-style-name="P7" draw:layer="layout" svg:x1="17.295cm" svg:y1="6.523cm" svg:x2="17.295cm" svg:y2="13.297cm">
                <text:p/>
              </draw:line>
              <draw:line draw:style-name="gr11" draw:text-style-name="P7" draw:layer="layout" svg:x1="17.37cm" svg:y1="6.523cm" svg:x2="17.37cm" svg:y2="13.297cm">
                <text:p/>
              </draw:line>
            </draw:g>
            <draw:g>
              <draw:line draw:style-name="gr11" draw:text-style-name="P7" draw:layer="layout" svg:x1="17.28cm" svg:y1="6.412cm" svg:x2="17.28cm" svg:y2="13.186cm">
                <text:p/>
              </draw:line>
              <draw:line draw:style-name="gr11" draw:text-style-name="P7" draw:layer="layout" svg:x1="17.355cm" svg:y1="6.412cm" svg:x2="17.355cm" svg:y2="13.186cm">
                <text:p/>
              </draw:line>
              <draw:line draw:style-name="gr11" draw:text-style-name="P7" draw:layer="layout" svg:x1="17.442cm" svg:y1="6.412cm" svg:x2="17.442cm" svg:y2="13.186cm">
                <text:p/>
              </draw:line>
              <draw:line draw:style-name="gr11" draw:text-style-name="P7" draw:layer="layout" svg:x1="17.517cm" svg:y1="6.412cm" svg:x2="17.517cm" svg:y2="13.186cm">
                <text:p/>
              </draw:line>
            </draw:g>
            <draw:g>
              <draw:line draw:style-name="gr11" draw:text-style-name="P7" draw:layer="layout" svg:x1="17.433cm" svg:y1="6.613cm" svg:x2="17.433cm" svg:y2="13.387cm">
                <text:p/>
              </draw:line>
              <draw:line draw:style-name="gr11" draw:text-style-name="P7" draw:layer="layout" svg:x1="17.508cm" svg:y1="6.613cm" svg:x2="17.508cm" svg:y2="13.387cm">
                <text:p/>
              </draw:line>
              <draw:line draw:style-name="gr11" draw:text-style-name="P7" draw:layer="layout" svg:x1="17.595cm" svg:y1="6.613cm" svg:x2="17.595cm" svg:y2="13.387cm">
                <text:p/>
              </draw:line>
              <draw:line draw:style-name="gr11" draw:text-style-name="P7" draw:layer="layout" svg:x1="17.67cm" svg:y1="6.613cm" svg:x2="17.67cm" svg:y2="13.387cm">
                <text:p/>
              </draw:line>
            </draw:g>
            <draw:g>
              <draw:line draw:style-name="gr11" draw:text-style-name="P7" draw:layer="layout" svg:x1="17.854cm" svg:y1="6.623cm" svg:x2="17.854cm" svg:y2="13.397cm">
                <text:p/>
              </draw:line>
              <draw:line draw:style-name="gr11" draw:text-style-name="P7" draw:layer="layout" svg:x1="17.929cm" svg:y1="6.623cm" svg:x2="17.929cm" svg:y2="13.397cm">
                <text:p/>
              </draw:line>
              <draw:line draw:style-name="gr11" draw:text-style-name="P7" draw:layer="layout" svg:x1="18.016cm" svg:y1="6.623cm" svg:x2="18.016cm" svg:y2="13.397cm">
                <text:p/>
              </draw:line>
              <draw:line draw:style-name="gr11" draw:text-style-name="P7" draw:layer="layout" svg:x1="18.091cm" svg:y1="6.623cm" svg:x2="18.091cm" svg:y2="13.397cm">
                <text:p/>
              </draw:line>
            </draw:g>
            <draw:g>
              <draw:line draw:style-name="gr11" draw:text-style-name="P7" draw:layer="layout" svg:x1="18.08cm" svg:y1="6.523cm" svg:x2="18.08cm" svg:y2="13.297cm">
                <text:p/>
              </draw:line>
              <draw:line draw:style-name="gr11" draw:text-style-name="P7" draw:layer="layout" svg:x1="18.155cm" svg:y1="6.523cm" svg:x2="18.155cm" svg:y2="13.297cm">
                <text:p/>
              </draw:line>
              <draw:line draw:style-name="gr11" draw:text-style-name="P7" draw:layer="layout" svg:x1="18.242cm" svg:y1="6.523cm" svg:x2="18.242cm" svg:y2="13.297cm">
                <text:p/>
              </draw:line>
              <draw:line draw:style-name="gr11" draw:text-style-name="P7" draw:layer="layout" svg:x1="18.317cm" svg:y1="6.523cm" svg:x2="18.317cm" svg:y2="13.297cm">
                <text:p/>
              </draw:line>
            </draw:g>
            <draw:g>
              <draw:line draw:style-name="gr11" draw:text-style-name="P7" draw:layer="layout" svg:x1="17.571cm" svg:y1="6.624cm" svg:x2="17.571cm" svg:y2="13.398cm">
                <text:p/>
              </draw:line>
              <draw:line draw:style-name="gr11" draw:text-style-name="P7" draw:layer="layout" svg:x1="17.646cm" svg:y1="6.624cm" svg:x2="17.646cm" svg:y2="13.398cm">
                <text:p/>
              </draw:line>
              <draw:line draw:style-name="gr11" draw:text-style-name="P7" draw:layer="layout" svg:x1="17.733cm" svg:y1="6.624cm" svg:x2="17.733cm" svg:y2="13.398cm">
                <text:p/>
              </draw:line>
              <draw:line draw:style-name="gr11" draw:text-style-name="P7" draw:layer="layout" svg:x1="17.808cm" svg:y1="6.624cm" svg:x2="17.808cm" svg:y2="13.398cm">
                <text:p/>
              </draw:line>
            </draw:g>
            <draw:g>
              <draw:line draw:style-name="gr11" draw:text-style-name="P7" draw:layer="layout" svg:x1="17.271cm" svg:y1="6.624cm" svg:x2="17.271cm" svg:y2="13.398cm">
                <text:p/>
              </draw:line>
              <draw:line draw:style-name="gr11" draw:text-style-name="P7" draw:layer="layout" svg:x1="17.346cm" svg:y1="6.624cm" svg:x2="17.346cm" svg:y2="13.398cm">
                <text:p/>
              </draw:line>
              <draw:line draw:style-name="gr11" draw:text-style-name="P7" draw:layer="layout" svg:x1="17.433cm" svg:y1="6.624cm" svg:x2="17.433cm" svg:y2="13.398cm">
                <text:p/>
              </draw:line>
              <draw:line draw:style-name="gr11" draw:text-style-name="P7" draw:layer="layout" svg:x1="17.508cm" svg:y1="6.624cm" svg:x2="17.508cm" svg:y2="13.398cm">
                <text:p/>
              </draw:line>
            </draw:g>
            <draw:g>
              <draw:line draw:style-name="gr11" draw:text-style-name="P7" draw:layer="layout" svg:x1="17.755cm" svg:y1="6.476cm" svg:x2="17.755cm" svg:y2="13.25cm">
                <text:p/>
              </draw:line>
              <draw:line draw:style-name="gr11" draw:text-style-name="P7" draw:layer="layout" svg:x1="17.83cm" svg:y1="6.476cm" svg:x2="17.83cm" svg:y2="13.25cm">
                <text:p/>
              </draw:line>
              <draw:line draw:style-name="gr11" draw:text-style-name="P7" draw:layer="layout" svg:x1="17.917cm" svg:y1="6.476cm" svg:x2="17.917cm" svg:y2="13.25cm">
                <text:p/>
              </draw:line>
              <draw:line draw:style-name="gr11" draw:text-style-name="P7" draw:layer="layout" svg:x1="17.992cm" svg:y1="6.476cm" svg:x2="17.992cm" svg:y2="13.25cm">
                <text:p/>
              </draw:line>
            </draw:g>
            <draw:g>
              <draw:line draw:style-name="gr11" draw:text-style-name="P7" draw:layer="layout" svg:x1="17.946cm" svg:y1="6.477cm" svg:x2="17.946cm" svg:y2="13.251cm">
                <text:p/>
              </draw:line>
              <draw:line draw:style-name="gr11" draw:text-style-name="P7" draw:layer="layout" svg:x1="18.021cm" svg:y1="6.477cm" svg:x2="18.021cm" svg:y2="13.251cm">
                <text:p/>
              </draw:line>
              <draw:line draw:style-name="gr11" draw:text-style-name="P7" draw:layer="layout" svg:x1="18.108cm" svg:y1="6.477cm" svg:x2="18.108cm" svg:y2="13.251cm">
                <text:p/>
              </draw:line>
              <draw:line draw:style-name="gr11" draw:text-style-name="P7" draw:layer="layout" svg:x1="18.183cm" svg:y1="6.477cm" svg:x2="18.183cm" svg:y2="13.251cm">
                <text:p/>
              </draw:line>
            </draw:g>
            <draw:g>
              <draw:line draw:style-name="gr11" draw:text-style-name="P7" draw:layer="layout" svg:x1="17.629cm" svg:y1="6.625cm" svg:x2="17.629cm" svg:y2="13.399cm">
                <text:p/>
              </draw:line>
              <draw:line draw:style-name="gr11" draw:text-style-name="P7" draw:layer="layout" svg:x1="17.704cm" svg:y1="6.625cm" svg:x2="17.704cm" svg:y2="13.399cm">
                <text:p/>
              </draw:line>
              <draw:line draw:style-name="gr11" draw:text-style-name="P7" draw:layer="layout" svg:x1="17.791cm" svg:y1="6.625cm" svg:x2="17.791cm" svg:y2="13.399cm">
                <text:p/>
              </draw:line>
              <draw:line draw:style-name="gr11" draw:text-style-name="P7" draw:layer="layout" svg:x1="17.866cm" svg:y1="6.625cm" svg:x2="17.866cm" svg:y2="13.399cm">
                <text:p/>
              </draw:line>
            </draw:g>
            <draw:g>
              <draw:line draw:style-name="gr11" draw:text-style-name="P7" draw:layer="layout" svg:x1="17.43cm" svg:y1="6.626cm" svg:x2="17.43cm" svg:y2="13.4cm">
                <text:p/>
              </draw:line>
              <draw:line draw:style-name="gr11" draw:text-style-name="P7" draw:layer="layout" svg:x1="17.505cm" svg:y1="6.626cm" svg:x2="17.505cm" svg:y2="13.4cm">
                <text:p/>
              </draw:line>
              <draw:line draw:style-name="gr11" draw:text-style-name="P7" draw:layer="layout" svg:x1="17.592cm" svg:y1="6.626cm" svg:x2="17.592cm" svg:y2="13.4cm">
                <text:p/>
              </draw:line>
              <draw:line draw:style-name="gr11" draw:text-style-name="P7" draw:layer="layout" svg:x1="17.667cm" svg:y1="6.626cm" svg:x2="17.667cm" svg:y2="13.4cm">
                <text:p/>
              </draw:line>
            </draw:g>
            <draw:g>
              <draw:line draw:style-name="gr11" draw:text-style-name="P7" draw:layer="layout" svg:x1="17.311cm" svg:y1="6.493cm" svg:x2="17.311cm" svg:y2="13.267cm">
                <text:p/>
              </draw:line>
              <draw:line draw:style-name="gr11" draw:text-style-name="P7" draw:layer="layout" svg:x1="17.386cm" svg:y1="6.493cm" svg:x2="17.386cm" svg:y2="13.267cm">
                <text:p/>
              </draw:line>
              <draw:line draw:style-name="gr11" draw:text-style-name="P7" draw:layer="layout" svg:x1="17.473cm" svg:y1="6.493cm" svg:x2="17.473cm" svg:y2="13.267cm">
                <text:p/>
              </draw:line>
              <draw:line draw:style-name="gr11" draw:text-style-name="P7" draw:layer="layout" svg:x1="17.548cm" svg:y1="6.493cm" svg:x2="17.548cm" svg:y2="13.267cm">
                <text:p/>
              </draw:line>
            </draw:g>
            <draw:g>
              <draw:line draw:style-name="gr11" draw:text-style-name="P7" draw:layer="layout" svg:x1="17.261cm" svg:y1="6.413cm" svg:x2="17.261cm" svg:y2="13.187cm">
                <text:p/>
              </draw:line>
              <draw:line draw:style-name="gr11" draw:text-style-name="P7" draw:layer="layout" svg:x1="17.336cm" svg:y1="6.413cm" svg:x2="17.336cm" svg:y2="13.187cm">
                <text:p/>
              </draw:line>
              <draw:line draw:style-name="gr11" draw:text-style-name="P7" draw:layer="layout" svg:x1="17.423cm" svg:y1="6.413cm" svg:x2="17.423cm" svg:y2="13.187cm">
                <text:p/>
              </draw:line>
              <draw:line draw:style-name="gr11" draw:text-style-name="P7" draw:layer="layout" svg:x1="17.498cm" svg:y1="6.413cm" svg:x2="17.498cm" svg:y2="13.187cm">
                <text:p/>
              </draw:line>
            </draw:g>
            <draw:g>
              <draw:line draw:style-name="gr11" draw:text-style-name="P7" draw:layer="layout" svg:x1="17.881cm" svg:y1="6.413cm" svg:x2="17.881cm" svg:y2="13.187cm">
                <text:p/>
              </draw:line>
              <draw:line draw:style-name="gr11" draw:text-style-name="P7" draw:layer="layout" svg:x1="17.956cm" svg:y1="6.413cm" svg:x2="17.956cm" svg:y2="13.187cm">
                <text:p/>
              </draw:line>
              <draw:line draw:style-name="gr11" draw:text-style-name="P7" draw:layer="layout" svg:x1="18.043cm" svg:y1="6.413cm" svg:x2="18.043cm" svg:y2="13.187cm">
                <text:p/>
              </draw:line>
              <draw:line draw:style-name="gr11" draw:text-style-name="P7" draw:layer="layout" svg:x1="18.118cm" svg:y1="6.413cm" svg:x2="18.118cm" svg:y2="13.187cm">
                <text:p/>
              </draw:line>
            </draw:g>
            <draw:g>
              <draw:line draw:style-name="gr11" draw:text-style-name="P7" draw:layer="layout" svg:x1="17.571cm" svg:y1="6.453cm" svg:x2="17.571cm" svg:y2="13.227cm">
                <text:p/>
              </draw:line>
              <draw:line draw:style-name="gr11" draw:text-style-name="P7" draw:layer="layout" svg:x1="17.646cm" svg:y1="6.453cm" svg:x2="17.646cm" svg:y2="13.227cm">
                <text:p/>
              </draw:line>
              <draw:line draw:style-name="gr11" draw:text-style-name="P7" draw:layer="layout" svg:x1="17.733cm" svg:y1="6.453cm" svg:x2="17.733cm" svg:y2="13.227cm">
                <text:p/>
              </draw:line>
              <draw:line draw:style-name="gr11" draw:text-style-name="P7" draw:layer="layout" svg:x1="17.808cm" svg:y1="6.453cm" svg:x2="17.808cm" svg:y2="13.227cm">
                <text:p/>
              </draw:line>
            </draw:g>
          </draw:g>
          <draw:g>
            <draw:g>
              <draw:line draw:style-name="gr13" draw:text-style-name="P7" draw:layer="layout" svg:x1="16.991cm" svg:y1="6.519cm" svg:x2="16.991cm" svg:y2="13.293cm">
                <text:p/>
              </draw:line>
              <draw:line draw:style-name="gr13" draw:text-style-name="P7" draw:layer="layout" svg:x1="17.166cm" svg:y1="6.519cm" svg:x2="17.166cm" svg:y2="13.293cm">
                <text:p/>
              </draw:line>
              <draw:line draw:style-name="gr13" draw:text-style-name="P7" draw:layer="layout" svg:x1="17.081cm" svg:y1="6.519cm" svg:x2="17.081cm" svg:y2="13.293cm">
                <text:p/>
              </draw:line>
              <draw:line draw:style-name="gr13" draw:text-style-name="P7" draw:layer="layout" svg:x1="17.258cm" svg:y1="6.519cm" svg:x2="17.258cm" svg:y2="13.293cm">
                <text:p/>
              </draw:line>
            </draw:g>
            <draw:g>
              <draw:line draw:style-name="gr13" draw:text-style-name="P7" draw:layer="layout" svg:x1="18.192cm" svg:y1="6.519cm" svg:x2="18.192cm" svg:y2="13.293cm">
                <text:p/>
              </draw:line>
              <draw:line draw:style-name="gr13" draw:text-style-name="P7" draw:layer="layout" svg:x1="18.367cm" svg:y1="6.519cm" svg:x2="18.367cm" svg:y2="13.293cm">
                <text:p/>
              </draw:line>
              <draw:line draw:style-name="gr13" draw:text-style-name="P7" draw:layer="layout" svg:x1="18.282cm" svg:y1="6.519cm" svg:x2="18.282cm" svg:y2="13.293cm">
                <text:p/>
              </draw:line>
              <draw:line draw:style-name="gr13" draw:text-style-name="P7" draw:layer="layout" svg:x1="18.459cm" svg:y1="6.519cm" svg:x2="18.459cm" svg:y2="13.293cm">
                <text:p/>
              </draw:line>
            </draw:g>
          </draw:g>
          <draw:line draw:style-name="gr12" draw:text-style-name="P7" draw:layer="layout" svg:x1="18.819cm" svg:y1="4.841cm" svg:x2="19.994cm" svg:y2="11.512cm">
            <text:p/>
          </draw:line>
        </draw:g>
        <draw:g>
          <draw:line draw:style-name="gr12" draw:text-style-name="P7" draw:layer="layout" svg:x1="21.956cm" svg:y1="13.293cm" svg:x2="21.956cm" svg:y2="6.519cm">
            <text:p/>
          </draw:line>
          <draw:g>
            <draw:g>
              <draw:line draw:style-name="gr11" draw:text-style-name="P7" draw:layer="layout" svg:x1="21.677cm" svg:y1="6.523cm" svg:x2="21.677cm" svg:y2="13.297cm">
                <text:p/>
              </draw:line>
              <draw:line draw:style-name="gr11" draw:text-style-name="P7" draw:layer="layout" svg:x1="21.752cm" svg:y1="6.523cm" svg:x2="21.752cm" svg:y2="13.297cm">
                <text:p/>
              </draw:line>
              <draw:line draw:style-name="gr11" draw:text-style-name="P7" draw:layer="layout" svg:x1="21.839cm" svg:y1="6.523cm" svg:x2="21.839cm" svg:y2="13.297cm">
                <text:p/>
              </draw:line>
              <draw:line draw:style-name="gr11" draw:text-style-name="P7" draw:layer="layout" svg:x1="21.914cm" svg:y1="6.523cm" svg:x2="21.914cm" svg:y2="13.297cm">
                <text:p/>
              </draw:line>
            </draw:g>
            <draw:g>
              <draw:line draw:style-name="gr11" draw:text-style-name="P7" draw:layer="layout" svg:x1="22.002cm" svg:y1="6.523cm" svg:x2="22.002cm" svg:y2="13.297cm">
                <text:p/>
              </draw:line>
              <draw:line draw:style-name="gr11" draw:text-style-name="P7" draw:layer="layout" svg:x1="22.077cm" svg:y1="6.523cm" svg:x2="22.077cm" svg:y2="13.297cm">
                <text:p/>
              </draw:line>
              <draw:line draw:style-name="gr11" draw:text-style-name="P7" draw:layer="layout" svg:x1="22.164cm" svg:y1="6.523cm" svg:x2="22.164cm" svg:y2="13.297cm">
                <text:p/>
              </draw:line>
              <draw:line draw:style-name="gr11" draw:text-style-name="P7" draw:layer="layout" svg:x1="22.239cm" svg:y1="6.523cm" svg:x2="22.239cm" svg:y2="13.297cm">
                <text:p/>
              </draw:line>
            </draw:g>
            <draw:g>
              <draw:line draw:style-name="gr11" draw:text-style-name="P7" draw:layer="layout" svg:x1="21.365cm" svg:y1="6.523cm" svg:x2="21.365cm" svg:y2="13.297cm">
                <text:p/>
              </draw:line>
              <draw:line draw:style-name="gr11" draw:text-style-name="P7" draw:layer="layout" svg:x1="21.44cm" svg:y1="6.523cm" svg:x2="21.44cm" svg:y2="13.297cm">
                <text:p/>
              </draw:line>
              <draw:line draw:style-name="gr11" draw:text-style-name="P7" draw:layer="layout" svg:x1="21.527cm" svg:y1="6.523cm" svg:x2="21.527cm" svg:y2="13.297cm">
                <text:p/>
              </draw:line>
              <draw:line draw:style-name="gr11" draw:text-style-name="P7" draw:layer="layout" svg:x1="21.602cm" svg:y1="6.523cm" svg:x2="21.602cm" svg:y2="13.297cm">
                <text:p/>
              </draw:line>
            </draw:g>
            <draw:g>
              <draw:line draw:style-name="gr11" draw:text-style-name="P7" draw:layer="layout" svg:x1="21.512cm" svg:y1="6.412cm" svg:x2="21.512cm" svg:y2="13.186cm">
                <text:p/>
              </draw:line>
              <draw:line draw:style-name="gr11" draw:text-style-name="P7" draw:layer="layout" svg:x1="21.587cm" svg:y1="6.412cm" svg:x2="21.587cm" svg:y2="13.186cm">
                <text:p/>
              </draw:line>
              <draw:line draw:style-name="gr11" draw:text-style-name="P7" draw:layer="layout" svg:x1="21.674cm" svg:y1="6.412cm" svg:x2="21.674cm" svg:y2="13.186cm">
                <text:p/>
              </draw:line>
              <draw:line draw:style-name="gr11" draw:text-style-name="P7" draw:layer="layout" svg:x1="21.749cm" svg:y1="6.412cm" svg:x2="21.749cm" svg:y2="13.186cm">
                <text:p/>
              </draw:line>
            </draw:g>
            <draw:g>
              <draw:line draw:style-name="gr11" draw:text-style-name="P7" draw:layer="layout" svg:x1="21.665cm" svg:y1="6.613cm" svg:x2="21.665cm" svg:y2="13.387cm">
                <text:p/>
              </draw:line>
              <draw:line draw:style-name="gr11" draw:text-style-name="P7" draw:layer="layout" svg:x1="21.74cm" svg:y1="6.613cm" svg:x2="21.74cm" svg:y2="13.387cm">
                <text:p/>
              </draw:line>
              <draw:line draw:style-name="gr11" draw:text-style-name="P7" draw:layer="layout" svg:x1="21.827cm" svg:y1="6.613cm" svg:x2="21.827cm" svg:y2="13.387cm">
                <text:p/>
              </draw:line>
              <draw:line draw:style-name="gr11" draw:text-style-name="P7" draw:layer="layout" svg:x1="21.902cm" svg:y1="6.613cm" svg:x2="21.902cm" svg:y2="13.387cm">
                <text:p/>
              </draw:line>
            </draw:g>
            <draw:g>
              <draw:line draw:style-name="gr11" draw:text-style-name="P7" draw:layer="layout" svg:x1="22.086cm" svg:y1="6.623cm" svg:x2="22.086cm" svg:y2="13.397cm">
                <text:p/>
              </draw:line>
              <draw:line draw:style-name="gr11" draw:text-style-name="P7" draw:layer="layout" svg:x1="22.161cm" svg:y1="6.623cm" svg:x2="22.161cm" svg:y2="13.397cm">
                <text:p/>
              </draw:line>
              <draw:line draw:style-name="gr11" draw:text-style-name="P7" draw:layer="layout" svg:x1="22.248cm" svg:y1="6.623cm" svg:x2="22.248cm" svg:y2="13.397cm">
                <text:p/>
              </draw:line>
              <draw:line draw:style-name="gr11" draw:text-style-name="P7" draw:layer="layout" svg:x1="22.323cm" svg:y1="6.623cm" svg:x2="22.323cm" svg:y2="13.397cm">
                <text:p/>
              </draw:line>
            </draw:g>
            <draw:g>
              <draw:line draw:style-name="gr11" draw:text-style-name="P7" draw:layer="layout" svg:x1="22.312cm" svg:y1="6.523cm" svg:x2="22.312cm" svg:y2="13.297cm">
                <text:p/>
              </draw:line>
              <draw:line draw:style-name="gr11" draw:text-style-name="P7" draw:layer="layout" svg:x1="22.387cm" svg:y1="6.523cm" svg:x2="22.387cm" svg:y2="13.297cm">
                <text:p/>
              </draw:line>
              <draw:line draw:style-name="gr11" draw:text-style-name="P7" draw:layer="layout" svg:x1="22.474cm" svg:y1="6.523cm" svg:x2="22.474cm" svg:y2="13.297cm">
                <text:p/>
              </draw:line>
              <draw:line draw:style-name="gr11" draw:text-style-name="P7" draw:layer="layout" svg:x1="22.549cm" svg:y1="6.523cm" svg:x2="22.549cm" svg:y2="13.297cm">
                <text:p/>
              </draw:line>
            </draw:g>
            <draw:g>
              <draw:line draw:style-name="gr11" draw:text-style-name="P7" draw:layer="layout" svg:x1="21.803cm" svg:y1="6.624cm" svg:x2="21.803cm" svg:y2="13.398cm">
                <text:p/>
              </draw:line>
              <draw:line draw:style-name="gr11" draw:text-style-name="P7" draw:layer="layout" svg:x1="21.878cm" svg:y1="6.624cm" svg:x2="21.878cm" svg:y2="13.398cm">
                <text:p/>
              </draw:line>
              <draw:line draw:style-name="gr11" draw:text-style-name="P7" draw:layer="layout" svg:x1="21.965cm" svg:y1="6.624cm" svg:x2="21.965cm" svg:y2="13.398cm">
                <text:p/>
              </draw:line>
              <draw:line draw:style-name="gr11" draw:text-style-name="P7" draw:layer="layout" svg:x1="22.04cm" svg:y1="6.624cm" svg:x2="22.04cm" svg:y2="13.398cm">
                <text:p/>
              </draw:line>
            </draw:g>
            <draw:g>
              <draw:line draw:style-name="gr11" draw:text-style-name="P7" draw:layer="layout" svg:x1="21.503cm" svg:y1="6.624cm" svg:x2="21.503cm" svg:y2="13.398cm">
                <text:p/>
              </draw:line>
              <draw:line draw:style-name="gr11" draw:text-style-name="P7" draw:layer="layout" svg:x1="21.578cm" svg:y1="6.624cm" svg:x2="21.578cm" svg:y2="13.398cm">
                <text:p/>
              </draw:line>
              <draw:line draw:style-name="gr11" draw:text-style-name="P7" draw:layer="layout" svg:x1="21.665cm" svg:y1="6.624cm" svg:x2="21.665cm" svg:y2="13.398cm">
                <text:p/>
              </draw:line>
              <draw:line draw:style-name="gr11" draw:text-style-name="P7" draw:layer="layout" svg:x1="21.74cm" svg:y1="6.624cm" svg:x2="21.74cm" svg:y2="13.398cm">
                <text:p/>
              </draw:line>
            </draw:g>
            <draw:g>
              <draw:line draw:style-name="gr11" draw:text-style-name="P7" draw:layer="layout" svg:x1="21.987cm" svg:y1="6.476cm" svg:x2="21.987cm" svg:y2="13.25cm">
                <text:p/>
              </draw:line>
              <draw:line draw:style-name="gr11" draw:text-style-name="P7" draw:layer="layout" svg:x1="22.062cm" svg:y1="6.476cm" svg:x2="22.062cm" svg:y2="13.25cm">
                <text:p/>
              </draw:line>
              <draw:line draw:style-name="gr11" draw:text-style-name="P7" draw:layer="layout" svg:x1="22.149cm" svg:y1="6.476cm" svg:x2="22.149cm" svg:y2="13.25cm">
                <text:p/>
              </draw:line>
              <draw:line draw:style-name="gr11" draw:text-style-name="P7" draw:layer="layout" svg:x1="22.224cm" svg:y1="6.476cm" svg:x2="22.224cm" svg:y2="13.25cm">
                <text:p/>
              </draw:line>
            </draw:g>
            <draw:g>
              <draw:line draw:style-name="gr11" draw:text-style-name="P7" draw:layer="layout" svg:x1="22.178cm" svg:y1="6.477cm" svg:x2="22.178cm" svg:y2="13.251cm">
                <text:p/>
              </draw:line>
              <draw:line draw:style-name="gr11" draw:text-style-name="P7" draw:layer="layout" svg:x1="22.253cm" svg:y1="6.477cm" svg:x2="22.253cm" svg:y2="13.251cm">
                <text:p/>
              </draw:line>
              <draw:line draw:style-name="gr11" draw:text-style-name="P7" draw:layer="layout" svg:x1="22.34cm" svg:y1="6.477cm" svg:x2="22.34cm" svg:y2="13.251cm">
                <text:p/>
              </draw:line>
              <draw:line draw:style-name="gr11" draw:text-style-name="P7" draw:layer="layout" svg:x1="22.415cm" svg:y1="6.477cm" svg:x2="22.415cm" svg:y2="13.251cm">
                <text:p/>
              </draw:line>
            </draw:g>
            <draw:g>
              <draw:line draw:style-name="gr11" draw:text-style-name="P7" draw:layer="layout" svg:x1="21.861cm" svg:y1="6.625cm" svg:x2="21.861cm" svg:y2="13.399cm">
                <text:p/>
              </draw:line>
              <draw:line draw:style-name="gr11" draw:text-style-name="P7" draw:layer="layout" svg:x1="21.936cm" svg:y1="6.625cm" svg:x2="21.936cm" svg:y2="13.399cm">
                <text:p/>
              </draw:line>
              <draw:line draw:style-name="gr11" draw:text-style-name="P7" draw:layer="layout" svg:x1="22.023cm" svg:y1="6.625cm" svg:x2="22.023cm" svg:y2="13.399cm">
                <text:p/>
              </draw:line>
              <draw:line draw:style-name="gr11" draw:text-style-name="P7" draw:layer="layout" svg:x1="22.098cm" svg:y1="6.625cm" svg:x2="22.098cm" svg:y2="13.399cm">
                <text:p/>
              </draw:line>
            </draw:g>
            <draw:g>
              <draw:line draw:style-name="gr11" draw:text-style-name="P7" draw:layer="layout" svg:x1="21.662cm" svg:y1="6.626cm" svg:x2="21.662cm" svg:y2="13.4cm">
                <text:p/>
              </draw:line>
              <draw:line draw:style-name="gr11" draw:text-style-name="P7" draw:layer="layout" svg:x1="21.737cm" svg:y1="6.626cm" svg:x2="21.737cm" svg:y2="13.4cm">
                <text:p/>
              </draw:line>
              <draw:line draw:style-name="gr11" draw:text-style-name="P7" draw:layer="layout" svg:x1="21.824cm" svg:y1="6.626cm" svg:x2="21.824cm" svg:y2="13.4cm">
                <text:p/>
              </draw:line>
              <draw:line draw:style-name="gr11" draw:text-style-name="P7" draw:layer="layout" svg:x1="21.899cm" svg:y1="6.626cm" svg:x2="21.899cm" svg:y2="13.4cm">
                <text:p/>
              </draw:line>
            </draw:g>
            <draw:g>
              <draw:line draw:style-name="gr11" draw:text-style-name="P7" draw:layer="layout" svg:x1="21.543cm" svg:y1="6.493cm" svg:x2="21.543cm" svg:y2="13.267cm">
                <text:p/>
              </draw:line>
              <draw:line draw:style-name="gr11" draw:text-style-name="P7" draw:layer="layout" svg:x1="21.618cm" svg:y1="6.493cm" svg:x2="21.618cm" svg:y2="13.267cm">
                <text:p/>
              </draw:line>
              <draw:line draw:style-name="gr11" draw:text-style-name="P7" draw:layer="layout" svg:x1="21.705cm" svg:y1="6.493cm" svg:x2="21.705cm" svg:y2="13.267cm">
                <text:p/>
              </draw:line>
              <draw:line draw:style-name="gr11" draw:text-style-name="P7" draw:layer="layout" svg:x1="21.78cm" svg:y1="6.493cm" svg:x2="21.78cm" svg:y2="13.267cm">
                <text:p/>
              </draw:line>
            </draw:g>
            <draw:g>
              <draw:line draw:style-name="gr11" draw:text-style-name="P7" draw:layer="layout" svg:x1="21.493cm" svg:y1="6.413cm" svg:x2="21.493cm" svg:y2="13.187cm">
                <text:p/>
              </draw:line>
              <draw:line draw:style-name="gr11" draw:text-style-name="P7" draw:layer="layout" svg:x1="21.568cm" svg:y1="6.413cm" svg:x2="21.568cm" svg:y2="13.187cm">
                <text:p/>
              </draw:line>
              <draw:line draw:style-name="gr11" draw:text-style-name="P7" draw:layer="layout" svg:x1="21.655cm" svg:y1="6.413cm" svg:x2="21.655cm" svg:y2="13.187cm">
                <text:p/>
              </draw:line>
              <draw:line draw:style-name="gr11" draw:text-style-name="P7" draw:layer="layout" svg:x1="21.73cm" svg:y1="6.413cm" svg:x2="21.73cm" svg:y2="13.187cm">
                <text:p/>
              </draw:line>
            </draw:g>
            <draw:g>
              <draw:line draw:style-name="gr11" draw:text-style-name="P7" draw:layer="layout" svg:x1="22.113cm" svg:y1="6.413cm" svg:x2="22.113cm" svg:y2="13.187cm">
                <text:p/>
              </draw:line>
              <draw:line draw:style-name="gr11" draw:text-style-name="P7" draw:layer="layout" svg:x1="22.188cm" svg:y1="6.413cm" svg:x2="22.188cm" svg:y2="13.187cm">
                <text:p/>
              </draw:line>
              <draw:line draw:style-name="gr11" draw:text-style-name="P7" draw:layer="layout" svg:x1="22.275cm" svg:y1="6.413cm" svg:x2="22.275cm" svg:y2="13.187cm">
                <text:p/>
              </draw:line>
              <draw:line draw:style-name="gr11" draw:text-style-name="P7" draw:layer="layout" svg:x1="22.35cm" svg:y1="6.413cm" svg:x2="22.35cm" svg:y2="13.187cm">
                <text:p/>
              </draw:line>
            </draw:g>
            <draw:g>
              <draw:line draw:style-name="gr11" draw:text-style-name="P7" draw:layer="layout" svg:x1="21.803cm" svg:y1="6.453cm" svg:x2="21.803cm" svg:y2="13.227cm">
                <text:p/>
              </draw:line>
              <draw:line draw:style-name="gr11" draw:text-style-name="P7" draw:layer="layout" svg:x1="21.878cm" svg:y1="6.453cm" svg:x2="21.878cm" svg:y2="13.227cm">
                <text:p/>
              </draw:line>
              <draw:line draw:style-name="gr11" draw:text-style-name="P7" draw:layer="layout" svg:x1="21.965cm" svg:y1="6.453cm" svg:x2="21.965cm" svg:y2="13.227cm">
                <text:p/>
              </draw:line>
              <draw:line draw:style-name="gr11" draw:text-style-name="P7" draw:layer="layout" svg:x1="22.04cm" svg:y1="6.453cm" svg:x2="22.04cm" svg:y2="13.227cm">
                <text:p/>
              </draw:line>
            </draw:g>
          </draw:g>
          <draw:g>
            <draw:g>
              <draw:line draw:style-name="gr13" draw:text-style-name="P7" draw:layer="layout" svg:x1="21.223cm" svg:y1="6.519cm" svg:x2="21.223cm" svg:y2="13.293cm">
                <text:p/>
              </draw:line>
              <draw:line draw:style-name="gr13" draw:text-style-name="P7" draw:layer="layout" svg:x1="21.398cm" svg:y1="6.519cm" svg:x2="21.398cm" svg:y2="13.293cm">
                <text:p/>
              </draw:line>
              <draw:line draw:style-name="gr13" draw:text-style-name="P7" draw:layer="layout" svg:x1="21.313cm" svg:y1="6.519cm" svg:x2="21.313cm" svg:y2="13.293cm">
                <text:p/>
              </draw:line>
              <draw:line draw:style-name="gr13" draw:text-style-name="P7" draw:layer="layout" svg:x1="21.49cm" svg:y1="6.519cm" svg:x2="21.49cm" svg:y2="13.293cm">
                <text:p/>
              </draw:line>
            </draw:g>
            <draw:g>
              <draw:line draw:style-name="gr13" draw:text-style-name="P7" draw:layer="layout" svg:x1="22.424cm" svg:y1="6.519cm" svg:x2="22.424cm" svg:y2="13.293cm">
                <text:p/>
              </draw:line>
              <draw:line draw:style-name="gr13" draw:text-style-name="P7" draw:layer="layout" svg:x1="22.599cm" svg:y1="6.519cm" svg:x2="22.599cm" svg:y2="13.293cm">
                <text:p/>
              </draw:line>
              <draw:line draw:style-name="gr13" draw:text-style-name="P7" draw:layer="layout" svg:x1="22.514cm" svg:y1="6.519cm" svg:x2="22.514cm" svg:y2="13.293cm">
                <text:p/>
              </draw:line>
              <draw:line draw:style-name="gr13" draw:text-style-name="P7" draw:layer="layout" svg:x1="22.691cm" svg:y1="6.519cm" svg:x2="22.691cm" svg:y2="13.293cm">
                <text:p/>
              </draw:line>
            </draw:g>
          </draw:g>
          <draw:line draw:style-name="gr12" draw:text-style-name="P7" draw:layer="layout" svg:x1="22.954cm" svg:y1="3.89cm" svg:x2="25.046cm" svg:y2="10.333cm">
            <text:p/>
          </draw:line>
        </draw:g>
        <draw:g>
          <draw:line draw:style-name="gr12" draw:text-style-name="P7" draw:layer="layout" svg:x1="27.456cm" svg:y1="13.293cm" svg:x2="27.456cm" svg:y2="6.519cm">
            <text:p/>
          </draw:line>
          <draw:g>
            <draw:g>
              <draw:line draw:style-name="gr11" draw:text-style-name="P7" draw:layer="layout" svg:x1="27.177cm" svg:y1="6.523cm" svg:x2="27.177cm" svg:y2="13.297cm">
                <text:p/>
              </draw:line>
              <draw:line draw:style-name="gr11" draw:text-style-name="P7" draw:layer="layout" svg:x1="27.252cm" svg:y1="6.523cm" svg:x2="27.252cm" svg:y2="13.297cm">
                <text:p/>
              </draw:line>
              <draw:line draw:style-name="gr11" draw:text-style-name="P7" draw:layer="layout" svg:x1="27.339cm" svg:y1="6.523cm" svg:x2="27.339cm" svg:y2="13.297cm">
                <text:p/>
              </draw:line>
              <draw:line draw:style-name="gr11" draw:text-style-name="P7" draw:layer="layout" svg:x1="27.414cm" svg:y1="6.523cm" svg:x2="27.414cm" svg:y2="13.297cm">
                <text:p/>
              </draw:line>
            </draw:g>
            <draw:g>
              <draw:line draw:style-name="gr11" draw:text-style-name="P7" draw:layer="layout" svg:x1="27.502cm" svg:y1="6.523cm" svg:x2="27.502cm" svg:y2="13.297cm">
                <text:p/>
              </draw:line>
              <draw:line draw:style-name="gr11" draw:text-style-name="P7" draw:layer="layout" svg:x1="27.577cm" svg:y1="6.523cm" svg:x2="27.577cm" svg:y2="13.297cm">
                <text:p/>
              </draw:line>
              <draw:line draw:style-name="gr11" draw:text-style-name="P7" draw:layer="layout" svg:x1="27.664cm" svg:y1="6.523cm" svg:x2="27.664cm" svg:y2="13.297cm">
                <text:p/>
              </draw:line>
              <draw:line draw:style-name="gr11" draw:text-style-name="P7" draw:layer="layout" svg:x1="27.739cm" svg:y1="6.523cm" svg:x2="27.739cm" svg:y2="13.297cm">
                <text:p/>
              </draw:line>
            </draw:g>
            <draw:g>
              <draw:line draw:style-name="gr11" draw:text-style-name="P7" draw:layer="layout" svg:x1="26.865cm" svg:y1="6.523cm" svg:x2="26.865cm" svg:y2="13.297cm">
                <text:p/>
              </draw:line>
              <draw:line draw:style-name="gr11" draw:text-style-name="P7" draw:layer="layout" svg:x1="26.94cm" svg:y1="6.523cm" svg:x2="26.94cm" svg:y2="13.297cm">
                <text:p/>
              </draw:line>
              <draw:line draw:style-name="gr11" draw:text-style-name="P7" draw:layer="layout" svg:x1="27.027cm" svg:y1="6.523cm" svg:x2="27.027cm" svg:y2="13.297cm">
                <text:p/>
              </draw:line>
              <draw:line draw:style-name="gr11" draw:text-style-name="P7" draw:layer="layout" svg:x1="27.102cm" svg:y1="6.523cm" svg:x2="27.102cm" svg:y2="13.297cm">
                <text:p/>
              </draw:line>
            </draw:g>
            <draw:g>
              <draw:line draw:style-name="gr11" draw:text-style-name="P7" draw:layer="layout" svg:x1="27.012cm" svg:y1="6.412cm" svg:x2="27.012cm" svg:y2="13.186cm">
                <text:p/>
              </draw:line>
              <draw:line draw:style-name="gr11" draw:text-style-name="P7" draw:layer="layout" svg:x1="27.087cm" svg:y1="6.412cm" svg:x2="27.087cm" svg:y2="13.186cm">
                <text:p/>
              </draw:line>
              <draw:line draw:style-name="gr11" draw:text-style-name="P7" draw:layer="layout" svg:x1="27.174cm" svg:y1="6.412cm" svg:x2="27.174cm" svg:y2="13.186cm">
                <text:p/>
              </draw:line>
              <draw:line draw:style-name="gr11" draw:text-style-name="P7" draw:layer="layout" svg:x1="27.249cm" svg:y1="6.412cm" svg:x2="27.249cm" svg:y2="13.186cm">
                <text:p/>
              </draw:line>
            </draw:g>
            <draw:g>
              <draw:line draw:style-name="gr11" draw:text-style-name="P7" draw:layer="layout" svg:x1="27.165cm" svg:y1="6.613cm" svg:x2="27.165cm" svg:y2="13.387cm">
                <text:p/>
              </draw:line>
              <draw:line draw:style-name="gr11" draw:text-style-name="P7" draw:layer="layout" svg:x1="27.24cm" svg:y1="6.613cm" svg:x2="27.24cm" svg:y2="13.387cm">
                <text:p/>
              </draw:line>
              <draw:line draw:style-name="gr11" draw:text-style-name="P7" draw:layer="layout" svg:x1="27.327cm" svg:y1="6.613cm" svg:x2="27.327cm" svg:y2="13.387cm">
                <text:p/>
              </draw:line>
              <draw:line draw:style-name="gr11" draw:text-style-name="P7" draw:layer="layout" svg:x1="27.402cm" svg:y1="6.613cm" svg:x2="27.402cm" svg:y2="13.387cm">
                <text:p/>
              </draw:line>
            </draw:g>
            <draw:g>
              <draw:line draw:style-name="gr11" draw:text-style-name="P7" draw:layer="layout" svg:x1="27.586cm" svg:y1="6.623cm" svg:x2="27.586cm" svg:y2="13.397cm">
                <text:p/>
              </draw:line>
              <draw:line draw:style-name="gr11" draw:text-style-name="P7" draw:layer="layout" svg:x1="27.661cm" svg:y1="6.623cm" svg:x2="27.661cm" svg:y2="13.397cm">
                <text:p/>
              </draw:line>
              <draw:line draw:style-name="gr11" draw:text-style-name="P7" draw:layer="layout" svg:x1="27.748cm" svg:y1="6.623cm" svg:x2="27.748cm" svg:y2="13.397cm">
                <text:p/>
              </draw:line>
              <draw:line draw:style-name="gr11" draw:text-style-name="P7" draw:layer="layout" svg:x1="27.823cm" svg:y1="6.623cm" svg:x2="27.823cm" svg:y2="13.397cm">
                <text:p/>
              </draw:line>
            </draw:g>
            <draw:g>
              <draw:line draw:style-name="gr11" draw:text-style-name="P7" draw:layer="layout" svg:x1="27.812cm" svg:y1="6.523cm" svg:x2="27.812cm" svg:y2="13.297cm">
                <text:p/>
              </draw:line>
              <draw:line draw:style-name="gr11" draw:text-style-name="P7" draw:layer="layout" svg:x1="27.887cm" svg:y1="6.523cm" svg:x2="27.887cm" svg:y2="13.297cm">
                <text:p/>
              </draw:line>
              <draw:line draw:style-name="gr11" draw:text-style-name="P7" draw:layer="layout" svg:x1="27.974cm" svg:y1="6.523cm" svg:x2="27.974cm" svg:y2="13.297cm">
                <text:p/>
              </draw:line>
              <draw:line draw:style-name="gr11" draw:text-style-name="P7" draw:layer="layout" svg:x1="28.049cm" svg:y1="6.523cm" svg:x2="28.049cm" svg:y2="13.297cm">
                <text:p/>
              </draw:line>
            </draw:g>
            <draw:g>
              <draw:line draw:style-name="gr11" draw:text-style-name="P7" draw:layer="layout" svg:x1="27.303cm" svg:y1="6.624cm" svg:x2="27.303cm" svg:y2="13.398cm">
                <text:p/>
              </draw:line>
              <draw:line draw:style-name="gr11" draw:text-style-name="P7" draw:layer="layout" svg:x1="27.378cm" svg:y1="6.624cm" svg:x2="27.378cm" svg:y2="13.398cm">
                <text:p/>
              </draw:line>
              <draw:line draw:style-name="gr11" draw:text-style-name="P7" draw:layer="layout" svg:x1="27.465cm" svg:y1="6.624cm" svg:x2="27.465cm" svg:y2="13.398cm">
                <text:p/>
              </draw:line>
              <draw:line draw:style-name="gr11" draw:text-style-name="P7" draw:layer="layout" svg:x1="27.54cm" svg:y1="6.624cm" svg:x2="27.54cm" svg:y2="13.398cm">
                <text:p/>
              </draw:line>
            </draw:g>
            <draw:g>
              <draw:line draw:style-name="gr11" draw:text-style-name="P7" draw:layer="layout" svg:x1="27.003cm" svg:y1="6.624cm" svg:x2="27.003cm" svg:y2="13.398cm">
                <text:p/>
              </draw:line>
              <draw:line draw:style-name="gr11" draw:text-style-name="P7" draw:layer="layout" svg:x1="27.078cm" svg:y1="6.624cm" svg:x2="27.078cm" svg:y2="13.398cm">
                <text:p/>
              </draw:line>
              <draw:line draw:style-name="gr11" draw:text-style-name="P7" draw:layer="layout" svg:x1="27.165cm" svg:y1="6.624cm" svg:x2="27.165cm" svg:y2="13.398cm">
                <text:p/>
              </draw:line>
              <draw:line draw:style-name="gr11" draw:text-style-name="P7" draw:layer="layout" svg:x1="27.24cm" svg:y1="6.624cm" svg:x2="27.24cm" svg:y2="13.398cm">
                <text:p/>
              </draw:line>
            </draw:g>
            <draw:g>
              <draw:line draw:style-name="gr11" draw:text-style-name="P7" draw:layer="layout" svg:x1="27.487cm" svg:y1="6.476cm" svg:x2="27.487cm" svg:y2="13.25cm">
                <text:p/>
              </draw:line>
              <draw:line draw:style-name="gr11" draw:text-style-name="P7" draw:layer="layout" svg:x1="27.562cm" svg:y1="6.476cm" svg:x2="27.562cm" svg:y2="13.25cm">
                <text:p/>
              </draw:line>
              <draw:line draw:style-name="gr11" draw:text-style-name="P7" draw:layer="layout" svg:x1="27.649cm" svg:y1="6.476cm" svg:x2="27.649cm" svg:y2="13.25cm">
                <text:p/>
              </draw:line>
              <draw:line draw:style-name="gr11" draw:text-style-name="P7" draw:layer="layout" svg:x1="27.724cm" svg:y1="6.476cm" svg:x2="27.724cm" svg:y2="13.25cm">
                <text:p/>
              </draw:line>
            </draw:g>
            <draw:g>
              <draw:line draw:style-name="gr11" draw:text-style-name="P7" draw:layer="layout" svg:x1="27.678cm" svg:y1="6.477cm" svg:x2="27.678cm" svg:y2="13.251cm">
                <text:p/>
              </draw:line>
              <draw:line draw:style-name="gr11" draw:text-style-name="P7" draw:layer="layout" svg:x1="27.753cm" svg:y1="6.477cm" svg:x2="27.753cm" svg:y2="13.251cm">
                <text:p/>
              </draw:line>
              <draw:line draw:style-name="gr11" draw:text-style-name="P7" draw:layer="layout" svg:x1="27.84cm" svg:y1="6.477cm" svg:x2="27.84cm" svg:y2="13.251cm">
                <text:p/>
              </draw:line>
              <draw:line draw:style-name="gr11" draw:text-style-name="P7" draw:layer="layout" svg:x1="27.915cm" svg:y1="6.477cm" svg:x2="27.915cm" svg:y2="13.251cm">
                <text:p/>
              </draw:line>
            </draw:g>
            <draw:g>
              <draw:line draw:style-name="gr11" draw:text-style-name="P7" draw:layer="layout" svg:x1="27.361cm" svg:y1="6.625cm" svg:x2="27.361cm" svg:y2="13.399cm">
                <text:p/>
              </draw:line>
              <draw:line draw:style-name="gr11" draw:text-style-name="P7" draw:layer="layout" svg:x1="27.436cm" svg:y1="6.625cm" svg:x2="27.436cm" svg:y2="13.399cm">
                <text:p/>
              </draw:line>
              <draw:line draw:style-name="gr11" draw:text-style-name="P7" draw:layer="layout" svg:x1="27.523cm" svg:y1="6.625cm" svg:x2="27.523cm" svg:y2="13.399cm">
                <text:p/>
              </draw:line>
              <draw:line draw:style-name="gr11" draw:text-style-name="P7" draw:layer="layout" svg:x1="27.598cm" svg:y1="6.625cm" svg:x2="27.598cm" svg:y2="13.399cm">
                <text:p/>
              </draw:line>
            </draw:g>
            <draw:g>
              <draw:line draw:style-name="gr11" draw:text-style-name="P7" draw:layer="layout" svg:x1="27.162cm" svg:y1="6.626cm" svg:x2="27.162cm" svg:y2="13.4cm">
                <text:p/>
              </draw:line>
              <draw:line draw:style-name="gr11" draw:text-style-name="P7" draw:layer="layout" svg:x1="27.237cm" svg:y1="6.626cm" svg:x2="27.237cm" svg:y2="13.4cm">
                <text:p/>
              </draw:line>
              <draw:line draw:style-name="gr11" draw:text-style-name="P7" draw:layer="layout" svg:x1="27.324cm" svg:y1="6.626cm" svg:x2="27.324cm" svg:y2="13.4cm">
                <text:p/>
              </draw:line>
              <draw:line draw:style-name="gr11" draw:text-style-name="P7" draw:layer="layout" svg:x1="27.399cm" svg:y1="6.626cm" svg:x2="27.399cm" svg:y2="13.4cm">
                <text:p/>
              </draw:line>
            </draw:g>
            <draw:g>
              <draw:line draw:style-name="gr11" draw:text-style-name="P7" draw:layer="layout" svg:x1="27.043cm" svg:y1="6.493cm" svg:x2="27.043cm" svg:y2="13.267cm">
                <text:p/>
              </draw:line>
              <draw:line draw:style-name="gr11" draw:text-style-name="P7" draw:layer="layout" svg:x1="27.118cm" svg:y1="6.493cm" svg:x2="27.118cm" svg:y2="13.267cm">
                <text:p/>
              </draw:line>
              <draw:line draw:style-name="gr11" draw:text-style-name="P7" draw:layer="layout" svg:x1="27.205cm" svg:y1="6.493cm" svg:x2="27.205cm" svg:y2="13.267cm">
                <text:p/>
              </draw:line>
              <draw:line draw:style-name="gr11" draw:text-style-name="P7" draw:layer="layout" svg:x1="27.28cm" svg:y1="6.493cm" svg:x2="27.28cm" svg:y2="13.267cm">
                <text:p/>
              </draw:line>
            </draw:g>
            <draw:g>
              <draw:line draw:style-name="gr11" draw:text-style-name="P7" draw:layer="layout" svg:x1="26.993cm" svg:y1="6.413cm" svg:x2="26.993cm" svg:y2="13.187cm">
                <text:p/>
              </draw:line>
              <draw:line draw:style-name="gr11" draw:text-style-name="P7" draw:layer="layout" svg:x1="27.068cm" svg:y1="6.413cm" svg:x2="27.068cm" svg:y2="13.187cm">
                <text:p/>
              </draw:line>
              <draw:line draw:style-name="gr11" draw:text-style-name="P7" draw:layer="layout" svg:x1="27.155cm" svg:y1="6.413cm" svg:x2="27.155cm" svg:y2="13.187cm">
                <text:p/>
              </draw:line>
              <draw:line draw:style-name="gr11" draw:text-style-name="P7" draw:layer="layout" svg:x1="27.23cm" svg:y1="6.413cm" svg:x2="27.23cm" svg:y2="13.187cm">
                <text:p/>
              </draw:line>
            </draw:g>
            <draw:g>
              <draw:line draw:style-name="gr11" draw:text-style-name="P7" draw:layer="layout" svg:x1="27.613cm" svg:y1="6.413cm" svg:x2="27.613cm" svg:y2="13.187cm">
                <text:p/>
              </draw:line>
              <draw:line draw:style-name="gr11" draw:text-style-name="P7" draw:layer="layout" svg:x1="27.688cm" svg:y1="6.413cm" svg:x2="27.688cm" svg:y2="13.187cm">
                <text:p/>
              </draw:line>
              <draw:line draw:style-name="gr11" draw:text-style-name="P7" draw:layer="layout" svg:x1="27.775cm" svg:y1="6.413cm" svg:x2="27.775cm" svg:y2="13.187cm">
                <text:p/>
              </draw:line>
              <draw:line draw:style-name="gr11" draw:text-style-name="P7" draw:layer="layout" svg:x1="27.85cm" svg:y1="6.413cm" svg:x2="27.85cm" svg:y2="13.187cm">
                <text:p/>
              </draw:line>
            </draw:g>
            <draw:g>
              <draw:line draw:style-name="gr11" draw:text-style-name="P7" draw:layer="layout" svg:x1="27.303cm" svg:y1="6.453cm" svg:x2="27.303cm" svg:y2="13.227cm">
                <text:p/>
              </draw:line>
              <draw:line draw:style-name="gr11" draw:text-style-name="P7" draw:layer="layout" svg:x1="27.378cm" svg:y1="6.453cm" svg:x2="27.378cm" svg:y2="13.227cm">
                <text:p/>
              </draw:line>
              <draw:line draw:style-name="gr11" draw:text-style-name="P7" draw:layer="layout" svg:x1="27.465cm" svg:y1="6.453cm" svg:x2="27.465cm" svg:y2="13.227cm">
                <text:p/>
              </draw:line>
              <draw:line draw:style-name="gr11" draw:text-style-name="P7" draw:layer="layout" svg:x1="27.54cm" svg:y1="6.453cm" svg:x2="27.54cm" svg:y2="13.227cm">
                <text:p/>
              </draw:line>
            </draw:g>
          </draw:g>
          <draw:g>
            <draw:g>
              <draw:line draw:style-name="gr13" draw:text-style-name="P7" draw:layer="layout" svg:x1="26.723cm" svg:y1="6.519cm" svg:x2="26.723cm" svg:y2="13.293cm">
                <text:p/>
              </draw:line>
              <draw:line draw:style-name="gr13" draw:text-style-name="P7" draw:layer="layout" svg:x1="26.898cm" svg:y1="6.519cm" svg:x2="26.898cm" svg:y2="13.293cm">
                <text:p/>
              </draw:line>
              <draw:line draw:style-name="gr13" draw:text-style-name="P7" draw:layer="layout" svg:x1="26.813cm" svg:y1="6.519cm" svg:x2="26.813cm" svg:y2="13.293cm">
                <text:p/>
              </draw:line>
              <draw:line draw:style-name="gr13" draw:text-style-name="P7" draw:layer="layout" svg:x1="26.99cm" svg:y1="6.519cm" svg:x2="26.99cm" svg:y2="13.293cm">
                <text:p/>
              </draw:line>
            </draw:g>
            <draw:g>
              <draw:line draw:style-name="gr13" draw:text-style-name="P7" draw:layer="layout" svg:x1="27.924cm" svg:y1="6.519cm" svg:x2="27.924cm" svg:y2="13.293cm">
                <text:p/>
              </draw:line>
              <draw:line draw:style-name="gr13" draw:text-style-name="P7" draw:layer="layout" svg:x1="28.099cm" svg:y1="6.519cm" svg:x2="28.099cm" svg:y2="13.293cm">
                <text:p/>
              </draw:line>
              <draw:line draw:style-name="gr13" draw:text-style-name="P7" draw:layer="layout" svg:x1="28.014cm" svg:y1="6.519cm" svg:x2="28.014cm" svg:y2="13.293cm">
                <text:p/>
              </draw:line>
              <draw:line draw:style-name="gr13" draw:text-style-name="P7" draw:layer="layout" svg:x1="28.191cm" svg:y1="6.519cm" svg:x2="28.191cm" svg:y2="13.293cm">
                <text:p/>
              </draw:line>
            </draw:g>
          </draw:g>
          <draw:line draw:style-name="gr12" draw:text-style-name="P7" draw:layer="layout" svg:x1="27.915cm" svg:y1="3.612cm" svg:x2="31.801cm" svg:y2="9.161cm">
            <text:p/>
          </draw:line>
        </draw:g>
        <draw:g>
          <draw:line draw:style-name="gr12" draw:text-style-name="P7" draw:layer="layout" svg:x1="35.024cm" svg:y1="13.293cm" svg:x2="35.024cm" svg:y2="6.519cm">
            <text:p/>
          </draw:line>
          <draw:g>
            <draw:g>
              <draw:line draw:style-name="gr11" draw:text-style-name="P7" draw:layer="layout" svg:x1="34.745cm" svg:y1="6.523cm" svg:x2="34.745cm" svg:y2="13.297cm">
                <text:p/>
              </draw:line>
              <draw:line draw:style-name="gr11" draw:text-style-name="P7" draw:layer="layout" svg:x1="34.82cm" svg:y1="6.523cm" svg:x2="34.82cm" svg:y2="13.297cm">
                <text:p/>
              </draw:line>
              <draw:line draw:style-name="gr11" draw:text-style-name="P7" draw:layer="layout" svg:x1="34.907cm" svg:y1="6.523cm" svg:x2="34.907cm" svg:y2="13.297cm">
                <text:p/>
              </draw:line>
              <draw:line draw:style-name="gr11" draw:text-style-name="P7" draw:layer="layout" svg:x1="34.982cm" svg:y1="6.523cm" svg:x2="34.982cm" svg:y2="13.297cm">
                <text:p/>
              </draw:line>
            </draw:g>
            <draw:g>
              <draw:line draw:style-name="gr11" draw:text-style-name="P7" draw:layer="layout" svg:x1="35.07cm" svg:y1="6.523cm" svg:x2="35.07cm" svg:y2="13.297cm">
                <text:p/>
              </draw:line>
              <draw:line draw:style-name="gr11" draw:text-style-name="P7" draw:layer="layout" svg:x1="35.145cm" svg:y1="6.523cm" svg:x2="35.145cm" svg:y2="13.297cm">
                <text:p/>
              </draw:line>
              <draw:line draw:style-name="gr11" draw:text-style-name="P7" draw:layer="layout" svg:x1="35.232cm" svg:y1="6.523cm" svg:x2="35.232cm" svg:y2="13.297cm">
                <text:p/>
              </draw:line>
              <draw:line draw:style-name="gr11" draw:text-style-name="P7" draw:layer="layout" svg:x1="35.307cm" svg:y1="6.523cm" svg:x2="35.307cm" svg:y2="13.297cm">
                <text:p/>
              </draw:line>
            </draw:g>
            <draw:g>
              <draw:line draw:style-name="gr11" draw:text-style-name="P7" draw:layer="layout" svg:x1="34.433cm" svg:y1="6.523cm" svg:x2="34.433cm" svg:y2="13.297cm">
                <text:p/>
              </draw:line>
              <draw:line draw:style-name="gr11" draw:text-style-name="P7" draw:layer="layout" svg:x1="34.508cm" svg:y1="6.523cm" svg:x2="34.508cm" svg:y2="13.297cm">
                <text:p/>
              </draw:line>
              <draw:line draw:style-name="gr11" draw:text-style-name="P7" draw:layer="layout" svg:x1="34.595cm" svg:y1="6.523cm" svg:x2="34.595cm" svg:y2="13.297cm">
                <text:p/>
              </draw:line>
              <draw:line draw:style-name="gr11" draw:text-style-name="P7" draw:layer="layout" svg:x1="34.67cm" svg:y1="6.523cm" svg:x2="34.67cm" svg:y2="13.297cm">
                <text:p/>
              </draw:line>
            </draw:g>
            <draw:g>
              <draw:line draw:style-name="gr11" draw:text-style-name="P7" draw:layer="layout" svg:x1="34.58cm" svg:y1="6.412cm" svg:x2="34.58cm" svg:y2="13.186cm">
                <text:p/>
              </draw:line>
              <draw:line draw:style-name="gr11" draw:text-style-name="P7" draw:layer="layout" svg:x1="34.655cm" svg:y1="6.412cm" svg:x2="34.655cm" svg:y2="13.186cm">
                <text:p/>
              </draw:line>
              <draw:line draw:style-name="gr11" draw:text-style-name="P7" draw:layer="layout" svg:x1="34.742cm" svg:y1="6.412cm" svg:x2="34.742cm" svg:y2="13.186cm">
                <text:p/>
              </draw:line>
              <draw:line draw:style-name="gr11" draw:text-style-name="P7" draw:layer="layout" svg:x1="34.817cm" svg:y1="6.412cm" svg:x2="34.817cm" svg:y2="13.186cm">
                <text:p/>
              </draw:line>
            </draw:g>
            <draw:g>
              <draw:line draw:style-name="gr11" draw:text-style-name="P7" draw:layer="layout" svg:x1="34.733cm" svg:y1="6.613cm" svg:x2="34.733cm" svg:y2="13.387cm">
                <text:p/>
              </draw:line>
              <draw:line draw:style-name="gr11" draw:text-style-name="P7" draw:layer="layout" svg:x1="34.808cm" svg:y1="6.613cm" svg:x2="34.808cm" svg:y2="13.387cm">
                <text:p/>
              </draw:line>
              <draw:line draw:style-name="gr11" draw:text-style-name="P7" draw:layer="layout" svg:x1="34.895cm" svg:y1="6.613cm" svg:x2="34.895cm" svg:y2="13.387cm">
                <text:p/>
              </draw:line>
              <draw:line draw:style-name="gr11" draw:text-style-name="P7" draw:layer="layout" svg:x1="34.97cm" svg:y1="6.613cm" svg:x2="34.97cm" svg:y2="13.387cm">
                <text:p/>
              </draw:line>
            </draw:g>
            <draw:g>
              <draw:line draw:style-name="gr11" draw:text-style-name="P7" draw:layer="layout" svg:x1="35.154cm" svg:y1="6.623cm" svg:x2="35.154cm" svg:y2="13.397cm">
                <text:p/>
              </draw:line>
              <draw:line draw:style-name="gr11" draw:text-style-name="P7" draw:layer="layout" svg:x1="35.229cm" svg:y1="6.623cm" svg:x2="35.229cm" svg:y2="13.397cm">
                <text:p/>
              </draw:line>
              <draw:line draw:style-name="gr11" draw:text-style-name="P7" draw:layer="layout" svg:x1="35.316cm" svg:y1="6.623cm" svg:x2="35.316cm" svg:y2="13.397cm">
                <text:p/>
              </draw:line>
              <draw:line draw:style-name="gr11" draw:text-style-name="P7" draw:layer="layout" svg:x1="35.391cm" svg:y1="6.623cm" svg:x2="35.391cm" svg:y2="13.397cm">
                <text:p/>
              </draw:line>
            </draw:g>
            <draw:g>
              <draw:line draw:style-name="gr11" draw:text-style-name="P7" draw:layer="layout" svg:x1="35.38cm" svg:y1="6.523cm" svg:x2="35.38cm" svg:y2="13.297cm">
                <text:p/>
              </draw:line>
              <draw:line draw:style-name="gr11" draw:text-style-name="P7" draw:layer="layout" svg:x1="35.455cm" svg:y1="6.523cm" svg:x2="35.455cm" svg:y2="13.297cm">
                <text:p/>
              </draw:line>
              <draw:line draw:style-name="gr11" draw:text-style-name="P7" draw:layer="layout" svg:x1="35.542cm" svg:y1="6.523cm" svg:x2="35.542cm" svg:y2="13.297cm">
                <text:p/>
              </draw:line>
              <draw:line draw:style-name="gr11" draw:text-style-name="P7" draw:layer="layout" svg:x1="35.617cm" svg:y1="6.523cm" svg:x2="35.617cm" svg:y2="13.297cm">
                <text:p/>
              </draw:line>
            </draw:g>
            <draw:g>
              <draw:line draw:style-name="gr11" draw:text-style-name="P7" draw:layer="layout" svg:x1="34.871cm" svg:y1="6.624cm" svg:x2="34.871cm" svg:y2="13.398cm">
                <text:p/>
              </draw:line>
              <draw:line draw:style-name="gr11" draw:text-style-name="P7" draw:layer="layout" svg:x1="34.946cm" svg:y1="6.624cm" svg:x2="34.946cm" svg:y2="13.398cm">
                <text:p/>
              </draw:line>
              <draw:line draw:style-name="gr11" draw:text-style-name="P7" draw:layer="layout" svg:x1="35.033cm" svg:y1="6.624cm" svg:x2="35.033cm" svg:y2="13.398cm">
                <text:p/>
              </draw:line>
              <draw:line draw:style-name="gr11" draw:text-style-name="P7" draw:layer="layout" svg:x1="35.108cm" svg:y1="6.624cm" svg:x2="35.108cm" svg:y2="13.398cm">
                <text:p/>
              </draw:line>
            </draw:g>
            <draw:g>
              <draw:line draw:style-name="gr11" draw:text-style-name="P7" draw:layer="layout" svg:x1="34.571cm" svg:y1="6.624cm" svg:x2="34.571cm" svg:y2="13.398cm">
                <text:p/>
              </draw:line>
              <draw:line draw:style-name="gr11" draw:text-style-name="P7" draw:layer="layout" svg:x1="34.646cm" svg:y1="6.624cm" svg:x2="34.646cm" svg:y2="13.398cm">
                <text:p/>
              </draw:line>
              <draw:line draw:style-name="gr11" draw:text-style-name="P7" draw:layer="layout" svg:x1="34.733cm" svg:y1="6.624cm" svg:x2="34.733cm" svg:y2="13.398cm">
                <text:p/>
              </draw:line>
              <draw:line draw:style-name="gr11" draw:text-style-name="P7" draw:layer="layout" svg:x1="34.808cm" svg:y1="6.624cm" svg:x2="34.808cm" svg:y2="13.398cm">
                <text:p/>
              </draw:line>
            </draw:g>
            <draw:g>
              <draw:line draw:style-name="gr11" draw:text-style-name="P7" draw:layer="layout" svg:x1="35.055cm" svg:y1="6.476cm" svg:x2="35.055cm" svg:y2="13.25cm">
                <text:p/>
              </draw:line>
              <draw:line draw:style-name="gr11" draw:text-style-name="P7" draw:layer="layout" svg:x1="35.13cm" svg:y1="6.476cm" svg:x2="35.13cm" svg:y2="13.25cm">
                <text:p/>
              </draw:line>
              <draw:line draw:style-name="gr11" draw:text-style-name="P7" draw:layer="layout" svg:x1="35.217cm" svg:y1="6.476cm" svg:x2="35.217cm" svg:y2="13.25cm">
                <text:p/>
              </draw:line>
              <draw:line draw:style-name="gr11" draw:text-style-name="P7" draw:layer="layout" svg:x1="35.292cm" svg:y1="6.476cm" svg:x2="35.292cm" svg:y2="13.25cm">
                <text:p/>
              </draw:line>
            </draw:g>
            <draw:g>
              <draw:line draw:style-name="gr11" draw:text-style-name="P7" draw:layer="layout" svg:x1="35.246cm" svg:y1="6.477cm" svg:x2="35.246cm" svg:y2="13.251cm">
                <text:p/>
              </draw:line>
              <draw:line draw:style-name="gr11" draw:text-style-name="P7" draw:layer="layout" svg:x1="35.321cm" svg:y1="6.477cm" svg:x2="35.321cm" svg:y2="13.251cm">
                <text:p/>
              </draw:line>
              <draw:line draw:style-name="gr11" draw:text-style-name="P7" draw:layer="layout" svg:x1="35.408cm" svg:y1="6.477cm" svg:x2="35.408cm" svg:y2="13.251cm">
                <text:p/>
              </draw:line>
              <draw:line draw:style-name="gr11" draw:text-style-name="P7" draw:layer="layout" svg:x1="35.483cm" svg:y1="6.477cm" svg:x2="35.483cm" svg:y2="13.251cm">
                <text:p/>
              </draw:line>
            </draw:g>
            <draw:g>
              <draw:line draw:style-name="gr11" draw:text-style-name="P7" draw:layer="layout" svg:x1="34.929cm" svg:y1="6.625cm" svg:x2="34.929cm" svg:y2="13.399cm">
                <text:p/>
              </draw:line>
              <draw:line draw:style-name="gr11" draw:text-style-name="P7" draw:layer="layout" svg:x1="35.004cm" svg:y1="6.625cm" svg:x2="35.004cm" svg:y2="13.399cm">
                <text:p/>
              </draw:line>
              <draw:line draw:style-name="gr11" draw:text-style-name="P7" draw:layer="layout" svg:x1="35.091cm" svg:y1="6.625cm" svg:x2="35.091cm" svg:y2="13.399cm">
                <text:p/>
              </draw:line>
              <draw:line draw:style-name="gr11" draw:text-style-name="P7" draw:layer="layout" svg:x1="35.166cm" svg:y1="6.625cm" svg:x2="35.166cm" svg:y2="13.399cm">
                <text:p/>
              </draw:line>
            </draw:g>
            <draw:g>
              <draw:line draw:style-name="gr11" draw:text-style-name="P7" draw:layer="layout" svg:x1="34.73cm" svg:y1="6.626cm" svg:x2="34.73cm" svg:y2="13.4cm">
                <text:p/>
              </draw:line>
              <draw:line draw:style-name="gr11" draw:text-style-name="P7" draw:layer="layout" svg:x1="34.805cm" svg:y1="6.626cm" svg:x2="34.805cm" svg:y2="13.4cm">
                <text:p/>
              </draw:line>
              <draw:line draw:style-name="gr11" draw:text-style-name="P7" draw:layer="layout" svg:x1="34.892cm" svg:y1="6.626cm" svg:x2="34.892cm" svg:y2="13.4cm">
                <text:p/>
              </draw:line>
              <draw:line draw:style-name="gr11" draw:text-style-name="P7" draw:layer="layout" svg:x1="34.967cm" svg:y1="6.626cm" svg:x2="34.967cm" svg:y2="13.4cm">
                <text:p/>
              </draw:line>
            </draw:g>
            <draw:g>
              <draw:line draw:style-name="gr11" draw:text-style-name="P7" draw:layer="layout" svg:x1="34.611cm" svg:y1="6.493cm" svg:x2="34.611cm" svg:y2="13.267cm">
                <text:p/>
              </draw:line>
              <draw:line draw:style-name="gr11" draw:text-style-name="P7" draw:layer="layout" svg:x1="34.686cm" svg:y1="6.493cm" svg:x2="34.686cm" svg:y2="13.267cm">
                <text:p/>
              </draw:line>
              <draw:line draw:style-name="gr11" draw:text-style-name="P7" draw:layer="layout" svg:x1="34.773cm" svg:y1="6.493cm" svg:x2="34.773cm" svg:y2="13.267cm">
                <text:p/>
              </draw:line>
              <draw:line draw:style-name="gr11" draw:text-style-name="P7" draw:layer="layout" svg:x1="34.848cm" svg:y1="6.493cm" svg:x2="34.848cm" svg:y2="13.267cm">
                <text:p/>
              </draw:line>
            </draw:g>
            <draw:g>
              <draw:line draw:style-name="gr11" draw:text-style-name="P7" draw:layer="layout" svg:x1="34.561cm" svg:y1="6.413cm" svg:x2="34.561cm" svg:y2="13.187cm">
                <text:p/>
              </draw:line>
              <draw:line draw:style-name="gr11" draw:text-style-name="P7" draw:layer="layout" svg:x1="34.636cm" svg:y1="6.413cm" svg:x2="34.636cm" svg:y2="13.187cm">
                <text:p/>
              </draw:line>
              <draw:line draw:style-name="gr11" draw:text-style-name="P7" draw:layer="layout" svg:x1="34.723cm" svg:y1="6.413cm" svg:x2="34.723cm" svg:y2="13.187cm">
                <text:p/>
              </draw:line>
              <draw:line draw:style-name="gr11" draw:text-style-name="P7" draw:layer="layout" svg:x1="34.798cm" svg:y1="6.413cm" svg:x2="34.798cm" svg:y2="13.187cm">
                <text:p/>
              </draw:line>
            </draw:g>
            <draw:g>
              <draw:line draw:style-name="gr11" draw:text-style-name="P7" draw:layer="layout" svg:x1="35.181cm" svg:y1="6.413cm" svg:x2="35.181cm" svg:y2="13.187cm">
                <text:p/>
              </draw:line>
              <draw:line draw:style-name="gr11" draw:text-style-name="P7" draw:layer="layout" svg:x1="35.256cm" svg:y1="6.413cm" svg:x2="35.256cm" svg:y2="13.187cm">
                <text:p/>
              </draw:line>
              <draw:line draw:style-name="gr11" draw:text-style-name="P7" draw:layer="layout" svg:x1="35.343cm" svg:y1="6.413cm" svg:x2="35.343cm" svg:y2="13.187cm">
                <text:p/>
              </draw:line>
              <draw:line draw:style-name="gr11" draw:text-style-name="P7" draw:layer="layout" svg:x1="35.418cm" svg:y1="6.413cm" svg:x2="35.418cm" svg:y2="13.187cm">
                <text:p/>
              </draw:line>
            </draw:g>
            <draw:g>
              <draw:line draw:style-name="gr11" draw:text-style-name="P7" draw:layer="layout" svg:x1="34.871cm" svg:y1="6.453cm" svg:x2="34.871cm" svg:y2="13.227cm">
                <text:p/>
              </draw:line>
              <draw:line draw:style-name="gr11" draw:text-style-name="P7" draw:layer="layout" svg:x1="34.946cm" svg:y1="6.453cm" svg:x2="34.946cm" svg:y2="13.227cm">
                <text:p/>
              </draw:line>
              <draw:line draw:style-name="gr11" draw:text-style-name="P7" draw:layer="layout" svg:x1="35.033cm" svg:y1="6.453cm" svg:x2="35.033cm" svg:y2="13.227cm">
                <text:p/>
              </draw:line>
              <draw:line draw:style-name="gr11" draw:text-style-name="P7" draw:layer="layout" svg:x1="35.108cm" svg:y1="6.453cm" svg:x2="35.108cm" svg:y2="13.227cm">
                <text:p/>
              </draw:line>
            </draw:g>
          </draw:g>
          <draw:g>
            <draw:g>
              <draw:line draw:style-name="gr13" draw:text-style-name="P7" draw:layer="layout" svg:x1="34.291cm" svg:y1="6.519cm" svg:x2="34.291cm" svg:y2="13.293cm">
                <text:p/>
              </draw:line>
              <draw:line draw:style-name="gr13" draw:text-style-name="P7" draw:layer="layout" svg:x1="34.466cm" svg:y1="6.519cm" svg:x2="34.466cm" svg:y2="13.293cm">
                <text:p/>
              </draw:line>
              <draw:line draw:style-name="gr13" draw:text-style-name="P7" draw:layer="layout" svg:x1="34.381cm" svg:y1="6.519cm" svg:x2="34.381cm" svg:y2="13.293cm">
                <text:p/>
              </draw:line>
              <draw:line draw:style-name="gr13" draw:text-style-name="P7" draw:layer="layout" svg:x1="34.558cm" svg:y1="6.519cm" svg:x2="34.558cm" svg:y2="13.293cm">
                <text:p/>
              </draw:line>
            </draw:g>
            <draw:g>
              <draw:line draw:style-name="gr13" draw:text-style-name="P7" draw:layer="layout" svg:x1="35.492cm" svg:y1="6.519cm" svg:x2="35.492cm" svg:y2="13.293cm">
                <text:p/>
              </draw:line>
              <draw:line draw:style-name="gr13" draw:text-style-name="P7" draw:layer="layout" svg:x1="35.667cm" svg:y1="6.519cm" svg:x2="35.667cm" svg:y2="13.293cm">
                <text:p/>
              </draw:line>
              <draw:line draw:style-name="gr13" draw:text-style-name="P7" draw:layer="layout" svg:x1="35.582cm" svg:y1="6.519cm" svg:x2="35.582cm" svg:y2="13.293cm">
                <text:p/>
              </draw:line>
              <draw:line draw:style-name="gr13" draw:text-style-name="P7" draw:layer="layout" svg:x1="35.759cm" svg:y1="6.519cm" svg:x2="35.759cm" svg:y2="13.293cm">
                <text:p/>
              </draw:line>
            </draw:g>
          </draw:g>
          <draw:line draw:style-name="gr12" draw:text-style-name="P7" draw:layer="layout" svg:x1="34.251cm" svg:y1="3.343cm" svg:x2="39.8cm" svg:y2="7.229cm">
            <text:p/>
          </draw:line>
        </draw:g>
        <draw:g>
          <draw:line draw:style-name="gr12" draw:text-style-name="P7" draw:layer="layout" svg:x1="4.116cm" svg:y1="25.207cm" svg:x2="4.116cm" svg:y2="18.433cm">
            <text:p/>
          </draw:line>
          <draw:g>
            <draw:g>
              <draw:line draw:style-name="gr11" draw:text-style-name="P7" draw:layer="layout" svg:x1="3.837cm" svg:y1="18.437cm" svg:x2="3.837cm" svg:y2="25.211cm">
                <text:p/>
              </draw:line>
              <draw:line draw:style-name="gr11" draw:text-style-name="P7" draw:layer="layout" svg:x1="3.912cm" svg:y1="18.437cm" svg:x2="3.912cm" svg:y2="25.211cm">
                <text:p/>
              </draw:line>
              <draw:line draw:style-name="gr11" draw:text-style-name="P7" draw:layer="layout" svg:x1="3.999cm" svg:y1="18.437cm" svg:x2="3.999cm" svg:y2="25.211cm">
                <text:p/>
              </draw:line>
              <draw:line draw:style-name="gr11" draw:text-style-name="P7" draw:layer="layout" svg:x1="4.074cm" svg:y1="18.437cm" svg:x2="4.074cm" svg:y2="25.211cm">
                <text:p/>
              </draw:line>
            </draw:g>
            <draw:g>
              <draw:line draw:style-name="gr11" draw:text-style-name="P7" draw:layer="layout" svg:x1="4.162cm" svg:y1="18.437cm" svg:x2="4.162cm" svg:y2="25.211cm">
                <text:p/>
              </draw:line>
              <draw:line draw:style-name="gr11" draw:text-style-name="P7" draw:layer="layout" svg:x1="4.237cm" svg:y1="18.437cm" svg:x2="4.237cm" svg:y2="25.211cm">
                <text:p/>
              </draw:line>
              <draw:line draw:style-name="gr11" draw:text-style-name="P7" draw:layer="layout" svg:x1="4.324cm" svg:y1="18.437cm" svg:x2="4.324cm" svg:y2="25.211cm">
                <text:p/>
              </draw:line>
              <draw:line draw:style-name="gr11" draw:text-style-name="P7" draw:layer="layout" svg:x1="4.399cm" svg:y1="18.437cm" svg:x2="4.399cm" svg:y2="25.211cm">
                <text:p/>
              </draw:line>
            </draw:g>
            <draw:g>
              <draw:line draw:style-name="gr11" draw:text-style-name="P7" draw:layer="layout" svg:x1="3.525cm" svg:y1="18.437cm" svg:x2="3.525cm" svg:y2="25.211cm">
                <text:p/>
              </draw:line>
              <draw:line draw:style-name="gr11" draw:text-style-name="P7" draw:layer="layout" svg:x1="3.6cm" svg:y1="18.437cm" svg:x2="3.6cm" svg:y2="25.211cm">
                <text:p/>
              </draw:line>
              <draw:line draw:style-name="gr11" draw:text-style-name="P7" draw:layer="layout" svg:x1="3.687cm" svg:y1="18.437cm" svg:x2="3.687cm" svg:y2="25.211cm">
                <text:p/>
              </draw:line>
              <draw:line draw:style-name="gr11" draw:text-style-name="P7" draw:layer="layout" svg:x1="3.762cm" svg:y1="18.437cm" svg:x2="3.762cm" svg:y2="25.211cm">
                <text:p/>
              </draw:line>
            </draw:g>
            <draw:g>
              <draw:line draw:style-name="gr11" draw:text-style-name="P7" draw:layer="layout" svg:x1="3.672cm" svg:y1="18.326cm" svg:x2="3.672cm" svg:y2="25.1cm">
                <text:p/>
              </draw:line>
              <draw:line draw:style-name="gr11" draw:text-style-name="P7" draw:layer="layout" svg:x1="3.747cm" svg:y1="18.326cm" svg:x2="3.747cm" svg:y2="25.1cm">
                <text:p/>
              </draw:line>
              <draw:line draw:style-name="gr11" draw:text-style-name="P7" draw:layer="layout" svg:x1="3.834cm" svg:y1="18.326cm" svg:x2="3.834cm" svg:y2="25.1cm">
                <text:p/>
              </draw:line>
              <draw:line draw:style-name="gr11" draw:text-style-name="P7" draw:layer="layout" svg:x1="3.909cm" svg:y1="18.326cm" svg:x2="3.909cm" svg:y2="25.1cm">
                <text:p/>
              </draw:line>
            </draw:g>
            <draw:g>
              <draw:line draw:style-name="gr11" draw:text-style-name="P7" draw:layer="layout" svg:x1="3.825cm" svg:y1="18.527cm" svg:x2="3.825cm" svg:y2="25.301cm">
                <text:p/>
              </draw:line>
              <draw:line draw:style-name="gr11" draw:text-style-name="P7" draw:layer="layout" svg:x1="3.9cm" svg:y1="18.527cm" svg:x2="3.9cm" svg:y2="25.301cm">
                <text:p/>
              </draw:line>
              <draw:line draw:style-name="gr11" draw:text-style-name="P7" draw:layer="layout" svg:x1="3.987cm" svg:y1="18.527cm" svg:x2="3.987cm" svg:y2="25.301cm">
                <text:p/>
              </draw:line>
              <draw:line draw:style-name="gr11" draw:text-style-name="P7" draw:layer="layout" svg:x1="4.062cm" svg:y1="18.527cm" svg:x2="4.062cm" svg:y2="25.301cm">
                <text:p/>
              </draw:line>
            </draw:g>
            <draw:g>
              <draw:line draw:style-name="gr11" draw:text-style-name="P7" draw:layer="layout" svg:x1="4.246cm" svg:y1="18.537cm" svg:x2="4.246cm" svg:y2="25.311cm">
                <text:p/>
              </draw:line>
              <draw:line draw:style-name="gr11" draw:text-style-name="P7" draw:layer="layout" svg:x1="4.321cm" svg:y1="18.537cm" svg:x2="4.321cm" svg:y2="25.311cm">
                <text:p/>
              </draw:line>
              <draw:line draw:style-name="gr11" draw:text-style-name="P7" draw:layer="layout" svg:x1="4.408cm" svg:y1="18.537cm" svg:x2="4.408cm" svg:y2="25.311cm">
                <text:p/>
              </draw:line>
              <draw:line draw:style-name="gr11" draw:text-style-name="P7" draw:layer="layout" svg:x1="4.483cm" svg:y1="18.537cm" svg:x2="4.483cm" svg:y2="25.311cm">
                <text:p/>
              </draw:line>
            </draw:g>
            <draw:g>
              <draw:line draw:style-name="gr11" draw:text-style-name="P7" draw:layer="layout" svg:x1="4.472cm" svg:y1="18.437cm" svg:x2="4.472cm" svg:y2="25.211cm">
                <text:p/>
              </draw:line>
              <draw:line draw:style-name="gr11" draw:text-style-name="P7" draw:layer="layout" svg:x1="4.547cm" svg:y1="18.437cm" svg:x2="4.547cm" svg:y2="25.211cm">
                <text:p/>
              </draw:line>
              <draw:line draw:style-name="gr11" draw:text-style-name="P7" draw:layer="layout" svg:x1="4.634cm" svg:y1="18.437cm" svg:x2="4.634cm" svg:y2="25.211cm">
                <text:p/>
              </draw:line>
              <draw:line draw:style-name="gr11" draw:text-style-name="P7" draw:layer="layout" svg:x1="4.709cm" svg:y1="18.437cm" svg:x2="4.709cm" svg:y2="25.211cm">
                <text:p/>
              </draw:line>
            </draw:g>
            <draw:g>
              <draw:line draw:style-name="gr11" draw:text-style-name="P7" draw:layer="layout" svg:x1="3.963cm" svg:y1="18.538cm" svg:x2="3.963cm" svg:y2="25.312cm">
                <text:p/>
              </draw:line>
              <draw:line draw:style-name="gr11" draw:text-style-name="P7" draw:layer="layout" svg:x1="4.038cm" svg:y1="18.538cm" svg:x2="4.038cm" svg:y2="25.312cm">
                <text:p/>
              </draw:line>
              <draw:line draw:style-name="gr11" draw:text-style-name="P7" draw:layer="layout" svg:x1="4.125cm" svg:y1="18.538cm" svg:x2="4.125cm" svg:y2="25.312cm">
                <text:p/>
              </draw:line>
              <draw:line draw:style-name="gr11" draw:text-style-name="P7" draw:layer="layout" svg:x1="4.2cm" svg:y1="18.538cm" svg:x2="4.2cm" svg:y2="25.312cm">
                <text:p/>
              </draw:line>
            </draw:g>
            <draw:g>
              <draw:line draw:style-name="gr11" draw:text-style-name="P7" draw:layer="layout" svg:x1="3.663cm" svg:y1="18.538cm" svg:x2="3.663cm" svg:y2="25.312cm">
                <text:p/>
              </draw:line>
              <draw:line draw:style-name="gr11" draw:text-style-name="P7" draw:layer="layout" svg:x1="3.738cm" svg:y1="18.538cm" svg:x2="3.738cm" svg:y2="25.312cm">
                <text:p/>
              </draw:line>
              <draw:line draw:style-name="gr11" draw:text-style-name="P7" draw:layer="layout" svg:x1="3.825cm" svg:y1="18.538cm" svg:x2="3.825cm" svg:y2="25.312cm">
                <text:p/>
              </draw:line>
              <draw:line draw:style-name="gr11" draw:text-style-name="P7" draw:layer="layout" svg:x1="3.9cm" svg:y1="18.538cm" svg:x2="3.9cm" svg:y2="25.312cm">
                <text:p/>
              </draw:line>
            </draw:g>
            <draw:g>
              <draw:line draw:style-name="gr11" draw:text-style-name="P7" draw:layer="layout" svg:x1="4.147cm" svg:y1="18.39cm" svg:x2="4.147cm" svg:y2="25.164cm">
                <text:p/>
              </draw:line>
              <draw:line draw:style-name="gr11" draw:text-style-name="P7" draw:layer="layout" svg:x1="4.222cm" svg:y1="18.39cm" svg:x2="4.222cm" svg:y2="25.164cm">
                <text:p/>
              </draw:line>
              <draw:line draw:style-name="gr11" draw:text-style-name="P7" draw:layer="layout" svg:x1="4.309cm" svg:y1="18.39cm" svg:x2="4.309cm" svg:y2="25.164cm">
                <text:p/>
              </draw:line>
              <draw:line draw:style-name="gr11" draw:text-style-name="P7" draw:layer="layout" svg:x1="4.384cm" svg:y1="18.39cm" svg:x2="4.384cm" svg:y2="25.164cm">
                <text:p/>
              </draw:line>
            </draw:g>
            <draw:g>
              <draw:line draw:style-name="gr11" draw:text-style-name="P7" draw:layer="layout" svg:x1="4.338cm" svg:y1="18.391cm" svg:x2="4.338cm" svg:y2="25.165cm">
                <text:p/>
              </draw:line>
              <draw:line draw:style-name="gr11" draw:text-style-name="P7" draw:layer="layout" svg:x1="4.413cm" svg:y1="18.391cm" svg:x2="4.413cm" svg:y2="25.165cm">
                <text:p/>
              </draw:line>
              <draw:line draw:style-name="gr11" draw:text-style-name="P7" draw:layer="layout" svg:x1="4.5cm" svg:y1="18.391cm" svg:x2="4.5cm" svg:y2="25.165cm">
                <text:p/>
              </draw:line>
              <draw:line draw:style-name="gr11" draw:text-style-name="P7" draw:layer="layout" svg:x1="4.575cm" svg:y1="18.391cm" svg:x2="4.575cm" svg:y2="25.165cm">
                <text:p/>
              </draw:line>
            </draw:g>
            <draw:g>
              <draw:line draw:style-name="gr11" draw:text-style-name="P7" draw:layer="layout" svg:x1="4.021cm" svg:y1="18.539cm" svg:x2="4.021cm" svg:y2="25.313cm">
                <text:p/>
              </draw:line>
              <draw:line draw:style-name="gr11" draw:text-style-name="P7" draw:layer="layout" svg:x1="4.096cm" svg:y1="18.539cm" svg:x2="4.096cm" svg:y2="25.313cm">
                <text:p/>
              </draw:line>
              <draw:line draw:style-name="gr11" draw:text-style-name="P7" draw:layer="layout" svg:x1="4.183cm" svg:y1="18.539cm" svg:x2="4.183cm" svg:y2="25.313cm">
                <text:p/>
              </draw:line>
              <draw:line draw:style-name="gr11" draw:text-style-name="P7" draw:layer="layout" svg:x1="4.258cm" svg:y1="18.539cm" svg:x2="4.258cm" svg:y2="25.313cm">
                <text:p/>
              </draw:line>
            </draw:g>
            <draw:g>
              <draw:line draw:style-name="gr11" draw:text-style-name="P7" draw:layer="layout" svg:x1="3.822cm" svg:y1="18.54cm" svg:x2="3.822cm" svg:y2="25.314cm">
                <text:p/>
              </draw:line>
              <draw:line draw:style-name="gr11" draw:text-style-name="P7" draw:layer="layout" svg:x1="3.897cm" svg:y1="18.54cm" svg:x2="3.897cm" svg:y2="25.314cm">
                <text:p/>
              </draw:line>
              <draw:line draw:style-name="gr11" draw:text-style-name="P7" draw:layer="layout" svg:x1="3.984cm" svg:y1="18.54cm" svg:x2="3.984cm" svg:y2="25.314cm">
                <text:p/>
              </draw:line>
              <draw:line draw:style-name="gr11" draw:text-style-name="P7" draw:layer="layout" svg:x1="4.059cm" svg:y1="18.54cm" svg:x2="4.059cm" svg:y2="25.314cm">
                <text:p/>
              </draw:line>
            </draw:g>
            <draw:g>
              <draw:line draw:style-name="gr11" draw:text-style-name="P7" draw:layer="layout" svg:x1="3.703cm" svg:y1="18.407cm" svg:x2="3.703cm" svg:y2="25.181cm">
                <text:p/>
              </draw:line>
              <draw:line draw:style-name="gr11" draw:text-style-name="P7" draw:layer="layout" svg:x1="3.778cm" svg:y1="18.407cm" svg:x2="3.778cm" svg:y2="25.181cm">
                <text:p/>
              </draw:line>
              <draw:line draw:style-name="gr11" draw:text-style-name="P7" draw:layer="layout" svg:x1="3.865cm" svg:y1="18.407cm" svg:x2="3.865cm" svg:y2="25.181cm">
                <text:p/>
              </draw:line>
              <draw:line draw:style-name="gr11" draw:text-style-name="P7" draw:layer="layout" svg:x1="3.94cm" svg:y1="18.407cm" svg:x2="3.94cm" svg:y2="25.181cm">
                <text:p/>
              </draw:line>
            </draw:g>
            <draw:g>
              <draw:line draw:style-name="gr11" draw:text-style-name="P7" draw:layer="layout" svg:x1="3.653cm" svg:y1="18.327cm" svg:x2="3.653cm" svg:y2="25.101cm">
                <text:p/>
              </draw:line>
              <draw:line draw:style-name="gr11" draw:text-style-name="P7" draw:layer="layout" svg:x1="3.728cm" svg:y1="18.327cm" svg:x2="3.728cm" svg:y2="25.101cm">
                <text:p/>
              </draw:line>
              <draw:line draw:style-name="gr11" draw:text-style-name="P7" draw:layer="layout" svg:x1="3.815cm" svg:y1="18.327cm" svg:x2="3.815cm" svg:y2="25.101cm">
                <text:p/>
              </draw:line>
              <draw:line draw:style-name="gr11" draw:text-style-name="P7" draw:layer="layout" svg:x1="3.89cm" svg:y1="18.327cm" svg:x2="3.89cm" svg:y2="25.101cm">
                <text:p/>
              </draw:line>
            </draw:g>
            <draw:g>
              <draw:line draw:style-name="gr11" draw:text-style-name="P7" draw:layer="layout" svg:x1="4.273cm" svg:y1="18.327cm" svg:x2="4.273cm" svg:y2="25.101cm">
                <text:p/>
              </draw:line>
              <draw:line draw:style-name="gr11" draw:text-style-name="P7" draw:layer="layout" svg:x1="4.348cm" svg:y1="18.327cm" svg:x2="4.348cm" svg:y2="25.101cm">
                <text:p/>
              </draw:line>
              <draw:line draw:style-name="gr11" draw:text-style-name="P7" draw:layer="layout" svg:x1="4.435cm" svg:y1="18.327cm" svg:x2="4.435cm" svg:y2="25.101cm">
                <text:p/>
              </draw:line>
              <draw:line draw:style-name="gr11" draw:text-style-name="P7" draw:layer="layout" svg:x1="4.51cm" svg:y1="18.327cm" svg:x2="4.51cm" svg:y2="25.101cm">
                <text:p/>
              </draw:line>
            </draw:g>
            <draw:g>
              <draw:line draw:style-name="gr11" draw:text-style-name="P7" draw:layer="layout" svg:x1="3.963cm" svg:y1="18.367cm" svg:x2="3.963cm" svg:y2="25.141cm">
                <text:p/>
              </draw:line>
              <draw:line draw:style-name="gr11" draw:text-style-name="P7" draw:layer="layout" svg:x1="4.038cm" svg:y1="18.367cm" svg:x2="4.038cm" svg:y2="25.141cm">
                <text:p/>
              </draw:line>
              <draw:line draw:style-name="gr11" draw:text-style-name="P7" draw:layer="layout" svg:x1="4.125cm" svg:y1="18.367cm" svg:x2="4.125cm" svg:y2="25.141cm">
                <text:p/>
              </draw:line>
              <draw:line draw:style-name="gr11" draw:text-style-name="P7" draw:layer="layout" svg:x1="4.2cm" svg:y1="18.367cm" svg:x2="4.2cm" svg:y2="25.141cm">
                <text:p/>
              </draw:line>
            </draw:g>
          </draw:g>
          <draw:g>
            <draw:g>
              <draw:line draw:style-name="gr13" draw:text-style-name="P7" draw:layer="layout" svg:x1="3.383cm" svg:y1="18.433cm" svg:x2="3.383cm" svg:y2="25.207cm">
                <text:p/>
              </draw:line>
              <draw:line draw:style-name="gr13" draw:text-style-name="P7" draw:layer="layout" svg:x1="3.558cm" svg:y1="18.433cm" svg:x2="3.558cm" svg:y2="25.207cm">
                <text:p/>
              </draw:line>
              <draw:line draw:style-name="gr13" draw:text-style-name="P7" draw:layer="layout" svg:x1="3.473cm" svg:y1="18.433cm" svg:x2="3.473cm" svg:y2="25.207cm">
                <text:p/>
              </draw:line>
              <draw:line draw:style-name="gr13" draw:text-style-name="P7" draw:layer="layout" svg:x1="3.65cm" svg:y1="18.433cm" svg:x2="3.65cm" svg:y2="25.207cm">
                <text:p/>
              </draw:line>
            </draw:g>
            <draw:g>
              <draw:line draw:style-name="gr13" draw:text-style-name="P7" draw:layer="layout" svg:x1="4.584cm" svg:y1="18.433cm" svg:x2="4.584cm" svg:y2="25.207cm">
                <text:p/>
              </draw:line>
              <draw:line draw:style-name="gr13" draw:text-style-name="P7" draw:layer="layout" svg:x1="4.759cm" svg:y1="18.433cm" svg:x2="4.759cm" svg:y2="25.207cm">
                <text:p/>
              </draw:line>
              <draw:line draw:style-name="gr13" draw:text-style-name="P7" draw:layer="layout" svg:x1="4.674cm" svg:y1="18.433cm" svg:x2="4.674cm" svg:y2="25.207cm">
                <text:p/>
              </draw:line>
              <draw:line draw:style-name="gr13" draw:text-style-name="P7" draw:layer="layout" svg:x1="4.851cm" svg:y1="18.433cm" svg:x2="4.851cm" svg:y2="25.207cm">
                <text:p/>
              </draw:line>
            </draw:g>
          </draw:g>
          <draw:line draw:style-name="gr12" draw:text-style-name="P7" draw:layer="layout" svg:x1="1.835cm" svg:y1="15.242cm" svg:x2="8.201cm" svg:y2="17.559cm">
            <text:p/>
          </draw:line>
        </draw:g>
        <draw:g>
          <draw:line draw:style-name="gr12" draw:text-style-name="P7" draw:layer="layout" svg:x1="11.334cm" svg:y1="25.207cm" svg:x2="11.334cm" svg:y2="18.433cm">
            <text:p/>
          </draw:line>
          <draw:g>
            <draw:g>
              <draw:line draw:style-name="gr11" draw:text-style-name="P7" draw:layer="layout" svg:x1="11.055cm" svg:y1="18.437cm" svg:x2="11.055cm" svg:y2="25.211cm">
                <text:p/>
              </draw:line>
              <draw:line draw:style-name="gr11" draw:text-style-name="P7" draw:layer="layout" svg:x1="11.13cm" svg:y1="18.437cm" svg:x2="11.13cm" svg:y2="25.211cm">
                <text:p/>
              </draw:line>
              <draw:line draw:style-name="gr11" draw:text-style-name="P7" draw:layer="layout" svg:x1="11.217cm" svg:y1="18.437cm" svg:x2="11.217cm" svg:y2="25.211cm">
                <text:p/>
              </draw:line>
              <draw:line draw:style-name="gr11" draw:text-style-name="P7" draw:layer="layout" svg:x1="11.292cm" svg:y1="18.437cm" svg:x2="11.292cm" svg:y2="25.211cm">
                <text:p/>
              </draw:line>
            </draw:g>
            <draw:g>
              <draw:line draw:style-name="gr11" draw:text-style-name="P7" draw:layer="layout" svg:x1="11.38cm" svg:y1="18.437cm" svg:x2="11.38cm" svg:y2="25.211cm">
                <text:p/>
              </draw:line>
              <draw:line draw:style-name="gr11" draw:text-style-name="P7" draw:layer="layout" svg:x1="11.455cm" svg:y1="18.437cm" svg:x2="11.455cm" svg:y2="25.211cm">
                <text:p/>
              </draw:line>
              <draw:line draw:style-name="gr11" draw:text-style-name="P7" draw:layer="layout" svg:x1="11.542cm" svg:y1="18.437cm" svg:x2="11.542cm" svg:y2="25.211cm">
                <text:p/>
              </draw:line>
              <draw:line draw:style-name="gr11" draw:text-style-name="P7" draw:layer="layout" svg:x1="11.617cm" svg:y1="18.437cm" svg:x2="11.617cm" svg:y2="25.211cm">
                <text:p/>
              </draw:line>
            </draw:g>
            <draw:g>
              <draw:line draw:style-name="gr11" draw:text-style-name="P7" draw:layer="layout" svg:x1="10.743cm" svg:y1="18.437cm" svg:x2="10.743cm" svg:y2="25.211cm">
                <text:p/>
              </draw:line>
              <draw:line draw:style-name="gr11" draw:text-style-name="P7" draw:layer="layout" svg:x1="10.818cm" svg:y1="18.437cm" svg:x2="10.818cm" svg:y2="25.211cm">
                <text:p/>
              </draw:line>
              <draw:line draw:style-name="gr11" draw:text-style-name="P7" draw:layer="layout" svg:x1="10.905cm" svg:y1="18.437cm" svg:x2="10.905cm" svg:y2="25.211cm">
                <text:p/>
              </draw:line>
              <draw:line draw:style-name="gr11" draw:text-style-name="P7" draw:layer="layout" svg:x1="10.98cm" svg:y1="18.437cm" svg:x2="10.98cm" svg:y2="25.211cm">
                <text:p/>
              </draw:line>
            </draw:g>
            <draw:g>
              <draw:line draw:style-name="gr11" draw:text-style-name="P7" draw:layer="layout" svg:x1="10.89cm" svg:y1="18.326cm" svg:x2="10.89cm" svg:y2="25.1cm">
                <text:p/>
              </draw:line>
              <draw:line draw:style-name="gr11" draw:text-style-name="P7" draw:layer="layout" svg:x1="10.965cm" svg:y1="18.326cm" svg:x2="10.965cm" svg:y2="25.1cm">
                <text:p/>
              </draw:line>
              <draw:line draw:style-name="gr11" draw:text-style-name="P7" draw:layer="layout" svg:x1="11.052cm" svg:y1="18.326cm" svg:x2="11.052cm" svg:y2="25.1cm">
                <text:p/>
              </draw:line>
              <draw:line draw:style-name="gr11" draw:text-style-name="P7" draw:layer="layout" svg:x1="11.127cm" svg:y1="18.326cm" svg:x2="11.127cm" svg:y2="25.1cm">
                <text:p/>
              </draw:line>
            </draw:g>
            <draw:g>
              <draw:line draw:style-name="gr11" draw:text-style-name="P7" draw:layer="layout" svg:x1="11.043cm" svg:y1="18.527cm" svg:x2="11.043cm" svg:y2="25.301cm">
                <text:p/>
              </draw:line>
              <draw:line draw:style-name="gr11" draw:text-style-name="P7" draw:layer="layout" svg:x1="11.118cm" svg:y1="18.527cm" svg:x2="11.118cm" svg:y2="25.301cm">
                <text:p/>
              </draw:line>
              <draw:line draw:style-name="gr11" draw:text-style-name="P7" draw:layer="layout" svg:x1="11.205cm" svg:y1="18.527cm" svg:x2="11.205cm" svg:y2="25.301cm">
                <text:p/>
              </draw:line>
              <draw:line draw:style-name="gr11" draw:text-style-name="P7" draw:layer="layout" svg:x1="11.28cm" svg:y1="18.527cm" svg:x2="11.28cm" svg:y2="25.301cm">
                <text:p/>
              </draw:line>
            </draw:g>
            <draw:g>
              <draw:line draw:style-name="gr11" draw:text-style-name="P7" draw:layer="layout" svg:x1="11.464cm" svg:y1="18.537cm" svg:x2="11.464cm" svg:y2="25.311cm">
                <text:p/>
              </draw:line>
              <draw:line draw:style-name="gr11" draw:text-style-name="P7" draw:layer="layout" svg:x1="11.539cm" svg:y1="18.537cm" svg:x2="11.539cm" svg:y2="25.311cm">
                <text:p/>
              </draw:line>
              <draw:line draw:style-name="gr11" draw:text-style-name="P7" draw:layer="layout" svg:x1="11.626cm" svg:y1="18.537cm" svg:x2="11.626cm" svg:y2="25.311cm">
                <text:p/>
              </draw:line>
              <draw:line draw:style-name="gr11" draw:text-style-name="P7" draw:layer="layout" svg:x1="11.701cm" svg:y1="18.537cm" svg:x2="11.701cm" svg:y2="25.311cm">
                <text:p/>
              </draw:line>
            </draw:g>
            <draw:g>
              <draw:line draw:style-name="gr11" draw:text-style-name="P7" draw:layer="layout" svg:x1="11.69cm" svg:y1="18.437cm" svg:x2="11.69cm" svg:y2="25.211cm">
                <text:p/>
              </draw:line>
              <draw:line draw:style-name="gr11" draw:text-style-name="P7" draw:layer="layout" svg:x1="11.765cm" svg:y1="18.437cm" svg:x2="11.765cm" svg:y2="25.211cm">
                <text:p/>
              </draw:line>
              <draw:line draw:style-name="gr11" draw:text-style-name="P7" draw:layer="layout" svg:x1="11.852cm" svg:y1="18.437cm" svg:x2="11.852cm" svg:y2="25.211cm">
                <text:p/>
              </draw:line>
              <draw:line draw:style-name="gr11" draw:text-style-name="P7" draw:layer="layout" svg:x1="11.927cm" svg:y1="18.437cm" svg:x2="11.927cm" svg:y2="25.211cm">
                <text:p/>
              </draw:line>
            </draw:g>
            <draw:g>
              <draw:line draw:style-name="gr11" draw:text-style-name="P7" draw:layer="layout" svg:x1="11.181cm" svg:y1="18.538cm" svg:x2="11.181cm" svg:y2="25.312cm">
                <text:p/>
              </draw:line>
              <draw:line draw:style-name="gr11" draw:text-style-name="P7" draw:layer="layout" svg:x1="11.256cm" svg:y1="18.538cm" svg:x2="11.256cm" svg:y2="25.312cm">
                <text:p/>
              </draw:line>
              <draw:line draw:style-name="gr11" draw:text-style-name="P7" draw:layer="layout" svg:x1="11.343cm" svg:y1="18.538cm" svg:x2="11.343cm" svg:y2="25.312cm">
                <text:p/>
              </draw:line>
              <draw:line draw:style-name="gr11" draw:text-style-name="P7" draw:layer="layout" svg:x1="11.418cm" svg:y1="18.538cm" svg:x2="11.418cm" svg:y2="25.312cm">
                <text:p/>
              </draw:line>
            </draw:g>
            <draw:g>
              <draw:line draw:style-name="gr11" draw:text-style-name="P7" draw:layer="layout" svg:x1="10.881cm" svg:y1="18.538cm" svg:x2="10.881cm" svg:y2="25.312cm">
                <text:p/>
              </draw:line>
              <draw:line draw:style-name="gr11" draw:text-style-name="P7" draw:layer="layout" svg:x1="10.956cm" svg:y1="18.538cm" svg:x2="10.956cm" svg:y2="25.312cm">
                <text:p/>
              </draw:line>
              <draw:line draw:style-name="gr11" draw:text-style-name="P7" draw:layer="layout" svg:x1="11.043cm" svg:y1="18.538cm" svg:x2="11.043cm" svg:y2="25.312cm">
                <text:p/>
              </draw:line>
              <draw:line draw:style-name="gr11" draw:text-style-name="P7" draw:layer="layout" svg:x1="11.118cm" svg:y1="18.538cm" svg:x2="11.118cm" svg:y2="25.312cm">
                <text:p/>
              </draw:line>
            </draw:g>
            <draw:g>
              <draw:line draw:style-name="gr11" draw:text-style-name="P7" draw:layer="layout" svg:x1="11.365cm" svg:y1="18.39cm" svg:x2="11.365cm" svg:y2="25.164cm">
                <text:p/>
              </draw:line>
              <draw:line draw:style-name="gr11" draw:text-style-name="P7" draw:layer="layout" svg:x1="11.44cm" svg:y1="18.39cm" svg:x2="11.44cm" svg:y2="25.164cm">
                <text:p/>
              </draw:line>
              <draw:line draw:style-name="gr11" draw:text-style-name="P7" draw:layer="layout" svg:x1="11.527cm" svg:y1="18.39cm" svg:x2="11.527cm" svg:y2="25.164cm">
                <text:p/>
              </draw:line>
              <draw:line draw:style-name="gr11" draw:text-style-name="P7" draw:layer="layout" svg:x1="11.602cm" svg:y1="18.39cm" svg:x2="11.602cm" svg:y2="25.164cm">
                <text:p/>
              </draw:line>
            </draw:g>
            <draw:g>
              <draw:line draw:style-name="gr11" draw:text-style-name="P7" draw:layer="layout" svg:x1="11.556cm" svg:y1="18.391cm" svg:x2="11.556cm" svg:y2="25.165cm">
                <text:p/>
              </draw:line>
              <draw:line draw:style-name="gr11" draw:text-style-name="P7" draw:layer="layout" svg:x1="11.631cm" svg:y1="18.391cm" svg:x2="11.631cm" svg:y2="25.165cm">
                <text:p/>
              </draw:line>
              <draw:line draw:style-name="gr11" draw:text-style-name="P7" draw:layer="layout" svg:x1="11.718cm" svg:y1="18.391cm" svg:x2="11.718cm" svg:y2="25.165cm">
                <text:p/>
              </draw:line>
              <draw:line draw:style-name="gr11" draw:text-style-name="P7" draw:layer="layout" svg:x1="11.793cm" svg:y1="18.391cm" svg:x2="11.793cm" svg:y2="25.165cm">
                <text:p/>
              </draw:line>
            </draw:g>
            <draw:g>
              <draw:line draw:style-name="gr11" draw:text-style-name="P7" draw:layer="layout" svg:x1="11.239cm" svg:y1="18.539cm" svg:x2="11.239cm" svg:y2="25.313cm">
                <text:p/>
              </draw:line>
              <draw:line draw:style-name="gr11" draw:text-style-name="P7" draw:layer="layout" svg:x1="11.314cm" svg:y1="18.539cm" svg:x2="11.314cm" svg:y2="25.313cm">
                <text:p/>
              </draw:line>
              <draw:line draw:style-name="gr11" draw:text-style-name="P7" draw:layer="layout" svg:x1="11.401cm" svg:y1="18.539cm" svg:x2="11.401cm" svg:y2="25.313cm">
                <text:p/>
              </draw:line>
              <draw:line draw:style-name="gr11" draw:text-style-name="P7" draw:layer="layout" svg:x1="11.476cm" svg:y1="18.539cm" svg:x2="11.476cm" svg:y2="25.313cm">
                <text:p/>
              </draw:line>
            </draw:g>
            <draw:g>
              <draw:line draw:style-name="gr11" draw:text-style-name="P7" draw:layer="layout" svg:x1="11.04cm" svg:y1="18.54cm" svg:x2="11.04cm" svg:y2="25.314cm">
                <text:p/>
              </draw:line>
              <draw:line draw:style-name="gr11" draw:text-style-name="P7" draw:layer="layout" svg:x1="11.115cm" svg:y1="18.54cm" svg:x2="11.115cm" svg:y2="25.314cm">
                <text:p/>
              </draw:line>
              <draw:line draw:style-name="gr11" draw:text-style-name="P7" draw:layer="layout" svg:x1="11.202cm" svg:y1="18.54cm" svg:x2="11.202cm" svg:y2="25.314cm">
                <text:p/>
              </draw:line>
              <draw:line draw:style-name="gr11" draw:text-style-name="P7" draw:layer="layout" svg:x1="11.277cm" svg:y1="18.54cm" svg:x2="11.277cm" svg:y2="25.314cm">
                <text:p/>
              </draw:line>
            </draw:g>
            <draw:g>
              <draw:line draw:style-name="gr11" draw:text-style-name="P7" draw:layer="layout" svg:x1="10.921cm" svg:y1="18.407cm" svg:x2="10.921cm" svg:y2="25.181cm">
                <text:p/>
              </draw:line>
              <draw:line draw:style-name="gr11" draw:text-style-name="P7" draw:layer="layout" svg:x1="10.996cm" svg:y1="18.407cm" svg:x2="10.996cm" svg:y2="25.181cm">
                <text:p/>
              </draw:line>
              <draw:line draw:style-name="gr11" draw:text-style-name="P7" draw:layer="layout" svg:x1="11.083cm" svg:y1="18.407cm" svg:x2="11.083cm" svg:y2="25.181cm">
                <text:p/>
              </draw:line>
              <draw:line draw:style-name="gr11" draw:text-style-name="P7" draw:layer="layout" svg:x1="11.158cm" svg:y1="18.407cm" svg:x2="11.158cm" svg:y2="25.181cm">
                <text:p/>
              </draw:line>
            </draw:g>
            <draw:g>
              <draw:line draw:style-name="gr11" draw:text-style-name="P7" draw:layer="layout" svg:x1="10.871cm" svg:y1="18.327cm" svg:x2="10.871cm" svg:y2="25.101cm">
                <text:p/>
              </draw:line>
              <draw:line draw:style-name="gr11" draw:text-style-name="P7" draw:layer="layout" svg:x1="10.946cm" svg:y1="18.327cm" svg:x2="10.946cm" svg:y2="25.101cm">
                <text:p/>
              </draw:line>
              <draw:line draw:style-name="gr11" draw:text-style-name="P7" draw:layer="layout" svg:x1="11.033cm" svg:y1="18.327cm" svg:x2="11.033cm" svg:y2="25.101cm">
                <text:p/>
              </draw:line>
              <draw:line draw:style-name="gr11" draw:text-style-name="P7" draw:layer="layout" svg:x1="11.108cm" svg:y1="18.327cm" svg:x2="11.108cm" svg:y2="25.101cm">
                <text:p/>
              </draw:line>
            </draw:g>
            <draw:g>
              <draw:line draw:style-name="gr11" draw:text-style-name="P7" draw:layer="layout" svg:x1="11.491cm" svg:y1="18.327cm" svg:x2="11.491cm" svg:y2="25.101cm">
                <text:p/>
              </draw:line>
              <draw:line draw:style-name="gr11" draw:text-style-name="P7" draw:layer="layout" svg:x1="11.566cm" svg:y1="18.327cm" svg:x2="11.566cm" svg:y2="25.101cm">
                <text:p/>
              </draw:line>
              <draw:line draw:style-name="gr11" draw:text-style-name="P7" draw:layer="layout" svg:x1="11.653cm" svg:y1="18.327cm" svg:x2="11.653cm" svg:y2="25.101cm">
                <text:p/>
              </draw:line>
              <draw:line draw:style-name="gr11" draw:text-style-name="P7" draw:layer="layout" svg:x1="11.728cm" svg:y1="18.327cm" svg:x2="11.728cm" svg:y2="25.101cm">
                <text:p/>
              </draw:line>
            </draw:g>
            <draw:g>
              <draw:line draw:style-name="gr11" draw:text-style-name="P7" draw:layer="layout" svg:x1="11.181cm" svg:y1="18.367cm" svg:x2="11.181cm" svg:y2="25.141cm">
                <text:p/>
              </draw:line>
              <draw:line draw:style-name="gr11" draw:text-style-name="P7" draw:layer="layout" svg:x1="11.256cm" svg:y1="18.367cm" svg:x2="11.256cm" svg:y2="25.141cm">
                <text:p/>
              </draw:line>
              <draw:line draw:style-name="gr11" draw:text-style-name="P7" draw:layer="layout" svg:x1="11.343cm" svg:y1="18.367cm" svg:x2="11.343cm" svg:y2="25.141cm">
                <text:p/>
              </draw:line>
              <draw:line draw:style-name="gr11" draw:text-style-name="P7" draw:layer="layout" svg:x1="11.418cm" svg:y1="18.367cm" svg:x2="11.418cm" svg:y2="25.141cm">
                <text:p/>
              </draw:line>
            </draw:g>
          </draw:g>
          <draw:g>
            <draw:g>
              <draw:line draw:style-name="gr13" draw:text-style-name="P7" draw:layer="layout" svg:x1="10.601cm" svg:y1="18.433cm" svg:x2="10.601cm" svg:y2="25.207cm">
                <text:p/>
              </draw:line>
              <draw:line draw:style-name="gr13" draw:text-style-name="P7" draw:layer="layout" svg:x1="10.776cm" svg:y1="18.433cm" svg:x2="10.776cm" svg:y2="25.207cm">
                <text:p/>
              </draw:line>
              <draw:line draw:style-name="gr13" draw:text-style-name="P7" draw:layer="layout" svg:x1="10.691cm" svg:y1="18.433cm" svg:x2="10.691cm" svg:y2="25.207cm">
                <text:p/>
              </draw:line>
              <draw:line draw:style-name="gr13" draw:text-style-name="P7" draw:layer="layout" svg:x1="10.868cm" svg:y1="18.433cm" svg:x2="10.868cm" svg:y2="25.207cm">
                <text:p/>
              </draw:line>
            </draw:g>
            <draw:g>
              <draw:line draw:style-name="gr13" draw:text-style-name="P7" draw:layer="layout" svg:x1="11.802cm" svg:y1="18.433cm" svg:x2="11.802cm" svg:y2="25.207cm">
                <text:p/>
              </draw:line>
              <draw:line draw:style-name="gr13" draw:text-style-name="P7" draw:layer="layout" svg:x1="11.977cm" svg:y1="18.433cm" svg:x2="11.977cm" svg:y2="25.207cm">
                <text:p/>
              </draw:line>
              <draw:line draw:style-name="gr13" draw:text-style-name="P7" draw:layer="layout" svg:x1="11.892cm" svg:y1="18.433cm" svg:x2="11.892cm" svg:y2="25.207cm">
                <text:p/>
              </draw:line>
              <draw:line draw:style-name="gr13" draw:text-style-name="P7" draw:layer="layout" svg:x1="12.069cm" svg:y1="18.433cm" svg:x2="12.069cm" svg:y2="25.207cm">
                <text:p/>
              </draw:line>
            </draw:g>
          </draw:g>
          <draw:line draw:style-name="gr12" draw:text-style-name="P7" draw:layer="layout" svg:x1="8.6cm" svg:y1="15.712cm" svg:x2="15.271cm" svg:y2="16.888cm">
            <text:p/>
          </draw:line>
        </draw:g>
        <draw:g>
          <draw:line draw:style-name="gr12" draw:text-style-name="P7" draw:layer="layout" svg:x1="19.135cm" svg:y1="25.207cm" svg:x2="19.135cm" svg:y2="18.433cm">
            <text:p/>
          </draw:line>
          <draw:g>
            <draw:g>
              <draw:line draw:style-name="gr11" draw:text-style-name="P7" draw:layer="layout" svg:x1="18.856cm" svg:y1="18.437cm" svg:x2="18.856cm" svg:y2="25.211cm">
                <text:p/>
              </draw:line>
              <draw:line draw:style-name="gr11" draw:text-style-name="P7" draw:layer="layout" svg:x1="18.931cm" svg:y1="18.437cm" svg:x2="18.931cm" svg:y2="25.211cm">
                <text:p/>
              </draw:line>
              <draw:line draw:style-name="gr11" draw:text-style-name="P7" draw:layer="layout" svg:x1="19.018cm" svg:y1="18.437cm" svg:x2="19.018cm" svg:y2="25.211cm">
                <text:p/>
              </draw:line>
              <draw:line draw:style-name="gr11" draw:text-style-name="P7" draw:layer="layout" svg:x1="19.093cm" svg:y1="18.437cm" svg:x2="19.093cm" svg:y2="25.211cm">
                <text:p/>
              </draw:line>
            </draw:g>
            <draw:g>
              <draw:line draw:style-name="gr11" draw:text-style-name="P7" draw:layer="layout" svg:x1="19.181cm" svg:y1="18.437cm" svg:x2="19.181cm" svg:y2="25.211cm">
                <text:p/>
              </draw:line>
              <draw:line draw:style-name="gr11" draw:text-style-name="P7" draw:layer="layout" svg:x1="19.256cm" svg:y1="18.437cm" svg:x2="19.256cm" svg:y2="25.211cm">
                <text:p/>
              </draw:line>
              <draw:line draw:style-name="gr11" draw:text-style-name="P7" draw:layer="layout" svg:x1="19.343cm" svg:y1="18.437cm" svg:x2="19.343cm" svg:y2="25.211cm">
                <text:p/>
              </draw:line>
              <draw:line draw:style-name="gr11" draw:text-style-name="P7" draw:layer="layout" svg:x1="19.418cm" svg:y1="18.437cm" svg:x2="19.418cm" svg:y2="25.211cm">
                <text:p/>
              </draw:line>
            </draw:g>
            <draw:g>
              <draw:line draw:style-name="gr11" draw:text-style-name="P7" draw:layer="layout" svg:x1="18.544cm" svg:y1="18.437cm" svg:x2="18.544cm" svg:y2="25.211cm">
                <text:p/>
              </draw:line>
              <draw:line draw:style-name="gr11" draw:text-style-name="P7" draw:layer="layout" svg:x1="18.619cm" svg:y1="18.437cm" svg:x2="18.619cm" svg:y2="25.211cm">
                <text:p/>
              </draw:line>
              <draw:line draw:style-name="gr11" draw:text-style-name="P7" draw:layer="layout" svg:x1="18.706cm" svg:y1="18.437cm" svg:x2="18.706cm" svg:y2="25.211cm">
                <text:p/>
              </draw:line>
              <draw:line draw:style-name="gr11" draw:text-style-name="P7" draw:layer="layout" svg:x1="18.781cm" svg:y1="18.437cm" svg:x2="18.781cm" svg:y2="25.211cm">
                <text:p/>
              </draw:line>
            </draw:g>
            <draw:g>
              <draw:line draw:style-name="gr11" draw:text-style-name="P7" draw:layer="layout" svg:x1="18.691cm" svg:y1="18.326cm" svg:x2="18.691cm" svg:y2="25.1cm">
                <text:p/>
              </draw:line>
              <draw:line draw:style-name="gr11" draw:text-style-name="P7" draw:layer="layout" svg:x1="18.766cm" svg:y1="18.326cm" svg:x2="18.766cm" svg:y2="25.1cm">
                <text:p/>
              </draw:line>
              <draw:line draw:style-name="gr11" draw:text-style-name="P7" draw:layer="layout" svg:x1="18.853cm" svg:y1="18.326cm" svg:x2="18.853cm" svg:y2="25.1cm">
                <text:p/>
              </draw:line>
              <draw:line draw:style-name="gr11" draw:text-style-name="P7" draw:layer="layout" svg:x1="18.928cm" svg:y1="18.326cm" svg:x2="18.928cm" svg:y2="25.1cm">
                <text:p/>
              </draw:line>
            </draw:g>
            <draw:g>
              <draw:line draw:style-name="gr11" draw:text-style-name="P7" draw:layer="layout" svg:x1="18.844cm" svg:y1="18.527cm" svg:x2="18.844cm" svg:y2="25.301cm">
                <text:p/>
              </draw:line>
              <draw:line draw:style-name="gr11" draw:text-style-name="P7" draw:layer="layout" svg:x1="18.919cm" svg:y1="18.527cm" svg:x2="18.919cm" svg:y2="25.301cm">
                <text:p/>
              </draw:line>
              <draw:line draw:style-name="gr11" draw:text-style-name="P7" draw:layer="layout" svg:x1="19.006cm" svg:y1="18.527cm" svg:x2="19.006cm" svg:y2="25.301cm">
                <text:p/>
              </draw:line>
              <draw:line draw:style-name="gr11" draw:text-style-name="P7" draw:layer="layout" svg:x1="19.081cm" svg:y1="18.527cm" svg:x2="19.081cm" svg:y2="25.301cm">
                <text:p/>
              </draw:line>
            </draw:g>
            <draw:g>
              <draw:line draw:style-name="gr11" draw:text-style-name="P7" draw:layer="layout" svg:x1="19.265cm" svg:y1="18.537cm" svg:x2="19.265cm" svg:y2="25.311cm">
                <text:p/>
              </draw:line>
              <draw:line draw:style-name="gr11" draw:text-style-name="P7" draw:layer="layout" svg:x1="19.34cm" svg:y1="18.537cm" svg:x2="19.34cm" svg:y2="25.311cm">
                <text:p/>
              </draw:line>
              <draw:line draw:style-name="gr11" draw:text-style-name="P7" draw:layer="layout" svg:x1="19.427cm" svg:y1="18.537cm" svg:x2="19.427cm" svg:y2="25.311cm">
                <text:p/>
              </draw:line>
              <draw:line draw:style-name="gr11" draw:text-style-name="P7" draw:layer="layout" svg:x1="19.502cm" svg:y1="18.537cm" svg:x2="19.502cm" svg:y2="25.311cm">
                <text:p/>
              </draw:line>
            </draw:g>
            <draw:g>
              <draw:line draw:style-name="gr11" draw:text-style-name="P7" draw:layer="layout" svg:x1="19.491cm" svg:y1="18.437cm" svg:x2="19.491cm" svg:y2="25.211cm">
                <text:p/>
              </draw:line>
              <draw:line draw:style-name="gr11" draw:text-style-name="P7" draw:layer="layout" svg:x1="19.566cm" svg:y1="18.437cm" svg:x2="19.566cm" svg:y2="25.211cm">
                <text:p/>
              </draw:line>
              <draw:line draw:style-name="gr11" draw:text-style-name="P7" draw:layer="layout" svg:x1="19.653cm" svg:y1="18.437cm" svg:x2="19.653cm" svg:y2="25.211cm">
                <text:p/>
              </draw:line>
              <draw:line draw:style-name="gr11" draw:text-style-name="P7" draw:layer="layout" svg:x1="19.728cm" svg:y1="18.437cm" svg:x2="19.728cm" svg:y2="25.211cm">
                <text:p/>
              </draw:line>
            </draw:g>
            <draw:g>
              <draw:line draw:style-name="gr11" draw:text-style-name="P7" draw:layer="layout" svg:x1="18.982cm" svg:y1="18.538cm" svg:x2="18.982cm" svg:y2="25.312cm">
                <text:p/>
              </draw:line>
              <draw:line draw:style-name="gr11" draw:text-style-name="P7" draw:layer="layout" svg:x1="19.057cm" svg:y1="18.538cm" svg:x2="19.057cm" svg:y2="25.312cm">
                <text:p/>
              </draw:line>
              <draw:line draw:style-name="gr11" draw:text-style-name="P7" draw:layer="layout" svg:x1="19.144cm" svg:y1="18.538cm" svg:x2="19.144cm" svg:y2="25.312cm">
                <text:p/>
              </draw:line>
              <draw:line draw:style-name="gr11" draw:text-style-name="P7" draw:layer="layout" svg:x1="19.219cm" svg:y1="18.538cm" svg:x2="19.219cm" svg:y2="25.312cm">
                <text:p/>
              </draw:line>
            </draw:g>
            <draw:g>
              <draw:line draw:style-name="gr11" draw:text-style-name="P7" draw:layer="layout" svg:x1="18.682cm" svg:y1="18.538cm" svg:x2="18.682cm" svg:y2="25.312cm">
                <text:p/>
              </draw:line>
              <draw:line draw:style-name="gr11" draw:text-style-name="P7" draw:layer="layout" svg:x1="18.757cm" svg:y1="18.538cm" svg:x2="18.757cm" svg:y2="25.312cm">
                <text:p/>
              </draw:line>
              <draw:line draw:style-name="gr11" draw:text-style-name="P7" draw:layer="layout" svg:x1="18.844cm" svg:y1="18.538cm" svg:x2="18.844cm" svg:y2="25.312cm">
                <text:p/>
              </draw:line>
              <draw:line draw:style-name="gr11" draw:text-style-name="P7" draw:layer="layout" svg:x1="18.919cm" svg:y1="18.538cm" svg:x2="18.919cm" svg:y2="25.312cm">
                <text:p/>
              </draw:line>
            </draw:g>
            <draw:g>
              <draw:line draw:style-name="gr11" draw:text-style-name="P7" draw:layer="layout" svg:x1="19.166cm" svg:y1="18.39cm" svg:x2="19.166cm" svg:y2="25.164cm">
                <text:p/>
              </draw:line>
              <draw:line draw:style-name="gr11" draw:text-style-name="P7" draw:layer="layout" svg:x1="19.241cm" svg:y1="18.39cm" svg:x2="19.241cm" svg:y2="25.164cm">
                <text:p/>
              </draw:line>
              <draw:line draw:style-name="gr11" draw:text-style-name="P7" draw:layer="layout" svg:x1="19.328cm" svg:y1="18.39cm" svg:x2="19.328cm" svg:y2="25.164cm">
                <text:p/>
              </draw:line>
              <draw:line draw:style-name="gr11" draw:text-style-name="P7" draw:layer="layout" svg:x1="19.403cm" svg:y1="18.39cm" svg:x2="19.403cm" svg:y2="25.164cm">
                <text:p/>
              </draw:line>
            </draw:g>
            <draw:g>
              <draw:line draw:style-name="gr11" draw:text-style-name="P7" draw:layer="layout" svg:x1="19.357cm" svg:y1="18.391cm" svg:x2="19.357cm" svg:y2="25.165cm">
                <text:p/>
              </draw:line>
              <draw:line draw:style-name="gr11" draw:text-style-name="P7" draw:layer="layout" svg:x1="19.432cm" svg:y1="18.391cm" svg:x2="19.432cm" svg:y2="25.165cm">
                <text:p/>
              </draw:line>
              <draw:line draw:style-name="gr11" draw:text-style-name="P7" draw:layer="layout" svg:x1="19.519cm" svg:y1="18.391cm" svg:x2="19.519cm" svg:y2="25.165cm">
                <text:p/>
              </draw:line>
              <draw:line draw:style-name="gr11" draw:text-style-name="P7" draw:layer="layout" svg:x1="19.594cm" svg:y1="18.391cm" svg:x2="19.594cm" svg:y2="25.165cm">
                <text:p/>
              </draw:line>
            </draw:g>
            <draw:g>
              <draw:line draw:style-name="gr11" draw:text-style-name="P7" draw:layer="layout" svg:x1="19.04cm" svg:y1="18.539cm" svg:x2="19.04cm" svg:y2="25.313cm">
                <text:p/>
              </draw:line>
              <draw:line draw:style-name="gr11" draw:text-style-name="P7" draw:layer="layout" svg:x1="19.115cm" svg:y1="18.539cm" svg:x2="19.115cm" svg:y2="25.313cm">
                <text:p/>
              </draw:line>
              <draw:line draw:style-name="gr11" draw:text-style-name="P7" draw:layer="layout" svg:x1="19.202cm" svg:y1="18.539cm" svg:x2="19.202cm" svg:y2="25.313cm">
                <text:p/>
              </draw:line>
              <draw:line draw:style-name="gr11" draw:text-style-name="P7" draw:layer="layout" svg:x1="19.277cm" svg:y1="18.539cm" svg:x2="19.277cm" svg:y2="25.313cm">
                <text:p/>
              </draw:line>
            </draw:g>
            <draw:g>
              <draw:line draw:style-name="gr11" draw:text-style-name="P7" draw:layer="layout" svg:x1="18.841cm" svg:y1="18.54cm" svg:x2="18.841cm" svg:y2="25.314cm">
                <text:p/>
              </draw:line>
              <draw:line draw:style-name="gr11" draw:text-style-name="P7" draw:layer="layout" svg:x1="18.916cm" svg:y1="18.54cm" svg:x2="18.916cm" svg:y2="25.314cm">
                <text:p/>
              </draw:line>
              <draw:line draw:style-name="gr11" draw:text-style-name="P7" draw:layer="layout" svg:x1="19.003cm" svg:y1="18.54cm" svg:x2="19.003cm" svg:y2="25.314cm">
                <text:p/>
              </draw:line>
              <draw:line draw:style-name="gr11" draw:text-style-name="P7" draw:layer="layout" svg:x1="19.078cm" svg:y1="18.54cm" svg:x2="19.078cm" svg:y2="25.314cm">
                <text:p/>
              </draw:line>
            </draw:g>
            <draw:g>
              <draw:line draw:style-name="gr11" draw:text-style-name="P7" draw:layer="layout" svg:x1="18.722cm" svg:y1="18.407cm" svg:x2="18.722cm" svg:y2="25.181cm">
                <text:p/>
              </draw:line>
              <draw:line draw:style-name="gr11" draw:text-style-name="P7" draw:layer="layout" svg:x1="18.797cm" svg:y1="18.407cm" svg:x2="18.797cm" svg:y2="25.181cm">
                <text:p/>
              </draw:line>
              <draw:line draw:style-name="gr11" draw:text-style-name="P7" draw:layer="layout" svg:x1="18.884cm" svg:y1="18.407cm" svg:x2="18.884cm" svg:y2="25.181cm">
                <text:p/>
              </draw:line>
              <draw:line draw:style-name="gr11" draw:text-style-name="P7" draw:layer="layout" svg:x1="18.959cm" svg:y1="18.407cm" svg:x2="18.959cm" svg:y2="25.181cm">
                <text:p/>
              </draw:line>
            </draw:g>
            <draw:g>
              <draw:line draw:style-name="gr11" draw:text-style-name="P7" draw:layer="layout" svg:x1="18.672cm" svg:y1="18.327cm" svg:x2="18.672cm" svg:y2="25.101cm">
                <text:p/>
              </draw:line>
              <draw:line draw:style-name="gr11" draw:text-style-name="P7" draw:layer="layout" svg:x1="18.747cm" svg:y1="18.327cm" svg:x2="18.747cm" svg:y2="25.101cm">
                <text:p/>
              </draw:line>
              <draw:line draw:style-name="gr11" draw:text-style-name="P7" draw:layer="layout" svg:x1="18.834cm" svg:y1="18.327cm" svg:x2="18.834cm" svg:y2="25.101cm">
                <text:p/>
              </draw:line>
              <draw:line draw:style-name="gr11" draw:text-style-name="P7" draw:layer="layout" svg:x1="18.909cm" svg:y1="18.327cm" svg:x2="18.909cm" svg:y2="25.101cm">
                <text:p/>
              </draw:line>
            </draw:g>
            <draw:g>
              <draw:line draw:style-name="gr11" draw:text-style-name="P7" draw:layer="layout" svg:x1="19.292cm" svg:y1="18.327cm" svg:x2="19.292cm" svg:y2="25.101cm">
                <text:p/>
              </draw:line>
              <draw:line draw:style-name="gr11" draw:text-style-name="P7" draw:layer="layout" svg:x1="19.367cm" svg:y1="18.327cm" svg:x2="19.367cm" svg:y2="25.101cm">
                <text:p/>
              </draw:line>
              <draw:line draw:style-name="gr11" draw:text-style-name="P7" draw:layer="layout" svg:x1="19.454cm" svg:y1="18.327cm" svg:x2="19.454cm" svg:y2="25.101cm">
                <text:p/>
              </draw:line>
              <draw:line draw:style-name="gr11" draw:text-style-name="P7" draw:layer="layout" svg:x1="19.529cm" svg:y1="18.327cm" svg:x2="19.529cm" svg:y2="25.101cm">
                <text:p/>
              </draw:line>
            </draw:g>
            <draw:g>
              <draw:line draw:style-name="gr11" draw:text-style-name="P7" draw:layer="layout" svg:x1="18.982cm" svg:y1="18.367cm" svg:x2="18.982cm" svg:y2="25.141cm">
                <text:p/>
              </draw:line>
              <draw:line draw:style-name="gr11" draw:text-style-name="P7" draw:layer="layout" svg:x1="19.057cm" svg:y1="18.367cm" svg:x2="19.057cm" svg:y2="25.141cm">
                <text:p/>
              </draw:line>
              <draw:line draw:style-name="gr11" draw:text-style-name="P7" draw:layer="layout" svg:x1="19.144cm" svg:y1="18.367cm" svg:x2="19.144cm" svg:y2="25.141cm">
                <text:p/>
              </draw:line>
              <draw:line draw:style-name="gr11" draw:text-style-name="P7" draw:layer="layout" svg:x1="19.219cm" svg:y1="18.367cm" svg:x2="19.219cm" svg:y2="25.141cm">
                <text:p/>
              </draw:line>
            </draw:g>
          </draw:g>
          <draw:g>
            <draw:g>
              <draw:line draw:style-name="gr13" draw:text-style-name="P7" draw:layer="layout" svg:x1="18.402cm" svg:y1="18.433cm" svg:x2="18.402cm" svg:y2="25.207cm">
                <text:p/>
              </draw:line>
              <draw:line draw:style-name="gr13" draw:text-style-name="P7" draw:layer="layout" svg:x1="18.577cm" svg:y1="18.433cm" svg:x2="18.577cm" svg:y2="25.207cm">
                <text:p/>
              </draw:line>
              <draw:line draw:style-name="gr13" draw:text-style-name="P7" draw:layer="layout" svg:x1="18.492cm" svg:y1="18.433cm" svg:x2="18.492cm" svg:y2="25.207cm">
                <text:p/>
              </draw:line>
              <draw:line draw:style-name="gr13" draw:text-style-name="P7" draw:layer="layout" svg:x1="18.669cm" svg:y1="18.433cm" svg:x2="18.669cm" svg:y2="25.207cm">
                <text:p/>
              </draw:line>
            </draw:g>
            <draw:g>
              <draw:line draw:style-name="gr13" draw:text-style-name="P7" draw:layer="layout" svg:x1="19.603cm" svg:y1="18.433cm" svg:x2="19.603cm" svg:y2="25.207cm">
                <text:p/>
              </draw:line>
              <draw:line draw:style-name="gr13" draw:text-style-name="P7" draw:layer="layout" svg:x1="19.778cm" svg:y1="18.433cm" svg:x2="19.778cm" svg:y2="25.207cm">
                <text:p/>
              </draw:line>
              <draw:line draw:style-name="gr13" draw:text-style-name="P7" draw:layer="layout" svg:x1="19.693cm" svg:y1="18.433cm" svg:x2="19.693cm" svg:y2="25.207cm">
                <text:p/>
              </draw:line>
              <draw:line draw:style-name="gr13" draw:text-style-name="P7" draw:layer="layout" svg:x1="19.87cm" svg:y1="18.433cm" svg:x2="19.87cm" svg:y2="25.207cm">
                <text:p/>
              </draw:line>
            </draw:g>
          </draw:g>
          <draw:line draw:style-name="gr12" draw:text-style-name="P7" draw:layer="layout" svg:x1="15.851cm" svg:y1="16.005cm" svg:x2="22.599cm" svg:y2="16.595cm">
            <text:p/>
          </draw:line>
        </draw:g>
        <draw:g>
          <draw:line draw:style-name="gr12" draw:text-style-name="P7" draw:layer="layout" svg:x1="26.987cm" svg:y1="25.207cm" svg:x2="26.987cm" svg:y2="18.433cm">
            <text:p/>
          </draw:line>
          <draw:g>
            <draw:g>
              <draw:line draw:style-name="gr11" draw:text-style-name="P7" draw:layer="layout" svg:x1="26.708cm" svg:y1="18.437cm" svg:x2="26.708cm" svg:y2="25.211cm">
                <text:p/>
              </draw:line>
              <draw:line draw:style-name="gr11" draw:text-style-name="P7" draw:layer="layout" svg:x1="26.783cm" svg:y1="18.437cm" svg:x2="26.783cm" svg:y2="25.211cm">
                <text:p/>
              </draw:line>
              <draw:line draw:style-name="gr11" draw:text-style-name="P7" draw:layer="layout" svg:x1="26.87cm" svg:y1="18.437cm" svg:x2="26.87cm" svg:y2="25.211cm">
                <text:p/>
              </draw:line>
              <draw:line draw:style-name="gr11" draw:text-style-name="P7" draw:layer="layout" svg:x1="26.945cm" svg:y1="18.437cm" svg:x2="26.945cm" svg:y2="25.211cm">
                <text:p/>
              </draw:line>
            </draw:g>
            <draw:g>
              <draw:line draw:style-name="gr11" draw:text-style-name="P7" draw:layer="layout" svg:x1="27.033cm" svg:y1="18.437cm" svg:x2="27.033cm" svg:y2="25.211cm">
                <text:p/>
              </draw:line>
              <draw:line draw:style-name="gr11" draw:text-style-name="P7" draw:layer="layout" svg:x1="27.108cm" svg:y1="18.437cm" svg:x2="27.108cm" svg:y2="25.211cm">
                <text:p/>
              </draw:line>
              <draw:line draw:style-name="gr11" draw:text-style-name="P7" draw:layer="layout" svg:x1="27.195cm" svg:y1="18.437cm" svg:x2="27.195cm" svg:y2="25.211cm">
                <text:p/>
              </draw:line>
              <draw:line draw:style-name="gr11" draw:text-style-name="P7" draw:layer="layout" svg:x1="27.27cm" svg:y1="18.437cm" svg:x2="27.27cm" svg:y2="25.211cm">
                <text:p/>
              </draw:line>
            </draw:g>
            <draw:g>
              <draw:line draw:style-name="gr11" draw:text-style-name="P7" draw:layer="layout" svg:x1="26.396cm" svg:y1="18.437cm" svg:x2="26.396cm" svg:y2="25.211cm">
                <text:p/>
              </draw:line>
              <draw:line draw:style-name="gr11" draw:text-style-name="P7" draw:layer="layout" svg:x1="26.471cm" svg:y1="18.437cm" svg:x2="26.471cm" svg:y2="25.211cm">
                <text:p/>
              </draw:line>
              <draw:line draw:style-name="gr11" draw:text-style-name="P7" draw:layer="layout" svg:x1="26.558cm" svg:y1="18.437cm" svg:x2="26.558cm" svg:y2="25.211cm">
                <text:p/>
              </draw:line>
              <draw:line draw:style-name="gr11" draw:text-style-name="P7" draw:layer="layout" svg:x1="26.633cm" svg:y1="18.437cm" svg:x2="26.633cm" svg:y2="25.211cm">
                <text:p/>
              </draw:line>
            </draw:g>
            <draw:g>
              <draw:line draw:style-name="gr11" draw:text-style-name="P7" draw:layer="layout" svg:x1="26.543cm" svg:y1="18.326cm" svg:x2="26.543cm" svg:y2="25.1cm">
                <text:p/>
              </draw:line>
              <draw:line draw:style-name="gr11" draw:text-style-name="P7" draw:layer="layout" svg:x1="26.618cm" svg:y1="18.326cm" svg:x2="26.618cm" svg:y2="25.1cm">
                <text:p/>
              </draw:line>
              <draw:line draw:style-name="gr11" draw:text-style-name="P7" draw:layer="layout" svg:x1="26.705cm" svg:y1="18.326cm" svg:x2="26.705cm" svg:y2="25.1cm">
                <text:p/>
              </draw:line>
              <draw:line draw:style-name="gr11" draw:text-style-name="P7" draw:layer="layout" svg:x1="26.78cm" svg:y1="18.326cm" svg:x2="26.78cm" svg:y2="25.1cm">
                <text:p/>
              </draw:line>
            </draw:g>
            <draw:g>
              <draw:line draw:style-name="gr11" draw:text-style-name="P7" draw:layer="layout" svg:x1="26.696cm" svg:y1="18.527cm" svg:x2="26.696cm" svg:y2="25.301cm">
                <text:p/>
              </draw:line>
              <draw:line draw:style-name="gr11" draw:text-style-name="P7" draw:layer="layout" svg:x1="26.771cm" svg:y1="18.527cm" svg:x2="26.771cm" svg:y2="25.301cm">
                <text:p/>
              </draw:line>
              <draw:line draw:style-name="gr11" draw:text-style-name="P7" draw:layer="layout" svg:x1="26.858cm" svg:y1="18.527cm" svg:x2="26.858cm" svg:y2="25.301cm">
                <text:p/>
              </draw:line>
              <draw:line draw:style-name="gr11" draw:text-style-name="P7" draw:layer="layout" svg:x1="26.933cm" svg:y1="18.527cm" svg:x2="26.933cm" svg:y2="25.301cm">
                <text:p/>
              </draw:line>
            </draw:g>
            <draw:g>
              <draw:line draw:style-name="gr11" draw:text-style-name="P7" draw:layer="layout" svg:x1="27.117cm" svg:y1="18.537cm" svg:x2="27.117cm" svg:y2="25.311cm">
                <text:p/>
              </draw:line>
              <draw:line draw:style-name="gr11" draw:text-style-name="P7" draw:layer="layout" svg:x1="27.192cm" svg:y1="18.537cm" svg:x2="27.192cm" svg:y2="25.311cm">
                <text:p/>
              </draw:line>
              <draw:line draw:style-name="gr11" draw:text-style-name="P7" draw:layer="layout" svg:x1="27.279cm" svg:y1="18.537cm" svg:x2="27.279cm" svg:y2="25.311cm">
                <text:p/>
              </draw:line>
              <draw:line draw:style-name="gr11" draw:text-style-name="P7" draw:layer="layout" svg:x1="27.354cm" svg:y1="18.537cm" svg:x2="27.354cm" svg:y2="25.311cm">
                <text:p/>
              </draw:line>
            </draw:g>
            <draw:g>
              <draw:line draw:style-name="gr11" draw:text-style-name="P7" draw:layer="layout" svg:x1="27.343cm" svg:y1="18.437cm" svg:x2="27.343cm" svg:y2="25.211cm">
                <text:p/>
              </draw:line>
              <draw:line draw:style-name="gr11" draw:text-style-name="P7" draw:layer="layout" svg:x1="27.418cm" svg:y1="18.437cm" svg:x2="27.418cm" svg:y2="25.211cm">
                <text:p/>
              </draw:line>
              <draw:line draw:style-name="gr11" draw:text-style-name="P7" draw:layer="layout" svg:x1="27.505cm" svg:y1="18.437cm" svg:x2="27.505cm" svg:y2="25.211cm">
                <text:p/>
              </draw:line>
              <draw:line draw:style-name="gr11" draw:text-style-name="P7" draw:layer="layout" svg:x1="27.58cm" svg:y1="18.437cm" svg:x2="27.58cm" svg:y2="25.211cm">
                <text:p/>
              </draw:line>
            </draw:g>
            <draw:g>
              <draw:line draw:style-name="gr11" draw:text-style-name="P7" draw:layer="layout" svg:x1="26.834cm" svg:y1="18.538cm" svg:x2="26.834cm" svg:y2="25.312cm">
                <text:p/>
              </draw:line>
              <draw:line draw:style-name="gr11" draw:text-style-name="P7" draw:layer="layout" svg:x1="26.909cm" svg:y1="18.538cm" svg:x2="26.909cm" svg:y2="25.312cm">
                <text:p/>
              </draw:line>
              <draw:line draw:style-name="gr11" draw:text-style-name="P7" draw:layer="layout" svg:x1="26.996cm" svg:y1="18.538cm" svg:x2="26.996cm" svg:y2="25.312cm">
                <text:p/>
              </draw:line>
              <draw:line draw:style-name="gr11" draw:text-style-name="P7" draw:layer="layout" svg:x1="27.071cm" svg:y1="18.538cm" svg:x2="27.071cm" svg:y2="25.312cm">
                <text:p/>
              </draw:line>
            </draw:g>
            <draw:g>
              <draw:line draw:style-name="gr11" draw:text-style-name="P7" draw:layer="layout" svg:x1="26.534cm" svg:y1="18.538cm" svg:x2="26.534cm" svg:y2="25.312cm">
                <text:p/>
              </draw:line>
              <draw:line draw:style-name="gr11" draw:text-style-name="P7" draw:layer="layout" svg:x1="26.609cm" svg:y1="18.538cm" svg:x2="26.609cm" svg:y2="25.312cm">
                <text:p/>
              </draw:line>
              <draw:line draw:style-name="gr11" draw:text-style-name="P7" draw:layer="layout" svg:x1="26.696cm" svg:y1="18.538cm" svg:x2="26.696cm" svg:y2="25.312cm">
                <text:p/>
              </draw:line>
              <draw:line draw:style-name="gr11" draw:text-style-name="P7" draw:layer="layout" svg:x1="26.771cm" svg:y1="18.538cm" svg:x2="26.771cm" svg:y2="25.312cm">
                <text:p/>
              </draw:line>
            </draw:g>
            <draw:g>
              <draw:line draw:style-name="gr11" draw:text-style-name="P7" draw:layer="layout" svg:x1="27.018cm" svg:y1="18.39cm" svg:x2="27.018cm" svg:y2="25.164cm">
                <text:p/>
              </draw:line>
              <draw:line draw:style-name="gr11" draw:text-style-name="P7" draw:layer="layout" svg:x1="27.093cm" svg:y1="18.39cm" svg:x2="27.093cm" svg:y2="25.164cm">
                <text:p/>
              </draw:line>
              <draw:line draw:style-name="gr11" draw:text-style-name="P7" draw:layer="layout" svg:x1="27.18cm" svg:y1="18.39cm" svg:x2="27.18cm" svg:y2="25.164cm">
                <text:p/>
              </draw:line>
              <draw:line draw:style-name="gr11" draw:text-style-name="P7" draw:layer="layout" svg:x1="27.255cm" svg:y1="18.39cm" svg:x2="27.255cm" svg:y2="25.164cm">
                <text:p/>
              </draw:line>
            </draw:g>
            <draw:g>
              <draw:line draw:style-name="gr11" draw:text-style-name="P7" draw:layer="layout" svg:x1="27.209cm" svg:y1="18.391cm" svg:x2="27.209cm" svg:y2="25.165cm">
                <text:p/>
              </draw:line>
              <draw:line draw:style-name="gr11" draw:text-style-name="P7" draw:layer="layout" svg:x1="27.284cm" svg:y1="18.391cm" svg:x2="27.284cm" svg:y2="25.165cm">
                <text:p/>
              </draw:line>
              <draw:line draw:style-name="gr11" draw:text-style-name="P7" draw:layer="layout" svg:x1="27.371cm" svg:y1="18.391cm" svg:x2="27.371cm" svg:y2="25.165cm">
                <text:p/>
              </draw:line>
              <draw:line draw:style-name="gr11" draw:text-style-name="P7" draw:layer="layout" svg:x1="27.446cm" svg:y1="18.391cm" svg:x2="27.446cm" svg:y2="25.165cm">
                <text:p/>
              </draw:line>
            </draw:g>
            <draw:g>
              <draw:line draw:style-name="gr11" draw:text-style-name="P7" draw:layer="layout" svg:x1="26.892cm" svg:y1="18.539cm" svg:x2="26.892cm" svg:y2="25.313cm">
                <text:p/>
              </draw:line>
              <draw:line draw:style-name="gr11" draw:text-style-name="P7" draw:layer="layout" svg:x1="26.967cm" svg:y1="18.539cm" svg:x2="26.967cm" svg:y2="25.313cm">
                <text:p/>
              </draw:line>
              <draw:line draw:style-name="gr11" draw:text-style-name="P7" draw:layer="layout" svg:x1="27.054cm" svg:y1="18.539cm" svg:x2="27.054cm" svg:y2="25.313cm">
                <text:p/>
              </draw:line>
              <draw:line draw:style-name="gr11" draw:text-style-name="P7" draw:layer="layout" svg:x1="27.129cm" svg:y1="18.539cm" svg:x2="27.129cm" svg:y2="25.313cm">
                <text:p/>
              </draw:line>
            </draw:g>
            <draw:g>
              <draw:line draw:style-name="gr11" draw:text-style-name="P7" draw:layer="layout" svg:x1="26.693cm" svg:y1="18.54cm" svg:x2="26.693cm" svg:y2="25.314cm">
                <text:p/>
              </draw:line>
              <draw:line draw:style-name="gr11" draw:text-style-name="P7" draw:layer="layout" svg:x1="26.768cm" svg:y1="18.54cm" svg:x2="26.768cm" svg:y2="25.314cm">
                <text:p/>
              </draw:line>
              <draw:line draw:style-name="gr11" draw:text-style-name="P7" draw:layer="layout" svg:x1="26.855cm" svg:y1="18.54cm" svg:x2="26.855cm" svg:y2="25.314cm">
                <text:p/>
              </draw:line>
              <draw:line draw:style-name="gr11" draw:text-style-name="P7" draw:layer="layout" svg:x1="26.93cm" svg:y1="18.54cm" svg:x2="26.93cm" svg:y2="25.314cm">
                <text:p/>
              </draw:line>
            </draw:g>
            <draw:g>
              <draw:line draw:style-name="gr11" draw:text-style-name="P7" draw:layer="layout" svg:x1="26.574cm" svg:y1="18.407cm" svg:x2="26.574cm" svg:y2="25.181cm">
                <text:p/>
              </draw:line>
              <draw:line draw:style-name="gr11" draw:text-style-name="P7" draw:layer="layout" svg:x1="26.649cm" svg:y1="18.407cm" svg:x2="26.649cm" svg:y2="25.181cm">
                <text:p/>
              </draw:line>
              <draw:line draw:style-name="gr11" draw:text-style-name="P7" draw:layer="layout" svg:x1="26.736cm" svg:y1="18.407cm" svg:x2="26.736cm" svg:y2="25.181cm">
                <text:p/>
              </draw:line>
              <draw:line draw:style-name="gr11" draw:text-style-name="P7" draw:layer="layout" svg:x1="26.811cm" svg:y1="18.407cm" svg:x2="26.811cm" svg:y2="25.181cm">
                <text:p/>
              </draw:line>
            </draw:g>
            <draw:g>
              <draw:line draw:style-name="gr11" draw:text-style-name="P7" draw:layer="layout" svg:x1="26.524cm" svg:y1="18.327cm" svg:x2="26.524cm" svg:y2="25.101cm">
                <text:p/>
              </draw:line>
              <draw:line draw:style-name="gr11" draw:text-style-name="P7" draw:layer="layout" svg:x1="26.599cm" svg:y1="18.327cm" svg:x2="26.599cm" svg:y2="25.101cm">
                <text:p/>
              </draw:line>
              <draw:line draw:style-name="gr11" draw:text-style-name="P7" draw:layer="layout" svg:x1="26.686cm" svg:y1="18.327cm" svg:x2="26.686cm" svg:y2="25.101cm">
                <text:p/>
              </draw:line>
              <draw:line draw:style-name="gr11" draw:text-style-name="P7" draw:layer="layout" svg:x1="26.761cm" svg:y1="18.327cm" svg:x2="26.761cm" svg:y2="25.101cm">
                <text:p/>
              </draw:line>
            </draw:g>
            <draw:g>
              <draw:line draw:style-name="gr11" draw:text-style-name="P7" draw:layer="layout" svg:x1="27.144cm" svg:y1="18.327cm" svg:x2="27.144cm" svg:y2="25.101cm">
                <text:p/>
              </draw:line>
              <draw:line draw:style-name="gr11" draw:text-style-name="P7" draw:layer="layout" svg:x1="27.219cm" svg:y1="18.327cm" svg:x2="27.219cm" svg:y2="25.101cm">
                <text:p/>
              </draw:line>
              <draw:line draw:style-name="gr11" draw:text-style-name="P7" draw:layer="layout" svg:x1="27.306cm" svg:y1="18.327cm" svg:x2="27.306cm" svg:y2="25.101cm">
                <text:p/>
              </draw:line>
              <draw:line draw:style-name="gr11" draw:text-style-name="P7" draw:layer="layout" svg:x1="27.381cm" svg:y1="18.327cm" svg:x2="27.381cm" svg:y2="25.101cm">
                <text:p/>
              </draw:line>
            </draw:g>
            <draw:g>
              <draw:line draw:style-name="gr11" draw:text-style-name="P7" draw:layer="layout" svg:x1="26.834cm" svg:y1="18.367cm" svg:x2="26.834cm" svg:y2="25.141cm">
                <text:p/>
              </draw:line>
              <draw:line draw:style-name="gr11" draw:text-style-name="P7" draw:layer="layout" svg:x1="26.909cm" svg:y1="18.367cm" svg:x2="26.909cm" svg:y2="25.141cm">
                <text:p/>
              </draw:line>
              <draw:line draw:style-name="gr11" draw:text-style-name="P7" draw:layer="layout" svg:x1="26.996cm" svg:y1="18.367cm" svg:x2="26.996cm" svg:y2="25.141cm">
                <text:p/>
              </draw:line>
              <draw:line draw:style-name="gr11" draw:text-style-name="P7" draw:layer="layout" svg:x1="27.071cm" svg:y1="18.367cm" svg:x2="27.071cm" svg:y2="25.141cm">
                <text:p/>
              </draw:line>
            </draw:g>
          </draw:g>
          <draw:g>
            <draw:g>
              <draw:line draw:style-name="gr13" draw:text-style-name="P7" draw:layer="layout" svg:x1="26.254cm" svg:y1="18.433cm" svg:x2="26.254cm" svg:y2="25.207cm">
                <text:p/>
              </draw:line>
              <draw:line draw:style-name="gr13" draw:text-style-name="P7" draw:layer="layout" svg:x1="26.429cm" svg:y1="18.433cm" svg:x2="26.429cm" svg:y2="25.207cm">
                <text:p/>
              </draw:line>
              <draw:line draw:style-name="gr13" draw:text-style-name="P7" draw:layer="layout" svg:x1="26.344cm" svg:y1="18.433cm" svg:x2="26.344cm" svg:y2="25.207cm">
                <text:p/>
              </draw:line>
              <draw:line draw:style-name="gr13" draw:text-style-name="P7" draw:layer="layout" svg:x1="26.521cm" svg:y1="18.433cm" svg:x2="26.521cm" svg:y2="25.207cm">
                <text:p/>
              </draw:line>
            </draw:g>
            <draw:g>
              <draw:line draw:style-name="gr13" draw:text-style-name="P7" draw:layer="layout" svg:x1="27.455cm" svg:y1="18.433cm" svg:x2="27.455cm" svg:y2="25.207cm">
                <text:p/>
              </draw:line>
              <draw:line draw:style-name="gr13" draw:text-style-name="P7" draw:layer="layout" svg:x1="27.63cm" svg:y1="18.433cm" svg:x2="27.63cm" svg:y2="25.207cm">
                <text:p/>
              </draw:line>
              <draw:line draw:style-name="gr13" draw:text-style-name="P7" draw:layer="layout" svg:x1="27.545cm" svg:y1="18.433cm" svg:x2="27.545cm" svg:y2="25.207cm">
                <text:p/>
              </draw:line>
              <draw:line draw:style-name="gr13" draw:text-style-name="P7" draw:layer="layout" svg:x1="27.722cm" svg:y1="18.433cm" svg:x2="27.722cm" svg:y2="25.207cm">
                <text:p/>
              </draw:line>
            </draw:g>
          </draw:g>
          <draw:line draw:style-name="gr12" draw:text-style-name="P7" draw:layer="layout" svg:x1="23.6cm" svg:y1="16.4cm" svg:x2="30.374cm" svg:y2="16.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"/>
    <draw:stroke-dash draw:name="Dash_20_3" draw:display-name="Dash 3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12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3" svg:stroke-width="0cm" svg:stroke-color="#000000" draw:marker-start-width="0.2cm" draw:marker-start-center="false" draw:marker-end-width="0.2cm" draw:marker-end-center="false" draw:fill="solid" draw:fill-color="#eeeeee" draw:fill-image-width="0cm" draw:fill-image-height="0cm" draw:textarea-horizontal-align="justify" fo:padding-top="0.1cm" fo:padding-bottom="0.1cm" fo:padding-left="0.1cm" fo:padding-right="0.1cm" draw:shadow="hidden" draw:shadow-offset-x="0.2cm" draw:shadow-offset-y="0.2cm" draw:shadow-color="#808080" draw:start-line-spacing-horizontal="0.3cm" draw:start-line-spacing-vertical="0.3cm" draw:end-line-spacing-horizontal="0.3cm" draw:end-line-spacing-vertical="0.3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 style:list-style-name="ML2">
      <style:graphic-properties draw:stroke="solid" draw:stroke-dash="Dash_20_3" svg:stroke-width="0cm" svg:stroke-color="#666666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93cm" fo:padding-bottom="0.093cm" fo:padding-left="0.093cm" fo:padding-right="0.093cm" draw:shadow="hidden" draw:shadow-offset-x="0.3cm" draw:shadow-offset-y="0.3cm" draw:shadow-color="#808080"/>
    </style:style>
    <style:style style:name="Mgr2" style:family="graphic" style:parent-style-name="standard" style:list-style-name="ML2">
      <style:graphic-properties draw:stroke="solid" draw:stroke-dash="Dash_20_3" svg:stroke-width="0cm" svg:stroke-color="#666666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93cm" fo:padding-bottom="0.093cm" fo:padding-left="0.093cm" fo:padding-right="0.093cm" draw:shadow="hidden" draw:shadow-offset-x="0.3cm" draw:shadow-offset-y="0.3cm" draw:shadow-color="#808080"/>
    </style:style>
    <style:style style:name="Mgr3" style:family="graphic" style:parent-style-name="standard" style:list-style-name="ML2">
      <style:graphic-properties draw:stroke="solid" draw:stroke-dash="Dash_20_3" svg:stroke-width="0cm" svg:stroke-color="#666666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93cm" fo:padding-bottom="0.093cm" fo:padding-left="0.093cm" fo:padding-right="0.093cm" draw:shadow="hidden" draw:shadow-offset-x="0.3cm" draw:shadow-offset-y="0.3cm" draw:shadow-color="#808080"/>
    </style:style>
    <style:style style:name="Mgr4" style:family="graphic" style:parent-style-name="standard" style:list-style-name="ML2">
      <style:graphic-properties draw:stroke="solid" draw:stroke-dash="Dash_20_3" svg:stroke-width="0cm" svg:stroke-color="#666666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93cm" fo:padding-bottom="0.093cm" fo:padding-left="0.093cm" fo:padding-right="0.093cm" draw:shadow="hidden" draw:shadow-offset-x="0.3cm" draw:shadow-offset-y="0.3cm" draw:shadow-color="#808080"/>
    </style:style>
    <style:style style:name="Mgr5" style:family="graphic" style:parent-style-name="standard" style:list-style-name="ML2">
      <style:graphic-properties draw:stroke="solid" draw:stroke-dash="Dash_20_3" svg:stroke-width="0cm" svg:stroke-color="#666666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93cm" fo:padding-bottom="0.093cm" fo:padding-left="0.093cm" fo:padding-right="0.093cm" draw:shadow="hidden" draw:shadow-offset-x="0.3cm" draw:shadow-offset-y="0.3cm" draw:shadow-color="#808080"/>
    </style:style>
    <style:style style:name="Mgr6" style:family="graphic" style:parent-style-name="standard" style:list-style-name="ML2">
      <style:graphic-properties draw:stroke="solid" draw:stroke-dash="Dash_20_3" svg:stroke-width="0cm" svg:stroke-color="#666666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93cm" fo:padding-bottom="0.093cm" fo:padding-left="0.093cm" fo:padding-right="0.093cm" draw:shadow="hidden" draw:shadow-offset-x="0.3cm" draw:shadow-offset-y="0.3cm" draw:shadow-color="#808080"/>
    </style:style>
    <style:style style:name="Mgr7" style:family="graphic" style:parent-style-name="standard" style:list-style-name="ML2">
      <style:graphic-properties draw:stroke="solid" draw:stroke-dash="Dash_20_3" svg:stroke-width="0cm" svg:stroke-color="#666666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93cm" fo:padding-bottom="0.093cm" fo:padding-left="0.093cm" fo:padding-right="0.093cm" draw:shadow="hidden" draw:shadow-offset-x="0.3cm" draw:shadow-offset-y="0.3cm" draw:shadow-color="#808080"/>
    </style:style>
    <style:style style:name="Mgr8" style:family="graphic" style:parent-style-name="standard" style:list-style-name="ML2">
      <style:graphic-properties draw:stroke="solid" draw:stroke-dash="Dash_20_3" svg:stroke-width="0cm" svg:stroke-color="#666666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93cm" fo:padding-bottom="0.093cm" fo:padding-left="0.093cm" fo:padding-right="0.093cm" draw:shadow="hidden" draw:shadow-offset-x="0.3cm" draw:shadow-offset-y="0.3cm" draw:shadow-color="#808080"/>
    </style:style>
    <style:style style:name="Mgr9" style:family="graphic" style:parent-style-name="standard" style:list-style-name="ML2">
      <style:graphic-properties draw:stroke="solid" draw:stroke-dash="Dash_20_3" svg:stroke-width="0cm" svg:stroke-color="#666666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93cm" fo:padding-bottom="0.093cm" fo:padding-left="0.093cm" fo:padding-right="0.093cm" draw:shadow="hidden" draw:shadow-offset-x="0.3cm" draw:shadow-offset-y="0.3cm" draw:shadow-color="#808080"/>
    </style:style>
    <style:style style:name="Mgr10" style:family="graphic" style:parent-style-name="standard" style:list-style-name="ML2">
      <style:graphic-properties draw:stroke="solid" draw:stroke-dash="Dash_20_3" svg:stroke-width="0cm" svg:stroke-color="#666666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93cm" fo:padding-bottom="0.093cm" fo:padding-left="0.093cm" fo:padding-right="0.093cm" draw:shadow="hidden" draw:shadow-offset-x="0.3cm" draw:shadow-offset-y="0.3cm" draw:shadow-color="#808080"/>
    </style:style>
    <style:style style:name="Mgr11" style:family="graphic" style:parent-style-name="standard" style:list-style-name="ML2">
      <style:graphic-properties draw:stroke="solid" draw:stroke-dash="Dash_20_3" svg:stroke-width="0cm" svg:stroke-color="#666666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93cm" fo:padding-bottom="0.093cm" fo:padding-left="0.093cm" fo:padding-right="0.093cm" draw:shadow="hidden" draw:shadow-offset-x="0.3cm" draw:shadow-offset-y="0.3cm" draw:shadow-color="#808080"/>
    </style:style>
    <style:style style:name="Mgr12" style:family="graphic" style:parent-style-name="standard" style:list-style-name="ML2">
      <style:graphic-properties draw:stroke="solid" draw:stroke-dash="Dash_20_3" svg:stroke-width="0cm" svg:stroke-color="#666666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93cm" fo:padding-bottom="0.093cm" fo:padding-left="0.093cm" fo:padding-right="0.093cm" draw:shadow="hidden" draw:shadow-offset-x="0.3cm" draw:shadow-offset-y="0.3cm" draw:shadow-color="#808080"/>
    </style:style>
    <style:style style:name="Mgr13" style:family="graphic" style:parent-style-name="standard" style:list-style-name="ML2">
      <style:graphic-properties draw:stroke="solid" draw:stroke-dash="Dash_20_3" svg:stroke-width="0cm" svg:stroke-color="#666666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93cm" fo:padding-bottom="0.093cm" fo:padding-left="0.093cm" fo:padding-right="0.093cm" draw:shadow="hidden" draw:shadow-offset-x="0.3cm" draw:shadow-offset-y="0.3cm" draw:shadow-color="#808080"/>
    </style:style>
    <style:style style:name="Mgr14" style:family="graphic" style:parent-style-name="standard" style:list-style-name="ML2">
      <style:graphic-properties draw:stroke="solid" draw:stroke-dash="Dash_20_3" svg:stroke-width="0cm" svg:stroke-color="#666666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93cm" fo:padding-bottom="0.093cm" fo:padding-left="0.093cm" fo:padding-right="0.093cm" draw:shadow="hidden" draw:shadow-offset-x="0.3cm" draw:shadow-offset-y="0.3cm" draw:shadow-color="#808080"/>
    </style:style>
    <style:style style:name="Mgr15" style:family="graphic" style:parent-style-name="standard" style:list-style-name="ML2">
      <style:graphic-properties draw:stroke="solid" draw:stroke-dash="Dash_20_3" svg:stroke-width="0cm" svg:stroke-color="#666666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93cm" fo:padding-bottom="0.093cm" fo:padding-left="0.093cm" fo:padding-right="0.093cm" draw:shadow="hidden" draw:shadow-offset-x="0.3cm" draw:shadow-offset-y="0.3cm" draw:shadow-color="#808080"/>
    </style:style>
    <style:style style:name="Mgr16" style:family="graphic" style:parent-style-name="standard">
      <style:graphic-properties draw:stroke="solid" svg:stroke-width="0cm" svg:stroke-color="#666666" draw:fill="none" draw:textarea-horizontal-align="center" draw:textarea-vertical-align="middle" fo:padding-top="0.093cm" fo:padding-bottom="0.093cm" fo:padding-left="0.093cm" fo:padding-right="0.093cm"/>
    </style:style>
    <style:style style:name="Mgr17" style:family="graphic" style:parent-style-name="standard" style:list-style-name="ML2">
      <style:graphic-properties draw:stroke="solid" draw:stroke-dash="Dash_20_3" svg:stroke-width="0cm" svg:stroke-color="#666666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93cm" fo:padding-bottom="0.093cm" fo:padding-left="0.093cm" fo:padding-right="0.093cm" draw:shadow="hidden" draw:shadow-offset-x="0.3cm" draw:shadow-offset-y="0.3cm" draw:shadow-color="#808080"/>
    </style:style>
    <style:style style:name="Mgr18" style:family="graphic" style:parent-style-name="standard" style:list-style-name="ML2">
      <style:graphic-properties draw:stroke="solid" draw:stroke-dash="Dash_20_3" svg:stroke-width="0cm" svg:stroke-color="#666666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93cm" fo:padding-bottom="0.093cm" fo:padding-left="0.093cm" fo:padding-right="0.093cm" draw:shadow="hidden" draw:shadow-offset-x="0.3cm" draw:shadow-offset-y="0.3cm" draw:shadow-color="#808080"/>
    </style:style>
    <style:style style:name="Mgr19" style:family="graphic" style:parent-style-name="standard" style:list-style-name="ML2">
      <style:graphic-properties draw:stroke="solid" draw:stroke-dash="Dash_20_3" svg:stroke-width="0cm" svg:stroke-color="#666666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93cm" fo:padding-bottom="0.093cm" fo:padding-left="0.093cm" fo:padding-right="0.093cm" draw:shadow="hidden" draw:shadow-offset-x="0.3cm" draw:shadow-offset-y="0.3cm" draw:shadow-color="#808080"/>
    </style:style>
    <style:style style:name="Mgr20" style:family="graphic" style:parent-style-name="standard" style:list-style-name="ML2">
      <style:graphic-properties draw:stroke="solid" draw:stroke-dash="Dash_20_3" svg:stroke-width="0cm" svg:stroke-color="#666666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93cm" fo:padding-bottom="0.093cm" fo:padding-left="0.093cm" fo:padding-right="0.093cm" draw:shadow="hidden" draw:shadow-offset-x="0.3cm" draw:shadow-offset-y="0.3cm" draw:shadow-color="#808080"/>
    </style:style>
    <style:style style:name="Mgr21" style:family="graphic" style:parent-style-name="standard" style:list-style-name="ML2">
      <style:graphic-properties draw:stroke="solid" draw:stroke-dash="Dash_20_3" svg:stroke-width="0cm" svg:stroke-color="#666666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93cm" fo:padding-bottom="0.093cm" fo:padding-left="0.093cm" fo:padding-right="0.093cm" draw:shadow="hidden" draw:shadow-offset-x="0.3cm" draw:shadow-offset-y="0.3cm" draw:shadow-color="#808080"/>
    </style:style>
    <style:style style:name="Mgr22" style:family="graphic" style:parent-style-name="standard" style:list-style-name="ML2">
      <style:graphic-properties draw:stroke="solid" draw:stroke-dash="Dash_20_3" svg:stroke-width="0cm" svg:stroke-color="#666666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93cm" fo:padding-bottom="0.093cm" fo:padding-left="0.093cm" fo:padding-right="0.093cm" draw:shadow="hidden" draw:shadow-offset-x="0.3cm" draw:shadow-offset-y="0.3cm" draw:shadow-color="#808080"/>
    </style:style>
    <style:style style:name="Mgr23" style:family="graphic" style:parent-style-name="standard" style:list-style-name="ML2">
      <style:graphic-properties draw:stroke="solid" draw:stroke-dash="Dash_20_3" svg:stroke-width="0cm" svg:stroke-color="#666666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93cm" fo:padding-bottom="0.093cm" fo:padding-left="0.093cm" fo:padding-right="0.093cm" draw:shadow="hidden" draw:shadow-offset-x="0.3cm" draw:shadow-offset-y="0.3cm" draw:shadow-color="#808080"/>
    </style:style>
    <style:style style:name="Mgr24" style:family="graphic" style:parent-style-name="standard" style:list-style-name="ML2">
      <style:graphic-properties draw:stroke="solid" draw:stroke-dash="Dash_20_3" svg:stroke-width="0cm" svg:stroke-color="#666666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93cm" fo:padding-bottom="0.093cm" fo:padding-left="0.093cm" fo:padding-right="0.093cm" draw:shadow="hidden" draw:shadow-offset-x="0.3cm" draw:shadow-offset-y="0.3cm" draw:shadow-color="#808080"/>
    </style:style>
    <style:style style:name="Mgr25" style:family="graphic" style:parent-style-name="standard" style:list-style-name="ML2">
      <style:graphic-properties draw:stroke="solid" draw:stroke-dash="Dash_20_3" svg:stroke-width="0cm" svg:stroke-color="#666666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93cm" fo:padding-bottom="0.093cm" fo:padding-left="0.093cm" fo:padding-right="0.093cm" draw:shadow="hidden" draw:shadow-offset-x="0.3cm" draw:shadow-offset-y="0.3cm" draw:shadow-color="#808080"/>
    </style:style>
    <style:style style:name="Mgr26" style:family="graphic" style:parent-style-name="standard" style:list-style-name="ML2">
      <style:graphic-properties draw:stroke="solid" draw:stroke-dash="Dash_20_3" svg:stroke-width="0cm" svg:stroke-color="#666666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93cm" fo:padding-bottom="0.093cm" fo:padding-left="0.093cm" fo:padding-right="0.093cm" draw:shadow="hidden" draw:shadow-offset-x="0.3cm" draw:shadow-offset-y="0.3cm" draw:shadow-color="#808080"/>
    </style:style>
    <style:style style:name="Mgr27" style:family="graphic" style:parent-style-name="standard" style:list-style-name="ML2">
      <style:graphic-properties draw:stroke="solid" draw:stroke-dash="Dash_20_3" svg:stroke-width="0cm" svg:stroke-color="#666666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93cm" fo:padding-bottom="0.093cm" fo:padding-left="0.093cm" fo:padding-right="0.093cm" draw:shadow="hidden" draw:shadow-offset-x="0.3cm" draw:shadow-offset-y="0.3cm" draw:shadow-color="#808080"/>
    </style:style>
    <style:style style:name="Mgr28" style:family="graphic" style:parent-style-name="standard" style:list-style-name="ML2">
      <style:graphic-properties draw:stroke="solid" draw:stroke-dash="Dash_20_3" svg:stroke-width="0cm" svg:stroke-color="#666666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93cm" fo:padding-bottom="0.093cm" fo:padding-left="0.093cm" fo:padding-right="0.093cm" draw:shadow="hidden" draw:shadow-offset-x="0.3cm" draw:shadow-offset-y="0.3cm" draw:shadow-color="#808080"/>
    </style:style>
    <style:style style:name="Mgr29" style:family="graphic" style:parent-style-name="standard" style:list-style-name="ML2">
      <style:graphic-properties draw:stroke="solid" draw:stroke-dash="Dash_20_3" svg:stroke-width="0cm" svg:stroke-color="#666666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93cm" fo:padding-bottom="0.093cm" fo:padding-left="0.093cm" fo:padding-right="0.093cm" draw:shadow="hidden" draw:shadow-offset-x="0.3cm" draw:shadow-offset-y="0.3cm" draw:shadow-color="#808080"/>
    </style:style>
    <style:style style:name="Mgr30" style:family="graphic" style:parent-style-name="standard" style:list-style-name="ML2">
      <style:graphic-properties draw:stroke="solid" draw:stroke-dash="Dash_20_3" svg:stroke-width="0cm" svg:stroke-color="#666666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93cm" fo:padding-bottom="0.093cm" fo:padding-left="0.093cm" fo:padding-right="0.093cm" draw:shadow="hidden" draw:shadow-offset-x="0.3cm" draw:shadow-offset-y="0.3cm" draw:shadow-color="#808080"/>
    </style:style>
    <style:style style:name="Mgr31" style:family="graphic" style:parent-style-name="standard" style:list-style-name="ML2">
      <style:graphic-properties draw:stroke="solid" draw:stroke-dash="Dash_20_3" svg:stroke-width="0cm" svg:stroke-color="#666666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93cm" fo:padding-bottom="0.093cm" fo:padding-left="0.093cm" fo:padding-right="0.093cm" draw:shadow="hidden" draw:shadow-offset-x="0.3cm" draw:shadow-offset-y="0.3cm" draw:shadow-color="#808080"/>
    </style:style>
    <style:style style:name="Mgr32" style:family="graphic" style:parent-style-name="standard">
      <style:graphic-properties draw:stroke="solid" svg:stroke-width="0.015cm" svg:stroke-color="#000000" draw:marker-start-width="0.223cm" draw:marker-end-width="0.223cm" draw:fill="solid" draw:fill-color="#ffffff" draw:textarea-horizontal-align="center" draw:textarea-vertical-align="middle" fo:padding-top="0.1cm" fo:padding-bottom="0.1cm" fo:padding-left="0.2cm" fo:padding-right="0.2cm" style:protect="position size"/>
    </style:style>
    <style:style style:name="Mgr33" style:family="graphic" style:parent-style-name="standard">
      <style:graphic-properties draw:stroke="none" svg:stroke-width="0.015cm" svg:stroke-color="#000000" draw:marker-start-width="0.222cm" draw:marker-end-width="0.222cm" draw:fill="none" draw:fill-color="#ffffff" draw:textarea-horizontal-align="left" draw:textarea-vertical-align="top" draw:auto-grow-height="false" draw:auto-grow-width="false" fo:min-height="0.666cm" fo:min-width="1.325cm" fo:padding-top="0.1cm" fo:padding-bottom="0.1cm" fo:padding-left="0.1cm" fo:padding-right="0.1cm"/>
    </style:style>
    <style:style style:name="Mgr34" style:family="graphic" style:parent-style-name="standard" style:list-style-name="ML2">
      <style:graphic-properties draw:stroke="none" draw:stroke-dash="Dash_20_3" svg:stroke-width="0.015cm" svg:stroke-color="#000000" draw:marker-start="" draw:marker-start-width="0.322cm" draw:marker-start-center="false" draw:marker-end="" draw:marker-end-width="0.322cm" draw:marker-end-center="false" draw:fill="none" draw:fill-color="#ffffff" draw:textarea-horizontal-align="center" draw:textarea-vertical-align="middle" draw:auto-grow-height="false" draw:auto-grow-width="false" fo:min-height="0.817cm" fo:min-width="4.386cm" fo:padding-top="0.045cm" fo:padding-bottom="0.045cm" fo:padding-left="0.045cm" fo:padding-right="0.045cm" draw:shadow="hidden" draw:shadow-offset-x="0.3cm" draw:shadow-offset-y="0.3cm" draw:shadow-color="#808080"/>
    </style:style>
    <style:style style:name="Mgr35" style:family="graphic" style:parent-style-name="standard">
      <style:graphic-properties draw:stroke="solid" svg:stroke-width="0.015cm" svg:stroke-color="#000000" draw:marker-start-width="0.223cm" draw:marker-end-width="0.223cm" draw:fill="none" draw:textarea-vertical-align="middle" fo:padding-top="0.008cm" fo:padding-bottom="0.008cm" fo:padding-left="0.008cm" fo:padding-right="0.008cm"/>
    </style:style>
    <style:style style:name="Mgr36" style:family="graphic" style:parent-style-name="standard">
      <style:graphic-properties draw:stroke="none" svg:stroke-width="0.015cm" svg:stroke-color="#000000" draw:marker-start-width="0.223cm" draw:marker-end-width="0.22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7" style:family="graphic" style:parent-style-name="standard">
      <style:graphic-properties svg:stroke-color="#000000" draw:fill="solid" draw:fill-color="#ffffff" draw:textarea-horizontal-align="center" draw:textarea-vertical-align="middle" style:protect="position size"/>
    </style:style>
    <style:style style:name="Mgr38" style:family="graphic" style:parent-style-name="standard">
      <style:graphic-properties draw:stroke="solid" svg:stroke-width="0.015cm" svg:stroke-color="#000000" draw:marker-start-width="0.223cm" draw:marker-end-width="0.223cm" draw:fill="solid" draw:fill-color="#ffffff" draw:textarea-horizontal-align="center" draw:textarea-vertical-align="middle" fo:padding-top="0.008cm" fo:padding-bottom="0.008cm" fo:padding-left="0.008cm" fo:padding-right="0.008cm" style:protect="position size"/>
    </style:style>
    <style:style style:name="Mgr39" style:family="graphic" style:parent-style-name="standard">
      <style:graphic-properties draw:stroke="solid" svg:stroke-width="0.015cm" svg:stroke-color="#000000" draw:marker-start-width="0.223cm" draw:marker-end-width="0.223cm" draw:fill="solid" draw:fill-color="#ffffff" draw:textarea-horizontal-align="center" draw:textarea-vertical-align="middle" fo:padding-top="0.008cm" fo:padding-bottom="0.008cm" fo:padding-left="0.008cm" fo:padding-right="0.008cm" style:protect="position size"/>
    </style:style>
    <style:style style:name="Mgr40" style:family="graphic" style:parent-style-name="standard">
      <style:graphic-properties draw:stroke="solid" svg:stroke-width="0.015cm" svg:stroke-color="#000000" draw:marker-start-width="0.223cm" draw:marker-end-width="0.223cm" draw:fill="solid" draw:fill-color="#ffffff" draw:textarea-vertical-align="middle" fo:padding-top="0.008cm" fo:padding-bottom="0.008cm" fo:padding-left="0.008cm" fo:padding-right="0.008cm" style:protect="position size"/>
    </style:style>
    <style:style style:name="Mgr41" style:family="graphic" style:parent-style-name="standard">
      <style:graphic-properties draw:stroke="none" svg:stroke-width="0.015cm" svg:stroke-color="#000000" draw:marker-start-width="0.222cm" draw:marker-end-width="0.222cm" draw:fill="none" draw:fill-color="#ffffff" draw:textarea-horizontal-align="left" draw:textarea-vertical-align="middle" draw:auto-grow-height="false" draw:auto-grow-width="false" fo:min-height="0.35cm" fo:min-width="1.103cm" fo:padding-top="0.1cm" fo:padding-bottom="0.1cm" fo:padding-left="0.1cm" fo:padding-right="0.1cm"/>
    </style:style>
    <style:style style:name="Mgr42" style:family="graphic" style:parent-style-name="standard">
      <style:graphic-properties draw:stroke="none" svg:stroke-width="0.015cm" svg:stroke-color="#000000" draw:marker-start-width="0.223cm" draw:marker-end-width="0.223cm" draw:fill="none" draw:fill-color="#ffffff" draw:textarea-horizontal-align="left" draw:textarea-vertical-align="middle" draw:auto-grow-height="false" draw:auto-grow-width="false" fo:min-height="0.41cm" fo:min-width="0.828cm" fo:padding-top="0.058cm" fo:padding-bottom="0.058cm" fo:padding-left="0.108cm" fo:padding-right="0.058cm" style:protect="position size"/>
    </style:style>
    <style:style style:name="Mgr43" style:family="graphic" style:parent-style-name="standard">
      <style:graphic-properties draw:stroke="none" svg:stroke-width="0.015cm" svg:stroke-color="#000000" draw:marker-start-width="0.222cm" draw:marker-end-width="0.222cm" draw:fill="none" draw:fill-color="#ffffff" draw:textarea-horizontal-align="left" draw:textarea-vertical-align="top" draw:auto-grow-height="false" draw:auto-grow-width="false" fo:min-height="0.3cm" fo:min-width="1.105cm" fo:padding-top="0.1cm" fo:padding-bottom="0.1cm" fo:padding-left="0.1cm" fo:padding-right="0.1cm" style:protect="position size"/>
    </style:style>
    <style:style style:name="Mgr44" style:family="graphic" style:parent-style-name="standard">
      <style:graphic-properties draw:stroke="none" svg:stroke-width="0.015cm" svg:stroke-color="#000000" draw:marker-start-width="0.223cm" draw:marker-end-width="0.223cm" draw:fill="none" draw:fill-color="#ffffff" draw:textarea-horizontal-align="left" draw:textarea-vertical-align="middle" draw:auto-grow-height="false" draw:auto-grow-width="false" fo:min-height="0.4cm" fo:min-width="1.103cm" fo:padding-top="0.1cm" fo:padding-bottom="0.1cm" fo:padding-left="0.1cm" fo:padding-right="0.1cm" style:protect="position size"/>
    </style:style>
    <style:style style:name="Mgr45" style:family="graphic" style:parent-style-name="standard">
      <style:graphic-properties draw:stroke="none" svg:stroke-width="0.015cm" svg:stroke-color="#000000" draw:marker-start-width="0.222cm" draw:marker-end-width="0.222cm" draw:fill="none" draw:fill-color="#ffffff" draw:textarea-horizontal-align="left" draw:textarea-vertical-align="top" draw:auto-grow-height="false" draw:auto-grow-width="false" fo:min-height="1.143cm" fo:min-width="1.497cm" fo:padding-top="0.095cm" fo:padding-bottom="0.095cm" fo:padding-left="0.095cm" fo:padding-right="0.095cm"/>
    </style:style>
    <style:style style:name="Mgr46" style:family="graphic" style:parent-style-name="standard">
      <style:graphic-properties draw:stroke="solid" svg:stroke-width="0.015cm" svg:stroke-color="#000000" draw:marker-start-width="0.223cm" draw:marker-end-width="0.223cm" draw:fill="none" draw:fill-color="#ffffff" draw:textarea-vertical-align="middle" fo:padding-top="0.008cm" fo:padding-bottom="0.008cm" fo:padding-left="0.008cm" fo:padding-right="0.008cm" style:protect="position size"/>
    </style:style>
    <style:style style:name="Mgr47" style:family="graphic" style:parent-style-name="standard" style:list-style-name="ML2">
      <style:graphic-properties draw:stroke-dash="Ultrafine_20_Dashed" svg:stroke-width="0.025cm" svg:stroke-color="#000000" draw:marker-start="" draw:marker-start-width="0.238cm" draw:marker-end="" draw:marker-end-width="0.238cm" draw:fill="none" draw:fill-color="#ffffff" draw:opacity="100%" draw:fill-image-width="2.54cm" draw:fill-image-height="2.54cm" draw:textarea-horizontal-align="left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text:enable-numbering="false"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8pt" fo:font-style="normal" fo:text-shadow="none" style:text-underline-style="none" fo:font-weight="normal"/>
    </style:style>
    <style:style style:name="MP3" style:family="paragraph">
      <style:paragraph-properties fo:margin-left="0cm" fo:margin-right="0cm" fo:text-align="center" fo:text-indent="0cm"/>
      <style:text-properties fo:font-size="8pt"/>
    </style:style>
    <style:style style:name="MP4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indent="0cm"/>
      <style:text-properties fo:font-size="7pt"/>
    </style:style>
    <style:style style:name="MP6" style:family="paragraph">
      <style:paragraph-properties fo:margin-left="0cm" fo:margin-right="0cm" fo:margin-top="0cm" fo:margin-bottom="0cm" fo:line-height="100%" fo:text-align="center" fo:text-indent="0cm"/>
    </style:style>
    <style:style style:name="MP7" style:family="paragraph">
      <style:paragraph-properties text:enable-numbering="false"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'Times New Roman'" style:font-family-generic="roman" style:font-pitch="variable" fo:font-size="6pt" fo:font-style="normal" fo:text-shadow="none" style:text-underline-style="none" fo:font-weight="normal"/>
    </style:style>
    <style:style style:name="MP8" style:family="paragraph">
      <style:paragraph-properties fo:text-align="center"/>
    </style:style>
    <style:style style:name="MP9" style:family="paragraph">
      <style:text-properties fo:font-size="8pt" style:font-size-asian="8pt" style:font-size-complex="8pt"/>
    </style:style>
    <style:style style:name="MP10" style:family="paragraph">
      <style:paragraph-properties fo:margin-left="0cm" fo:margin-right="0cm" fo:margin-top="0cm" fo:margin-bottom="0cm" fo:line-height="100%" fo:text-align="justify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MT1" style:family="text">
      <style:text-properties fo:font-size="8pt"/>
    </style:style>
    <style:style style:name="MT2" style:family="text">
      <style:text-properties fo:font-size="7pt"/>
    </style:style>
    <style:style style:name="MT3" style:family="text">
      <style:text-properties fo:color="#ff0000" style:text-outline="false" style:text-line-through-style="none" fo:font-family="'Times New Roman'" style:font-family-generic="roman" style:font-pitch="variable" fo:font-size="15pt" fo:font-style="italic" fo:text-shadow="none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MT4" style:family="text">
      <style:text-properties fo:color="#000080" style:text-outline="false" style:text-line-through-style="none" fo:font-family="'Times New Roman'" style:font-family-generic="roman" style:font-pitch="variable" fo:font-size="15pt" fo:font-style="italic" fo:text-shadow="none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MT5" style:family="text">
      <style:text-properties fo:color="#000000" style:text-outline="false" style:text-line-through-style="none" fo:font-family="'Times New Roman'" style:font-family-generic="roman" style:font-pitch="variable" fo:font-size="8pt" fo:font-style="normal" fo:text-shadow="none" style:text-underline-style="none" fo:font-weight="normal" style:font-size-asian="8pt" style:font-size-complex="8pt"/>
    </style:style>
    <style:style style:name="MT6" style:family="text">
      <style:text-properties fo:color="#000000" style:text-outline="false" style:text-line-through-style="none" style:text-position="super 58%" fo:font-family="'Times New Roman'" style:font-family-generic="roman" style:font-pitch="variable" fo:font-size="8pt" fo:font-style="normal" fo:text-shadow="none" style:text-underline-style="none" fo:font-weight="normal" style:font-size-asian="8pt" style:font-size-complex="8pt"/>
    </style:style>
    <style:style style:name="MT7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d_25_20PQ_25_20Drawing" style:display-name="Std%20PQ%20Drawing" style:page-layout-name="PM0" draw:style-name="Mdp1">
      <draw:g>
        <draw:rect draw:style-name="Mgr1" draw:text-style-name="MP2" draw:layer="backgroundobjects" svg:width="0.508cm" svg:height="1.781cm" svg:x="0.992cm" svg:y="16.245cm">
          <text:p text:style-name="MP1"><text:span text:style-name="MT1">7</text:span></text:p>
        </draw:rect>
        <draw:rect draw:style-name="Mgr2" draw:text-style-name="MP2" draw:layer="backgroundobjects" svg:width="0.508cm" svg:height="1.78cm" svg:x="0.992cm" svg:y="18.026cm">
          <text:p text:style-name="MP1"><text:span text:style-name="MT1">6</text:span></text:p>
        </draw:rect>
        <draw:rect draw:style-name="Mgr3" draw:text-style-name="MP2" draw:layer="backgroundobjects" svg:width="0.508cm" svg:height="1.779cm" svg:x="0.992cm" svg:y="7.343cm">
          <text:p text:style-name="MP1"><text:span text:style-name="MT1">12</text:span></text:p>
        </draw:rect>
        <draw:rect draw:style-name="Mgr4" draw:text-style-name="MP2" draw:layer="backgroundobjects" svg:width="0.508cm" svg:height="1.781cm" svg:x="0.992cm" svg:y="3.781cm">
          <text:p text:style-name="MP1"><text:span text:style-name="MT1">14</text:span></text:p>
        </draw:rect>
        <draw:rect draw:style-name="Mgr5" draw:text-style-name="MP2" draw:layer="backgroundobjects" svg:width="0.508cm" svg:height="1.781cm" svg:x="0.992cm" svg:y="5.562cm">
          <text:p text:style-name="MP1"><text:span text:style-name="MT1">13</text:span></text:p>
        </draw:rect>
        <draw:rect draw:style-name="Mgr6" draw:text-style-name="MP2" draw:layer="backgroundobjects" svg:width="0.508cm" svg:height="1.781cm" svg:x="0.992cm" svg:y="2cm">
          <text:p text:style-name="MP1"><text:span text:style-name="MT1">15</text:span></text:p>
        </draw:rect>
        <draw:rect draw:style-name="Mgr7" draw:text-style-name="MP2" draw:layer="backgroundobjects" svg:width="0.508cm" svg:height="1.78cm" svg:x="0.992cm" svg:y="14.465cm">
          <text:p text:style-name="MP1"><text:span text:style-name="MT1">8</text:span></text:p>
        </draw:rect>
        <draw:rect draw:style-name="Mgr8" draw:text-style-name="MP2" draw:layer="backgroundobjects" svg:width="0.508cm" svg:height="1.78cm" svg:x="0.992cm" svg:y="10.904cm">
          <text:p text:style-name="MP1"><text:span text:style-name="MT1">10</text:span></text:p>
        </draw:rect>
        <draw:rect draw:style-name="Mgr9" draw:text-style-name="MP2" draw:layer="backgroundobjects" svg:width="0.508cm" svg:height="1.781cm" svg:x="0.992cm" svg:y="12.684cm">
          <text:p text:style-name="MP1"><text:span text:style-name="MT1">9</text:span></text:p>
        </draw:rect>
        <draw:rect draw:style-name="Mgr10" draw:text-style-name="MP2" draw:layer="backgroundobjects" svg:width="0.508cm" svg:height="1.782cm" svg:x="0.992cm" svg:y="9.122cm">
          <text:p text:style-name="MP1"><text:span text:style-name="MT1">11</text:span></text:p>
        </draw:rect>
        <draw:rect draw:style-name="Mgr11" draw:text-style-name="MP2" draw:layer="backgroundobjects" svg:width="0.508cm" svg:height="1.782cm" svg:x="0.992cm" svg:y="19.806cm">
          <text:p text:style-name="MP1"><text:span text:style-name="MT1">5</text:span></text:p>
        </draw:rect>
        <draw:rect draw:style-name="Mgr12" draw:text-style-name="MP2" draw:layer="backgroundobjects" svg:width="0.508cm" svg:height="1.779cm" svg:x="0.992cm" svg:y="21.588cm">
          <text:p text:style-name="MP1"><text:span text:style-name="MT1">4</text:span></text:p>
        </draw:rect>
        <draw:rect draw:style-name="Mgr13" draw:text-style-name="MP2" draw:layer="backgroundobjects" svg:width="0.508cm" svg:height="1.781cm" svg:x="0.992cm" svg:y="23.367cm">
          <text:p text:style-name="MP1"><text:span text:style-name="MT1">3</text:span></text:p>
        </draw:rect>
        <draw:rect draw:style-name="Mgr14" draw:text-style-name="MP2" draw:layer="backgroundobjects" svg:width="0.508cm" svg:height="1.781cm" svg:x="0.992cm" svg:y="25.148cm">
          <text:p text:style-name="MP1"><text:span text:style-name="MT1">2</text:span></text:p>
        </draw:rect>
        <draw:rect draw:style-name="Mgr15" draw:text-style-name="MP2" draw:layer="backgroundobjects" svg:width="0.508cm" svg:height="1.781cm" svg:x="0.992cm" svg:y="26.929cm">
          <text:p text:style-name="MP1"><text:span text:style-name="MT1">1</text:span></text:p>
        </draw:rect>
      </draw:g>
      <draw:g>
        <draw:g>
          <draw:rect draw:style-name="Mgr16" draw:text-style-name="MP3" draw:layer="backgroundobjects" svg:width="1.858cm" svg:height="0.508cm" svg:x="3.355cm" svg:y="28.202cm">
            <text:p text:style-name="MP1"><text:span text:style-name="MT1">B</text:span></text:p>
          </draw:rect>
          <draw:rect draw:style-name="Mgr16" draw:text-style-name="MP3" draw:layer="backgroundobjects" svg:width="1.857cm" svg:height="0.508cm" svg:x="5.214cm" svg:y="28.202cm">
            <text:p text:style-name="MP1"><text:span text:style-name="MT1">C</text:span></text:p>
          </draw:rect>
          <draw:rect draw:style-name="Mgr16" draw:text-style-name="MP3" draw:layer="backgroundobjects" svg:width="1.854cm" svg:height="0.508cm" svg:x="1.5cm" svg:y="28.202cm">
            <text:p text:style-name="MP1"><text:span text:style-name="MT1">A</text:span></text:p>
          </draw:rect>
          <draw:rect draw:style-name="Mgr16" draw:text-style-name="MP3" draw:layer="backgroundobjects" svg:width="1.859cm" svg:height="0.508cm" svg:x="23.776cm" svg:y="28.202cm">
            <text:p text:style-name="MP1"><text:span text:style-name="MT1">M</text:span></text:p>
          </draw:rect>
          <draw:rect draw:style-name="Mgr16" draw:text-style-name="MP3" draw:layer="backgroundobjects" svg:width="1.855cm" svg:height="0.508cm" svg:x="25.635cm" svg:y="28.202cm">
            <text:p text:style-name="MP1"><text:span text:style-name="MT1">N</text:span></text:p>
          </draw:rect>
          <draw:rect draw:style-name="Mgr16" draw:text-style-name="MP3" draw:layer="backgroundobjects" svg:width="1.855cm" svg:height="0.508cm" svg:x="27.49cm" svg:y="28.202cm">
            <text:p text:style-name="MP1"><text:span text:style-name="MT1">O</text:span></text:p>
          </draw:rect>
          <draw:rect draw:style-name="Mgr16" draw:text-style-name="MP3" draw:layer="backgroundobjects" svg:width="1.859cm" svg:height="0.508cm" svg:x="29.345cm" svg:y="28.202cm">
            <text:p text:style-name="MP1"><text:span text:style-name="MT1">P</text:span></text:p>
          </draw:rect>
          <draw:rect draw:style-name="Mgr16" draw:text-style-name="MP3" draw:layer="backgroundobjects" svg:width="1.855cm" svg:height="0.508cm" svg:x="31.204cm" svg:y="28.202cm">
            <text:p text:style-name="MP1"><text:span text:style-name="MT1">Q</text:span></text:p>
          </draw:rect>
          <draw:rect draw:style-name="Mgr16" draw:text-style-name="MP3" draw:layer="backgroundobjects" svg:width="1.857cm" svg:height="0.508cm" svg:x="33.059cm" svg:y="28.202cm">
            <text:p text:style-name="MP1"><text:span text:style-name="MT1">R</text:span></text:p>
          </draw:rect>
          <draw:rect draw:style-name="Mgr16" draw:text-style-name="MP3" draw:layer="backgroundobjects" svg:width="1.861cm" svg:height="0.508cm" svg:x="34.91cm" svg:y="28.202cm">
            <text:p text:style-name="MP1"><text:span text:style-name="MT1">S</text:span></text:p>
          </draw:rect>
          <draw:rect draw:style-name="Mgr16" draw:text-style-name="MP3" draw:layer="backgroundobjects" svg:width="1.859cm" svg:height="0.508cm" svg:x="36.771cm" svg:y="28.202cm">
            <text:p text:style-name="MP1"><text:span text:style-name="MT1">T</text:span></text:p>
          </draw:rect>
          <draw:rect draw:style-name="Mgr16" draw:text-style-name="MP3" draw:layer="backgroundobjects" svg:width="1.855cm" svg:height="0.508cm" svg:x="8.926cm" svg:y="28.202cm">
            <text:p text:style-name="MP1"><text:span text:style-name="MT1">E</text:span></text:p>
          </draw:rect>
          <draw:rect draw:style-name="Mgr16" draw:text-style-name="MP3" draw:layer="backgroundobjects" svg:width="1.856cm" svg:height="0.508cm" svg:x="10.784cm" svg:y="28.202cm">
            <text:p text:style-name="MP1"><text:span text:style-name="MT1">F</text:span></text:p>
          </draw:rect>
          <draw:rect draw:style-name="Mgr16" draw:text-style-name="MP3" draw:layer="backgroundobjects" svg:width="1.855cm" svg:height="0.508cm" svg:x="14.495cm" svg:y="28.202cm">
            <text:p text:style-name="MP1"><text:span text:style-name="MT1">H</text:span></text:p>
          </draw:rect>
          <draw:rect draw:style-name="Mgr16" draw:text-style-name="MP3" draw:layer="backgroundobjects" svg:width="1.857cm" svg:height="0.508cm" svg:x="7.069cm" svg:y="28.202cm">
            <text:p text:style-name="MP1"><text:span text:style-name="MT1">D</text:span></text:p>
          </draw:rect>
          <draw:rect draw:style-name="Mgr16" draw:text-style-name="MP3" draw:layer="backgroundobjects" svg:width="1.857cm" svg:height="0.508cm" svg:x="12.638cm" svg:y="28.202cm">
            <text:p text:style-name="MP1"><text:span text:style-name="MT1">G</text:span></text:p>
          </draw:rect>
          <draw:rect draw:style-name="Mgr16" draw:text-style-name="MP3" draw:layer="backgroundobjects" svg:width="1.859cm" svg:height="0.508cm" svg:x="16.35cm" svg:y="28.202cm">
            <text:p text:style-name="MP1"><text:span text:style-name="MT1">I</text:span></text:p>
          </draw:rect>
          <draw:rect draw:style-name="Mgr16" draw:text-style-name="MP3" draw:layer="backgroundobjects" svg:width="1.855cm" svg:height="0.508cm" svg:x="18.209cm" svg:y="28.202cm">
            <text:p text:style-name="MP1"><text:span text:style-name="MT1">J</text:span></text:p>
          </draw:rect>
          <draw:rect draw:style-name="Mgr16" draw:text-style-name="MP3" draw:layer="backgroundobjects" svg:width="1.857cm" svg:height="0.508cm" svg:x="20.064cm" svg:y="28.202cm">
            <text:p text:style-name="MP1"><text:span text:style-name="MT1">K</text:span></text:p>
          </draw:rect>
          <draw:rect draw:style-name="Mgr16" draw:text-style-name="MP3" draw:layer="backgroundobjects" svg:width="1.855cm" svg:height="0.508cm" svg:x="21.921cm" svg:y="28.202cm">
            <text:p text:style-name="MP1"><text:span text:style-name="MT1">L</text:span></text:p>
          </draw:rect>
          <draw:rect draw:style-name="Mgr16" draw:text-style-name="MP3" draw:layer="backgroundobjects" svg:width="1.855cm" svg:height="0.508cm" svg:x="38.63cm" svg:y="28.202cm">
            <text:p text:style-name="MP1"><text:span text:style-name="MT1">U</text:span></text:p>
          </draw:rect>
        </draw:g>
      </draw:g>
      <draw:g>
        <draw:g>
          <draw:rect draw:style-name="Mgr16" draw:text-style-name="MP3" draw:layer="backgroundobjects" svg:width="1.855cm" svg:height="0.508cm" svg:x="3.356cm" svg:y="2.018cm">
            <text:p text:style-name="MP1"><text:span text:style-name="MT1">B</text:span></text:p>
          </draw:rect>
          <draw:rect draw:style-name="Mgr16" draw:text-style-name="MP3" draw:layer="backgroundobjects" svg:width="1.858cm" svg:height="0.508cm" svg:x="5.213cm" svg:y="2.018cm">
            <text:p text:style-name="MP1"><text:span text:style-name="MT1">C</text:span></text:p>
          </draw:rect>
          <draw:rect draw:style-name="Mgr16" draw:text-style-name="MP3" draw:layer="backgroundobjects" svg:width="1.855cm" svg:height="0.508cm" svg:x="1.5cm" svg:y="2.018cm">
            <text:p text:style-name="MP1"><text:span text:style-name="MT1">A</text:span></text:p>
          </draw:rect>
          <draw:rect draw:style-name="Mgr16" draw:text-style-name="MP3" draw:layer="backgroundobjects" svg:width="1.857cm" svg:height="0.508cm" svg:x="23.777cm" svg:y="2.018cm">
            <text:p text:style-name="MP1"><text:span text:style-name="MT1">M</text:span></text:p>
          </draw:rect>
          <draw:rect draw:style-name="Mgr16" draw:text-style-name="MP3" draw:layer="backgroundobjects" svg:width="1.856cm" svg:height="0.508cm" svg:x="25.634cm" svg:y="2.018cm">
            <text:p text:style-name="MP1"><text:span text:style-name="MT1">N</text:span></text:p>
          </draw:rect>
          <draw:rect draw:style-name="Mgr16" draw:text-style-name="MP3" draw:layer="backgroundobjects" svg:width="1.856cm" svg:height="0.508cm" svg:x="27.49cm" svg:y="2.018cm">
            <text:p text:style-name="MP1"><text:span text:style-name="MT1">O</text:span></text:p>
          </draw:rect>
          <draw:rect draw:style-name="Mgr16" draw:text-style-name="MP3" draw:layer="backgroundobjects" svg:width="1.857cm" svg:height="0.508cm" svg:x="29.346cm" svg:y="2.018cm">
            <text:p text:style-name="MP1"><text:span text:style-name="MT1">P</text:span></text:p>
          </draw:rect>
          <draw:rect draw:style-name="Mgr16" draw:text-style-name="MP3" draw:layer="backgroundobjects" svg:width="1.856cm" svg:height="0.508cm" svg:x="31.203cm" svg:y="2.018cm">
            <text:p text:style-name="MP1"><text:span text:style-name="MT1">Q</text:span></text:p>
          </draw:rect>
          <draw:rect draw:style-name="Mgr16" draw:text-style-name="MP3" draw:layer="backgroundobjects" svg:width="1.857cm" svg:height="0.508cm" svg:x="33.059cm" svg:y="2.018cm">
            <text:p text:style-name="MP1"><text:span text:style-name="MT1">R</text:span></text:p>
          </draw:rect>
          <draw:rect draw:style-name="Mgr16" draw:text-style-name="MP3" draw:layer="backgroundobjects" svg:width="1.862cm" svg:height="0.508cm" svg:x="34.91cm" svg:y="2.018cm">
            <text:p text:style-name="MP1"><text:span text:style-name="MT1">S</text:span></text:p>
          </draw:rect>
          <draw:rect draw:style-name="Mgr16" draw:text-style-name="MP3" draw:layer="backgroundobjects" svg:width="1.857cm" svg:height="0.508cm" svg:x="36.772cm" svg:y="2.018cm">
            <text:p text:style-name="MP1"><text:span text:style-name="MT1">T</text:span></text:p>
          </draw:rect>
          <draw:rect draw:style-name="Mgr16" draw:text-style-name="MP3" draw:layer="backgroundobjects" svg:width="1.856cm" svg:height="0.508cm" svg:x="8.926cm" svg:y="2.018cm">
            <text:p text:style-name="MP1"><text:span text:style-name="MT1">E</text:span></text:p>
          </draw:rect>
          <draw:rect draw:style-name="Mgr16" draw:text-style-name="MP3" draw:layer="backgroundobjects" svg:width="1.854cm" svg:height="0.508cm" svg:x="10.785cm" svg:y="2.018cm">
            <text:p text:style-name="MP1"><text:span text:style-name="MT1">F</text:span></text:p>
          </draw:rect>
          <draw:rect draw:style-name="Mgr16" draw:text-style-name="MP3" draw:layer="backgroundobjects" svg:width="1.856cm" svg:height="0.508cm" svg:x="14.495cm" svg:y="2.018cm">
            <text:p text:style-name="MP1"><text:span text:style-name="MT1">H</text:span></text:p>
          </draw:rect>
          <draw:rect draw:style-name="Mgr16" draw:text-style-name="MP3" draw:layer="backgroundobjects" svg:width="1.857cm" svg:height="0.508cm" svg:x="7.069cm" svg:y="2.018cm">
            <text:p text:style-name="MP1"><text:span text:style-name="MT1">D</text:span></text:p>
          </draw:rect>
          <draw:rect draw:style-name="Mgr16" draw:text-style-name="MP3" draw:layer="backgroundobjects" svg:width="1.858cm" svg:height="0.508cm" svg:x="12.637cm" svg:y="2.018cm">
            <text:p text:style-name="MP1"><text:span text:style-name="MT1">G</text:span></text:p>
          </draw:rect>
          <draw:rect draw:style-name="Mgr16" draw:text-style-name="MP3" draw:layer="backgroundobjects" svg:width="1.857cm" svg:height="0.508cm" svg:x="16.351cm" svg:y="2.018cm">
            <text:p text:style-name="MP1"><text:span text:style-name="MT1">I</text:span></text:p>
          </draw:rect>
          <draw:rect draw:style-name="Mgr16" draw:text-style-name="MP3" draw:layer="backgroundobjects" svg:width="1.856cm" svg:height="0.508cm" svg:x="18.208cm" svg:y="2.018cm">
            <text:p text:style-name="MP1"><text:span text:style-name="MT1">J</text:span></text:p>
          </draw:rect>
          <draw:rect draw:style-name="Mgr16" draw:text-style-name="MP3" draw:layer="backgroundobjects" svg:width="1.857cm" svg:height="0.508cm" svg:x="20.064cm" svg:y="2.018cm">
            <text:p text:style-name="MP1"><text:span text:style-name="MT1">K</text:span></text:p>
          </draw:rect>
          <draw:rect draw:style-name="Mgr16" draw:text-style-name="MP3" draw:layer="backgroundobjects" svg:width="1.856cm" svg:height="0.508cm" svg:x="21.921cm" svg:y="2.018cm">
            <text:p text:style-name="MP1"><text:span text:style-name="MT1">L</text:span></text:p>
          </draw:rect>
          <draw:rect draw:style-name="Mgr16" draw:text-style-name="MP3" draw:layer="backgroundobjects" svg:width="1.856cm" svg:height="0.508cm" svg:x="38.629cm" svg:y="2.018cm">
            <text:p text:style-name="MP1"><text:span text:style-name="MT1">U</text:span></text:p>
          </draw:rect>
        </draw:g>
      </draw:g>
      <draw:g>
        <draw:rect draw:style-name="Mgr17" draw:text-style-name="MP2" draw:layer="backgroundobjects" svg:width="0.508cm" svg:height="1.781cm" svg:x="40.485cm" svg:y="16.245cm">
          <text:p text:style-name="MP1"><text:span text:style-name="MT1">7</text:span></text:p>
        </draw:rect>
        <draw:rect draw:style-name="Mgr18" draw:text-style-name="MP2" draw:layer="backgroundobjects" svg:width="0.508cm" svg:height="1.78cm" svg:x="40.485cm" svg:y="18.026cm">
          <text:p text:style-name="MP1"><text:span text:style-name="MT1">6</text:span></text:p>
        </draw:rect>
        <draw:rect draw:style-name="Mgr19" draw:text-style-name="MP2" draw:layer="backgroundobjects" svg:width="0.508cm" svg:height="1.779cm" svg:x="40.485cm" svg:y="7.343cm">
          <text:p text:style-name="MP1"><text:span text:style-name="MT1">12</text:span></text:p>
        </draw:rect>
        <draw:rect draw:style-name="Mgr20" draw:text-style-name="MP2" draw:layer="backgroundobjects" svg:width="0.508cm" svg:height="1.781cm" svg:x="40.485cm" svg:y="3.781cm">
          <text:p text:style-name="MP1"><text:span text:style-name="MT1">14</text:span></text:p>
        </draw:rect>
        <draw:rect draw:style-name="Mgr21" draw:text-style-name="MP2" draw:layer="backgroundobjects" svg:width="0.508cm" svg:height="1.781cm" svg:x="40.485cm" svg:y="5.562cm">
          <text:p text:style-name="MP1"><text:span text:style-name="MT1">13</text:span></text:p>
        </draw:rect>
        <draw:rect draw:style-name="Mgr22" draw:text-style-name="MP2" draw:layer="backgroundobjects" svg:width="0.508cm" svg:height="1.781cm" svg:x="40.485cm" svg:y="2cm">
          <text:p text:style-name="MP1"><text:span text:style-name="MT1">15</text:span></text:p>
        </draw:rect>
        <draw:rect draw:style-name="Mgr23" draw:text-style-name="MP2" draw:layer="backgroundobjects" svg:width="0.508cm" svg:height="1.78cm" svg:x="40.485cm" svg:y="14.465cm">
          <text:p text:style-name="MP1"><text:span text:style-name="MT1">8</text:span></text:p>
        </draw:rect>
        <draw:rect draw:style-name="Mgr24" draw:text-style-name="MP2" draw:layer="backgroundobjects" svg:width="0.508cm" svg:height="1.78cm" svg:x="40.485cm" svg:y="10.904cm">
          <text:p text:style-name="MP1"><text:span text:style-name="MT1">10</text:span></text:p>
        </draw:rect>
        <draw:rect draw:style-name="Mgr25" draw:text-style-name="MP2" draw:layer="backgroundobjects" svg:width="0.508cm" svg:height="1.781cm" svg:x="40.485cm" svg:y="12.684cm">
          <text:p text:style-name="MP1"><text:span text:style-name="MT1">9</text:span></text:p>
        </draw:rect>
        <draw:rect draw:style-name="Mgr26" draw:text-style-name="MP2" draw:layer="backgroundobjects" svg:width="0.508cm" svg:height="1.782cm" svg:x="40.485cm" svg:y="9.122cm">
          <text:p text:style-name="MP1"><text:span text:style-name="MT1">11</text:span></text:p>
        </draw:rect>
        <draw:rect draw:style-name="Mgr27" draw:text-style-name="MP2" draw:layer="backgroundobjects" svg:width="0.508cm" svg:height="1.782cm" svg:x="40.485cm" svg:y="19.806cm">
          <text:p text:style-name="MP1"><text:span text:style-name="MT1">5</text:span></text:p>
        </draw:rect>
        <draw:rect draw:style-name="Mgr28" draw:text-style-name="MP2" draw:layer="backgroundobjects" svg:width="0.508cm" svg:height="1.779cm" svg:x="40.485cm" svg:y="21.588cm">
          <text:p text:style-name="MP1"><text:span text:style-name="MT1">4</text:span></text:p>
        </draw:rect>
        <draw:rect draw:style-name="Mgr29" draw:text-style-name="MP2" draw:layer="backgroundobjects" svg:width="0.508cm" svg:height="1.781cm" svg:x="40.485cm" svg:y="23.367cm">
          <text:p text:style-name="MP1"><text:span text:style-name="MT1">3</text:span></text:p>
        </draw:rect>
        <draw:rect draw:style-name="Mgr30" draw:text-style-name="MP2" draw:layer="backgroundobjects" svg:width="0.508cm" svg:height="1.781cm" svg:x="40.485cm" svg:y="25.148cm">
          <text:p text:style-name="MP1"><text:span text:style-name="MT1">2</text:span></text:p>
        </draw:rect>
        <draw:rect draw:style-name="Mgr31" draw:text-style-name="MP2" draw:layer="backgroundobjects" svg:width="0.508cm" svg:height="1.781cm" svg:x="40.485cm" svg:y="26.929cm">
          <text:p text:style-name="MP1"><text:span text:style-name="MT1">1</text:span></text:p>
        </draw:rect>
      </draw:g>
      <draw:g>
        <draw:rect draw:style-name="Mgr32" draw:text-style-name="MP4" draw:layer="backgroundobjects" svg:width="10cm" svg:height="1.25cm" svg:x="30.47cm" svg:y="24.439cm">
          <text:p/>
        </draw:rect>
        <draw:frame draw:style-name="Mgr33" draw:text-style-name="MP5" draw:layer="backgroundobjects" svg:width="1.5cm" svg:height="0.833cm" svg:x="30.47cm" svg:y="23.609cm">
          <draw:text-box>
            <text:p text:style-name="MP1"><text:span text:style-name="MT2">PROJECT:</text:span></text:p>
          </draw:text-box>
        </draw:frame>
        <draw:g>
          <draw:frame draw:style-name="Mgr34" draw:text-style-name="MP7" draw:layer="backgroundobjects" svg:width="7.349cm" svg:height="2.167cm" svg:x="33.136cm" svg:y="21.443cm">
            <draw:text-box>
              <text:p text:style-name="MP6"><text:span text:style-name="MT3">PQ</text:span><text:span text:style-name="MT4">uest MSC Sdn. Bhd.</text:span></text:p>
              <text:p text:style-name="MP6"><text:span text:style-name="MT5">Lot 2-4B, 2</text:span><text:span text:style-name="MT6">nd</text:span><text:span text:style-name="MT5"> Floor, Incubator 2, Technology Park Malaysia, Lebuhraya Puchong - Sg. Besi, 57000 Kuala Lumpur, Malaysia</text:span></text:p>
              <text:p text:style-name="MP6"><text:span text:style-name="MT5">Tel:603-8996 0310 <text:s text:c="5"/>Fax:603-8996 0331</text:span></text:p>
              <text:p text:style-name="MP6"><text:span text:style-name="MT5">Web: </text:span><text:span text:style-name="MT5"><text:a xlink:href="http://www.pcauto.com.my/">www.pcauto.com.my</text:a></text:span><text:span text:style-name="MT5"> <text:s text:c="4"/>e-mail: sales@pcauto.com.my</text:span></text:p>
            </draw:text-box>
          </draw:frame>
          <draw:rect draw:style-name="Mgr35" draw:layer="backgroundobjects" svg:width="10cm" svg:height="2.167cm" svg:x="30.47cm" svg:y="21.443cm">
            <text:p/>
          </draw:rect>
          <draw:frame draw:style-name="Mgr36" draw:text-style-name="MP8" draw:layer="backgroundobjects" svg:width="2.583cm" svg:height="1.253cm" svg:x="30.558cm" svg:y="21.9cm">
            <draw:image xlink:href="Pictures/10000000000001B5000000D41AECFC19.jpg" xlink:type="simple" xlink:show="embed" xlink:actuate="onLoad">
              <text:p/>
            </draw:image>
          </draw:frame>
        </draw:g>
        <draw:rect draw:style-name="Mgr37" draw:text-style-name="MP1" draw:layer="backgroundobjects" svg:width="2.25cm" svg:height="0.5cm" svg:x="31.473cm" svg:y="26.694cm">
          <text:p text:style-name="MP1"><text:span text:style-name="MT2">DESIGN</text:span></text:p>
        </draw:rect>
        <draw:rect draw:style-name="Mgr38" draw:text-style-name="MP9" draw:layer="backgroundobjects" svg:width="1.001cm" svg:height="0.5cm" svg:x="30.47cm" svg:y="27.184cm">
          <text:p><text:span text:style-name="MT7">By:</text:span></text:p>
        </draw:rect>
        <draw:rect draw:style-name="Mgr39" draw:text-style-name="MP9" draw:layer="backgroundobjects" svg:width="1.001cm" svg:height="0.5cm" svg:x="30.47cm" svg:y="26.694cm">
          <text:p/>
        </draw:rect>
        <draw:rect draw:style-name="Mgr38" draw:text-style-name="MP9" draw:layer="backgroundobjects" svg:width="1.001cm" svg:height="0.5cm" svg:x="30.47cm" svg:y="27.692cm">
          <text:p><text:span text:style-name="MT7">DATE:</text:span></text:p>
        </draw:rect>
        <draw:rect draw:style-name="Mgr37" draw:text-style-name="MP1" draw:layer="backgroundobjects" svg:width="2.25cm" svg:height="0.5cm" svg:x="33.735cm" svg:y="26.694cm">
          <text:p text:style-name="MP1"><text:span text:style-name="MT2">DRAWN</text:span></text:p>
        </draw:rect>
        <draw:rect draw:style-name="Mgr37" draw:text-style-name="MP1" draw:layer="backgroundobjects" svg:width="2.25cm" svg:height="0.5cm" svg:x="35.985cm" svg:y="26.694cm">
          <text:p text:style-name="MP1"><text:span text:style-name="MT2">REVISION</text:span></text:p>
        </draw:rect>
        <draw:rect draw:style-name="Mgr37" draw:text-style-name="MP1" draw:layer="backgroundobjects" svg:width="2.25cm" svg:height="0.5cm" svg:x="38.22cm" svg:y="26.694cm">
          <text:p text:style-name="MP1"><text:span text:style-name="MT2">APPROVED</text:span></text:p>
        </draw:rect>
        <draw:rect draw:style-name="Mgr40" draw:layer="backgroundobjects" svg:width="10cm" svg:height="0.5cm" svg:x="30.47cm" svg:y="25.707cm">
          <text:p/>
        </draw:rect>
        <draw:frame draw:style-name="Mgr41" draw:text-style-name="MP5" draw:layer="backgroundobjects" svg:width="1.25cm" svg:height="0.5cm" svg:x="30.47cm" svg:y="25.707cm">
          <draw:text-box>
            <text:p text:style-name="MP1"><text:span text:style-name="MT2">TITLE:</text:span></text:p>
          </draw:text-box>
        </draw:frame>
        <draw:frame draw:style-name="Mgr42" draw:text-style-name="MP5" draw:layer="backgroundobjects" svg:width="1.083cm" svg:height="0.5cm" svg:x="37.137cm" svg:y="25.707cm">
          <draw:text-box>
            <text:p text:style-name="MP1"><text:span text:style-name="MT2">PAGE: </text:span></text:p>
          </draw:text-box>
        </draw:frame>
        <draw:rect draw:style-name="Mgr40" draw:layer="backgroundobjects" svg:width="10cm" svg:height="0.5cm" svg:x="30.47cm" svg:y="26.207cm">
          <text:p/>
        </draw:rect>
        <draw:frame draw:style-name="Mgr43" draw:text-style-name="MP5" draw:layer="backgroundobjects" svg:width="1.25cm" svg:height="0.5cm" svg:x="30.47cm" svg:y="26.207cm">
          <draw:text-box>
            <text:p text:style-name="MP1"><text:span text:style-name="MT2">DRG NO:</text:span></text:p>
          </draw:text-box>
        </draw:frame>
        <draw:frame draw:style-name="Mgr44" draw:text-style-name="MP5" draw:layer="backgroundobjects" svg:width="1.083cm" svg:height="0.5cm" svg:x="37.137cm" svg:y="26.207cm">
          <draw:text-box>
            <text:p text:style-name="MP1"><text:span text:style-name="MT2">SCALE:</text:span></text:p>
          </draw:text-box>
        </draw:frame>
        <draw:frame draw:style-name="Mgr45" draw:text-style-name="MP5" draw:layer="backgroundobjects" svg:width="1.5cm" svg:height="1.25cm" svg:x="30.47cm" svg:y="24.457cm">
          <draw:text-box>
            <text:p text:style-name="MP1"><text:span text:style-name="MT2">CLIENT:</text:span></text:p>
          </draw:text-box>
        </draw:frame>
        <draw:rect draw:style-name="Mgr46" draw:layer="backgroundobjects" svg:width="10cm" svg:height="0.833cm" svg:x="30.47cm" svg:y="23.609cm">
          <text:p/>
        </draw:rect>
      </draw:g>
      <draw:rect draw:style-name="Mgr47" draw:text-style-name="MP10" draw:layer="backgroundobjects" svg:width="38.985cm" svg:height="25.676cm" svg:x="1.5cm" svg:y="2.526cm">
        <text:p/>
      </draw:rec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4$Win32 OpenOffice.org_project/414m5$Build-9788</meta:generator>
    <meta:creation-date>2020-03-20T19:31:39.50</meta:creation-date>
    <meta:keyword>Page 21 to 30</meta:keyword>
    <dc:language>en-US</dc:language>
    <meta:editing-cycles>3</meta:editing-cycles>
    <meta:editing-duration>PT13H32M42S</meta:editing-duration>
    <dc:title>Std PQ Drawing</dc:title>
    <meta:initial-creator>Boon Teck Lee</meta:initial-creator>
    <dc:date>2020-03-21T12:42:46.85</dc:date>
    <dc:creator>Boon Teck Lee</dc:creator>
    <meta:document-statistic meta:object-count="1799"/>
    <meta:user-defined meta:name="Info 0"/>
    <meta:user-defined meta:name="Info 1"/>
    <meta:user-defined meta:name="Info 2"/>
    <meta:user-defined meta:name="Info 3"/>
    <meta:template xlink:type="simple" xlink:actuate="onRequest" xlink:title="Std PQ Drawing" xlink:href="file:///C:/Users/User/AppData/Roaming/OpenOffice/4/user/template/Std%20PQ%20Drawing.otg" meta:date="2020-03-20T19:31:38.88"/>
  </office:meta>
</office:document-meta>
</file>